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4" style:family="table-cell" style:parent-style-name="Default" style:data-style-name="N1">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5" style:family="table-cell" style:parent-style-name="Moeda" style:data-style-name="N36">
      <style:table-cell-properties fo:border="thin solid #000000" style:vertical-align="automatic" fo:wrap-option="wrap"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style:vertical-align="automatic" fo:background-color="#FFFF00"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automatic" style:repeat-content="false"/>
      <style:paragraph-properties fo:text-align="start" fo:margin-left="0cm"/>
    </style:style>
    <style:style style:name="ce9" style:family="table-cell" style:parent-style-name="Default" style:data-style-name="N0">
      <style:table-cell-properties fo:border="thin solid #000000" style:vertical-align="automatic" style:repeat-content="false"/>
      <style:paragraph-properties fo:text-align="center"/>
    </style:style>
    <style:style style:name="ce10" style:family="table-cell" style:parent-style-name="Default" style:data-style-name="N19">
      <style:table-cell-properties fo:border="thin solid #000000" style:vertical-align="automatic" style:repeat-content="false"/>
      <style:paragraph-properties fo:text-align="center"/>
    </style:style>
    <style:style style:name="ce11" style:family="table-cell" style:parent-style-name="Default" style:data-style-name="N19">
      <style:table-cell-properties fo:border="thin solid #000000" style:vertical-align="automatic" fo:wrap-option="wrap" style:repeat-content="false"/>
      <style:paragraph-properties fo:text-align="center"/>
    </style:style>
    <style:style style:name="ce12" style:family="table-cell" style:parent-style-name="Moeda" style:data-style-name="N34">
      <style:table-cell-properties fo:border="thin solid #000000" style:vertical-align="automatic" fo:wrap-option="wrap" style:repeat-content="false"/>
      <style:paragraph-properties fo:text-align="start" fo:margin-left="0cm"/>
    </style:style>
    <style:style style:name="ce13" style:family="table-cell" style:parent-style-name="Default" style:data-style-name="N0">
      <style:table-cell-properties fo:border="thin solid #000000" style:vertical-align="automatic" fo:wrap-option="wrap" style:repeat-content="false"/>
      <style:paragraph-properties fo:text-align="center"/>
    </style:style>
    <style:style style:name="ce14" style:family="table-cell" style:parent-style-name="Default" style:data-style-name="N1">
      <style:table-cell-properties fo:border="thin solid #000000" style:vertical-align="automatic" fo:wrap-option="wrap" style:repeat-content="false"/>
      <style:paragraph-properties fo:text-align="center"/>
    </style:style>
    <style:style style:name="ce15" style:family="table-cell" style:parent-style-name="Moeda" style:data-style-name="N36">
      <style:table-cell-properties fo:border="thin solid #000000" style:vertical-align="automatic" fo:wrap-option="wrap" style:repeat-content="false"/>
      <style:paragraph-properties fo:text-align="start" fo:margin-left="0cm"/>
    </style:style>
    <style:style style:name="ce16" style:family="table-cell" style:parent-style-name="Default" style:data-style-name="N1">
      <style:table-cell-properties fo:border="thin solid #000000" style:vertical-align="automatic" fo:wrap-option="wrap" style:repeat-content="false"/>
      <style:paragraph-properties fo:text-align="start" fo:margin-left="0cm"/>
    </style:style>
    <style:style style:name="ce17" style:family="table-cell" style:parent-style-name="Default" style:data-style-name="N12">
      <style:table-cell-properties fo:border="thin solid #000000" style:vertical-align="automatic" style:repeat-content="false"/>
      <style:paragraph-properties fo:text-align="center"/>
    </style:style>
    <style:style style:name="ce18" style:family="table-cell" style:parent-style-name="Default" style:data-style-name="N19">
      <style:table-cell-properties fo:border="thin solid #000000" style:vertical-align="automatic" fo:wrap-option="wrap" style:repeat-content="false"/>
      <style:paragraph-properties fo:text-align="start" fo:margin-left="0cm"/>
    </style:style>
    <style:style style:name="ce19" style:family="table-cell" style:parent-style-name="Default" style:data-style-name="N0">
      <style:table-cell-properties fo:border="thin solid #000000" style:vertical-align="automatic" fo:wrap-option="wrap" style:repeat-content="false"/>
      <style:paragraph-properties fo:text-align="center"/>
    </style:style>
    <style:style style:name="ce20" style:family="table-cell" style:parent-style-name="Moeda" style:data-style-name="N36">
      <style:table-cell-properties fo:border-top="thin solid #000000" fo:border-bottom="thin solid #000000" fo:border-left="thin solid #000000" fo:border-right="none"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19">
      <style:table-cell-properties style:vertical-align="automatic" style:repeat-content="false"/>
      <style:paragraph-properties fo:text-align="center"/>
    </style:style>
    <style:style style:name="ce24" style:family="table-cell" style:parent-style-name="Default" style:data-style-name="N0">
      <style:table-cell-properties style:vertical-align="automatic" fo:wrap-option="wrap" style:repeat-content="false"/>
      <style:paragraph-properties fo:text-align="center"/>
    </style:style>
    <style:style style:name="ce25" style:family="table-cell" style:parent-style-name="Default" style:data-style-name="N1">
      <style:table-cell-properties style:vertical-align="automatic" fo:wrap-option="wrap" style:repeat-content="false"/>
      <style:paragraph-properties fo:text-align="center"/>
    </style:style>
    <style:style style:name="ce26" style:family="table-cell" style:parent-style-name="Moeda" style:data-style-name="N36">
      <style:table-cell-properties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e27" style:family="table-cell" style:parent-style-name="Moeda" style:data-style-name="N36">
      <style:table-cell-properties fo:border="thin solid #000000" style:vertical-align="automatic" fo:wrap-option="wrap" style:repeat-content="false"/>
      <style:paragraph-properties fo:text-align="start" fo:margin-left="0cm"/>
      <style:text-properties fo:color="#000000" fo:font-size="11pt" style:font-size-asian="11pt" style:font-size-complex="11pt" style:font-family-generic="swiss"/>
    </style:style>
    <style:style style:name="co1" style:family="table-column">
      <style:table-column-properties fo:break-before="auto" style:column-width="4.41854166666667cm" style:use-optimal-column-width="true"/>
    </style:style>
    <style:style style:name="co2" style:family="table-column">
      <style:table-column-properties fo:break-before="auto" style:column-width="1.5875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5.42395833333333cm"/>
    </style:style>
    <style:style style:name="co5" style:family="table-column">
      <style:table-column-properties fo:break-before="auto" style:column-width="5.58270833333333cm" style:use-optimal-column-width="true"/>
    </style:style>
    <style:style style:name="co6" style:family="table-column">
      <style:table-column-properties fo:break-before="auto" style:column-width="3.91583333333333cm"/>
    </style:style>
    <style:style style:name="co7" style:family="table-column">
      <style:table-column-properties fo:break-before="auto" style:column-width="4.7625cm"/>
    </style:style>
    <style:style style:name="co8" style:family="table-column">
      <style:table-column-properties fo:break-before="auto" style:column-width="5.476875cm"/>
    </style:style>
    <style:style style:name="co9" style:family="table-column">
      <style:table-column-properties fo:break-before="auto" style:column-width="7.67291666666667cm"/>
    </style:style>
    <style:style style:name="co10" style:family="table-column">
      <style:table-column-properties fo:break-before="auto" style:column-width="7.32895833333333cm"/>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1.69333333333333cm"/>
    </style:style>
    <style:style style:name="ro1" style:family="table-row">
      <style:table-row-properties style:row-height="18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89.2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28.5pt" style:use-optimal-row-height="true" fo:break-before="auto"/>
    </style:style>
    <style:style style:name="ro12" style:family="table-row">
      <style:table-row-properties style:row-height="57pt" style:use-optimal-row-height="true" fo:break-before="auto"/>
    </style:style>
    <style:style style:name="ro13" style:family="table-row">
      <style:table-row-properties style:row-height="71.25pt" style:use-optimal-row-height="true" fo:break-before="auto"/>
    </style:style>
    <style:style style:name="ro14" style:family="table-row">
      <style:table-row-properties style:row-height="42.75pt" style:use-optimal-row-height="true" fo:break-before="auto"/>
    </style:style>
    <style:style style:name="ro15" style:family="table-row">
      <style:table-row-properties style:row-height="85.5pt" style:use-optimal-row-height="true" fo:break-before="auto"/>
    </style:style>
    <style:style style:name="ro16"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latório_de_Suprimento_-_Porta" table:style-name="ta1">
        <table:table-column table:style-name="co1" table:default-cell-style-name="ce1"/>
        <table:table-column table:style-name="co2" table:default-cell-style-name="ce21"/>
        <table:table-column table:style-name="co3" table:default-cell-style-name="ce21"/>
        <table:table-column table:style-name="co4" table:default-cell-style-name="ce22"/>
        <table:table-column table:style-name="co5" table:default-cell-style-name="ce22"/>
        <table:table-column table:style-name="co6" table:default-cell-style-name="ce23"/>
        <table:table-column table:style-name="co7" table:default-cell-style-name="ce24"/>
        <table:table-column table:style-name="co8" table:default-cell-style-name="ce25"/>
        <table:table-column table:style-name="co9" table:default-cell-style-name="ce24"/>
        <table:table-column table:style-name="co10" table:default-cell-style-name="ce26"/>
        <table:table-column table:style-name="co11" table:default-cell-style-name="ce9"/>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3">
            <text:p>Data da Aquisição</text:p>
          </table:table-cell>
          <table:table-cell office:value-type="string" table:style-name="ce4">
            <text:p>Nome do Favorecido</text:p>
          </table:table-cell>
          <table:table-cell office:value-type="string" table:style-name="ce3">
            <text:p>CPF/CNPJ do Favorecido</text:p>
          </table:table-cell>
          <table:table-cell office:value-type="string" table:style-name="ce5">
            <text:p>Objeto da Aquisição</text:p>
          </table:table-cell>
          <table:table-cell office:value-type="string" table:style-name="ce2">
            <text:p>Valor</text:p>
          </table:table-cell>
          <table:table-cell table:number-columns-repeated="16373" table:style-name="ce6"/>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1">
            <text:p>08/04/2019</text:p>
          </table:table-cell>
          <table:table-cell office:value-type="string" table:style-name="ce11">
            <text:p>BHC COMERCIO DE GASES E TRANSPORTES LTDA</text:p>
          </table:table-cell>
          <table:table-cell office:value-type="string" table:style-name="ce11">
            <text:p>13.143.803/0001-47</text:p>
          </table:table-cell>
          <table:table-cell office:value-type="string" table:style-name="ce12">
            <text:p>GAS OXIGÊNCIO 10 M³</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09/04/2019</text:p>
          </table:table-cell>
          <table:table-cell office:value-type="string" table:style-name="ce14">
            <text:p>HOSP TEC</text:p>
          </table:table-cell>
          <table:table-cell office:value-type="string" table:style-name="ce13">
            <text:p>26.736.747/0001-04</text:p>
          </table:table-cell>
          <table:table-cell office:value-type="string" table:style-name="ce15">
            <text:p>TIRAS REAGENTES PARA LABORATÓRIO.</text:p>
          </table:table-cell>
          <table:table-cell office:value-type="string" table:style-name="ce9">
            <text:p>R$ <text:s text:c="3"/>453,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1/03/2019</text:p>
          </table:table-cell>
          <table:table-cell office:value-type="string" table:style-name="ce14">
            <text:p>BRASILIS <text:s/>ARTIGOS DENTARIOS LTDA ME</text:p>
          </table:table-cell>
          <table:table-cell office:value-type="string" table:style-name="ce13">
            <text:p>07.490.130/0001-07</text:p>
          </table:table-cell>
          <table:table-cell office:value-type="string" table:style-name="ce15">
            <text:p>AQUISIÇÃO DE EMERGENCIAL PARA ODONTOLOGIA.</text:p>
          </table:table-cell>
          <table:table-cell office:value-type="string" table:style-name="ce9">
            <text:p>R$ <text:s text:c="3"/>592,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2/04/2019</text:p>
          </table:table-cell>
          <table:table-cell office:value-type="string" table:style-name="ce14">
            <text:p>MICROMEDICAL - MATERIAL MEDICO HOSPITALAR <text:s/>LTDA</text:p>
          </table:table-cell>
          <table:table-cell office:value-type="string" table:style-name="ce13">
            <text:p>00.653.494/0001-03</text:p>
          </table:table-cell>
          <table:table-cell office:value-type="string" table:style-name="ce15">
            <text:p>COMPRA EMERGENCIAL PARA ENFERMAGEM.</text:p>
          </table:table-cell>
          <table:table-cell office:value-type="string" table:style-name="ce9">
            <text:p>R$ <text:s text:c="3"/>346,5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4/02/2019</text:p>
          </table:table-cell>
          <table:table-cell office:value-type="string" table:style-name="ce14">
            <text:p>DROGAFUGI</text:p>
          </table:table-cell>
          <table:table-cell office:value-type="string" table:style-name="ce13">
            <text:p>01.276.256/0021-32</text:p>
          </table:table-cell>
          <table:table-cell office:value-type="string" table:style-name="ce15">
            <text:p>COMPRA EMERGENCIAL PARA ENFERMAGEM.</text:p>
          </table:table-cell>
          <table:table-cell office:value-type="string" table:style-name="ce9">
            <text:p>R$ <text:s text:c="3"/>234,89<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EMEDF COMERCIO DE PRODUTOS ODONTOLOGICOS EPP</text:p>
          </table:table-cell>
          <table:table-cell office:value-type="string" table:style-name="ce13">
            <text:p>01.686.183/0001-03</text:p>
          </table:table-cell>
          <table:table-cell office:value-type="string" table:style-name="ce15">
            <text:p>COMPRA EMERGENCIAL PARA ODONTOLOGIA.</text:p>
          </table:table-cell>
          <table:table-cell office:value-type="string" table:style-name="ce9">
            <text:p>R$ <text:s text:c="3"/>187,0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LUCAS SANTHYGO BRADAO DIAS - ME</text:p>
          </table:table-cell>
          <table:table-cell office:value-type="string" table:style-name="ce13">
            <text:p>13.890.625/0001-18</text:p>
          </table:table-cell>
          <table:table-cell office:value-type="string" table:style-name="ce15">
            <text:p>COMPRA EMERGENCIAL PARA ODONTOLOGIA.</text:p>
          </table:table-cell>
          <table:table-cell office:value-type="string" table:style-name="ce9">
            <text:p>R$ <text:s text:c="3"/>146,90<text:s/></text:p>
          </table:table-cell>
          <table:table-cell table:number-columns-repeated="16373"/>
        </table:table-row>
        <table:table-row table:style-name="ro2">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05/02/19 a 05/05/19</text:p>
          </table:table-cell>
          <table:table-cell office:value-type="string" table:style-name="ce10">
            <text:p>SIM</text:p>
          </table:table-cell>
          <table:table-cell office:value-type="string" table:style-name="ce13">
            <text:p>17/04/2019</text:p>
          </table:table-cell>
          <table:table-cell office:value-type="string" table:style-name="ce14">
            <text:p>CIA BRASILEIRA DE DISTRIBUIÇÃO<text:s/></text:p>
          </table:table-cell>
          <table:table-cell office:value-type="string" table:style-name="ce13">
            <text:p>47.508.411/1766-02</text:p>
          </table:table-cell>
          <table:table-cell office:value-type="string" table:style-name="ce15">
            <text:p>AQUISIÇÃO PARA ENFERMAGEM</text:p>
          </table:table-cell>
          <table:table-cell office:value-type="string" table:style-name="ce9">
            <text:p>R$ <text:s text:c="4"/>33,50<text:s/></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ANTONIA ROSA VIEIRA</text:p>
          </table:table-cell>
          <table:table-cell office:value-type="string" table:style-name="ce9">
            <text:p><text:s/>313.695.021-68</text:p>
          </table:table-cell>
          <table:table-cell office:value-type="string" table:style-name="ce9">
            <text:p>18/06/19 a 15/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RGE WILLIAN SOUZA SILVA</text:p>
          </table:table-cell>
          <table:table-cell office:value-type="string" table:style-name="ce9">
            <text:p><text:s/>693.600.571-34</text:p>
          </table:table-cell>
          <table:table-cell office:value-type="string" table:style-name="ce9">
            <text:p>11/03/19 a 0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06/03/2019</text:p>
          </table:table-cell>
          <table:table-cell office:value-type="string" table:style-name="ce14">
            <text:p>HREPAROS COM. INST. DE MAT. HIDRAULICOS LTDA</text:p>
          </table:table-cell>
          <table:table-cell office:value-type="string" table:style-name="ce13">
            <text:p>05.292.574/0001-02</text:p>
          </table:table-cell>
          <table:table-cell office:value-type="string" table:style-name="ce15">
            <text:p>AQUISIÇÃO URGENTE DE 01 MANGUEIRA FLEXÍVEL PARA A DUCHA INSTALADA NO MATERNINHO PARA BANHOS DAS CRIANÇAS.</text:p>
          </table:table-cell>
          <table:table-cell office:value-type="string" table:style-name="ce9">
            <text:p>R$ <text:s text:c="3"/>212,32<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0/04/2019</text:p>
          </table:table-cell>
          <table:table-cell office:value-type="string" table:style-name="ce14">
            <text:p>PADILHA IMPERMEABILIZANTES LTDA</text:p>
          </table:table-cell>
          <table:table-cell office:value-type="string" table:style-name="ce13">
            <text:p>28.899.635/0001-91</text:p>
          </table:table-cell>
          <table:table-cell office:value-type="string" table:style-name="ce15">
            <text:p>AQUISIÇÃO URGENTE DE MATERIAIS NECESSÁRIOS A IMPERMEABILIZAÇÃO DAS JANELAS DO ANEXO 2.</text:p>
          </table:table-cell>
          <table:table-cell office:value-type="string" table:style-name="ce9">
            <text:p>R$ <text:s text:c="3"/>360,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5/03/2019</text:p>
          </table:table-cell>
          <table:table-cell office:value-type="string" table:style-name="ce14">
            <text:p>R CERVELLINI REVESTIMENTOS LTDA</text:p>
          </table:table-cell>
          <table:table-cell office:value-type="string" table:style-name="ce13">
            <text:p>44.865.657/0006-00</text:p>
          </table:table-cell>
          <table:table-cell office:value-type="string" table:style-name="ce15">
            <text:p>AQUISIÇÃO URGENTE DE CHAPAS DE GESSO PARA O FORRO DAS SALAS DA SECRETARIA DE GESTÃO DE PESSOAS.</text:p>
          </table:table-cell>
          <table:table-cell office:value-type="string" table:style-name="ce9">
            <text:p>R$ <text:s text:c="3"/>746,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6">
            <text:p>GARDEN CENTER JARDINS LTDA</text:p>
          </table:table-cell>
          <table:table-cell office:value-type="string" table:style-name="ce13">
            <text:p>05.205.678/0001-24</text:p>
          </table:table-cell>
          <table:table-cell office:value-type="string" table:style-name="ce15">
            <text:p>AQUISIÇÃO DE 01 VÁLVULA SOLENÓIDE NECESSÁRIA AO SISTEMA DE IRRIGAÇÃO DA PGR, DEVIDO A FALHAS NO SISTEMA.</text:p>
          </table:table-cell>
          <table:table-cell office:value-type="string" table:style-name="ce17">
            <text:p>R$ <text:s text:c="3"/>347,45<text:s/></text:p>
          </table:table-cell>
          <table:table-cell table:number-columns-repeated="16373"/>
        </table:table-row>
        <table:table-row table:style-name="ro6">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LEROY MERLIN CIA BRASILEIRA DE BRICOLAGEM.</text:p>
          </table:table-cell>
          <table:table-cell office:value-type="string" table:style-name="ce13">
            <text:p>01.438.784/0014-11</text:p>
          </table:table-cell>
          <table:table-cell office:value-type="string" table:style-name="ce15">
            <text:p>AQUISIÇÃO DE RESINA IMPERMEABILIZANTES PARA APLICAÇÃO EM BASE DE CONCRETO DAS PLACAS DE IDENTIFICAÇÃO DAS PLANTAS COMEMORATIVAS AOS DIA DO ÍNDIO E DA ABOLIÇÃO DA ESCRAVATURA.</text:p>
          </table:table-cell>
          <table:table-cell office:value-type="string" table:style-name="ce9">
            <text:p>R$ <text:s text:c="3"/>226,9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16/04/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AQUISIÇÃO DE PEÇAS HIDRÁULICAS NECESSÁRIAS A MANUTENÇÃO EMERGENCIAL DO IMÓVEL RESIDENCIAL.</text:p>
          </table:table-cell>
          <table:table-cell office:value-type="string" table:style-name="ce9">
            <text:p>R$ <text:s text:c="3"/>498,00<text:s/></text:p>
          </table:table-cell>
          <table:table-cell table:number-columns-repeated="16373"/>
        </table:table-row>
        <table:table-row table:style-name="ro7">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0/02/2019</text:p>
          </table:table-cell>
          <table:table-cell office:value-type="string" table:style-name="ce14">
            <text:p>COE, COELHO E CIA LTDA</text:p>
          </table:table-cell>
          <table:table-cell office:value-type="string" table:style-name="ce13">
            <text:p>01.535.467/0007-94</text:p>
          </table:table-cell>
          <table:table-cell office:value-type="string" table:style-name="ce15">
            <text:p>AQUISIÇÃO URGENTE DE PRESSOSTATOS DEVIDO A NECESSIDADE DE MANUTENÇÃO CORRETIVA NO SISTEMA DE SPRINKLERS.</text:p>
          </table:table-cell>
          <table:table-cell office:value-type="string" table:style-name="ce9">
            <text:p>R$ <text:s text:c="3"/>140,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0/02/2019</text:p>
          </table:table-cell>
          <table:table-cell office:value-type="string" table:style-name="ce11">
            <text:p>WL ATACADISTA LTDA</text:p>
          </table:table-cell>
          <table:table-cell office:value-type="string" table:style-name="ce11">
            <text:p>21.997.241/0001-27</text:p>
          </table:table-cell>
          <table:table-cell office:value-type="string" table:style-name="ce15">
            <text:p>AQUISIÇÃO URGENTE DE 01 PRESSOSTATO 40/60 PSI DEVIDO A NECESSIDADE DE MANUTENÇÃO NO SISTEMA DE SPRINKLERS.</text:p>
          </table:table-cell>
          <table:table-cell office:value-type="string" table:style-name="ce9">
            <text:p>R$ <text:s text:c="4"/>70,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2/02/2019</text:p>
          </table:table-cell>
          <table:table-cell office:value-type="string" table:style-name="ce11">
            <text:p>AC COELHO MATERIAIS PARA CONSTRUÇÃO LTDA</text:p>
          </table:table-cell>
          <table:table-cell office:value-type="string" table:style-name="ce11">
            <text:p>37.083.474/0001-54</text:p>
          </table:table-cell>
          <table:table-cell office:value-type="string" table:style-name="ce15">
            <text:p>AQUISIÇÃO URGENTE DE CONTRA SEDE PARA VÁLVULAS DE DESCARGA DA PGR.</text:p>
          </table:table-cell>
          <table:table-cell office:value-type="string" table:style-name="ce9">
            <text:p>R$ <text:s text:c="4"/>41,96<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COE, COELHO E CIA LTDA</text:p>
          </table:table-cell>
          <table:table-cell office:value-type="string" table:style-name="ce13">
            <text:p>01.535.467/0007-94</text:p>
          </table:table-cell>
          <table:table-cell office:value-type="string" table:style-name="ce15">
            <text:p>AQUISIÇÃO URGENTE DE PLUG GALVANIZADO PARA INSTALAÇÃO HIDRÁULICA DO ANEXO 3, DEVIDO A VAZAMENTO.</text:p>
          </table:table-cell>
          <table:table-cell office:value-type="string" table:style-name="ce9">
            <text:p>R$ <text:s text:c="4"/>30,9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2/02/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AQUISIÇÃO URGENTE DE CONEXÕES DAS INSTALAÇÕES HIDRÁULICAS DO ANEXO 3, DEVIDO A CONSTATAÇÃO DE VAZAMENTO.</text:p>
          </table:table-cell>
          <table:table-cell office:value-type="string" table:style-name="ce9">
            <text:p>R$ <text:s text:c="4"/>59,28<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4/04/2019</text:p>
          </table:table-cell>
          <table:table-cell office:value-type="string" table:style-name="ce14">
            <text:p>AC COELHO MATERIAIS PARA CONSTRUÇÃO LTDA</text:p>
          </table:table-cell>
          <table:table-cell office:value-type="string" table:style-name="ce13">
            <text:p>37.083.474/0001-54</text:p>
          </table:table-cell>
          <table:table-cell office:value-type="string" table:style-name="ce15">
            <text:p>AQUISIÇÃO DE SACOS DE CIMENTO PARA FECHAMENTO DE ALVENARIA NO BLOCO "E" DA PGR.</text:p>
          </table:table-cell>
          <table:table-cell office:value-type="string" table:style-name="ce9">
            <text:p>R$ <text:s text:c="3"/>202,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3">
            <text:p>24/04/2019</text:p>
          </table:table-cell>
          <table:table-cell office:value-type="string" table:style-name="ce14">
            <text:p>AC COELHO MATERIAIS PARA CONSTRUÇÃO LTDA</text:p>
          </table:table-cell>
          <table:table-cell office:value-type="string" table:style-name="ce13">
            <text:p>37.083.474/0001-54</text:p>
          </table:table-cell>
          <table:table-cell office:value-type="string" table:style-name="ce15">
            <text:p>AQUISIÇÃO URGENTE DE REPAROS PARA VÁLVULAS HIDRA, INSTALADAS NOS BANHEIROS DA PGR.<text:s/></text:p>
          </table:table-cell>
          <table:table-cell office:value-type="string" table:style-name="ce9">
            <text:p>R$ <text:s text:c="3"/>657,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5/02/2019</text:p>
          </table:table-cell>
          <table:table-cell office:value-type="string" table:style-name="ce11">
            <text:p>AC COELHO MATERIAIS PARA CONSTRUÇÃO LTDA</text:p>
          </table:table-cell>
          <table:table-cell office:value-type="string" table:style-name="ce11">
            <text:p>37.083.474/0005-88</text:p>
          </table:table-cell>
          <table:table-cell office:value-type="string" table:style-name="ce15">
            <text:p>AQUISIÇÃO URGENTE DE 4 (QUATRO) SEDE PARA VÁLVULA DE DESCARGA, NECESSÁRIOS À MANUTENÇÃO NA PGR.</text:p>
          </table:table-cell>
          <table:table-cell office:value-type="string" table:style-name="ce9">
            <text:p>R$ <text:s text:c="4"/>26,00<text:s/></text:p>
          </table:table-cell>
          <table:table-cell table:number-columns-repeated="16373"/>
        </table:table-row>
        <table:table-row table:style-name="ro3">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5/02/2019</text:p>
          </table:table-cell>
          <table:table-cell office:value-type="string" table:style-name="ce11">
            <text:p>SR ACABAMENTOS E MATERIAIS PAR CONSTRUÇÃO LTDA - SO REPAROS</text:p>
          </table:table-cell>
          <table:table-cell office:value-type="string" table:style-name="ce11">
            <text:p>26.443.804/0002-30</text:p>
          </table:table-cell>
          <table:table-cell office:value-type="string" table:style-name="ce15">
            <text:p>AQUISIÇÃO URGENTE DE FITAS AUTOADESIVAS A FIM DE EVITAR INFILTRAÇÕES NO ANEXO 2.</text:p>
          </table:table-cell>
          <table:table-cell office:value-type="string" table:style-name="ce9">
            <text:p>R$ <text:s text:c="3"/>162,00<text:s/></text:p>
          </table:table-cell>
          <table:table-cell table:number-columns-repeated="16373"/>
        </table:table-row>
        <table:table-row table:style-name="ro8">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6/04/2019</text:p>
          </table:table-cell>
          <table:table-cell office:value-type="string" table:style-name="ce11">
            <text:p>SIA PARAFUSOS E FERRAMENTAS LTDA</text:p>
          </table:table-cell>
          <table:table-cell office:value-type="string" table:style-name="ce11">
            <text:p>05.902.751/0001-17</text:p>
          </table:table-cell>
          <table:table-cell office:value-type="string" table:style-name="ce15">
            <text:p>AQUISIÇÃO URGENTE DE CHUMBADORES, CLIPS E PARAFUSOS DO TIPO OLHAL PARA FIXAÇÃO DOS CABOS DE SUSTENTAÇÃO DAS BOMBAS HIDRÁULICAS DO SISTEMA DE BOMBEAMENTO DA CAIXA DE GORDURA (BL. D).</text:p>
          </table:table-cell>
          <table:table-cell office:value-type="string" table:style-name="ce9">
            <text:p>R$ <text:s text:c="3"/>103,2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27/03/2019</text:p>
          </table:table-cell>
          <table:table-cell office:value-type="string" table:style-name="ce11">
            <text:p>AC COELHO MATERIAIS PARA CONSTRUÇÃO LTDA</text:p>
          </table:table-cell>
          <table:table-cell office:value-type="string" table:style-name="ce11">
            <text:p>37.083.474/0001-54</text:p>
          </table:table-cell>
          <table:table-cell office:value-type="string" table:style-name="ce15">
            <text:p>AQUISIÇÃO EMERGENCIAL DE CONEXÕES HIDROSSANITÁRIAS NECESSÁRIAS ÀS MANUTENÇÕES CORRETIVOS DA PGR.</text:p>
          </table:table-cell>
          <table:table-cell office:value-type="string" table:style-name="ce9">
            <text:p>R$ <text:s text:c="3"/>588,5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BF MATERIAIS DE CONSTRUÇÃO EIRELI ME</text:p>
          </table:table-cell>
          <table:table-cell office:value-type="string" table:style-name="ce11">
            <text:p>22.947.083/0001-63</text:p>
          </table:table-cell>
          <table:table-cell office:value-type="string" table:style-name="ce15">
            <text:p>AQUISIÇÃO DE 25 SACOS DE AREIA E 5 SACOS DE FILITO NECESSÁRIOS PARA FECHAMENTO DA ÁREA SOB A FACHADA DO BLOCO E.</text:p>
          </table:table-cell>
          <table:table-cell office:value-type="string" table:style-name="ce9">
            <text:p>R$ <text:s text:c="3"/>130,00<text:s/></text:p>
          </table:table-cell>
          <table:table-cell table:number-columns-repeated="16373"/>
        </table:table-row>
        <table:table-row table:style-name="ro5">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SÃO JORGE SHOPPING DA CONSTRUÇÃO</text:p>
          </table:table-cell>
          <table:table-cell office:value-type="string" table:style-name="ce11">
            <text:p>03.842.333/0012-09</text:p>
          </table:table-cell>
          <table:table-cell office:value-type="string" table:style-name="ce15">
            <text:p>AQUISIÇÃO DE 3 (TRÊS) ANÉIS DE VEDAÇÃO PARA VASO SANITÁRIO, INSTALADOS NO IMÓVEL FUNCIONAL (SQS QD. 203, BL. H, APT 505).</text:p>
          </table:table-cell>
          <table:table-cell office:value-type="string" table:style-name="ce9">
            <text:p>R$ <text:s text:c="4"/>17,97<text:s/></text:p>
          </table:table-cell>
          <table:table-cell table:number-columns-repeated="16373"/>
        </table:table-row>
        <table:table-row table:style-name="ro7">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04/02/19 a 04/05/19</text:p>
          </table:table-cell>
          <table:table-cell office:value-type="string" table:style-name="ce10">
            <text:p>SIM</text:p>
          </table:table-cell>
          <table:table-cell office:value-type="string" table:style-name="ce11">
            <text:p>30/04/2019</text:p>
          </table:table-cell>
          <table:table-cell office:value-type="string" table:style-name="ce11">
            <text:p>SÓ REPAROS</text:p>
          </table:table-cell>
          <table:table-cell office:value-type="string" table:style-name="ce11">
            <text:p>26.443.804/0001-59</text:p>
          </table:table-cell>
          <table:table-cell office:value-type="string" table:style-name="ce15">
            <text:p>AQUISIÇÃO DE TUBO E CONEXÕES DN 50 MM, NECESSÁRIOS A MANUTENÇÃO DA INSTALAÇÃO DE ÁGUA FRIA DO BANHEIRO MASCULINO (SUBSOLO) DA PGR.</text:p>
          </table:table-cell>
          <table:table-cell office:value-type="string" table:style-name="ce9">
            <text:p>R$ <text:s text:c="4"/>64,00<text:s/></text:p>
          </table:table-cell>
          <table:table-cell table:number-columns-repeated="16373"/>
        </table:table-row>
        <table:table-row table:style-name="ro4">
          <table:table-cell office:value-type="string" table:style-name="ce7">
            <text:p>PGR</text:p>
          </table:table-cell>
          <table:table-cell office:value-type="float" office:value="2019" table:style-name="ce8">
            <text:p>2019</text:p>
          </table:table-cell>
          <table:table-cell office:value-type="string" table:style-name="ce8">
            <text:p>JOSEBIAS BRANDAO DE MELO</text:p>
          </table:table-cell>
          <table:table-cell office:value-type="string" table:style-name="ce9">
            <text:p><text:s/>798.604.354-72</text:p>
          </table:table-cell>
          <table:table-cell office:value-type="string" table:style-name="ce9">
            <text:p>13/05/19 a 1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4/06/19 a 02/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03/05/2019</text:p>
          </table:table-cell>
          <table:table-cell office:value-type="string" table:style-name="ce11">
            <text:p>J.R. VITORINO DA SILVA - ME<text:s/></text:p>
          </table:table-cell>
          <table:table-cell office:value-type="string" table:style-name="ce11">
            <text:p>00.980.794/0001-05</text:p>
          </table:table-cell>
          <table:table-cell office:value-type="string" table:style-name="ce15">
            <text:p>AQUISIÇÃO DE 01 (UMA) URNA EM ACRÍLICO (CAIXA DE SUGESTÕES) A SER UTILIZADA NA IMPLEMENTAÇÃO DAS AÇÕES DE QVT (QUALIDADE DE VIDA NO TRABALHO). CONFORME SOLICITADO PELO COORDENADOR DE ADMINISTRAÇÃO.</text:p>
          </table:table-cell>
          <table:table-cell office:value-type="string" table:style-name="ce9">
            <text:p>R$ <text:s text:c="3"/>22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09/04/2019</text:p>
          </table:table-cell>
          <table:table-cell office:value-type="string" table:style-name="ce11">
            <text:p>MAKRO ATACADISTA SA</text:p>
          </table:table-cell>
          <table:table-cell office:value-type="string" table:style-name="ce11">
            <text:p>47.427.653/0109-35</text:p>
          </table:table-cell>
          <table:table-cell office:value-type="string" table:style-name="ce15">
            <text:p>AQUISIÇÃO DE MEXEDORES PLÁSTICOS DESCARTÁVEIS A SER UTILIZADOS NO AÇUCAREIRO DO REFEITÓRIO DA PR/AC, CONFORME SOLICITADO PELA COORDENADORIA DE ADMINISTRAÇÃO.</text:p>
          </table:table-cell>
          <table:table-cell office:value-type="string" table:style-name="ce9">
            <text:p>R$ <text:s text:c="4"/>62,15<text:s/></text:p>
          </table:table-cell>
          <table:table-cell table:number-columns-repeated="16373"/>
        </table:table-row>
        <table:table-row table:style-name="ro5">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3">
            <text:p>10/04/2019</text:p>
          </table:table-cell>
          <table:table-cell office:value-type="string" table:style-name="ce14">
            <text:p>D.D.DE ALENCAR - ME</text:p>
          </table:table-cell>
          <table:table-cell office:value-type="string" table:style-name="ce13">
            <text:p>63.595.482/0001-90</text:p>
          </table:table-cell>
          <table:table-cell office:value-type="string" table:style-name="ce15">
            <text:p>AQUISIÇÃO DE 02 (DUAS) FECHADURAS PARA OS ARMÁRIOS DO REFEITÓRIO DA PR/AC, SOLICITADAS PELA COORDENADORIA DE ADMINISTRAÇÃO.</text:p>
          </table:table-cell>
          <table:table-cell office:value-type="string" table:style-name="ce9">
            <text:p>R$ <text:s text:c="3"/>16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08/04/19 a 10/05/19</text:p>
          </table:table-cell>
          <table:table-cell office:value-type="string" table:style-name="ce10">
            <text:p>SIM</text:p>
          </table:table-cell>
          <table:table-cell office:value-type="string" table:style-name="ce11">
            <text:p>26/04/2019</text:p>
          </table:table-cell>
          <table:table-cell office:value-type="string" table:style-name="ce11">
            <text:p>M F S SANTOS EIRELI - ME</text:p>
          </table:table-cell>
          <table:table-cell office:value-type="string" table:style-name="ce11">
            <text:p>26.747.007/0001-65</text:p>
          </table:table-cell>
          <table:table-cell office:value-type="string" table:style-name="ce15">
            <text:p>AQUISIÇÃO DE TINTA E ÁGUA RAZ, TENDO EM VISTA A MUDANÇA DE LEIAUTE DO ESTACIONAMENTO DA PR/AC E A NECESSIDADE DE SE FAZER NOVAS REMARCAÇÕES NO ASFALTO.</text:p>
          </table:table-cell>
          <table:table-cell office:value-type="string" table:style-name="ce9">
            <text:p>R$ <text:s text:c="4"/>50,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4/03/19 a 14/05/19</text:p>
          </table:table-cell>
          <table:table-cell office:value-type="string" table:style-name="ce10">
            <text:p>SIM</text:p>
          </table:table-cell>
          <table:table-cell office:value-type="string" table:style-name="ce11">
            <text:p>15/03/2019</text:p>
          </table:table-cell>
          <table:table-cell office:value-type="string" table:style-name="ce11">
            <text:p>A. C. D. A. IMPORTAÇÃO E EXPORTAÇÃO LTDA</text:p>
          </table:table-cell>
          <table:table-cell office:value-type="string" table:style-name="ce11">
            <text:p>84.308.980/0014-07</text:p>
          </table:table-cell>
          <table:table-cell office:value-type="string" table:style-name="ce15">
            <text:p>AQUISIÇÃO DE MATERIAIS DE LIMPEZA EM DECORRÊNCIA DO DESCUMPRIMENTO DAS CLÁUSULAS PRIMEIRA E SEGUNDA DO CONTRATO Nº04/2018, NO QUE CONCERNE AO FORNECIMENTO DOS MATERIAIS PARA A PR/AC.</text:p>
          </table:table-cell>
          <table:table-cell office:value-type="string" table:style-name="ce9">
            <text:p>R$ <text:s text:c="3"/>738,26<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01/02/2019</text:p>
          </table:table-cell>
          <table:table-cell office:value-type="string" table:style-name="ce14">
            <text:p>BARRIGA VERDE IMPORTAÇÃO E EXPORTAÇÃO LTDA</text:p>
          </table:table-cell>
          <table:table-cell office:value-type="string" table:style-name="ce13">
            <text:p>11.485.899/0001-04</text:p>
          </table:table-cell>
          <table:table-cell office:value-type="string" table:style-name="ce15">
            <text:p>AQUISIÇÃO DE 10 PLUG 3/4 E 10 CAP 1/2, AMBOS <text:s/>TIPO TAMPÃO ROSCÁVEL, PARA MANUTENÇÃO EM PONTOS DE VAZAMENTO DO SISTEMA DE IRRIGAÇÃO DA PR/AC.<text:s text:c="2"/></text:p>
          </table:table-cell>
          <table:table-cell office:value-type="string" table:style-name="ce9">
            <text:p>R$ <text:s text:c="4"/>21,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1">
            <text:p>15/02/2019</text:p>
          </table:table-cell>
          <table:table-cell office:value-type="string" table:style-name="ce11">
            <text:p>PAPELARIA GLOBO</text:p>
          </table:table-cell>
          <table:table-cell office:value-type="string" table:style-name="ce11">
            <text:p>14.413.439/0001-50</text:p>
          </table:table-cell>
          <table:table-cell office:value-type="string" table:style-name="ce15">
            <text:p>COMPRA DE PAPEL A3 PARA A IMPRESSÃO DE PROJETOS RELACIONADOS A MANUTENÇÃO DA SEDE DA PR/AC. NÃO HÁ EM ESTOQUE DEVIDO À POUCA UTILIZAÇÃO E POR CONTA DA URGÊNCIA FOI ADQUIRIDO POR SUPRIMENTO DE FUNDOS.<text:s/></text:p>
          </table:table-cell>
          <table:table-cell office:value-type="string" table:style-name="ce9">
            <text:p>R$ <text:s text:c="4"/>70,00<text:s/></text:p>
          </table:table-cell>
          <table:table-cell table:number-columns-repeated="16373"/>
        </table:table-row>
        <table:table-row table:style-name="ro7">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1/01/2019</text:p>
          </table:table-cell>
          <table:table-cell office:value-type="string" table:style-name="ce14">
            <text:p>A. C. D. A. IMPORTAÇÃO E EXPORTAÇÃO LTDA</text:p>
          </table:table-cell>
          <table:table-cell office:value-type="string" table:style-name="ce13">
            <text:p>84.308.980/0014-07</text:p>
          </table:table-cell>
          <table:table-cell office:value-type="string" table:style-name="ce15">
            <text:p>AQUISIÇÃO DE 06 (SEIS) LUSTRA MÓVEIS A SER UTILIZADOS NA PR/AC, EM DECORRÊNCIA DE NÃO HAVER COBERTURA CONTRATUAL PARA A REFERIDA AQUISIÇÃO.</text:p>
          </table:table-cell>
          <table:table-cell office:value-type="string" table:style-name="ce9">
            <text:p>R$ <text:s text:c="4"/>50,94<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1/01/2019</text:p>
          </table:table-cell>
          <table:table-cell office:value-type="string" table:style-name="ce14">
            <text:p>A. C. D. A. IMPORTAÇÃO E EXPORTAÇÃO LTDA</text:p>
          </table:table-cell>
          <table:table-cell office:value-type="string" table:style-name="ce13">
            <text:p>84.308.980/0014-07</text:p>
          </table:table-cell>
          <table:table-cell office:value-type="string" table:style-name="ce15">
            <text:p>AQUISIÇÃO DE MATERIAIS DE LIMPEZA EM DECORRÊNCIA DO DESCUMPRIMENTO DAS CLÁUSULAS PRIMEIRA E SEGUNDA DO CONTRATO Nº04/2018, NO QUE CONCERNE AO FORNECIMENTO DOS MATERIAIS PARA A PR/AC.</text:p>
          </table:table-cell>
          <table:table-cell office:value-type="string" table:style-name="ce9">
            <text:p>R$ <text:s text:c="3"/>475,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2/01/2019</text:p>
          </table:table-cell>
          <table:table-cell office:value-type="string" table:style-name="ce14">
            <text:p>QUASE TUDO COMÉRCIO E SERVIÇOS EIRELI- ME</text:p>
          </table:table-cell>
          <table:table-cell office:value-type="string" table:style-name="ce13">
            <text:p>26.836.748/0001-12</text:p>
          </table:table-cell>
          <table:table-cell office:value-type="string" table:style-name="ce15">
            <text:p>AQUISIÇÃO DE CONTROLES REMOTO PARA ACIONAMENTO DO PORTÃO DE ENTRADA DA PR/AC, A REFERIDA AQUISIÇÃO SE DEU EM CARÁTER DE URGÊNCIA DEVIDO AO PROBLEMA APRESENTADO NOS CONTROLES REMOTO.</text:p>
          </table:table-cell>
          <table:table-cell office:value-type="string" table:style-name="ce9">
            <text:p>R$ <text:s text:c="4"/>60,00<text:s/></text:p>
          </table:table-cell>
          <table:table-cell table:number-columns-repeated="16373"/>
        </table:table-row>
        <table:table-row table:style-name="ro8">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18/01/19 a 18/03/19</text:p>
          </table:table-cell>
          <table:table-cell office:value-type="string" table:style-name="ce10">
            <text:p>SIM</text:p>
          </table:table-cell>
          <table:table-cell office:value-type="string" table:style-name="ce13">
            <text:p>29/01/2019</text:p>
          </table:table-cell>
          <table:table-cell office:value-type="string" table:style-name="ce14">
            <text:p>M.F.M.LINS MALVEIRA - ME<text:s/></text:p>
          </table:table-cell>
          <table:table-cell office:value-type="string" table:style-name="ce13">
            <text:p>09.604.285/0001-44</text:p>
          </table:table-cell>
          <table:table-cell office:value-type="string" table:style-name="ce15">
            <text:p>AQUISIÇÃO DE ÁGUA MINERAL GARRAFÃO DE 20 LITROS PARA A PR/AC, EM DECORRÊNCIA DE NÃO HAVER COBERTURA CONTRATUAL, POIS O PROCESSO LICITATÓRIO PARA A AQUISIÇÃO ENCONTRAVA-SE EM ANDAMENTO.</text:p>
          </table:table-cell>
          <table:table-cell office:value-type="string" table:style-name="ce9">
            <text:p>R$ <text:s text:c="3"/>210,00<text:s/></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ALTEMISIO JOSE CRISPIM DOS REIS</text:p>
          </table:table-cell>
          <table:table-cell office:value-type="string" table:style-name="ce9">
            <text:p><text:s/>517.989.212-00</text:p>
          </table:table-cell>
          <table:table-cell office:value-type="string" table:style-name="ce9">
            <text:p>21/06/19 a 20/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JONAS PINHEIRO DE SOUZA</text:p>
          </table:table-cell>
          <table:table-cell office:value-type="string" table:style-name="ce9">
            <text:p><text:s/>277.248.912-49</text:p>
          </table:table-cell>
          <table:table-cell office:value-type="string" table:style-name="ce9">
            <text:p>19/06/19 a 17/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AC</text:p>
          </table:table-cell>
          <table:table-cell office:value-type="float" office:value="2019" table:style-name="ce8">
            <text:p>2019</text:p>
          </table:table-cell>
          <table:table-cell office:value-type="string" table:style-name="ce8">
            <text:p>KADMON CAMINHA MORAES COSTA</text:p>
          </table:table-cell>
          <table:table-cell office:value-type="string" table:style-name="ce9">
            <text:p><text:s/>624.024.123-72</text:p>
          </table:table-cell>
          <table:table-cell office:value-type="string" table:style-name="ce9">
            <text:p>06/05/19 a 08/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ADRIANO DE SOUSA BATISTA</text:p>
          </table:table-cell>
          <table:table-cell office:value-type="string" table:style-name="ce9">
            <text:p><text:s/>778.777.805-91</text:p>
          </table:table-cell>
          <table:table-cell office:value-type="string" table:style-name="ce9">
            <text:p>20/05/19 a 19/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15/05/2019</text:p>
          </table:table-cell>
          <table:table-cell office:value-type="string" table:style-name="ce11">
            <text:p>ECAL MATERIAIS PARA CONSTRUÇAO EIRELI</text:p>
          </table:table-cell>
          <table:table-cell office:value-type="string" table:style-name="ce11">
            <text:p>14.822.217/0001-91</text:p>
          </table:table-cell>
          <table:table-cell office:value-type="string" table:style-name="ce15">
            <text:p>COMPRA DE PEÇA DE REPOSIÇÃO PARA DESCARGA ACOPLADA DO GABINETE DO PROCURADOR</text:p>
          </table:table-cell>
          <table:table-cell office:value-type="string" table:style-name="ce9">
            <text:p>R$ <text:s text:c="4"/>45,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16/05/2019</text:p>
          </table:table-cell>
          <table:table-cell office:value-type="string" table:style-name="ce11">
            <text:p>ECAL MATERIAIS PARA CONSTRUÇAO EIRELI</text:p>
          </table:table-cell>
          <table:table-cell office:value-type="string" table:style-name="ce11">
            <text:p>14.822.217/0001-91</text:p>
          </table:table-cell>
          <table:table-cell office:value-type="string" table:style-name="ce15">
            <text:p>PORTA DA ANTE SALA DAS ASSESSORAS PERMANECIA ABERTA, O QUE PREJUDICAVA O SISTEMA DE AR REFRIGERADO, SOLICITAÇÃO DO PROCURADOR DR. GABRIEL PIMENTA ALVES</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BLOCOLAR MATERIAL PARA CONSTRUÇÕES LTDA</text:p>
          </table:table-cell>
          <table:table-cell office:value-type="string" table:style-name="ce11">
            <text:p>12.905.551/0001-83</text:p>
          </table:table-cell>
          <table:table-cell office:value-type="string" table:style-name="ce15">
            <text:p>TORNEIRA DA FRENTE VAZANDO</text:p>
          </table:table-cell>
          <table:table-cell office:value-type="string" table:style-name="ce9">
            <text:p>R$ <text:s text:c="4"/>39,26<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DISCAN DISTRIBUIDORA DE COUROS E ARTEFATOS LTDA</text:p>
          </table:table-cell>
          <table:table-cell office:value-type="string" table:style-name="ce11">
            <text:p>13.386.081/0004-02</text:p>
          </table:table-cell>
          <table:table-cell office:value-type="string" table:style-name="ce15">
            <text:p>TORNEIRA DO BEBEDOURO DOS TERCEIRIZADOS VAZANDO</text:p>
          </table:table-cell>
          <table:table-cell office:value-type="string" table:style-name="ce9">
            <text:p>R$ <text:s text:c="4"/>1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ALDERICO EUSTAQUIO DOS SANTOS FILHO</text:p>
          </table:table-cell>
          <table:table-cell office:value-type="string" table:style-name="ce9">
            <text:p><text:s/>529.309.985-04</text:p>
          </table:table-cell>
          <table:table-cell office:value-type="string" table:style-name="ce9">
            <text:p>18/03/19 a 20/05/19</text:p>
          </table:table-cell>
          <table:table-cell office:value-type="string" table:style-name="ce10">
            <text:p>SIM</text:p>
          </table:table-cell>
          <table:table-cell office:value-type="string" table:style-name="ce11">
            <text:p>20/05/2019</text:p>
          </table:table-cell>
          <table:table-cell office:value-type="string" table:style-name="ce11">
            <text:p>SOUZA COMÉRCIO VAREJISTA DE FERRAGEM LTDA</text:p>
          </table:table-cell>
          <table:table-cell office:value-type="string" table:style-name="ce11">
            <text:p>42.064.048/0001-03</text:p>
          </table:table-cell>
          <table:table-cell office:value-type="string" table:style-name="ce18">
            <text:p>VAZAMENTO DO BEBEDOURO DOS TERCEIRIZADOS.</text:p>
          </table:table-cell>
          <table:table-cell office:value-type="string" table:style-name="ce9">
            <text:p>R$ <text:s text:c="5"/>9,3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EDUARDO OLIVEIRA CAMPOS</text:p>
          </table:table-cell>
          <table:table-cell office:value-type="string" table:style-name="ce9">
            <text:p><text:s/>641.329.865-00</text:p>
          </table:table-cell>
          <table:table-cell office:value-type="string" table:style-name="ce9">
            <text:p>15/05/19 a 15/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08/04/2019</text:p>
          </table:table-cell>
          <table:table-cell office:value-type="string" table:style-name="ce11">
            <text:p>REGIS JUCA LACERDA DE ANDRADE</text:p>
          </table:table-cell>
          <table:table-cell office:value-type="string" table:style-name="ce11">
            <text:p>12.080.331/0001-68</text:p>
          </table:table-cell>
          <table:table-cell office:value-type="string" table:style-name="ce15">
            <text:p>SUBSTITUIÇÃO DE BATERIAS DOS NOBREAKS DO CFTV E GUARITA.</text:p>
          </table:table-cell>
          <table:table-cell office:value-type="string" table:style-name="ce9">
            <text:p>R$ <text:s text:c="3"/>24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28/03/2019</text:p>
          </table:table-cell>
          <table:table-cell office:value-type="string" table:style-name="ce11">
            <text:p>HYDROS FIRE VITORIA LTDA - EPP</text:p>
          </table:table-cell>
          <table:table-cell office:value-type="string" table:style-name="ce11">
            <text:p>05.017.131/0001-03</text:p>
          </table:table-cell>
          <table:table-cell office:value-type="string" table:style-name="ce15">
            <text:p>PLACAS DE SINALIZAÇÃO, CHAVE GERAL, E PROIBIDO ESTACIONAR E PARAR.</text:p>
          </table:table-cell>
          <table:table-cell office:value-type="string" table:style-name="ce9">
            <text:p>R$ <text:s text:c="4"/>35,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1/03/19 a 01/05/19</text:p>
          </table:table-cell>
          <table:table-cell office:value-type="string" table:style-name="ce10">
            <text:p>SIM</text:p>
          </table:table-cell>
          <table:table-cell office:value-type="string" table:style-name="ce11">
            <text:p>29/03/2019</text:p>
          </table:table-cell>
          <table:table-cell office:value-type="string" table:style-name="ce11">
            <text:p>QUEDISSON SOUSA DO PRADO</text:p>
          </table:table-cell>
          <table:table-cell office:value-type="string" table:style-name="ce11">
            <text:p>04.443.706/0001-89</text:p>
          </table:table-cell>
          <table:table-cell office:value-type="string" table:style-name="ce15">
            <text:p>FECHADURA PARA PORTA DE VIDRO DA PRM/VITÓRIA DA CONQUISTA.</text:p>
          </table:table-cell>
          <table:table-cell office:value-type="string" table:style-name="ce9">
            <text:p>R$ <text:s text:c="3"/>174,00<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FABIO JOSE SOUSA DE JESUS SANTOS</text:p>
          </table:table-cell>
          <table:table-cell office:value-type="string" table:style-name="ce9">
            <text:p><text:s/>001.768.835-33</text:p>
          </table:table-cell>
          <table:table-cell office:value-type="string" table:style-name="ce9">
            <text:p>12/06/19 a 01/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1">
            <text:p>08/05/2019</text:p>
          </table:table-cell>
          <table:table-cell office:value-type="string" table:style-name="ce11">
            <text:p>ERENILDO DE SOUZA LOYOLA-MEI</text:p>
          </table:table-cell>
          <table:table-cell office:value-type="string" table:style-name="ce11">
            <text:p>11.938.299/0001-46</text:p>
          </table:table-cell>
          <table:table-cell office:value-type="string" table:style-name="ce15">
            <text:p>SERVIÇO DE REPARO ( SOLDA) EM PORTÕES DE FERRO DA PRM FEIRA DE SANTANA.</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1">
            <text:p>20/05/2019</text:p>
          </table:table-cell>
          <table:table-cell office:value-type="string" table:style-name="ce11">
            <text:p>CERQUEIRA GONÇALVES &amp; CIA LTDA</text:p>
          </table:table-cell>
          <table:table-cell office:value-type="string" table:style-name="ce11">
            <text:p>14.073.092/0010-35</text:p>
          </table:table-cell>
          <table:table-cell office:value-type="string" table:style-name="ce15">
            <text:p>SUBSTITUIÇÃO DE TORNEIRA DA PIA DA COZINHA,POIS, À EXISTENTE ESTAVA APRESENTANDO VAZAMENTO DE AGUA.</text:p>
            <text:p>FEZ NECESSÁRIO A COMPRA TAMBÉM DE FITA ADESIVA DO TIPO VEDA ROS</text:p>
          </table:table-cell>
          <table:table-cell office:value-type="string" table:style-name="ce9">
            <text:p>R$ <text:s text:c="4"/>72,23<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1">
            <text:p>SIM COM RESSALVA</text:p>
          </table:table-cell>
          <table:table-cell office:value-type="string" table:style-name="ce11">
            <text:p>21/05/2019</text:p>
          </table:table-cell>
          <table:table-cell office:value-type="string" table:style-name="ce11">
            <text:p>EDMILSON MOTA DOS SANTOS MEI</text:p>
          </table:table-cell>
          <table:table-cell office:value-type="string" table:style-name="ce11">
            <text:p>26.204.153/0001-44</text:p>
          </table:table-cell>
          <table:table-cell office:value-type="string" table:style-name="ce18">
            <text:p>SUBSTITUIÇÃO E CONFIGURAÇÃO DO CONTROLE DO PORTÃO ELETRÔNICO.</text:p>
            <text:p/>
          </table:table-cell>
          <table:table-cell office:value-type="string" table:style-name="ce9">
            <text:p>R$ <text:s text:c="3"/>100,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FREDSON PASTOR DA SILVA</text:p>
          </table:table-cell>
          <table:table-cell office:value-type="string" table:style-name="ce9">
            <text:p><text:s/>001.568.005-35</text:p>
          </table:table-cell>
          <table:table-cell office:value-type="string" table:style-name="ce9">
            <text:p>20/03/19 a 31/05/19</text:p>
          </table:table-cell>
          <table:table-cell office:value-type="string" table:style-name="ce10">
            <text:p>SIM COM RESSALVA</text:p>
          </table:table-cell>
          <table:table-cell office:value-type="string" table:style-name="ce13">
            <text:p>29/04/2019</text:p>
          </table:table-cell>
          <table:table-cell office:value-type="string" table:style-name="ce14">
            <text:p>NORDESTE IRRIGAÇÃO E MAQUINAS LTDA</text:p>
          </table:table-cell>
          <table:table-cell office:value-type="string" table:style-name="ce13">
            <text:p>02.307.329/0001-25</text:p>
          </table:table-cell>
          <table:table-cell office:value-type="string" table:style-name="ce15">
            <text:p>QUEIMA DO MOTOR DE PRESSURIZAÇÃO DA BOMBA DE AGUA DA PRM, DESSA FORMA, A BOMBA NÃO CONSEGUIA ENCHER A CAIXA D AGUA.</text:p>
          </table:table-cell>
          <table:table-cell office:value-type="string" table:style-name="ce9">
            <text:p>R$ <text:s text:c="3"/>378,27<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03/04/2019</text:p>
          </table:table-cell>
          <table:table-cell office:value-type="string" table:style-name="ce14">
            <text:p>FLAVIA FERNANDES ZAMARIOLI</text:p>
          </table:table-cell>
          <table:table-cell office:value-type="string" table:style-name="ce13">
            <text:p>818.681.385-34</text:p>
          </table:table-cell>
          <table:table-cell office:value-type="string" table:style-name="ce15">
            <text:p>AVALIAÇÃO PSICOLÓGICA - SILAS SANTOS ALVES E LUCIANO SANTANA LEIRO</text:p>
          </table:table-cell>
          <table:table-cell office:value-type="string" table:style-name="ce9">
            <text:p>R$ <text:s text:c="3"/>30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1">
            <text:p>SIM</text:p>
          </table:table-cell>
          <table:table-cell office:value-type="string" table:style-name="ce11">
            <text:p>06/05/2019</text:p>
          </table:table-cell>
          <table:table-cell office:value-type="string" table:style-name="ce11">
            <text:p>TRINCO PRESENTES E SERVIÇOS EIRELLI - EPP</text:p>
          </table:table-cell>
          <table:table-cell office:value-type="string" table:style-name="ce11">
            <text:p>02.191.472/0005-28</text:p>
          </table:table-cell>
          <table:table-cell office:value-type="string" table:style-name="ce18">
            <text:p>NECESSIDADE DE CONFECÇÃO DE CHAVES PARA A DISOT-PR/BA.</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07/05/2019</text:p>
          </table:table-cell>
          <table:table-cell office:value-type="string" table:style-name="ce11">
            <text:p>PROVITAH COMERCIO E IMPORTAÇÃO DE PRODUTOS HOSPITALARES LTDA.</text:p>
          </table:table-cell>
          <table:table-cell office:value-type="string" table:style-name="ce11">
            <text:p>05.020.574/0001-45</text:p>
          </table:table-cell>
          <table:table-cell office:value-type="string" table:style-name="ce15">
            <text:p>UTILIZAÇÃO PELO SERVIÇO MÉDICO DA PR/BA<text:s/></text:p>
          </table:table-cell>
          <table:table-cell office:value-type="string" table:style-name="ce9">
            <text:p>R$ <text:s text:c="4"/>32,06<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10/05/2019</text:p>
          </table:table-cell>
          <table:table-cell office:value-type="string" table:style-name="ce11">
            <text:p>ALTAJAN COMERCIO DE PRODUTOS DE CONS EIRELLI</text:p>
          </table:table-cell>
          <table:table-cell office:value-type="string" table:style-name="ce11">
            <text:p>06.191.680/0001-54</text:p>
          </table:table-cell>
          <table:table-cell office:value-type="string" table:style-name="ce15">
            <text:p>GARRAFOES DE AGUA PARA PRE.</text:p>
          </table:table-cell>
          <table:table-cell office:value-type="string" table:style-name="ce9">
            <text:p>R$ <text:s text:c="3"/>32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1">
            <text:p>11/04/2019</text:p>
          </table:table-cell>
          <table:table-cell office:value-type="string" table:style-name="ce11">
            <text:p>TRINCO PRESENTES E SERVIÇOS EIRELLI - EPP</text:p>
          </table:table-cell>
          <table:table-cell office:value-type="string" table:style-name="ce11">
            <text:p>02.191.472/0005-28</text:p>
          </table:table-cell>
          <table:table-cell office:value-type="string" table:style-name="ce15">
            <text:p>NECESSIDADE DE CONFECÇÃO DE CHAVES PARA A DISOT-PR/BA.</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6/05/2019</text:p>
          </table:table-cell>
          <table:table-cell office:value-type="string" table:style-name="ce14">
            <text:p>CASA DAS FERRAGENS E MAT CONST LTDA</text:p>
          </table:table-cell>
          <table:table-cell office:value-type="string" table:style-name="ce13">
            <text:p>13.486.998/0001-28</text:p>
          </table:table-cell>
          <table:table-cell office:value-type="string" table:style-name="ce15">
            <text:p>SERVIÇOS DE MANUTENÇÃO COM URGÊNCIA</text:p>
          </table:table-cell>
          <table:table-cell office:value-type="string" table:style-name="ce9">
            <text:p>R$ <text:s text:c="3"/>106,61<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16/05/2019</text:p>
          </table:table-cell>
          <table:table-cell office:value-type="string" table:style-name="ce14">
            <text:p>DECATECH COMÉRCIO E SERVIÇOS LTDA</text:p>
          </table:table-cell>
          <table:table-cell office:value-type="string" table:style-name="ce13">
            <text:p>29.936.732/0001-70</text:p>
          </table:table-cell>
          <table:table-cell office:value-type="string" table:style-name="ce15">
            <text:p>SERVIÇO DE MANUTENÇÃO.</text:p>
          </table:table-cell>
          <table:table-cell office:value-type="string" table:style-name="ce9">
            <text:p>R$ <text:s text:c="3"/>14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24/04/2019</text:p>
          </table:table-cell>
          <table:table-cell office:value-type="string" table:style-name="ce14">
            <text:p>FERREIRA COSTA CIA LTDA</text:p>
          </table:table-cell>
          <table:table-cell office:value-type="string" table:style-name="ce13">
            <text:p>10.230.480/0003-00</text:p>
          </table:table-cell>
          <table:table-cell office:value-type="string" table:style-name="ce15">
            <text:p>ATENDER DEMANDA DA TECNOLOGIA DE INFORMAÇÃO PARA MANUTENÇÃO NA SALA DO MPF NA JUSTIÇA FEDERAL.</text:p>
          </table:table-cell>
          <table:table-cell office:value-type="string" table:style-name="ce9">
            <text:p>R$ <text:s text:c="3"/>137,4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02/04/19 a 03/06/19</text:p>
          </table:table-cell>
          <table:table-cell office:value-type="string" table:style-name="ce10">
            <text:p>SIM</text:p>
          </table:table-cell>
          <table:table-cell office:value-type="string" table:style-name="ce13">
            <text:p>30/05/2019</text:p>
          </table:table-cell>
          <table:table-cell office:value-type="string" table:style-name="ce14">
            <text:p>FERREIRA COSTA CIA LTDA</text:p>
          </table:table-cell>
          <table:table-cell office:value-type="string" table:style-name="ce13">
            <text:p>10.230.480/0003-00</text:p>
          </table:table-cell>
          <table:table-cell office:value-type="string" table:style-name="ce15">
            <text:p>NECESSIDADE DE PILHAS AA PARA FECHADURA BIOMÉTRICA - NÃO POSSUI ESTOQUE.</text:p>
          </table:table-cell>
          <table:table-cell office:value-type="string" table:style-name="ce9">
            <text:p>R$ <text:s text:c="3"/>284,42<text:s/></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GISELE NASCIMENTO ALVES</text:p>
          </table:table-cell>
          <table:table-cell office:value-type="string" table:style-name="ce9">
            <text:p><text:s/>018.870.955-00</text:p>
          </table:table-cell>
          <table:table-cell office:value-type="string" table:style-name="ce9">
            <text:p>11/06/19 a 14/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01/07/19 a 3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BA</text:p>
          </table:table-cell>
          <table:table-cell office:value-type="float" office:value="2019" table:style-name="ce8">
            <text:p>2019</text:p>
          </table:table-cell>
          <table:table-cell office:value-type="string" table:style-name="ce8">
            <text:p>JUTAILDSON DOS SANTOS CARVALHO</text:p>
          </table:table-cell>
          <table:table-cell office:value-type="string" table:style-name="ce9">
            <text:p><text:s/>802.374.525-53</text:p>
          </table:table-cell>
          <table:table-cell office:value-type="string" table:style-name="ce9">
            <text:p>20/05/19 a 2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3">
            <text:p>04/02/2019</text:p>
          </table:table-cell>
          <table:table-cell office:value-type="string" table:style-name="ce14">
            <text:p>JRM COPIADORA E DESENHO LTDA - EPP</text:p>
          </table:table-cell>
          <table:table-cell office:value-type="string" table:style-name="ce13">
            <text:p>13.514.371/0001-33</text:p>
          </table:table-cell>
          <table:table-cell office:value-type="string" table:style-name="ce15">
            <text:p>DIANTE DA NECESSIDADE DE COPIAR 25 PLANTAS ARQUITETÔNICAS DO SISTEMA DE INCÊNDIO DO EDIFÍCIO SEDE DA PR/BA, SOLICITO A LIBERAÇÃO DO RECURSO DESTINADO A TAL SERVIÇO</text:p>
          </table:table-cell>
          <table:table-cell office:value-type="string" table:style-name="ce9">
            <text:p>R$ <text:s text:c="3"/>177,5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3">
            <text:p>07/02/2019</text:p>
          </table:table-cell>
          <table:table-cell office:value-type="string" table:style-name="ce14">
            <text:p>LMC COMERCIAL DE MATERIAIS PARA CONSTRUÇÃO</text:p>
          </table:table-cell>
          <table:table-cell office:value-type="string" table:style-name="ce13">
            <text:p>08.731.188/0001-50</text:p>
          </table:table-cell>
          <table:table-cell office:value-type="string" table:style-name="ce15">
            <text:p>DIANTE DA NECESSIDADE DE FINALIZAÇÃO DE PEQUENAS MODIFICAÇÕES NAS INSTALAÇÕES DE SALAS DENTRO DO EDIFÍCIO SEDE DA PR/BA</text:p>
          </table:table-cell>
          <table:table-cell office:value-type="string" table:style-name="ce9">
            <text:p>R$ <text:s text:c="3"/>242,7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07/03/2019</text:p>
          </table:table-cell>
          <table:table-cell office:value-type="string" table:style-name="ce11">
            <text:p>EQUIPINOX EQUIPAMENTOS E UTENSÍLIOS</text:p>
          </table:table-cell>
          <table:table-cell office:value-type="string" table:style-name="ce11">
            <text:p>04.722.390/0001-64</text:p>
          </table:table-cell>
          <table:table-cell office:value-type="string" table:style-name="ce18">
            <text:p>AQUISIÇÃO DE 02 (DOIS) COADORES DE CAFÉ DE PANO INDUSTRIAIS, PARA SUBSTITUIR OS ATUAIS QUE ENCONTRAM-SE EM CONDIÇÕES INADEQUADAS DE USO E 01 (UM) FERVEDOR</text:p>
          </table:table-cell>
          <table:table-cell office:value-type="string" table:style-name="ce9">
            <text:p>R$ <text:s text:c="4"/>65,00<text:s/></text:p>
          </table:table-cell>
          <table:table-cell table:number-columns-repeated="16373"/>
        </table:table-row>
        <table:table-row table:style-name="ro2">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3">
            <text:p>07/03/2019</text:p>
          </table:table-cell>
          <table:table-cell office:value-type="string" table:style-name="ce14">
            <text:p>MACEDO E MORO ELETRICIDADE LTDA</text:p>
          </table:table-cell>
          <table:table-cell office:value-type="string" table:style-name="ce13">
            <text:p>28.799.142/0001-80</text:p>
          </table:table-cell>
          <table:table-cell office:value-type="string" table:style-name="ce15">
            <text:p>AQUISIÇÃO DE TRANSFORMADORES PARA UNIDADES COM REDE DE 127V</text:p>
          </table:table-cell>
          <table:table-cell office:value-type="string" table:style-name="ce9">
            <text:p>R$ <text:s text:c="3"/>256,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07/03/2019</text:p>
          </table:table-cell>
          <table:table-cell office:value-type="string" table:style-name="ce11">
            <text:p>MGC COM MAT CONST LTDA</text:p>
          </table:table-cell>
          <table:table-cell office:value-type="string" table:style-name="ce11">
            <text:p>40.624.579/0001-88</text:p>
          </table:table-cell>
          <table:table-cell office:value-type="string" table:style-name="ce15">
            <text:p>AQUISIÇÃO DOS ITENS EMERGENCIAIS PARA A EXECUÇÃO DE SERVIÇOS DE MANUTENÇÃO</text:p>
          </table:table-cell>
          <table:table-cell office:value-type="string" table:style-name="ce9">
            <text:p>R$ <text:s text:c="3"/>136,75<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2/03/2019</text:p>
          </table:table-cell>
          <table:table-cell office:value-type="string" table:style-name="ce11">
            <text:p>FABIANO NONATO LIMA MIRANDA</text:p>
          </table:table-cell>
          <table:table-cell office:value-type="string" table:style-name="ce11">
            <text:p>22.807.251/0001-15</text:p>
          </table:table-cell>
          <table:table-cell office:value-type="string" table:style-name="ce15">
            <text:p>AQUISIÇÃO DOS ITENS EMERGENCIAIS PARA A EXECUÇÃO DE SERVIÇOS DE MANUTENÇÃO</text:p>
          </table:table-cell>
          <table:table-cell office:value-type="string" table:style-name="ce9">
            <text:p>R$ <text:s text:c="3"/>593,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3">
            <text:p>26/02/2019</text:p>
          </table:table-cell>
          <table:table-cell office:value-type="string" table:style-name="ce14">
            <text:p>JRM COPIADORA E DESENHO LTDA - EPP</text:p>
          </table:table-cell>
          <table:table-cell office:value-type="string" table:style-name="ce13">
            <text:p>13.514.371/0001-33</text:p>
          </table:table-cell>
          <table:table-cell office:value-type="string" table:style-name="ce15">
            <text:p>DIANTE DA NECESSIDADE DOS SERVIÇOS DE COPIAS DE PLANTAS DE TAMANHO A4 E A0 DE IMÓVEIS DA PR/BA, SOLICITAMOS O EMPREGO DE VERBAS DE SUPRIMENTO DE FUNDOS PARA TAL SERVIÇO.</text:p>
          </table:table-cell>
          <table:table-cell office:value-type="string" table:style-name="ce9">
            <text:p>R$ <text:s text:c="3"/>125,8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27/03/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8">
            <text:p>LIBERAÇÃO DOS RECURSOS DE SUPRIMENTO DE FUNDOS PARA A AQUISIÇÃO DOS ITENS EMERGENCIAIS PARA A EXECUÇÃO DE SERVIÇOS DE MANUTENÇÃO</text:p>
          </table:table-cell>
          <table:table-cell office:value-type="string" table:style-name="ce9">
            <text:p>R$ <text:s text:c="4"/>97,49<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1">
            <text:p>SIM</text:p>
          </table:table-cell>
          <table:table-cell office:value-type="string" table:style-name="ce11">
            <text:p>28/03/2019</text:p>
          </table:table-cell>
          <table:table-cell office:value-type="string" table:style-name="ce11">
            <text:p>DECATECH COMÉRCIO E SERVIÇOS LTDA</text:p>
          </table:table-cell>
          <table:table-cell office:value-type="string" table:style-name="ce11">
            <text:p>29.936.732/0001-70</text:p>
          </table:table-cell>
          <table:table-cell office:value-type="string" table:style-name="ce18">
            <text:p>NECESSIDADE DE SUBSTITUIÇÃO DE KIT DE REPARO PARA ENTRADA DE CAIXA DE ESCARGA</text:p>
            <text:p>ACOPLADA E ANEL ORING PARA FILTRO DE AGUA</text:p>
          </table:table-cell>
          <table:table-cell office:value-type="string" table:style-name="ce9">
            <text:p>R$ <text:s text:c="4"/>58,00<text:s/></text:p>
          </table:table-cell>
          <table:table-cell table:number-columns-repeated="16373"/>
        </table:table-row>
        <table:table-row table:style-name="ro7">
          <table:table-cell office:value-type="string" table:style-name="ce7">
            <text:p>PR-BA</text:p>
          </table:table-cell>
          <table:table-cell office:value-type="float" office:value="2019" table:style-name="ce8">
            <text:p>2019</text:p>
          </table:table-cell>
          <table:table-cell office:value-type="string" table:style-name="ce8">
            <text:p>MARCELO MONTEIRO DA SILVA</text:p>
          </table:table-cell>
          <table:table-cell office:value-type="string" table:style-name="ce9">
            <text:p><text:s/>506.888.555-04</text:p>
          </table:table-cell>
          <table:table-cell office:value-type="string" table:style-name="ce9">
            <text:p>01/02/19 a 01/04/19</text:p>
          </table:table-cell>
          <table:table-cell office:value-type="string" table:style-name="ce10">
            <text:p>SIM</text:p>
          </table:table-cell>
          <table:table-cell office:value-type="string" table:style-name="ce11">
            <text:p>28/03/2019</text:p>
          </table:table-cell>
          <table:table-cell office:value-type="string" table:style-name="ce11">
            <text:p>FERREIRA COSTA CIA LTDA</text:p>
          </table:table-cell>
          <table:table-cell office:value-type="string" table:style-name="ce11">
            <text:p>10.230.480/0003-00</text:p>
          </table:table-cell>
          <table:table-cell office:value-type="string" table:style-name="ce15">
            <text:p>NECESSIDADE DE SUBSTITUIÇÃO DE KIT DE REPARO PARA ENTRADA DE CAIXA DE ESCARGA</text:p>
            <text:p>ACOPLADA E ANEL ORING PARA FILTRO DE AGUA</text:p>
          </table:table-cell>
          <table:table-cell office:value-type="string" table:style-name="ce9">
            <text:p>R$ <text:s text:c="4"/>16,2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03/05/2019</text:p>
          </table:table-cell>
          <table:table-cell office:value-type="string" table:style-name="ce11">
            <text:p>NEPOMUCENO E BARROS LTDA</text:p>
          </table:table-cell>
          <table:table-cell office:value-type="string" table:style-name="ce11">
            <text:p>12.685.749/0002-80</text:p>
          </table:table-cell>
          <table:table-cell office:value-type="string" table:style-name="ce15">
            <text:p>SUBSTITUIÇÃO DE LÂMPADAS QUEIMADAS DOS REFLETORES EXTERNOS DA PRM/PAULO AFONSO.</text:p>
          </table:table-cell>
          <table:table-cell office:value-type="string" table:style-name="ce9">
            <text:p>R$ <text:s text:c="4"/>36,0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13/05/2019</text:p>
          </table:table-cell>
          <table:table-cell office:value-type="string" table:style-name="ce11">
            <text:p>EMERSON PEREIRA VIDRAÇARIA ME</text:p>
          </table:table-cell>
          <table:table-cell office:value-type="string" table:style-name="ce11">
            <text:p>00.395.872/0001-04</text:p>
          </table:table-cell>
          <table:table-cell office:value-type="string" table:style-name="ce15">
            <text:p>SUBSTITUIÇÃO DO VIDRO DE UMA DAS JANELAS DO GABINETE DO 1º OFÍCIO DA PRM/PAULO AFONSO, UMA VEZ QUE A PEÇA APRESENTOU RACHADURA QUE SE AMPLIOU COM O PASSAR DOS MESES, DENOTANDO RISCO APARENTE.</text:p>
          </table:table-cell>
          <table:table-cell office:value-type="string" table:style-name="ce9">
            <text:p>R$ <text:s text:c="3"/>110,0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1">
            <text:p>SIM</text:p>
          </table:table-cell>
          <table:table-cell office:value-type="string" table:style-name="ce11">
            <text:p>14/05/2019</text:p>
          </table:table-cell>
          <table:table-cell office:value-type="string" table:style-name="ce11">
            <text:p>FRANCISCO FLAVIO TENORIO</text:p>
          </table:table-cell>
          <table:table-cell office:value-type="string" table:style-name="ce11">
            <text:p>057.133.025-80</text:p>
          </table:table-cell>
          <table:table-cell office:value-type="string" table:style-name="ce18">
            <text:p>NECESSIDADE DE INSTALAÇÃO DE TRÊS FECHADURAS BIOMÉTRICAS PARA A PRM/PAULO AFONSO.</text:p>
          </table:table-cell>
          <table:table-cell office:value-type="string" table:style-name="ce9">
            <text:p>R$ <text:s text:c="3"/>359,60<text:s/></text:p>
          </table:table-cell>
          <table:table-cell table:number-columns-repeated="16373"/>
        </table:table-row>
        <table:table-row table:style-name="ro6">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1">
            <text:p>SIM</text:p>
          </table:table-cell>
          <table:table-cell office:value-type="string" table:style-name="ce11">
            <text:p>16/05/2019</text:p>
          </table:table-cell>
          <table:table-cell office:value-type="string" table:style-name="ce11">
            <text:p>FLAVIA ANDREA DE SA MACIEL FERREIRA ME</text:p>
          </table:table-cell>
          <table:table-cell office:value-type="string" table:style-name="ce11">
            <text:p>03.675.893/0001-63</text:p>
          </table:table-cell>
          <table:table-cell office:value-type="string" table:style-name="ce18">
            <text:p>INSTALAÇÃO DE PELÍCULA ANTITÉRMICA EM UMA DAS JANELAS DO GABINETE DA PRM/PAULO AFONSO. SE FEZ NECESSÁRIA NOVA PELÍCULA EM RAZÃO DA SUBSTITUIÇÃO DO VIDRO DA JANELA, QUE SE ENCONTRAVA RACHADO.</text:p>
          </table:table-cell>
          <table:table-cell office:value-type="string" table:style-name="ce9">
            <text:p>R$ <text:s text:c="4"/>63,00<text:s/></text:p>
          </table:table-cell>
          <table:table-cell table:number-columns-repeated="16373"/>
        </table:table-row>
        <table:table-row table:style-name="ro5">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16/05/2019</text:p>
          </table:table-cell>
          <table:table-cell office:value-type="string" table:style-name="ce11">
            <text:p>NEPOMUCENO E BARROS LTDA</text:p>
          </table:table-cell>
          <table:table-cell office:value-type="string" table:style-name="ce11">
            <text:p>12.685.749/0002-80</text:p>
          </table:table-cell>
          <table:table-cell office:value-type="string" table:style-name="ce15">
            <text:p>SUBSTITUIÇÃO DE INTERRUPTOR COM PROBLEMA E DE SIFÃO COM VAZAMENTO NO BANHEIRO DOS TERCEIRIZADOS.</text:p>
          </table:table-cell>
          <table:table-cell office:value-type="string" table:style-name="ce9">
            <text:p>R$ <text:s text:c="4"/>16,10<text:s/></text:p>
          </table:table-cell>
          <table:table-cell table:number-columns-repeated="16373"/>
        </table:table-row>
        <table:table-row table:style-name="ro3">
          <table:table-cell office:value-type="string" table:style-name="ce7">
            <text:p>PR-BA</text:p>
          </table:table-cell>
          <table:table-cell office:value-type="float" office:value="2019" table:style-name="ce8">
            <text:p>2019</text:p>
          </table:table-cell>
          <table:table-cell office:value-type="string" table:style-name="ce8">
            <text:p>MOACIR SERGIO SILVA DA CONCEICAO</text:p>
          </table:table-cell>
          <table:table-cell office:value-type="string" table:style-name="ce9">
            <text:p><text:s/>917.004.935-15</text:p>
          </table:table-cell>
          <table:table-cell office:value-type="string" table:style-name="ce9">
            <text:p>25/03/19 a 24/05/19</text:p>
          </table:table-cell>
          <table:table-cell office:value-type="string" table:style-name="ce10">
            <text:p>SIM</text:p>
          </table:table-cell>
          <table:table-cell office:value-type="string" table:style-name="ce11">
            <text:p>30/04/2019</text:p>
          </table:table-cell>
          <table:table-cell office:value-type="string" table:style-name="ce11">
            <text:p>KENIO MATERIAL DE CONSTRUÇÃO LTDA</text:p>
          </table:table-cell>
          <table:table-cell office:value-type="string" table:style-name="ce11">
            <text:p>14.448.119/0001-36</text:p>
          </table:table-cell>
          <table:table-cell office:value-type="string" table:style-name="ce15">
            <text:p>SUBSTITUIÇÃO DE LÂMPADAS QUEIMADAS DOS REFLETORES EXTERNOS DA PRM/PAULO AFONSO.</text:p>
          </table:table-cell>
          <table:table-cell office:value-type="string" table:style-name="ce9">
            <text:p>R$ <text:s text:c="4"/>70,85<text:s/></text:p>
          </table:table-cell>
          <table:table-cell table:number-columns-repeated="16373"/>
        </table:table-row>
        <table:table-row table:style-name="ro4">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11/06/19 a 09/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06/02/2019</text:p>
          </table:table-cell>
          <table:table-cell office:value-type="string" table:style-name="ce11">
            <text:p>FERMATEC FERRAMENTAS E TECNICAS LTDA</text:p>
          </table:table-cell>
          <table:table-cell office:value-type="string" table:style-name="ce11">
            <text:p>05.413.565/0001-14</text:p>
          </table:table-cell>
          <table:table-cell office:value-type="string" table:style-name="ce15">
            <text:p>MEMORANDO N°48/2019/SM/PRDF(PR-DF-00003913/2019),QUE SOLICITA E JUSTIFICA A <text:s/>CONTRATAÇÃO DOS SERVIÇOS DE INSTALAÇÃO DO COMPRESSOR CSD9/30220V-SCHULZ,SER REALIZADA POR ASSISTÊNCIA TÉCNICA ESPECIALIZADA</text:p>
          </table:table-cell>
          <table:table-cell office:value-type="string" table:style-name="ce9">
            <text:p>R$ <text:s text:c="3"/>580,00<text:s/></text:p>
          </table:table-cell>
          <table:table-cell table:number-columns-repeated="16373"/>
        </table:table-row>
        <table:table-row table:style-name="ro6">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07/02/2019</text:p>
          </table:table-cell>
          <table:table-cell office:value-type="string" table:style-name="ce11">
            <text:p>WL ATACADISTA LTDA</text:p>
          </table:table-cell>
          <table:table-cell office:value-type="string" table:style-name="ce11">
            <text:p>21.997.241/0001-27</text:p>
          </table:table-cell>
          <table:table-cell office:value-type="string" table:style-name="ce15">
            <text:p>AQUISIÇÃO DE UM SUPORTE ARTICULADO DE TV PARA INSTALAÇÃO EM PAREDE,DEVIDO À NECESSIDADE DE REMANEJAMENTO DOS MOBILIÁRIOS DA SALA 103 PARA ALOCAÇÃO DE MAIS UM SERVIDOR</text:p>
          </table:table-cell>
          <table:table-cell office:value-type="string" table:style-name="ce9">
            <text:p>R$ <text:s text:c="4"/>85,69<text:s/></text:p>
          </table:table-cell>
          <table:table-cell table:number-columns-repeated="16373"/>
        </table:table-row>
        <table:table-row table:style-name="ro6">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1/04/2019</text:p>
          </table:table-cell>
          <table:table-cell office:value-type="string" table:style-name="ce14">
            <text:p>BIG COMERCIO DE PARAFUSOS E FERRAGENS LTDA</text:p>
          </table:table-cell>
          <table:table-cell office:value-type="string" table:style-name="ce13">
            <text:p>08.258.885/0001-35</text:p>
          </table:table-cell>
          <table:table-cell office:value-type="string" table:style-name="ce15">
            <text:p>PARAFUSOS PONTA-AGULHA PARA DRY-WALL, PARA A REALIZAÇÃO DE SERVIÇOS COMPLEMENTARES À OBRA DE INSTALAÇÃO DE NOVAS DIVISÓRIA, COMO POR EXEMPLO ALTERAÇÃO NA POSIÇÃO DE LUMINÁRIAS, ETC.</text:p>
          </table:table-cell>
          <table:table-cell office:value-type="string" table:style-name="ce9">
            <text:p>R$ <text:s text:c="4"/>50,00<text:s/></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11/04/2019</text:p>
          </table:table-cell>
          <table:table-cell office:value-type="string" table:style-name="ce11">
            <text:p>DISPEL ELETRONICA E INFOMATICA LTDA - ME</text:p>
          </table:table-cell>
          <table:table-cell office:value-type="string" table:style-name="ce11">
            <text:p>06.159.471/0001-23</text:p>
          </table:table-cell>
          <table:table-cell office:value-type="string" table:style-name="ce15">
            <text:p>FOLHAS DE GELATINA VERDE,PARA COLORIR A ILUMINAÇÃO DA FACHADA FRONTAL DO EDIFÍCIO,EM ATENDIMENTO À ASSESSORIA DE COMUNICAÇÃO,A FIM DE ADERIR À CAMPANHA DE SAÚDE E SEGURANÇA DO TRABALHO DO MÊS DE ABRIL</text:p>
          </table:table-cell>
          <table:table-cell office:value-type="string" table:style-name="ce9">
            <text:p>R$ <text:s text:c="3"/>109,00<text:s/></text:p>
          </table:table-cell>
          <table:table-cell table:number-columns-repeated="16373"/>
        </table:table-row>
        <table:table-row table:style-name="ro9">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1">
            <text:p>11/04/2019</text:p>
          </table:table-cell>
          <table:table-cell office:value-type="string" table:style-name="ce11">
            <text:p>SERMAGEL REFRIGERAÇÃO LTDA-EPP</text:p>
          </table:table-cell>
          <table:table-cell office:value-type="string" table:style-name="ce11">
            <text:p>00.735.401/0001-90</text:p>
          </table:table-cell>
          <table:table-cell office:value-type="string" table:style-name="ce15">
            <text:p>NECESSIDADE DE AQUISIÇÃO DE 01 MANIFOLD PARA AR-CONDICIONADO SPLIT(GÁS R410A), PARA PERMITIR A REALIZAÇÃO DE SERVIÇOS QUE ENVOLVEM MANEJO DE GÁS NOS NOVOS AR-CONDICIONADOS,RECENTEMENTE ADQUIRIDOS.<text:s/></text:p>
          </table:table-cell>
          <table:table-cell office:value-type="string" table:style-name="ce9">
            <text:p>R$ <text:s text:c="3"/>180,00<text:s/></text:p>
          </table:table-cell>
          <table:table-cell table:number-columns-repeated="16373"/>
        </table:table-row>
        <table:table-row table:style-name="ro8">
          <table:table-cell office:value-type="string" table:style-name="ce7">
            <text:p>PR-DF</text:p>
          </table:table-cell>
          <table:table-cell office:value-type="float" office:value="2019" table:style-name="ce8">
            <text:p>2019</text:p>
          </table:table-cell>
          <table:table-cell office:value-type="string" table:style-name="ce8">
            <text:p>JANAINA GABRIELA BARBOSA</text:p>
          </table:table-cell>
          <table:table-cell office:value-type="string" table:style-name="ce9">
            <text:p><text:s/>053.312.787-44</text:p>
          </table:table-cell>
          <table:table-cell office:value-type="string" table:style-name="ce9">
            <text:p>24/01/19 a 23/04/19</text:p>
          </table:table-cell>
          <table:table-cell office:value-type="string" table:style-name="ce10">
            <text:p>SIM</text:p>
          </table:table-cell>
          <table:table-cell office:value-type="string" table:style-name="ce13">
            <text:p>19/03/2019</text:p>
          </table:table-cell>
          <table:table-cell office:value-type="string" table:style-name="ce14">
            <text:p>SR ACABAMENTOS E MATERIAIS PAR CONSTRUÇÃO LTDA - SO REPAROS</text:p>
          </table:table-cell>
          <table:table-cell office:value-type="string" table:style-name="ce13">
            <text:p>26.443.804/0004-00</text:p>
          </table:table-cell>
          <table:table-cell office:value-type="string" table:style-name="ce15">
            <text:p>NECESSIDADE DE AQUISIÇÃO DE LONA PLÁSTICA PRETA PARA PROTEGER AS GRELHAS DE CAPTAÇÃO DE ÁGUA CONTRA QUEDAS DE VOLUME DE TERRA QUE SERÁ ESCAVADA PARA <text:s/>INSTALAÇÃO ATERRAMENTO E PARA-RAIOS SPDA.</text:p>
          </table:table-cell>
          <table:table-cell office:value-type="string" table:style-name="ce9">
            <text:p>R$ <text:s text:c="3"/>374,72<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3">
            <text:p>12/04/2019</text:p>
          </table:table-cell>
          <table:table-cell office:value-type="string" table:style-name="ce14">
            <text:p>MULTYTEC INFORMÁTICA LTDA</text:p>
          </table:table-cell>
          <table:table-cell office:value-type="string" table:style-name="ce13">
            <text:p>24.964.380/0001-42</text:p>
          </table:table-cell>
          <table:table-cell office:value-type="string" table:style-name="ce15">
            <text:p>2 PENDRIVES PARA CÓPIA DO CONTEÚDO DE 2 BLU-RAYS, QUE COMPORÃO PROCESSO JUDICIAL.</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3">
            <text:p>21/03/2019</text:p>
          </table:table-cell>
          <table:table-cell office:value-type="string" table:style-name="ce14">
            <text:p>A. C. M. DARDENGO - ME</text:p>
          </table:table-cell>
          <table:table-cell office:value-type="string" table:style-name="ce13">
            <text:p>05.324.481/0001-04</text:p>
          </table:table-cell>
          <table:table-cell office:value-type="string" table:style-name="ce15">
            <text:p>O EQUIPAMENTO ESTRAGOU E FOI LEVADO À ASSISTÊNCIA. O CUSTO DE REPARO FOI BAIXO.</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26/03/2019</text:p>
          </table:table-cell>
          <table:table-cell office:value-type="string" table:style-name="ce11">
            <text:p>VIDRAÇARIA CORAMARA LTDA</text:p>
          </table:table-cell>
          <table:table-cell office:value-type="string" table:style-name="ce11">
            <text:p>39.810.593/0001-97</text:p>
          </table:table-cell>
          <table:table-cell office:value-type="string" table:style-name="ce15">
            <text:p>INSTALAR O VIDRO ENTRE DUAS SALAS, QUE FORA REMOVIDO PARA APROVEITAR O AR-CONDICIONADO DE UMA DELAS, POIS O DA OUTRA ESTAVA COM DEFEITO.</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DANIEL DA CRUZ GOMES</text:p>
          </table:table-cell>
          <table:table-cell office:value-type="string" table:style-name="ce9">
            <text:p><text:s/>106.923.577-69</text:p>
          </table:table-cell>
          <table:table-cell office:value-type="string" table:style-name="ce9">
            <text:p>20/02/19 a 15/05/19</text:p>
          </table:table-cell>
          <table:table-cell office:value-type="string" table:style-name="ce10">
            <text:p>SIM</text:p>
          </table:table-cell>
          <table:table-cell office:value-type="string" table:style-name="ce11">
            <text:p>30/04/2019</text:p>
          </table:table-cell>
          <table:table-cell office:value-type="string" table:style-name="ce11">
            <text:p>A SANDRO DA CUNHA LIMA CHAVEIRO LTDA - ME</text:p>
          </table:table-cell>
          <table:table-cell office:value-type="string" table:style-name="ce11">
            <text:p>11.266.779/0001-08</text:p>
          </table:table-cell>
          <table:table-cell office:value-type="string" table:style-name="ce15">
            <text:p>CÓPIA DE CHAVES E TROCA DE SEGREDO DE CADEADOS EM RAZÃO DO NOVO CONTRATO DE VIGILÂNCIA</text:p>
          </table:table-cell>
          <table:table-cell office:value-type="string" table:style-name="ce9">
            <text:p>R$ <text:s text:c="3"/>260,00<text:s/></text:p>
          </table:table-cell>
          <table:table-cell table:number-columns-repeated="16373"/>
        </table:table-row>
        <table:table-row table:style-name="ro7">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1">
            <text:p>06/05/2019</text:p>
          </table:table-cell>
          <table:table-cell office:value-type="string" table:style-name="ce11">
            <text:p>PERFIL PERSIANAS E COMERCIO LTDA</text:p>
          </table:table-cell>
          <table:table-cell office:value-type="string" table:style-name="ce11">
            <text:p>05.663.530/0001-33</text:p>
          </table:table-cell>
          <table:table-cell office:value-type="string" table:style-name="ce15">
            <text:p>A PORTA DE VIDRO DA PORTARIA DE TRÁS DA SEDE DA PR/ES NÃO ESTAVA FUNCIONANDO, FOI ENTÃO CONTRATADA EMPRESA COM URGÊNCIA PARA REALIZAR O SEU CONSERTO.<text:s/></text:p>
          </table:table-cell>
          <table:table-cell office:value-type="string" table:style-name="ce9">
            <text:p>R$ <text:s text:c="3"/>263,00<text:s/></text:p>
          </table:table-cell>
          <table:table-cell table:number-columns-repeated="16373"/>
        </table:table-row>
        <table:table-row table:style-name="ro5">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16/04/2019</text:p>
          </table:table-cell>
          <table:table-cell office:value-type="string" table:style-name="ce14">
            <text:p>CASA RARA COMERCIAL LTDA EPP</text:p>
          </table:table-cell>
          <table:table-cell office:value-type="string" table:style-name="ce13">
            <text:p>08.838.255/0001-30</text:p>
          </table:table-cell>
          <table:table-cell office:value-type="string" table:style-name="ce15">
            <text:p>COMPRA DE MATERIAL NÃO DISPONÍVEL NO ALMOXARIFADO, NECESSÁRIO COM URGÊNCIA PARA ATENDER DEMANDA DA SEGURANÇA.</text:p>
          </table:table-cell>
          <table:table-cell office:value-type="string" table:style-name="ce9">
            <text:p>R$ <text:s text:c="5"/>9,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18/03/2019</text:p>
          </table:table-cell>
          <table:table-cell office:value-type="string" table:style-name="ce14">
            <text:p>TEND TUDO - HOME CENTER BRASIL MATERIAIS PARA CONSTRUÇÃO LTDA</text:p>
          </table:table-cell>
          <table:table-cell office:value-type="string" table:style-name="ce13">
            <text:p>83.817.858/0061-01</text:p>
          </table:table-cell>
          <table:table-cell office:value-type="string" table:style-name="ce15">
            <text:p>AQUISIÇÃO DE MATERIAL NÃO DISPONÍVEL NO ALMOXARIFADO DA PR/ES</text:p>
          </table:table-cell>
          <table:table-cell office:value-type="string" table:style-name="ce9">
            <text:p>R$ <text:s text:c="3"/>125,99<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2/04/2019</text:p>
          </table:table-cell>
          <table:table-cell office:value-type="string" table:style-name="ce14">
            <text:p>PALACIO DAS CHAVES LTDA</text:p>
          </table:table-cell>
          <table:table-cell office:value-type="string" table:style-name="ce13">
            <text:p>35.965.144/0001-67</text:p>
          </table:table-cell>
          <table:table-cell office:value-type="string" table:style-name="ce15">
            <text:p>REALIZAÇÃO DE CÓPIA DE CHAVES DA DIGEP, SOLICITADOS PELO SESOT (DELANO), COM URGÊNCIA</text:p>
          </table:table-cell>
          <table:table-cell office:value-type="string" table:style-name="ce9">
            <text:p>R$ <text:s text:c="4"/>36,0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5/03/2019</text:p>
          </table:table-cell>
          <table:table-cell office:value-type="string" table:style-name="ce14">
            <text:p>MOSCOSO MATERIAL DE CONSTRUÇÃO LTDA ME</text:p>
          </table:table-cell>
          <table:table-cell office:value-type="string" table:style-name="ce13">
            <text:p>06.030.812/0001-66</text:p>
          </table:table-cell>
          <table:table-cell office:value-type="string" table:style-name="ce15">
            <text:p>AQUISIÇÃO DE MATERIAL NÃO DISPONÍVEL NO ALMOXARIFADO DA PR/ES</text:p>
          </table:table-cell>
          <table:table-cell office:value-type="string" table:style-name="ce9">
            <text:p>R$ <text:s text:c="4"/>78,9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26/03/2019</text:p>
          </table:table-cell>
          <table:table-cell office:value-type="string" table:style-name="ce14">
            <text:p>CASA RARA COMERCIAL LTDA EPP</text:p>
          </table:table-cell>
          <table:table-cell office:value-type="string" table:style-name="ce13">
            <text:p>08.838.255/0001-30</text:p>
          </table:table-cell>
          <table:table-cell office:value-type="string" table:style-name="ce15">
            <text:p>AQUISIÇÃO DE MATERIAL NÃO DISPONÍVEL NO ALMOXARIFADO DA PR/ES</text:p>
          </table:table-cell>
          <table:table-cell office:value-type="string" table:style-name="ce9">
            <text:p>R$ <text:s text:c="5"/>8,80<text:s/></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HERVERTON FERREIRA DE SOUZA SOBRINHO</text:p>
          </table:table-cell>
          <table:table-cell office:value-type="string" table:style-name="ce9">
            <text:p><text:s/>860.336.462-15</text:p>
          </table:table-cell>
          <table:table-cell office:value-type="string" table:style-name="ce9">
            <text:p>08/03/19 a 06/06/19</text:p>
          </table:table-cell>
          <table:table-cell office:value-type="string" table:style-name="ce10">
            <text:p>SIM</text:p>
          </table:table-cell>
          <table:table-cell office:value-type="string" table:style-name="ce13">
            <text:p>30/04/2019</text:p>
          </table:table-cell>
          <table:table-cell office:value-type="string" table:style-name="ce14">
            <text:p>CASA RARA COMERCIAL LTDA EPP</text:p>
          </table:table-cell>
          <table:table-cell office:value-type="string" table:style-name="ce13">
            <text:p>08.838.255/0001-30</text:p>
          </table:table-cell>
          <table:table-cell office:value-type="string" table:style-name="ce15">
            <text:p>COMPRA DE MATERIAL NÃO CONSTANTE NO ALMOXARIFADO, DE NECESSIDADE URGENTE</text:p>
          </table:table-cell>
          <table:table-cell office:value-type="string" table:style-name="ce9">
            <text:p>R$ <text:s text:c="4"/>30,55<text:s/></text:p>
          </table:table-cell>
          <table:table-cell table:number-columns-repeated="16373"/>
        </table:table-row>
        <table:table-row table:style-name="ro4">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16/05/19 a 12/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ES</text:p>
          </table:table-cell>
          <table:table-cell office:value-type="float" office:value="2019" table:style-name="ce8">
            <text:p>2019</text:p>
          </table:table-cell>
          <table:table-cell office:value-type="string" table:style-name="ce8">
            <text:p>SOLIMAR DE CARVALHO MARETO</text:p>
          </table:table-cell>
          <table:table-cell office:value-type="string" table:style-name="ce9">
            <text:p><text:s/>525.766.807-63</text:p>
          </table:table-cell>
          <table:table-cell office:value-type="string" table:style-name="ce9">
            <text:p>25/01/19 a 09/04/19</text:p>
          </table:table-cell>
          <table:table-cell office:value-type="string" table:style-name="ce10">
            <text:p>SIM</text:p>
          </table:table-cell>
          <table:table-cell office:value-type="string" table:style-name="ce11">
            <text:p>12/02/2019</text:p>
          </table:table-cell>
          <table:table-cell office:value-type="string" table:style-name="ce11">
            <text:p>SUPERMERCADO CENTRAL EIRELI</text:p>
          </table:table-cell>
          <table:table-cell office:value-type="string" table:style-name="ce11">
            <text:p>27.614.330/0001-23</text:p>
          </table:table-cell>
          <table:table-cell office:value-type="string" table:style-name="ce15">
            <text:p>AQUISIÇÃO DE MATERIAL NÃO DISPONÍVEL NO ALMOXARIFADO DA PR/ES.</text:p>
          </table:table-cell>
          <table:table-cell office:value-type="string" table:style-name="ce9">
            <text:p>R$ <text:s text:c="5"/>8,37<text:s/></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DIEGO DE MORAES BORGES</text:p>
          </table:table-cell>
          <table:table-cell office:value-type="string" table:style-name="ce9">
            <text:p><text:s/>013.746.811-30</text:p>
          </table:table-cell>
          <table:table-cell office:value-type="string" table:style-name="ce9">
            <text:p>08/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JORGE LEANDRO TOLEDO</text:p>
          </table:table-cell>
          <table:table-cell office:value-type="string" table:style-name="ce9">
            <text:p><text:s/>818.431.271-72</text:p>
          </table:table-cell>
          <table:table-cell office:value-type="string" table:style-name="ce9">
            <text:p>19/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TULIO GONCALVES LOURENCO FILHO</text:p>
          </table:table-cell>
          <table:table-cell office:value-type="string" table:style-name="ce9">
            <text:p><text:s/>023.479.281-71</text:p>
          </table:table-cell>
          <table:table-cell office:value-type="string" table:style-name="ce9">
            <text:p>05/02/19 a 03/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GO</text:p>
          </table:table-cell>
          <table:table-cell office:value-type="float" office:value="2019" table:style-name="ce8">
            <text:p>2019</text:p>
          </table:table-cell>
          <table:table-cell office:value-type="string" table:style-name="ce8">
            <text:p>WILLAMY COELHO PIMENTEL</text:p>
          </table:table-cell>
          <table:table-cell office:value-type="string" table:style-name="ce9">
            <text:p><text:s/>365.335.643-15</text:p>
          </table:table-cell>
          <table:table-cell office:value-type="string" table:style-name="ce9">
            <text:p>07/02/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0/06/19 a 08/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1/03/2019</text:p>
          </table:table-cell>
          <table:table-cell office:value-type="string" table:style-name="ce14">
            <text:p>START SHOP COMÉRCIO DE PRODUTOS DE LIMPEZA LTDA</text:p>
          </table:table-cell>
          <table:table-cell office:value-type="string" table:style-name="ce13">
            <text:p>08.318.030/0001-52</text:p>
          </table:table-cell>
          <table:table-cell office:value-type="string" table:style-name="ce15">
            <text:p>-COMPRA DE ÁLCOOL ANTI-SEPTICO GEL PARA HIGIENIZAÇÃO DAS MÃOS.</text:p>
            <text:p>-COMPRA DE HIPOCLORITO DE SÓDIO PARA LIMPEZA DA ÁGUA PELO SISTEMA DE AUTOMATIZAÇÃO DA SEDE.</text:p>
          </table:table-cell>
          <table:table-cell office:value-type="string" table:style-name="ce9">
            <text:p>R$ <text:s text:c="3"/>238,5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3/05/2019</text:p>
          </table:table-cell>
          <table:table-cell office:value-type="string" table:style-name="ce14">
            <text:p>CASTRO NAVES COMÉRCIO<text:s/></text:p>
          </table:table-cell>
          <table:table-cell office:value-type="string" table:style-name="ce13">
            <text:p>03.341.743/0001-13</text:p>
          </table:table-cell>
          <table:table-cell office:value-type="string" table:style-name="ce15">
            <text:p>-COMPRA DE FITA PVC PARA REFORÇAR AS CAIXAS DO ARQUIVO MORTO.</text:p>
          </table:table-cell>
          <table:table-cell office:value-type="string" table:style-name="ce9">
            <text:p>R$ <text:s text:c="4"/>30,9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1">
            <text:p>25/03/2019</text:p>
          </table:table-cell>
          <table:table-cell office:value-type="string" table:style-name="ce11">
            <text:p>AQUIGAS LTDA - EPP</text:p>
          </table:table-cell>
          <table:table-cell office:value-type="string" table:style-name="ce11">
            <text:p>42.822.791/0001-85</text:p>
          </table:table-cell>
          <table:table-cell office:value-type="string" table:style-name="ce15">
            <text:p>-COMPRA DE RECARGA DE GÁS GLP 13KG, PARA USO DIÁRIO NA COPA.</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1">
            <text:p>SIM</text:p>
          </table:table-cell>
          <table:table-cell office:value-type="string" table:style-name="ce11">
            <text:p>27/03/2019</text:p>
          </table:table-cell>
          <table:table-cell office:value-type="string" table:style-name="ce11">
            <text:p>POSTO BRASÍLIA LTDA</text:p>
          </table:table-cell>
          <table:table-cell office:value-type="string" table:style-name="ce11">
            <text:p>25.631.433/0001-76</text:p>
          </table:table-cell>
          <table:table-cell office:value-type="string" table:style-name="ce18">
            <text:p>-COMPRA DE ÓLEO DIESEL S-10 PARA O GERADOR DE ENERGIA DA PRM-UBERLÂNDIA</text:p>
          </table:table-cell>
          <table:table-cell office:value-type="string" table:style-name="ce9">
            <text:p>R$ <text:s text:c="3"/>35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LAN JULIUS NAVARRO</text:p>
          </table:table-cell>
          <table:table-cell office:value-type="string" table:style-name="ce9">
            <text:p><text:s/>060.265.386-07</text:p>
          </table:table-cell>
          <table:table-cell office:value-type="string" table:style-name="ce9">
            <text:p>18/03/19 a 15/06/19</text:p>
          </table:table-cell>
          <table:table-cell office:value-type="string" table:style-name="ce10">
            <text:p>SIM</text:p>
          </table:table-cell>
          <table:table-cell office:value-type="string" table:style-name="ce13">
            <text:p>28/03/2019</text:p>
          </table:table-cell>
          <table:table-cell office:value-type="string" table:style-name="ce14">
            <text:p>CASTRO NAVES COMÉRCIO<text:s/></text:p>
          </table:table-cell>
          <table:table-cell office:value-type="string" table:style-name="ce13">
            <text:p>03.341.743/0001-13</text:p>
          </table:table-cell>
          <table:table-cell office:value-type="string" table:style-name="ce15">
            <text:p>-COMPRA DE PLACAS DE SINALIZAÇÃO PARA SEGURANÇA PREDIAL DA SEDE DA PRM-UBERLÂNDIA.</text:p>
          </table:table-cell>
          <table:table-cell office:value-type="string" table:style-name="ce9">
            <text:p>R$ <text:s text:c="3"/>103,92<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1">
            <text:p>07/02/2019</text:p>
          </table:table-cell>
          <table:table-cell office:value-type="string" table:style-name="ce11">
            <text:p>FUTURA EXPRESS</text:p>
          </table:table-cell>
          <table:table-cell office:value-type="string" table:style-name="ce11">
            <text:p>26.267.356/0001-80</text:p>
          </table:table-cell>
          <table:table-cell office:value-type="string" table:style-name="ce15">
            <text:p>DIGITALIZAÇÃO DE PROJETOS ARQUITETÔNICOS DA PRMG.</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0">
            <text:p>SIM</text:p>
          </table:table-cell>
          <table:table-cell office:value-type="string" table:style-name="ce11">
            <text:p>13/03/2019</text:p>
          </table:table-cell>
          <table:table-cell office:value-type="string" table:style-name="ce11">
            <text:p>FUTURA EXPRESS</text:p>
          </table:table-cell>
          <table:table-cell office:value-type="string" table:style-name="ce11">
            <text:p>26.267.356/0001-80</text:p>
          </table:table-cell>
          <table:table-cell office:value-type="string" table:style-name="ce15">
            <text:p>DIGITALIZAÇÃO DE PROJETOS EM FORMATO A0.</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2/19 a 09/05/19</text:p>
          </table:table-cell>
          <table:table-cell office:value-type="string" table:style-name="ce11">
            <text:p>SIM</text:p>
          </table:table-cell>
          <table:table-cell office:value-type="string" table:style-name="ce11">
            <text:p>22/03/2019</text:p>
          </table:table-cell>
          <table:table-cell office:value-type="string" table:style-name="ce11">
            <text:p>5º OFÍCIO DE NOTAS DE BELO HORIZONTE</text:p>
          </table:table-cell>
          <table:table-cell office:value-type="string" table:style-name="ce11">
            <text:p>16.740.367/0001-81</text:p>
          </table:table-cell>
          <table:table-cell office:value-type="string" table:style-name="ce18">
            <text:p>RECONHECIMENTO DE FIRMA E AUTENTICAÇÃO DE DOCUMENTOS DA PRMG.</text:p>
          </table:table-cell>
          <table:table-cell office:value-type="string" table:style-name="ce9">
            <text:p>R$ <text:s text:c="4"/>14,82<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11/03/2019</text:p>
          </table:table-cell>
          <table:table-cell office:value-type="string" table:style-name="ce11">
            <text:p>LOJA DOS PARAFUSOS LTDA</text:p>
          </table:table-cell>
          <table:table-cell office:value-type="string" table:style-name="ce11">
            <text:p>22.061.279/0001-56</text:p>
          </table:table-cell>
          <table:table-cell office:value-type="string" table:style-name="ce15">
            <text:p>FIXAÇÃO DOS EXTINTORES DA PRMG.</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13/03/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NOVO SERVIDOR E SERVIDOR QUE MUDOU DE SETOR.</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15/04/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O ARQUIVO MORTO DO SUBSOLO DA PRMG.</text:p>
          </table:table-cell>
          <table:table-cell office:value-type="string" table:style-name="ce9">
            <text:p>R$ <text:s text:c="4"/>31,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20/05/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A SALA DA CHEFE DO NMSG.</text:p>
          </table:table-cell>
          <table:table-cell office:value-type="string" table:style-name="ce9">
            <text:p>R$ <text:s text:c="4"/>12,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23/05/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S PARA A SALA 603E.</text:p>
          </table:table-cell>
          <table:table-cell office:value-type="string" table:style-name="ce9">
            <text:p>R$ <text:s text:c="5"/>6,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08/03/19 a 03/06/19</text:p>
          </table:table-cell>
          <table:table-cell office:value-type="string" table:style-name="ce10">
            <text:p>SIM</text:p>
          </table:table-cell>
          <table:table-cell office:value-type="string" table:style-name="ce11">
            <text:p>26/03/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INSTALAÇÃO DAS LUMINÁRIAS DA PORTARIA, MANUTENÇÃO NO SISTEMA DE ILUMINAÇÃO DO DEPÓSITO DA SELOG E LUBRIFICAÇÃO DAS PORTAS DA PRMG.</text:p>
          </table:table-cell>
          <table:table-cell office:value-type="string" table:style-name="ce9">
            <text:p>R$ <text:s text:c="4"/>88,68<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05/02/2019</text:p>
          </table:table-cell>
          <table:table-cell office:value-type="string" table:style-name="ce11">
            <text:p>ELETRÔNICA SANTA EFIGÊNIA LTDA EPP</text:p>
          </table:table-cell>
          <table:table-cell office:value-type="string" table:style-name="ce11">
            <text:p>00.521.628/0001-32</text:p>
          </table:table-cell>
          <table:table-cell office:value-type="string" table:style-name="ce15">
            <text:p>FIXAÇÃO DE TVS NA PRMG.</text:p>
          </table:table-cell>
          <table:table-cell office:value-type="string" table:style-name="ce9">
            <text:p>R$ <text:s text:c="3"/>129,6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05/02/2019</text:p>
          </table:table-cell>
          <table:table-cell office:value-type="string" table:style-name="ce11">
            <text:p>POLITRÔNICA LTDA.</text:p>
          </table:table-cell>
          <table:table-cell office:value-type="string" table:style-name="ce11">
            <text:p>05.772.600/0001-91</text:p>
          </table:table-cell>
          <table:table-cell office:value-type="string" table:style-name="ce15">
            <text:p>MANUTENÇÃO NAS PORTAS DE VIDRO DA PRMG.</text:p>
          </table:table-cell>
          <table:table-cell office:value-type="string" table:style-name="ce9">
            <text:p>R$ <text:s text:c="4"/>19,5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07/02/2019</text:p>
          </table:table-cell>
          <table:table-cell office:value-type="string" table:style-name="ce11">
            <text:p>CCR AUTO PEÇAS LTDA.</text:p>
          </table:table-cell>
          <table:table-cell office:value-type="string" table:style-name="ce11">
            <text:p>64.234.073/0001-20</text:p>
          </table:table-cell>
          <table:table-cell office:value-type="string" table:style-name="ce15">
            <text:p>CÓPIA DE CHAVE PARA SERVIDOR.</text:p>
          </table:table-cell>
          <table:table-cell office:value-type="string" table:style-name="ce9">
            <text:p>R$ <text:s text:c="5"/>6,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2/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MANUTENÇÃO DA BOMBA DE DRENO DA PRMG.</text:p>
          </table:table-cell>
          <table:table-cell office:value-type="string" table:style-name="ce9">
            <text:p>R$ <text:s text:c="4"/>49,22<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2/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SISTEMA DE TROCA DE LÂMPADAS FLUORESCENTES PARA LÂMPADAS DE LED DA PRMG.</text:p>
          </table:table-cell>
          <table:table-cell office:value-type="string" table:style-name="ce9">
            <text:p>R$ <text:s text:c="4"/>16,74<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15/02/2019</text:p>
          </table:table-cell>
          <table:table-cell office:value-type="string" table:style-name="ce11">
            <text:p>LOJA ELÉTRICA LTDA</text:p>
          </table:table-cell>
          <table:table-cell office:value-type="string" table:style-name="ce11">
            <text:p>17.155.342/0005-07</text:p>
          </table:table-cell>
          <table:table-cell office:value-type="string" table:style-name="ce15">
            <text:p>TROCA DAS LÂMPADAS FLUORESCENTES POR LÂMPADAS DE LED DA PRMG.</text:p>
          </table:table-cell>
          <table:table-cell office:value-type="string" table:style-name="ce9">
            <text:p>R$ <text:s text:c="4"/>16,74<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2/01/2019</text:p>
          </table:table-cell>
          <table:table-cell office:value-type="string" table:style-name="ce11">
            <text:p>NRC FERRAGENS</text:p>
          </table:table-cell>
          <table:table-cell office:value-type="string" table:style-name="ce11">
            <text:p>10.954.548/0001-24</text:p>
          </table:table-cell>
          <table:table-cell office:value-type="string" table:style-name="ce15">
            <text:p>MANUTENÇÃO NAS PORTAS DE VIDRO DA PRMG.</text:p>
          </table:table-cell>
          <table:table-cell office:value-type="string" table:style-name="ce9">
            <text:p>R$ <text:s text:c="4"/>74,8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4/01/2019</text:p>
          </table:table-cell>
          <table:table-cell office:value-type="string" table:style-name="ce11">
            <text:p>ART FERRAGENS MATERIAIS DE CONSTRUCAO EIRELI</text:p>
          </table:table-cell>
          <table:table-cell office:value-type="string" table:style-name="ce11">
            <text:p>02.059.747/0001-40</text:p>
          </table:table-cell>
          <table:table-cell office:value-type="string" table:style-name="ce15">
            <text:p>SISTEMA DE TROCA DE LÂMPADAS FLUORESCENTES PARA LÂMPADAS DE LED DA PRMG.</text:p>
          </table:table-cell>
          <table:table-cell office:value-type="string" table:style-name="ce9">
            <text:p>R$ <text:s text:c="3"/>111,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ANDRE GUSTAVO GOMES AMARAL</text:p>
          </table:table-cell>
          <table:table-cell office:value-type="string" table:style-name="ce9">
            <text:p><text:s/>822.942.406-34</text:p>
          </table:table-cell>
          <table:table-cell office:value-type="string" table:style-name="ce9">
            <text:p>21/01/19 a 21/04/19</text:p>
          </table:table-cell>
          <table:table-cell office:value-type="string" table:style-name="ce10">
            <text:p>SIM</text:p>
          </table:table-cell>
          <table:table-cell office:value-type="string" table:style-name="ce11">
            <text:p>24/01/2019</text:p>
          </table:table-cell>
          <table:table-cell office:value-type="string" table:style-name="ce11">
            <text:p>NRC FERRAGENS</text:p>
          </table:table-cell>
          <table:table-cell office:value-type="string" table:style-name="ce11">
            <text:p>10.954.548/0001-24</text:p>
          </table:table-cell>
          <table:table-cell office:value-type="string" table:style-name="ce15">
            <text:p>MANUTENÇÃO NAS PORTAS DE VIDRO DA PRMG.</text:p>
          </table:table-cell>
          <table:table-cell office:value-type="string" table:style-name="ce9">
            <text:p>R$ <text:s text:c="4"/>74,8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DENISE RODRIGUES DE SOUZA</text:p>
          </table:table-cell>
          <table:table-cell office:value-type="string" table:style-name="ce9">
            <text:p><text:s/>811.278.807-30</text:p>
          </table:table-cell>
          <table:table-cell office:value-type="string" table:style-name="ce9">
            <text:p>25/04/19 a 24/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04/06/19 a 02/09/19</text:p>
          </table:table-cell>
          <table:table-cell office:value-type="string" table:style-name="ce10">
            <text:p>SIM</text:p>
          </table:table-cell>
          <table:table-cell office:value-type="string" table:style-name="ce11">
            <text:p>05/06/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5">
            <text:p>ATENDIMENTO DE COFFEE BREAK PARA REUNIÃO DA ATIVIDADE FIM, SOLICITADO PELA PROCURADORA-CHEFE DA PRMG.</text:p>
          </table:table-cell>
          <table:table-cell office:value-type="string" table:style-name="ce9">
            <text:p>R$ <text:s text:c="3"/>111,3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06/05/2019</text:p>
          </table:table-cell>
          <table:table-cell office:value-type="string" table:style-name="ce11">
            <text:p>EMA ALIMENTOS LTDA - ME</text:p>
          </table:table-cell>
          <table:table-cell office:value-type="string" table:style-name="ce11">
            <text:p>17.785.367/0001-60</text:p>
          </table:table-cell>
          <table:table-cell office:value-type="string" table:style-name="ce15">
            <text:p>COFFEE BREAK PARA REUNIÃO DA PROCURADORA-CHEFE COM O SRPF.</text:p>
          </table:table-cell>
          <table:table-cell office:value-type="string" table:style-name="ce9">
            <text:p>R$ <text:s text:c="4"/>35,74<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3">
            <text:p>26/02/2019</text:p>
          </table:table-cell>
          <table:table-cell office:value-type="string" table:style-name="ce14">
            <text:p>CASA DO MARCENEIRO COMÉRCIO E REPRESENTAÇÃO LTDA. ME</text:p>
          </table:table-cell>
          <table:table-cell office:value-type="string" table:style-name="ce13">
            <text:p>28.086.325/0001-58</text:p>
          </table:table-cell>
          <table:table-cell office:value-type="string" table:style-name="ce15">
            <text:p>MATERIAL PARA CONSERTO DO ARMÁRIO DO GABINETE DA PROCURADORA-CHEFE.</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3">
            <text:p>26/02/2019</text:p>
          </table:table-cell>
          <table:table-cell office:value-type="string" table:style-name="ce14">
            <text:p>LOJA DOS PARAFUSOS LTDA</text:p>
          </table:table-cell>
          <table:table-cell office:value-type="string" table:style-name="ce13">
            <text:p>22.061.279/0001-56</text:p>
          </table:table-cell>
          <table:table-cell office:value-type="string" table:style-name="ce15">
            <text:p>MATERIAL PARA CONSERTO DE ARMÁRIO DO GABINETE DA PROCURADORA-CHEFE.</text:p>
          </table:table-cell>
          <table:table-cell office:value-type="string" table:style-name="ce9">
            <text:p>R$ <text:s text:c="4"/>72,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3">
            <text:p>29/01/2019</text:p>
          </table:table-cell>
          <table:table-cell office:value-type="string" table:style-name="ce14">
            <text:p>PCA COMÉRCIO DE PRODUTOS ALIMENTÍCIOS LTDA</text:p>
          </table:table-cell>
          <table:table-cell office:value-type="string" table:style-name="ce13">
            <text:p>08.688.027/0001-20</text:p>
          </table:table-cell>
          <table:table-cell office:value-type="string" table:style-name="ce15">
            <text:p>COFFEE BREAK PARA REUNIÃO DA ÁREA FIM.</text:p>
          </table:table-cell>
          <table:table-cell office:value-type="string" table:style-name="ce9">
            <text:p>R$ <text:s text:c="4"/>89,5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30/01/2019</text:p>
          </table:table-cell>
          <table:table-cell office:value-type="string" table:style-name="ce11">
            <text:p>PANIFICADORA TRIGO NOBRE LTDA</text:p>
          </table:table-cell>
          <table:table-cell office:value-type="string" table:style-name="ce11">
            <text:p>20.091.781/0001-84</text:p>
          </table:table-cell>
          <table:table-cell office:value-type="string" table:style-name="ce15">
            <text:p>COFFEE BREAK PARA REUNIÃO DA ATIVIDADE FIM.</text:p>
          </table:table-cell>
          <table:table-cell office:value-type="string" table:style-name="ce9">
            <text:p>R$ <text:s text:c="4"/>34,12<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FABIANA DE LIMA MARTINS</text:p>
          </table:table-cell>
          <table:table-cell office:value-type="string" table:style-name="ce9">
            <text:p><text:s/>080.844.577-48</text:p>
          </table:table-cell>
          <table:table-cell office:value-type="string" table:style-name="ce9">
            <text:p>28/01/19 a 28/04/19</text:p>
          </table:table-cell>
          <table:table-cell office:value-type="string" table:style-name="ce10">
            <text:p>SIM</text:p>
          </table:table-cell>
          <table:table-cell office:value-type="string" table:style-name="ce11">
            <text:p>30/01/2019</text:p>
          </table:table-cell>
          <table:table-cell office:value-type="string" table:style-name="ce11">
            <text:p>PCA COMÉRCIO DE PRODUTOS ALIMENTÍCIOS LTDA</text:p>
          </table:table-cell>
          <table:table-cell office:value-type="string" table:style-name="ce11">
            <text:p>08.688.027/0001-20</text:p>
          </table:table-cell>
          <table:table-cell office:value-type="string" table:style-name="ce15">
            <text:p>COFFEE BREAK PARA REUNIÃO DA ATIVIDADE FIM.</text:p>
          </table:table-cell>
          <table:table-cell office:value-type="string" table:style-name="ce9">
            <text:p>R$ <text:s text:c="4"/>72,63<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02/05/19 a 31/07/19</text:p>
          </table:table-cell>
          <table:table-cell office:value-type="string" table:style-name="ce10">
            <text:p>SIM</text:p>
          </table:table-cell>
          <table:table-cell office:value-type="string" table:style-name="ce11">
            <text:p>09/05/2019</text:p>
          </table:table-cell>
          <table:table-cell office:value-type="string" table:style-name="ce11">
            <text:p>BERGILIANO KLEN DA SILVA &amp; CIA. LTDA</text:p>
          </table:table-cell>
          <table:table-cell office:value-type="string" table:style-name="ce11">
            <text:p>09.432.473/0001-32</text:p>
          </table:table-cell>
          <table:table-cell office:value-type="string" table:style-name="ce15">
            <text:p>ATENDER DESPESAS DE PEQUENO VULTO E PRONTO PAGAMENTO COM AQUISIÇÃO DE MATERIAL DE CONSUMO PARA A PRM/MANHUAÇU.</text:p>
          </table:table-cell>
          <table:table-cell office:value-type="string" table:style-name="ce9">
            <text:p>R$ <text:s text:c="4"/>58,00<text:s/></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2/06/19 a 10/09/19</text:p>
          </table:table-cell>
          <table:table-cell office:value-type="string" table:style-name="ce11">
            <text:p>SIM</text:p>
          </table:table-cell>
          <table:table-cell office:value-type="string" table:style-name="ce11">
            <text:p>25/06/2019</text:p>
          </table:table-cell>
          <table:table-cell office:value-type="string" table:style-name="ce11">
            <text:p>MARCIO VENANCIO DA SILVA</text:p>
          </table:table-cell>
          <table:table-cell office:value-type="string" table:style-name="ce11">
            <text:p>073.855.487-17</text:p>
          </table:table-cell>
          <table:table-cell office:value-type="string" table:style-name="ce18">
            <text:p>LIMPEZA DOS VEÍCULOS OFICIAIS DA PRM-MANHUAÇU, HAJA VISTA O MUNICÍPIO NÃO CONTAR COM EMPRESA CREDENCIADA PARA ESSE SERVIÇO PELA PRESTADORA CONTRATADA PELA PRMG.</text:p>
          </table:table-cell>
          <table:table-cell office:value-type="string" table:style-name="ce9">
            <text:p>R$ <text:s text:c="4"/>93,02<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5/05/19 a 13/08/19</text:p>
          </table:table-cell>
          <table:table-cell office:value-type="string" table:style-name="ce11">
            <text:p>SIM</text:p>
          </table:table-cell>
          <table:table-cell office:value-type="string" table:style-name="ce11">
            <text:p>16/05/2019</text:p>
          </table:table-cell>
          <table:table-cell office:value-type="string" table:style-name="ce11">
            <text:p>ARICEL COMÉRCIO DE MATERIAL DE CONSTRUÇÃO LTDA - ME (INOVA HIDRÁULICA)</text:p>
          </table:table-cell>
          <table:table-cell office:value-type="string" table:style-name="ce11">
            <text:p>03.940.006/0001-37</text:p>
          </table:table-cell>
          <table:table-cell office:value-type="string" table:style-name="ce18">
            <text:p>AQUISIÇÃO DE REPARO MVC (DIREITA) PARA TORNEIRA E ACABAMENTO PARA DESCARGA. AQUISIÇÃO PARA CONSERTO DE MATERIAL COM DEFEITO.</text:p>
          </table:table-cell>
          <table:table-cell office:value-type="string" table:style-name="ce9">
            <text:p>R$ <text:s text:c="4"/>90,8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FABIO EDUARDO PINTO COELHO</text:p>
          </table:table-cell>
          <table:table-cell office:value-type="string" table:style-name="ce9">
            <text:p><text:s/>032.458.926-32</text:p>
          </table:table-cell>
          <table:table-cell office:value-type="string" table:style-name="ce9">
            <text:p>15/05/19 a 13/08/19</text:p>
          </table:table-cell>
          <table:table-cell office:value-type="string" table:style-name="ce11">
            <text:p>SIM</text:p>
          </table:table-cell>
          <table:table-cell office:value-type="string" table:style-name="ce11">
            <text:p>16/05/2019</text:p>
          </table:table-cell>
          <table:table-cell office:value-type="string" table:style-name="ce11">
            <text:p>PAULO HENRIQUE DAVILA ME - RODOGAS</text:p>
          </table:table-cell>
          <table:table-cell office:value-type="string" table:style-name="ce11">
            <text:p>10.249.911/0001-00</text:p>
          </table:table-cell>
          <table:table-cell office:value-type="string" table:style-name="ce18">
            <text:p>AQUISIÇÃO DE GÁS DE COZINHA.</text:p>
          </table:table-cell>
          <table:table-cell office:value-type="string" table:style-name="ce9">
            <text:p>R$ <text:s text:c="4"/>7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GRACIELE CRISTINA CHAVES MOTA</text:p>
          </table:table-cell>
          <table:table-cell office:value-type="string" table:style-name="ce9">
            <text:p><text:s/>045.677.006-27</text:p>
          </table:table-cell>
          <table:table-cell office:value-type="string" table:style-name="ce9">
            <text:p>14/03/19 a 11/06/19</text:p>
          </table:table-cell>
          <table:table-cell office:value-type="string" table:style-name="ce10">
            <text:p>SIM</text:p>
          </table:table-cell>
          <table:table-cell office:value-type="string" table:style-name="ce13">
            <text:p>25/03/2019</text:p>
          </table:table-cell>
          <table:table-cell office:value-type="string" table:style-name="ce14">
            <text:p>FLÁVIO DOS SANTOS PORTUGAL</text:p>
          </table:table-cell>
          <table:table-cell office:value-type="string" table:style-name="ce13">
            <text:p>005.861.926-70</text:p>
          </table:table-cell>
          <table:table-cell office:value-type="string" table:style-name="ce15">
            <text:p>INSTALAÇÃO DE LUMINÁRIA DE EMERGÊNCIA PARA ADEQUAR AO PROJETO DE AQUISIÇÃO DO AVCB</text:p>
          </table:table-cell>
          <table:table-cell office:value-type="string" table:style-name="ce9">
            <text:p>R$ <text:s text:c="4"/>85,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GRACIELE CRISTINA CHAVES MOTA</text:p>
          </table:table-cell>
          <table:table-cell office:value-type="string" table:style-name="ce9">
            <text:p><text:s/>045.677.006-27</text:p>
          </table:table-cell>
          <table:table-cell office:value-type="string" table:style-name="ce9">
            <text:p>27/02/19 a 28/05/19</text:p>
          </table:table-cell>
          <table:table-cell office:value-type="string" table:style-name="ce10">
            <text:p>SIM</text:p>
          </table:table-cell>
          <table:table-cell office:value-type="string" table:style-name="ce13">
            <text:p>15/03/2019</text:p>
          </table:table-cell>
          <table:table-cell office:value-type="string" table:style-name="ce14">
            <text:p>RN TINTAS E FERRAMENTAS LTDA</text:p>
          </table:table-cell>
          <table:table-cell office:value-type="string" table:style-name="ce13">
            <text:p>25.271.628/0001-52</text:p>
          </table:table-cell>
          <table:table-cell office:value-type="string" table:style-name="ce15">
            <text:p>COMPRA DE FITA ANTIDERRAPANTE PARA INSTALAÇÃO NAS ESCADAS PARA QUE CONSIGAMOS A LIBERAÇÃO DO AVCB</text:p>
          </table:table-cell>
          <table:table-cell office:value-type="string" table:style-name="ce9">
            <text:p>R$ <text:s text:c="3"/>103,82<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07/02/19 a 08/05/19</text:p>
          </table:table-cell>
          <table:table-cell office:value-type="string" table:style-name="ce10">
            <text:p>SIM</text:p>
          </table:table-cell>
          <table:table-cell office:value-type="string" table:style-name="ce13">
            <text:p>08/03/2019</text:p>
          </table:table-cell>
          <table:table-cell office:value-type="string" table:style-name="ce14">
            <text:p>CAMERA SHOP LTDA - ME</text:p>
          </table:table-cell>
          <table:table-cell office:value-type="string" table:style-name="ce13">
            <text:p>27.637.355/0001-42</text:p>
          </table:table-cell>
          <table:table-cell office:value-type="string" table:style-name="ce15">
            <text:p>AQUISIÇÃO DE 01 BATERIA PARA A CENTRAL DA CERCA ELÉTRICA E 01 CABO CONECTOR PARA BATERIA, A FIM DE ZELAR PELA SEGURANÇA DA UNIDADE, JÁ QUE SEM A CERCA ELÉTRICA A PRM-SJR-MG ENCONTRA-SE VULNERÁVEL.</text:p>
          </table:table-cell>
          <table:table-cell office:value-type="string" table:style-name="ce9">
            <text:p>R$ <text:s text:c="3"/>105,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15/04/19 a 14/07/19</text:p>
          </table:table-cell>
          <table:table-cell office:value-type="string" table:style-name="ce10">
            <text:p>SIM</text:p>
          </table:table-cell>
          <table:table-cell office:value-type="string" table:style-name="ce13">
            <text:p>03/05/2019</text:p>
          </table:table-cell>
          <table:table-cell office:value-type="string" table:style-name="ce14">
            <text:p>CRIATIVA COMUNICAÇÃO VISUAL LTDA - ME</text:p>
          </table:table-cell>
          <table:table-cell office:value-type="string" table:style-name="ce13">
            <text:p>19.968.883/0001-56</text:p>
          </table:table-cell>
          <table:table-cell office:value-type="string" table:style-name="ce15">
            <text:p>CONFECÇÃO DE UMA PLACA ADESIVA, QUE SERÁ COLADA SOBRE ANTIGA PLACA DE METALON</text:p>
            <text:p>EXISTENTE NA PRM, PARA USO E SINALIZAÇÃO DA FUTURA SEDE DA PRM-SJR-MG, EM SUBSTITUIÇÃO DOS BANNERS.</text:p>
          </table:table-cell>
          <table:table-cell office:value-type="string" table:style-name="ce9">
            <text:p>R$ <text:s text:c="3"/>10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18/03/19 a 15/06/19</text:p>
          </table:table-cell>
          <table:table-cell office:value-type="string" table:style-name="ce10">
            <text:p>SIM</text:p>
          </table:table-cell>
          <table:table-cell office:value-type="string" table:style-name="ce13">
            <text:p>25/04/2019</text:p>
          </table:table-cell>
          <table:table-cell office:value-type="string" table:style-name="ce14">
            <text:p>CAMERA SHOP LTDA - ME</text:p>
          </table:table-cell>
          <table:table-cell office:value-type="string" table:style-name="ce13">
            <text:p>27.637.355/0001-42</text:p>
          </table:table-cell>
          <table:table-cell office:value-type="string" table:style-name="ce15">
            <text:p>SUBSTITUIÇÃO, DE UMA NOVA CENTRAL PARA A CERCA ELÉTRICA (ELETRIFICADOR DE</text:p>
            <text:p>CERCA ELÉTRICA, COM 01 CONTROLE REMOTO), TENDO EM VISTA QUE A CENTRAL ATUAL NÃO ESTAVA EMITINDO ALARME SONORO.</text:p>
          </table:table-cell>
          <table:table-cell office:value-type="string" table:style-name="ce9">
            <text:p>R$ <text:s text:c="3"/>19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KARINA EL CORAB TROTTA LARA</text:p>
          </table:table-cell>
          <table:table-cell office:value-type="string" table:style-name="ce9">
            <text:p><text:s/>993.034.266-49</text:p>
          </table:table-cell>
          <table:table-cell office:value-type="string" table:style-name="ce9">
            <text:p>31/05/19 a 29/08/19</text:p>
          </table:table-cell>
          <table:table-cell office:value-type="string" table:style-name="ce10">
            <text:p>SIM</text:p>
          </table:table-cell>
          <table:table-cell office:value-type="string" table:style-name="ce11">
            <text:p>11/06/2019</text:p>
          </table:table-cell>
          <table:table-cell office:value-type="string" table:style-name="ce11">
            <text:p>ROBERTO APARECIDO DO NASCIMENTO</text:p>
          </table:table-cell>
          <table:table-cell office:value-type="string" table:style-name="ce11">
            <text:p>05.518.417/0001-64</text:p>
          </table:table-cell>
          <table:table-cell office:value-type="string" table:style-name="ce15">
            <text:p>AQUISIÇÃO DE 01 BOTIJÃO DE GÁS DE COZINHA, PARA SUBSTITUIR O BOTIJÃO EXISTENTE NA PRM-SJR-MG, QUE SE ESGOTOU.</text:p>
          </table:table-cell>
          <table:table-cell office:value-type="string" table:style-name="ce9">
            <text:p>R$ <text:s text:c="4"/>65,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1">
            <text:p>SIM</text:p>
          </table:table-cell>
          <table:table-cell office:value-type="string" table:style-name="ce11">
            <text:p>03/06/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06/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08/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0/06/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12/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13/05/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15/04/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20/05/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3">
            <text:p>22/04/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7/05/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9/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29/05/2019</text:p>
          </table:table-cell>
          <table:table-cell office:value-type="string" table:style-name="ce11">
            <text:p>ECO135 CONCESSIONARIA DE RODOVIAS S.A.</text:p>
          </table:table-cell>
          <table:table-cell office:value-type="string" table:style-name="ce11">
            <text:p>30.265.100/0001-00</text:p>
          </table:table-cell>
          <table:table-cell office:value-type="string" table:style-name="ce15">
            <text:p>PAGAMENTO DE PEDÁGIO</text:p>
          </table:table-cell>
          <table:table-cell office:value-type="string" table:style-name="ce9">
            <text:p>R$ <text:s text:c="5"/>7,2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1/04/19 a 30/06/19</text:p>
          </table:table-cell>
          <table:table-cell office:value-type="string" table:style-name="ce10">
            <text:p>SIM</text:p>
          </table:table-cell>
          <table:table-cell office:value-type="string" table:style-name="ce11">
            <text:p>30/05/2019</text:p>
          </table:table-cell>
          <table:table-cell office:value-type="string" table:style-name="ce11">
            <text:p>ECO135 CONCESSIONARIA DE RODOVIAS S.A.</text:p>
          </table:table-cell>
          <table:table-cell office:value-type="string" table:style-name="ce11">
            <text:p>30.265.100/0001-00</text:p>
          </table:table-cell>
          <table:table-cell office:value-type="string" table:style-name="ce15">
            <text:p>PAGAMENTO DE PEDÁGIO</text:p>
          </table:table-cell>
          <table:table-cell office:value-type="string" table:style-name="ce9">
            <text:p>R$ <text:s text:c="5"/>7,2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6/06/19 a 04/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07/03/19 a 15/06/19</text:p>
          </table:table-cell>
          <table:table-cell office:value-type="string" table:style-name="ce10">
            <text:p>SIM</text:p>
          </table:table-cell>
          <table:table-cell office:value-type="string" table:style-name="ce11">
            <text:p>07/03/2019</text:p>
          </table:table-cell>
          <table:table-cell office:value-type="string" table:style-name="ce11">
            <text:p>IPE DISTRIBUIDORA DE GAS LTDA - ME</text:p>
          </table:table-cell>
          <table:table-cell office:value-type="string" table:style-name="ce11">
            <text:p>10.496.928/0001-62</text:p>
          </table:table-cell>
          <table:table-cell office:value-type="string" table:style-name="ce15">
            <text:p>AQUISIÇÃO DE GÁS DE COZINHA PARA ATENDER AS NECESSIDADES DA PRM-PASSOS.</text:p>
          </table:table-cell>
          <table:table-cell office:value-type="string" table:style-name="ce9">
            <text:p>R$ <text:s text:c="4"/>7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MARCELINO OLIVEIRA SILVA</text:p>
          </table:table-cell>
          <table:table-cell office:value-type="string" table:style-name="ce9">
            <text:p><text:s/>882.758.766-72</text:p>
          </table:table-cell>
          <table:table-cell office:value-type="string" table:style-name="ce9">
            <text:p>11/03/19 a 07/06/19</text:p>
          </table:table-cell>
          <table:table-cell office:value-type="string" table:style-name="ce10">
            <text:p>SIM</text:p>
          </table:table-cell>
          <table:table-cell office:value-type="string" table:style-name="ce11">
            <text:p>30/04/2019</text:p>
          </table:table-cell>
          <table:table-cell office:value-type="string" table:style-name="ce11">
            <text:p>WATTOHMS TELECOMUNICAÇÕES LTDA</text:p>
          </table:table-cell>
          <table:table-cell office:value-type="string" table:style-name="ce11">
            <text:p>00.484.764/0001-08</text:p>
          </table:table-cell>
          <table:table-cell office:value-type="string" table:style-name="ce15">
            <text:p>REPARO NO MOTOR DO PORTÃO ELETRÔNICO DA GARAGEM DA PRM-PASSOS.</text:p>
          </table:table-cell>
          <table:table-cell office:value-type="string" table:style-name="ce9">
            <text:p>R$ <text:s text:c="3"/>15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MARIA DE FATIMA SILVA LACERDA</text:p>
          </table:table-cell>
          <table:table-cell office:value-type="string" table:style-name="ce9">
            <text:p><text:s/>664.213.306-49</text:p>
          </table:table-cell>
          <table:table-cell office:value-type="string" table:style-name="ce9">
            <text:p>29/05/19 a 27/08/19</text:p>
          </table:table-cell>
          <table:table-cell office:value-type="string" table:style-name="ce10">
            <text:p>SIM</text:p>
          </table:table-cell>
          <table:table-cell office:value-type="string" table:style-name="ce13">
            <text:p>30/05/2019</text:p>
          </table:table-cell>
          <table:table-cell office:value-type="string" table:style-name="ce14">
            <text:p>POSTO VEM CAR LTDA</text:p>
          </table:table-cell>
          <table:table-cell office:value-type="string" table:style-name="ce13">
            <text:p>86.472.289/0001-67</text:p>
          </table:table-cell>
          <table:table-cell office:value-type="string" table:style-name="ce15">
            <text:p>AQUISIÇÃO DE 02 GALÕES DE COMBUSTÍVEL SENDO CADA UM COM 02 LITROS DE GASOLINA E 04 LITROS DE DIESEL, PARA A AULA PRÁTICA COMPLEMENTAR À PALESTRA SOBRE COMBATE DE INCÊNDIO, OCORRIDA EM 30/05/2019.</text:p>
          </table:table-cell>
          <table:table-cell office:value-type="string" table:style-name="ce9">
            <text:p>R$ <text:s text:c="4"/>56,18<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URICIO VIEIRA RAMOS</text:p>
          </table:table-cell>
          <table:table-cell office:value-type="string" table:style-name="ce9">
            <text:p><text:s/>055.187.306-08</text:p>
          </table:table-cell>
          <table:table-cell office:value-type="string" table:style-name="ce9">
            <text:p>15/01/19 a 15/04/19</text:p>
          </table:table-cell>
          <table:table-cell office:value-type="string" table:style-name="ce10">
            <text:p>SIM</text:p>
          </table:table-cell>
          <table:table-cell office:value-type="string" table:style-name="ce11">
            <text:p>16/01/2019</text:p>
          </table:table-cell>
          <table:table-cell office:value-type="string" table:style-name="ce11">
            <text:p>LUMIGAS COMERCIO E TRANSPORTES LTDA</text:p>
          </table:table-cell>
          <table:table-cell office:value-type="string" table:style-name="ce11">
            <text:p>02.424.764/0001-30</text:p>
          </table:table-cell>
          <table:table-cell office:value-type="string" table:style-name="ce15">
            <text:p>AQUISIÇÃO DE GÁS GLP PARA CONTINUAÇÃO DOS SERVIÇOS DA COPA.</text:p>
          </table:table-cell>
          <table:table-cell office:value-type="string" table:style-name="ce9">
            <text:p>R$ <text:s text:c="3"/>14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MAURICIO VIEIRA RAMOS</text:p>
          </table:table-cell>
          <table:table-cell office:value-type="string" table:style-name="ce9">
            <text:p><text:s/>055.187.306-08</text:p>
          </table:table-cell>
          <table:table-cell office:value-type="string" table:style-name="ce9">
            <text:p>18/03/19 a 15/06/19</text:p>
          </table:table-cell>
          <table:table-cell office:value-type="string" table:style-name="ce10">
            <text:p>SIM</text:p>
          </table:table-cell>
          <table:table-cell office:value-type="string" table:style-name="ce11">
            <text:p>19/03/2019</text:p>
          </table:table-cell>
          <table:table-cell office:value-type="string" table:style-name="ce11">
            <text:p>LUMIGAS COMERCIO E TRANSPORTES LTDA</text:p>
          </table:table-cell>
          <table:table-cell office:value-type="string" table:style-name="ce11">
            <text:p>02.424.764/0001-30</text:p>
          </table:table-cell>
          <table:table-cell office:value-type="string" table:style-name="ce15">
            <text:p>AQUISIÇÃO DE GÁS GLP PARA CONTINUAÇÃO DOS SERVIÇOS DA COPA.</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TECNOHARD INFORMATICA LTDA</text:p>
          </table:table-cell>
          <table:table-cell office:value-type="string" table:style-name="ce11">
            <text:p>00.823.507/0001-45</text:p>
          </table:table-cell>
          <table:table-cell office:value-type="string" table:style-name="ce15">
            <text:p>COMPRA DE BATERIAS PARA NOBREAK</text:p>
          </table:table-cell>
          <table:table-cell office:value-type="string" table:style-name="ce9">
            <text:p>R$ <text:s text:c="3"/>545,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TECNOHARD INFORMATICA LTDA</text:p>
          </table:table-cell>
          <table:table-cell office:value-type="string" table:style-name="ce11">
            <text:p>00.823.507/0001-45</text:p>
          </table:table-cell>
          <table:table-cell office:value-type="string" table:style-name="ce15">
            <text:p>SERVIÇO DE REPARO NO NOBREAK SMS SINUS II - SIPORTE A SOFTWARE</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8/03/19 a 15/06/19</text:p>
          </table:table-cell>
          <table:table-cell office:value-type="string" table:style-name="ce10">
            <text:p>SIM</text:p>
          </table:table-cell>
          <table:table-cell office:value-type="string" table:style-name="ce11">
            <text:p>20/03/2019</text:p>
          </table:table-cell>
          <table:table-cell office:value-type="string" table:style-name="ce11">
            <text:p>GILSON DUTRA DA SILVA - ME - LESTE GAS E ÁGUA MINERAL</text:p>
          </table:table-cell>
          <table:table-cell office:value-type="string" table:style-name="ce11">
            <text:p>01.790.899/0001-56</text:p>
          </table:table-cell>
          <table:table-cell office:value-type="string" table:style-name="ce15">
            <text:p>AQUISIÇÃO DE BOTIJÃO DE GÁS GLP 13 KG PARA USO DA PRM-GV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OSMARIO ABREU</text:p>
          </table:table-cell>
          <table:table-cell office:value-type="string" table:style-name="ce9">
            <text:p><text:s/>032.137.266-21</text:p>
          </table:table-cell>
          <table:table-cell office:value-type="string" table:style-name="ce9">
            <text:p>18/03/19 a 15/06/19</text:p>
          </table:table-cell>
          <table:table-cell office:value-type="string" table:style-name="ce10">
            <text:p>SIM</text:p>
          </table:table-cell>
          <table:table-cell office:value-type="string" table:style-name="ce11">
            <text:p>20/03/2019</text:p>
          </table:table-cell>
          <table:table-cell office:value-type="string" table:style-name="ce11">
            <text:p>ROSANA SOARES ZOUAIN<text:s/></text:p>
          </table:table-cell>
          <table:table-cell office:value-type="string" table:style-name="ce11">
            <text:p>05.311.210/0001-14</text:p>
          </table:table-cell>
          <table:table-cell office:value-type="string" table:style-name="ce15">
            <text:p>FECHADURA PARA PORTA QUE ENCONTRA-SE DANIFICADA PELO USO.<text:s/></text:p>
          </table:table-cell>
          <table:table-cell office:value-type="string" table:style-name="ce9">
            <text:p>R$ <text:s text:c="4"/>32,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RODRIGO OTAVIO DA SILVA HORTA</text:p>
          </table:table-cell>
          <table:table-cell office:value-type="string" table:style-name="ce9">
            <text:p><text:s/>003.363.746-66</text:p>
          </table:table-cell>
          <table:table-cell office:value-type="string" table:style-name="ce9">
            <text:p>19/03/19 a 16/06/19</text:p>
          </table:table-cell>
          <table:table-cell office:value-type="string" table:style-name="ce10">
            <text:p>SIM</text:p>
          </table:table-cell>
          <table:table-cell office:value-type="string" table:style-name="ce11">
            <text:p>21/03/2019</text:p>
          </table:table-cell>
          <table:table-cell office:value-type="string" table:style-name="ce11">
            <text:p>TV SOM LTDA - ME</text:p>
          </table:table-cell>
          <table:table-cell office:value-type="string" table:style-name="ce11">
            <text:p>16.548.703/0001-99</text:p>
          </table:table-cell>
          <table:table-cell office:value-type="string" table:style-name="ce15">
            <text:p>ATENDER A DEMANDAS DE CONTRATAÇÕES DE PEQUENOS VALORES QUE SÃO DE UTILIZAÇÃO IMEDIATA E NÃO PASSÍVEIS DE PLANEJAMENTO. MANUTENÇÃO DE APARELHO DE INTERFONE DA PRM/TEÓFILO OTONI</text:p>
          </table:table-cell>
          <table:table-cell office:value-type="string" table:style-name="ce9">
            <text:p>R$ <text:s text:c="3"/>250,0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RODRIGO OTAVIO DA SILVA HORTA</text:p>
          </table:table-cell>
          <table:table-cell office:value-type="string" table:style-name="ce9">
            <text:p><text:s/>003.363.746-66</text:p>
          </table:table-cell>
          <table:table-cell office:value-type="string" table:style-name="ce9">
            <text:p>25/03/19 a 23/06/19</text:p>
          </table:table-cell>
          <table:table-cell office:value-type="string" table:style-name="ce11">
            <text:p>SIM</text:p>
          </table:table-cell>
          <table:table-cell office:value-type="string" table:style-name="ce11">
            <text:p>28/03/2019</text:p>
          </table:table-cell>
          <table:table-cell office:value-type="string" table:style-name="ce11">
            <text:p>TV SOM LTDA - ME</text:p>
          </table:table-cell>
          <table:table-cell office:value-type="string" table:style-name="ce11">
            <text:p>16.548.703/0001-99</text:p>
          </table:table-cell>
          <table:table-cell office:value-type="string" table:style-name="ce18">
            <text:p>COMPRAR UMA BOBINA PARA FECHADURA ELÉTRICA DO PORTÃO ELETRÔNICO DA SEDE DA PRM/TEÓFILO OTONI.</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1/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4/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6/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08/04/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1/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1/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17/02/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17/02/2019</text:p>
          </table:table-cell>
          <table:table-cell office:value-type="string" table:style-name="ce14">
            <text:p>AUTOVIAS S/A</text:p>
          </table:table-cell>
          <table:table-cell office:value-type="string" table:style-name="ce13">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18/02/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18/03/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1/01/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DESPESA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1/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2/02/2019</text:p>
          </table:table-cell>
          <table:table-cell office:value-type="string" table:style-name="ce14">
            <text:p>AUTOVIAS S/A</text:p>
          </table:table-cell>
          <table:table-cell office:value-type="string" table:style-name="ce13">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3/02/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3/02/2019</text:p>
          </table:table-cell>
          <table:table-cell office:value-type="string" table:style-name="ce14">
            <text:p>AUTOVIAS S/A</text:p>
          </table:table-cell>
          <table:table-cell office:value-type="string" table:style-name="ce13">
            <text:p>02.679.185/0001-38</text:p>
          </table:table-cell>
          <table:table-cell office:value-type="string" table:style-name="ce15">
            <text:p>PAGAMENTO DE SERVIÇO DE PEDÁGIO EM DESLOCAMENTO DE VEÍCULO OFICIAL DA PRM-PASSOS/MG.</text:p>
          </table:table-cell>
          <table:table-cell office:value-type="string" table:style-name="ce9">
            <text:p>R$ <text:s text:c="5"/>9,3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3">
            <text:p>25/02/2019</text:p>
          </table:table-cell>
          <table:table-cell office:value-type="string" table:style-name="ce14">
            <text:p>AB NASCENTES DAS GERAIS</text:p>
          </table:table-cell>
          <table:table-cell office:value-type="string" table:style-name="ce13">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0">
            <text:p>SIM</text:p>
          </table:table-cell>
          <table:table-cell office:value-type="string" table:style-name="ce11">
            <text:p>25/03/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5">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TALMO OLIVEIRA CARVALHO</text:p>
          </table:table-cell>
          <table:table-cell office:value-type="string" table:style-name="ce9">
            <text:p><text:s/>122.386.488-01</text:p>
          </table:table-cell>
          <table:table-cell office:value-type="string" table:style-name="ce9">
            <text:p>15/01/19 a 15/04/19</text:p>
          </table:table-cell>
          <table:table-cell office:value-type="string" table:style-name="ce11">
            <text:p>SIM</text:p>
          </table:table-cell>
          <table:table-cell office:value-type="string" table:style-name="ce11">
            <text:p>28/01/2019</text:p>
          </table:table-cell>
          <table:table-cell office:value-type="string" table:style-name="ce11">
            <text:p>AB NASCENTES DAS GERAIS</text:p>
          </table:table-cell>
          <table:table-cell office:value-type="string" table:style-name="ce11">
            <text:p>08.822.767/0001-08</text:p>
          </table:table-cell>
          <table:table-cell office:value-type="string" table:style-name="ce18">
            <text:p>PAGAMENTO DE SERVIÇO DE PEDÁGIO EM DESLOCAMENTO DE VEÍCULO OFICIAL DA PRM-PASSOS/MG.</text:p>
          </table:table-cell>
          <table:table-cell office:value-type="string" table:style-name="ce9">
            <text:p>R$ <text:s text:c="5"/>5,9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10/05/2019</text:p>
          </table:table-cell>
          <table:table-cell office:value-type="string" table:style-name="ce11">
            <text:p>JOSE DERMO DE PINHO</text:p>
          </table:table-cell>
          <table:table-cell office:value-type="string" table:style-name="ce11">
            <text:p>17.111.469/0001-09</text:p>
          </table:table-cell>
          <table:table-cell office:value-type="string" table:style-name="ce15">
            <text:p>AQUISIÇÃO DE PEQUENO VALOR CONSISTENTE NA COMPRA DE CORRENTE PLÁSTICA, E AUMENTO PARA TORNEIRA.</text:p>
          </table:table-cell>
          <table:table-cell office:value-type="string" table:style-name="ce9">
            <text:p>R$ <text:s text:c="4"/>31,75<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16/05/2019</text:p>
          </table:table-cell>
          <table:table-cell office:value-type="string" table:style-name="ce11">
            <text:p>DEPÓSITO MUNDO DAS CONSTRUÇÕES</text:p>
          </table:table-cell>
          <table:table-cell office:value-type="string" table:style-name="ce11">
            <text:p>12.320.434/0001-58</text:p>
          </table:table-cell>
          <table:table-cell office:value-type="string" table:style-name="ce15">
            <text:p>AQUISIÇÃO DE PEQUENO VALOR, CONSISTENTE NA COMPRA DE TORNEIRA DE COZINHA E BÓIA PARA CAIXA D'ÁGUA.</text:p>
          </table:table-cell>
          <table:table-cell office:value-type="string" table:style-name="ce9">
            <text:p>R$ <text:s text:c="3"/>141,5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24/05/2019</text:p>
          </table:table-cell>
          <table:table-cell office:value-type="string" table:style-name="ce11">
            <text:p>LOJA ELÉTRICA LTDA</text:p>
          </table:table-cell>
          <table:table-cell office:value-type="string" table:style-name="ce11">
            <text:p>17.155.342/0009-30</text:p>
          </table:table-cell>
          <table:table-cell office:value-type="string" table:style-name="ce15">
            <text:p>AQUISIÇÃO DE PEQUENO VALOR CONSISTENTE NA COMPRA DE PROJETOR LED 10 W PARA ILUMINAÇÃO DA NOVA PLACA DE IDENTIFICAÇÃO DA PRM.</text:p>
          </table:table-cell>
          <table:table-cell office:value-type="string" table:style-name="ce9">
            <text:p>R$ <text:s text:c="4"/>46,02<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24/05/2019</text:p>
          </table:table-cell>
          <table:table-cell office:value-type="string" table:style-name="ce11">
            <text:p>MP UTILIDADES</text:p>
          </table:table-cell>
          <table:table-cell office:value-type="string" table:style-name="ce11">
            <text:p>04.048.014/0001-36</text:p>
          </table:table-cell>
          <table:table-cell office:value-type="string" table:style-name="ce15">
            <text:p>AQUISIÇÃO DE PEQUENO VALOR CONSISTENTE NA COMPRA DE CAIXA DE BANDEJA BRANCA PARA O PORTAL DETECTOR DE METAIS DESTA PRM-IPATINGA.</text:p>
          </table:table-cell>
          <table:table-cell office:value-type="string" table:style-name="ce9">
            <text:p>R$ <text:s text:c="4"/>14,50<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0">
            <text:p>SIM</text:p>
          </table:table-cell>
          <table:table-cell office:value-type="string" table:style-name="ce11">
            <text:p>30/05/2019</text:p>
          </table:table-cell>
          <table:table-cell office:value-type="string" table:style-name="ce11">
            <text:p>CASA AVENIDA TINTAS</text:p>
          </table:table-cell>
          <table:table-cell office:value-type="string" table:style-name="ce11">
            <text:p>09.549.321/0001-14</text:p>
          </table:table-cell>
          <table:table-cell office:value-type="string" table:style-name="ce15">
            <text:p>AQUISIÇÃO DE PEQUENO VALOR CONSISTENTE NA COMPRA DE 01 SPRAY DE TINTA PRETO FOSCO PARA PINTAR PISO ANTIDERRAPANTE DA ESCADA.</text:p>
          </table:table-cell>
          <table:table-cell office:value-type="string" table:style-name="ce9">
            <text:p>R$ <text:s text:c="4"/>15,44<text:s/></text:p>
          </table:table-cell>
          <table:table-cell table:number-columns-repeated="16373"/>
        </table:table-row>
        <table:table-row table:style-name="ro5">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09/05/19 a 07/08/19</text:p>
          </table:table-cell>
          <table:table-cell office:value-type="string" table:style-name="ce11">
            <text:p>SIM</text:p>
          </table:table-cell>
          <table:table-cell office:value-type="string" table:style-name="ce11">
            <text:p>30/05/2019</text:p>
          </table:table-cell>
          <table:table-cell office:value-type="string" table:style-name="ce11">
            <text:p>JOSE DERMO DE PINHO</text:p>
          </table:table-cell>
          <table:table-cell office:value-type="string" table:style-name="ce11">
            <text:p>17.111.469/0001-09</text:p>
          </table:table-cell>
          <table:table-cell office:value-type="string" table:style-name="ce18">
            <text:p>AQUISIÇÃO DE PEQUENO VALOR CONSISTENTE NA COMPRA DE PARAFUSO PARA FIXAÇÃO DE PLACA E FECHADURAS DE PORTAS.</text:p>
          </table:table-cell>
          <table:table-cell office:value-type="string" table:style-name="ce9">
            <text:p>R$ <text:s text:c="5"/>4,5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12/06/19 a 10/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5/01/19 a 25/04/19</text:p>
          </table:table-cell>
          <table:table-cell office:value-type="string" table:style-name="ce10">
            <text:p>SIM</text:p>
          </table:table-cell>
          <table:table-cell office:value-type="string" table:style-name="ce11">
            <text:p>30/01/2019</text:p>
          </table:table-cell>
          <table:table-cell office:value-type="string" table:style-name="ce11">
            <text:p>DIVIBOX VIDRAÇARIA</text:p>
          </table:table-cell>
          <table:table-cell office:value-type="string" table:style-name="ce11">
            <text:p>08.620.654/0001-20</text:p>
          </table:table-cell>
          <table:table-cell office:value-type="string" table:style-name="ce15">
            <text:p>ATENDER DEMANDA URGENTE QUE CONSISTE NA COMPRA DE VIDRO PARA O BANHEIRO.</text:p>
          </table:table-cell>
          <table:table-cell office:value-type="string" table:style-name="ce9">
            <text:p>R$ <text:s text:c="4"/>95,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1">
            <text:p>08/03/2019</text:p>
          </table:table-cell>
          <table:table-cell office:value-type="string" table:style-name="ce11">
            <text:p>CARVALHO E GARDINGO LTDA</text:p>
          </table:table-cell>
          <table:table-cell office:value-type="string" table:style-name="ce11">
            <text:p>71.118.939/0001-01</text:p>
          </table:table-cell>
          <table:table-cell office:value-type="string" table:style-name="ce15">
            <text:p>DESPESA URGENTE E INADIÁVEL QUE CONSISTE NA COMPRA DE BOTIJÃO DE GAS PARA ESTA PRM-IPATINGA.I</text:p>
          </table:table-cell>
          <table:table-cell office:value-type="string" table:style-name="ce9">
            <text:p>R$ <text:s text:c="4"/>80,00<text:s/></text:p>
          </table:table-cell>
          <table:table-cell table:number-columns-repeated="16373"/>
        </table:table-row>
        <table:table-row table:style-name="ro6">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3">
            <text:p>08/03/2019</text:p>
          </table:table-cell>
          <table:table-cell office:value-type="string" table:style-name="ce14">
            <text:p>DEPÓSITO MUNDO DAS CONSTRUÇÕES</text:p>
          </table:table-cell>
          <table:table-cell office:value-type="string" table:style-name="ce13">
            <text:p>12.320.434/0001-58</text:p>
          </table:table-cell>
          <table:table-cell office:value-type="string" table:style-name="ce15">
            <text:p>COMPRA DE SUPORTE DE TV-LED PARA FIXAÇÃO DE APARELHO DE TV NA SALA DE OUTIVAS DESTA PRM-IPATINGA. COMPRA DE EMENDA PARA MANGUEIRA, COM O OBJETIVO DE COIBIR VAZAMENTO EXISTENTE.</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2/19 a 29/05/19</text:p>
          </table:table-cell>
          <table:table-cell office:value-type="string" table:style-name="ce10">
            <text:p>SIM</text:p>
          </table:table-cell>
          <table:table-cell office:value-type="string" table:style-name="ce13">
            <text:p>27/03/2019</text:p>
          </table:table-cell>
          <table:table-cell office:value-type="string" table:style-name="ce14">
            <text:p>DEPÓSITO MUNDO DAS CONSTRUÇÕES</text:p>
          </table:table-cell>
          <table:table-cell office:value-type="string" table:style-name="ce13">
            <text:p>12.320.434/0001-58</text:p>
          </table:table-cell>
          <table:table-cell office:value-type="string" table:style-name="ce15">
            <text:p>COMPRA DE SUPORTE DE TV E BROCAS DE VÍDIA PARA PROCEDER A INSTALAÇÃO DE APARELHO DE TV PARA COMPOR O CFTV EXISTENTE NESTA PRM-IPATINGA.</text:p>
          </table:table-cell>
          <table:table-cell office:value-type="string" table:style-name="ce9">
            <text:p>R$ <text:s text:c="3"/>106,00<text:s/></text:p>
          </table:table-cell>
          <table:table-cell table:number-columns-repeated="16373"/>
        </table:table-row>
        <table:table-row table:style-name="ro3">
          <table:table-cell office:value-type="string" table:style-name="ce7">
            <text:p>PR-MG</text:p>
          </table:table-cell>
          <table:table-cell office:value-type="float" office:value="2019" table:style-name="ce8">
            <text:p>2019</text:p>
          </table:table-cell>
          <table:table-cell office:value-type="string" table:style-name="ce8">
            <text:p>WALISON CARLOS SILVA</text:p>
          </table:table-cell>
          <table:table-cell office:value-type="string" table:style-name="ce9">
            <text:p><text:s/>037.325.526-83</text:p>
          </table:table-cell>
          <table:table-cell office:value-type="string" table:style-name="ce9">
            <text:p>28/05/19 a 26/08/19</text:p>
          </table:table-cell>
          <table:table-cell office:value-type="string" table:style-name="ce11">
            <text:p>SIM</text:p>
          </table:table-cell>
          <table:table-cell office:value-type="string" table:style-name="ce11">
            <text:p>30/05/2019</text:p>
          </table:table-cell>
          <table:table-cell office:value-type="string" table:style-name="ce11">
            <text:p>CARVALHO E GARDINGO LTDA</text:p>
          </table:table-cell>
          <table:table-cell office:value-type="string" table:style-name="ce11">
            <text:p>71.118.939/0001-01</text:p>
          </table:table-cell>
          <table:table-cell office:value-type="string" table:style-name="ce18">
            <text:p>ATENDER DEMANDA URGENTE CONSISTENTE NA COMPRA DE GAS DE COZINHA.</text:p>
          </table:table-cell>
          <table:table-cell office:value-type="string" table:style-name="ce9">
            <text:p>R$ <text:s text:c="4"/>80,00<text:s/></text:p>
          </table:table-cell>
          <table:table-cell table:number-columns-repeated="16373"/>
        </table:table-row>
        <table:table-row table:style-name="ro4">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01/07/19 a 29/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07/03/19 a 15/06/19</text:p>
          </table:table-cell>
          <table:table-cell office:value-type="string" table:style-name="ce10">
            <text:p>SIM</text:p>
          </table:table-cell>
          <table:table-cell office:value-type="string" table:style-name="ce13">
            <text:p>08/03/2019</text:p>
          </table:table-cell>
          <table:table-cell office:value-type="string" table:style-name="ce14">
            <text:p>HIDROGÁS LTDA ME</text:p>
          </table:table-cell>
          <table:table-cell office:value-type="string" table:style-name="ce13">
            <text:p>14.293.201/0001-39</text:p>
          </table:table-cell>
          <table:table-cell office:value-type="string" table:style-name="ce15">
            <text:p>UTILIZAÇÃO NA COPA DA PRM-UBERABA.</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MG</text:p>
          </table:table-cell>
          <table:table-cell office:value-type="float" office:value="2019" table:style-name="ce8">
            <text:p>2019</text:p>
          </table:table-cell>
          <table:table-cell office:value-type="string" table:style-name="ce8">
            <text:p>WILSON AKIO TAKEUTI</text:p>
          </table:table-cell>
          <table:table-cell office:value-type="string" table:style-name="ce9">
            <text:p><text:s/>047.795.108-21</text:p>
          </table:table-cell>
          <table:table-cell office:value-type="string" table:style-name="ce9">
            <text:p>13/03/19 a 10/06/19</text:p>
          </table:table-cell>
          <table:table-cell office:value-type="string" table:style-name="ce10">
            <text:p>SIM</text:p>
          </table:table-cell>
          <table:table-cell office:value-type="string" table:style-name="ce11">
            <text:p>19/03/2019</text:p>
          </table:table-cell>
          <table:table-cell office:value-type="string" table:style-name="ce11">
            <text:p>JOÃO E MARIA MATERIAIS PARA CONSTRUÇÃO LTDA (ZIM)</text:p>
          </table:table-cell>
          <table:table-cell office:value-type="string" table:style-name="ce11">
            <text:p>22.730.196/0001-02</text:p>
          </table:table-cell>
          <table:table-cell office:value-type="string" table:style-name="ce15">
            <text:p>CONSERTO VAZAMENTO CANO JARDIM FRONTAL PRM-URA, PROLONGAMENTO DUTOS EXPOSTOS GARAGEM QUE ESTÃO DESAGUANDO NA SUA PARTE SECA E SUBSTITUIÇÃO VÁLVULA DEFEITUOSA LAVATÓRIO GABINETE DR FELIPE.</text:p>
          </table:table-cell>
          <table:table-cell office:value-type="string" table:style-name="ce9">
            <text:p>R$ <text:s text:c="4"/>75,50<text:s/></text:p>
          </table:table-cell>
          <table:table-cell table:number-columns-repeated="16373"/>
        </table:table-row>
        <table:table-row table:style-name="ro4">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4/06/19 a 20/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01/03/2019</text:p>
          </table:table-cell>
          <table:table-cell office:value-type="string" table:style-name="ce11">
            <text:p>MARILZA HELENA BISSOLI MEDEIROS</text:p>
          </table:table-cell>
          <table:table-cell office:value-type="string" table:style-name="ce11">
            <text:p>15.915.192/0001-33</text:p>
          </table:table-cell>
          <table:table-cell office:value-type="string" table:style-name="ce15">
            <text:p>NECESSIDADE DE MOLDURA PARA EXPOSIÇÃO DE MAPAS NO GABINETE DR. PEDRO PAULO GRUBITS GONÇALVES DE OLIVEIRA</text:p>
          </table:table-cell>
          <table:table-cell office:value-type="string" table:style-name="ce9">
            <text:p>R$ <text:s text:c="3"/>640,00<text:s/></text:p>
          </table:table-cell>
          <table:table-cell table:number-columns-repeated="16373"/>
        </table:table-row>
        <table:table-row table:style-name="ro8">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5/04/2019</text:p>
          </table:table-cell>
          <table:table-cell office:value-type="string" table:style-name="ce11">
            <text:p>A. C COMERCIO DE MOVEIS EM GERAL EIRELI</text:p>
          </table:table-cell>
          <table:table-cell office:value-type="string" table:style-name="ce11">
            <text:p>28.184.266/0001-50</text:p>
          </table:table-cell>
          <table:table-cell office:value-type="string" table:style-name="ce15">
            <text:p>DEMANDA URGENTE POR REFORMA DE SOFÁ DO HALL DA RECEPÇÃO DO GABINETE DO PROCURADOR-CHEFE TENDO EM VISTA QUE O TECIDO REPENTINAMENTE RASGOU-SE NO <text:s/>CENTRO DO SOFÁ, NECESSITANDO DE CONSERTO.<text:s/></text:p>
          </table:table-cell>
          <table:table-cell office:value-type="string" table:style-name="ce9">
            <text:p>R$ <text:s/>1.000,00<text:s/></text:p>
          </table:table-cell>
          <table:table-cell table:number-columns-repeated="16373"/>
        </table:table-row>
        <table:table-row table:style-name="ro7">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6/04/2019</text:p>
          </table:table-cell>
          <table:table-cell office:value-type="string" table:style-name="ce11">
            <text:p>PAULO ROBERTO FERNANDES E CIA LTDA</text:p>
          </table:table-cell>
          <table:table-cell office:value-type="string" table:style-name="ce11">
            <text:p>12.544.411/0001-27</text:p>
          </table:table-cell>
          <table:table-cell office:value-type="string" table:style-name="ce15">
            <text:p>DEMANDA DO GABINETE DO PROCURADOR- CHEFE POR CHAPAS DE CORTIÇA PARA UTILIZAÇÃO NO MURAL DO HALL DA RECEPÇÃO DO GABINETE DO PROCURADOR-CHEFE</text:p>
          </table:table-cell>
          <table:table-cell office:value-type="string" table:style-name="ce9">
            <text:p>R$ <text:s text:c="3"/>426,24<text:s/></text:p>
          </table:table-cell>
          <table:table-cell table:number-columns-repeated="16373"/>
        </table:table-row>
        <table:table-row table:style-name="ro7">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1">
            <text:p>18/03/2019</text:p>
          </table:table-cell>
          <table:table-cell office:value-type="string" table:style-name="ce11">
            <text:p>CONCENTRO MARCAS LTDA-4</text:p>
          </table:table-cell>
          <table:table-cell office:value-type="string" table:style-name="ce11">
            <text:p>01.520.667/0004-20</text:p>
          </table:table-cell>
          <table:table-cell office:value-type="string" table:style-name="ce15">
            <text:p>DEMANDA POR CADEADOS DA SEÇÃO DE MANUTENÇÃO E SERVIÇOS GERAIS PARA SUPRIR NECESSIDADE DE VEDAR ACESSO A ÁREAS SENSÍVEIS COMO DAS BOMBAS DE HIDRANTES DA PR/MS.<text:s/></text:p>
          </table:table-cell>
          <table:table-cell office:value-type="string" table:style-name="ce9">
            <text:p>R$ <text:s text:c="3"/>157,10<text:s/></text:p>
          </table:table-cell>
          <table:table-cell table:number-columns-repeated="16373"/>
        </table:table-row>
        <table:table-row table:style-name="ro9">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0">
            <text:p>SIM</text:p>
          </table:table-cell>
          <table:table-cell office:value-type="string" table:style-name="ce13">
            <text:p>23/05/2019</text:p>
          </table:table-cell>
          <table:table-cell office:value-type="string" table:style-name="ce14">
            <text:p>CONCENTRO MARCAS LTDA-4</text:p>
          </table:table-cell>
          <table:table-cell office:value-type="string" table:style-name="ce13">
            <text:p>01.520.667/0004-20</text:p>
          </table:table-cell>
          <table:table-cell office:value-type="string" table:style-name="ce15">
            <text:p>NECESSIDADE DA SEÇÃO DE SEGURANÇA ORGÂNICA E TRANSPORTE BEM COMO DA BRIGADA DE INCÊNDIO EM APRIMORAR OS HIDRANTES DA PR/MS COM ESGUICHOS REGULÁVEIS ANTE A CONSTATAÇÃO EM VISTORIA DE AUSÊNCIA DE ALGUNS ESGUICHOS NAS CAIXAS DOS HIDRANTES DA PR/MS.<text:s/></text:p>
          </table:table-cell>
          <table:table-cell office:value-type="string" table:style-name="ce9">
            <text:p>R$ <text:s text:c="3"/>450,00<text:s/></text:p>
          </table:table-cell>
          <table:table-cell table:number-columns-repeated="16373"/>
        </table:table-row>
        <table:table-row table:style-name="ro5">
          <table:table-cell office:value-type="string" table:style-name="ce7">
            <text:p>PR-MS</text:p>
          </table:table-cell>
          <table:table-cell office:value-type="float" office:value="2019" table:style-name="ce8">
            <text:p>2019</text:p>
          </table:table-cell>
          <table:table-cell office:value-type="string" table:style-name="ce8">
            <text:p>RICARDO THOMAS KOBER</text:p>
          </table:table-cell>
          <table:table-cell office:value-type="string" table:style-name="ce9">
            <text:p><text:s/>914.754.650-68</text:p>
          </table:table-cell>
          <table:table-cell office:value-type="string" table:style-name="ce9">
            <text:p>25/02/19 a 25/05/19</text:p>
          </table:table-cell>
          <table:table-cell office:value-type="string" table:style-name="ce11">
            <text:p>SIM</text:p>
          </table:table-cell>
          <table:table-cell office:value-type="string" table:style-name="ce11">
            <text:p>23/05/2019</text:p>
          </table:table-cell>
          <table:table-cell office:value-type="string" table:style-name="ce11">
            <text:p>EXTINPASA EXTINTORES PASA LTDA</text:p>
          </table:table-cell>
          <table:table-cell office:value-type="string" table:style-name="ce11">
            <text:p>15.500.317/0001-64</text:p>
          </table:table-cell>
          <table:table-cell office:value-type="string" table:style-name="ce18">
            <text:p>DEMANDA DA SEÇÃO DE SEGURANÇA ORGÂNICA E TRANSPORTE E DA BRIGADA DE INCÊNDIO DA PR/MS POR FICHA DE CONTROLE DE EXTINTORES.<text:s/></text:p>
          </table:table-cell>
          <table:table-cell office:value-type="string" table:style-name="ce9">
            <text:p>R$ <text:s text:c="3"/>10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ALEXSANDER LIMA DOS SANTOS</text:p>
          </table:table-cell>
          <table:table-cell office:value-type="string" table:style-name="ce9">
            <text:p><text:s/>009.881.771-02</text:p>
          </table:table-cell>
          <table:table-cell office:value-type="string" table:style-name="ce9">
            <text:p>12/06/19 a 3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DANIEL BATISTA LIBERAL</text:p>
          </table:table-cell>
          <table:table-cell office:value-type="string" table:style-name="ce9">
            <text:p><text:s/>810.211.351-00</text:p>
          </table:table-cell>
          <table:table-cell office:value-type="string" table:style-name="ce9">
            <text:p>16/05/19 a 26/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04/06/19 a 26/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0">
            <text:p>SIM</text:p>
          </table:table-cell>
          <table:table-cell office:value-type="string" table:style-name="ce11">
            <text:p>15/02/2019</text:p>
          </table:table-cell>
          <table:table-cell office:value-type="string" table:style-name="ce11">
            <text:p>DEPOSITO DE GAS LESTE MATOGROSSENSE LTDA</text:p>
          </table:table-cell>
          <table:table-cell office:value-type="string" table:style-name="ce11">
            <text:p>15.010.135/0001-05</text:p>
          </table:table-cell>
          <table:table-cell office:value-type="string" table:style-name="ce15">
            <text:p>AQUISIÇÃO DE GAS GLP.</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1">
            <text:p>SIM</text:p>
          </table:table-cell>
          <table:table-cell office:value-type="string" table:style-name="ce11">
            <text:p>28/03/2019</text:p>
          </table:table-cell>
          <table:table-cell office:value-type="string" table:style-name="ce11">
            <text:p>COMERCIAL FORS LTDA EPP</text:p>
          </table:table-cell>
          <table:table-cell office:value-type="string" table:style-name="ce11">
            <text:p>19.013.650/0001-08</text:p>
          </table:table-cell>
          <table:table-cell office:value-type="string" table:style-name="ce18">
            <text:p>AQUSIÇÃO DE CAIXAS DE ARQUIVO PARA ATENDER A DEMANDA DA PRM/RONDONÓPOLIS.</text:p>
          </table:table-cell>
          <table:table-cell office:value-type="string" table:style-name="ce9">
            <text:p>R$ <text:s text:c="4"/>34,9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DIANARA RODIO MACHADO CAMPOS</text:p>
          </table:table-cell>
          <table:table-cell office:value-type="string" table:style-name="ce9">
            <text:p><text:s/>802.320.001-15</text:p>
          </table:table-cell>
          <table:table-cell office:value-type="string" table:style-name="ce9">
            <text:p>13/02/19 a 29/03/19</text:p>
          </table:table-cell>
          <table:table-cell office:value-type="string" table:style-name="ce11">
            <text:p>SIM</text:p>
          </table:table-cell>
          <table:table-cell office:value-type="string" table:style-name="ce11">
            <text:p>28/03/2019</text:p>
          </table:table-cell>
          <table:table-cell office:value-type="string" table:style-name="ce11">
            <text:p>HAVAN LOJAS DE DEPARTAMENTOS LTDA</text:p>
          </table:table-cell>
          <table:table-cell office:value-type="string" table:style-name="ce11">
            <text:p>79.379.491/0059-08</text:p>
          </table:table-cell>
          <table:table-cell office:value-type="string" table:style-name="ce18">
            <text:p>AQUISIÇÃO DE COPOS PARA ÁGUA PARA ATENDER A DEMANDA DA PRM.</text:p>
          </table:table-cell>
          <table:table-cell office:value-type="string" table:style-name="ce9">
            <text:p>R$ <text:s text:c="4"/>59,98<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4/03/2019</text:p>
          </table:table-cell>
          <table:table-cell office:value-type="string" table:style-name="ce11">
            <text:p>GL GRAFOART</text:p>
          </table:table-cell>
          <table:table-cell office:value-type="string" table:style-name="ce11">
            <text:p>01.575.580/0001-08</text:p>
          </table:table-cell>
          <table:table-cell office:value-type="string" table:style-name="ce15">
            <text:p>CONFECÇÃO DE 50 ADESIVOS.</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5/02/2019</text:p>
          </table:table-cell>
          <table:table-cell office:value-type="string" table:style-name="ce11">
            <text:p>GL GRAFOART</text:p>
          </table:table-cell>
          <table:table-cell office:value-type="string" table:style-name="ce11">
            <text:p>01.575.580/0001-08</text:p>
          </table:table-cell>
          <table:table-cell office:value-type="string" table:style-name="ce15">
            <text:p>CONFECÇÃO DE PLOTAGEM DE DIVULGAÇÃO DE NOVO HORÁRIO DE ATENDIMENTO AO PÚBLICO</text:p>
          </table:table-cell>
          <table:table-cell office:value-type="string" table:style-name="ce9">
            <text:p>R$ <text:s text:c="4"/>1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6/04/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5">
            <text:p>CONFECÇÃO DE BORRACHA DE CARIMBO PARA SERVIDOR RECÉM REMOVIDO.</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3">
            <text:p>16/04/2019</text:p>
          </table:table-cell>
          <table:table-cell office:value-type="string" table:style-name="ce14">
            <text:p>VALE FORMOSO COMERCIO DE ALIMENTOS LTDA</text:p>
          </table:table-cell>
          <table:table-cell office:value-type="string" table:style-name="ce13">
            <text:p>07.718.845/0002-47</text:p>
          </table:table-cell>
          <table:table-cell office:value-type="string" table:style-name="ce15">
            <text:p>AQUISIÇÃO DE CAFÉ PARA COPA DA PRM-BARRA DO GARÇAS-MT</text:p>
          </table:table-cell>
          <table:table-cell office:value-type="string" table:style-name="ce9">
            <text:p>R$ <text:s text:c="3"/>191,58<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19/02/2019</text:p>
          </table:table-cell>
          <table:table-cell office:value-type="string" table:style-name="ce11">
            <text:p>CHAVEIRO YALE</text:p>
          </table:table-cell>
          <table:table-cell office:value-type="string" table:style-name="ce11">
            <text:p>27.363.640/0001-12</text:p>
          </table:table-cell>
          <table:table-cell office:value-type="string" table:style-name="ce15">
            <text:p>CÓPIA DE DE CHAVE DE ARMÁRIO.</text:p>
          </table:table-cell>
          <table:table-cell office:value-type="string" table:style-name="ce9">
            <text:p>R$ <text:s text:c="4"/>16,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1/03/2019</text:p>
          </table:table-cell>
          <table:table-cell office:value-type="string" table:style-name="ce11">
            <text:p>HAVAN EM BARRA DO GARÇAS-MT</text:p>
          </table:table-cell>
          <table:table-cell office:value-type="string" table:style-name="ce11">
            <text:p>79.379.491/0101-46</text:p>
          </table:table-cell>
          <table:table-cell office:value-type="string" table:style-name="ce15">
            <text:p>AQUISIÇÃO DE COPOS DE VIDRO PARA USO NA UNIDADE DE BARRA DO GARÇAS</text:p>
          </table:table-cell>
          <table:table-cell office:value-type="string" table:style-name="ce9">
            <text:p>R$ <text:s text:c="4"/>99,96<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2/03/2019</text:p>
          </table:table-cell>
          <table:table-cell office:value-type="string" table:style-name="ce11">
            <text:p>ARAGAS COMERCIO DE GAS LTDA - EPP</text:p>
          </table:table-cell>
          <table:table-cell office:value-type="string" table:style-name="ce11">
            <text:p>04.180.371/0001-53</text:p>
          </table:table-cell>
          <table:table-cell office:value-type="string" table:style-name="ce15">
            <text:p>AQUISIÇÃO DE GÁ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2/03/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5">
            <text:p>CONFECÇÃO DE CARIMBOS E RECARGA DE TINTA.</text:p>
          </table:table-cell>
          <table:table-cell office:value-type="string" table:style-name="ce9">
            <text:p>R$ <text:s text:c="4"/>7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5/02/2019</text:p>
          </table:table-cell>
          <table:table-cell office:value-type="string" table:style-name="ce11">
            <text:p>CARIMBOS E ENCARDERNAÇÕES CRISBEL</text:p>
          </table:table-cell>
          <table:table-cell office:value-type="string" table:style-name="ce11">
            <text:p>05.985.310/0001-26</text:p>
          </table:table-cell>
          <table:table-cell office:value-type="string" table:style-name="ce15">
            <text:p>GRAVAÇÃO DE CARIMBOS</text:p>
          </table:table-cell>
          <table:table-cell office:value-type="string" table:style-name="ce9">
            <text:p>R$ <text:s text:c="4"/>2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5/03/2019</text:p>
          </table:table-cell>
          <table:table-cell office:value-type="string" table:style-name="ce11">
            <text:p>VALE FORMOSO COMERCIO DE ALIMENTOS LTDA</text:p>
          </table:table-cell>
          <table:table-cell office:value-type="string" table:style-name="ce11">
            <text:p>07.718.845/0002-47</text:p>
          </table:table-cell>
          <table:table-cell office:value-type="string" table:style-name="ce15">
            <text:p>AQUISIÇÃO DE CAFÉ PARA COPA.</text:p>
          </table:table-cell>
          <table:table-cell office:value-type="string" table:style-name="ce9">
            <text:p>R$ <text:s text:c="4"/>79,8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AO PAULO GOUVEIA PEREIRA</text:p>
          </table:table-cell>
          <table:table-cell office:value-type="string" table:style-name="ce9">
            <text:p><text:s/>013.023.841-47</text:p>
          </table:table-cell>
          <table:table-cell office:value-type="string" table:style-name="ce9">
            <text:p>05/02/19 a 05/05/19</text:p>
          </table:table-cell>
          <table:table-cell office:value-type="string" table:style-name="ce10">
            <text:p>SIM</text:p>
          </table:table-cell>
          <table:table-cell office:value-type="string" table:style-name="ce11">
            <text:p>29/03/2019</text:p>
          </table:table-cell>
          <table:table-cell office:value-type="string" table:style-name="ce11">
            <text:p>GL GRAFOART</text:p>
          </table:table-cell>
          <table:table-cell office:value-type="string" table:style-name="ce11">
            <text:p>01.575.580/0001-08</text:p>
          </table:table-cell>
          <table:table-cell office:value-type="string" table:style-name="ce15">
            <text:p>CONFECÇÃO DE 7 CARTAZES DE DIVULGAÇÃO DE PROCESSO SELETIVO DE TRABALHO VOLUNTÁRIO.</text:p>
          </table:table-cell>
          <table:table-cell office:value-type="string" table:style-name="ce9">
            <text:p>R$ <text:s text:c="4"/>4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2/04/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ÃO HAVIA ESTOQUE NA PRMT</text:p>
          </table:table-cell>
          <table:table-cell office:value-type="string" table:style-name="ce9">
            <text:p>R$ <text:s text:c="4"/>91,5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E FILTRO COADOR. NÃO HAVIA ESTOQUE NA PRMT</text:p>
          </table:table-cell>
          <table:table-cell office:value-type="string" table:style-name="ce9">
            <text:p>R$ <text:s text:c="4"/>84,29<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HÁ MATE. NÃO HAVIA ESTOQUE NA PRMT</text:p>
          </table:table-cell>
          <table:table-cell office:value-type="string" table:style-name="ce9">
            <text:p>R$ <text:s text:c="4"/>29,94<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3/05/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TALHERES (FACAS, GARFOS E PRATOS) PARA UTILIZAÇÃO PELOS COLABORADORES DA PRM.</text:p>
          </table:table-cell>
          <table:table-cell office:value-type="string" table:style-name="ce9">
            <text:p>R$ <text:s text:c="4"/>62,51<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4/04/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PRANCHETAS PARA UTILIZAÇÃO NO SELETIVO DE ESTAGIÁRIOS</text:p>
          </table:table-cell>
          <table:table-cell office:value-type="string" table:style-name="ce9">
            <text:p>R$ <text:s text:c="4"/>12,75<text:s/></text:p>
          </table:table-cell>
          <table:table-cell table:number-columns-repeated="16373"/>
        </table:table-row>
        <table:table-row table:style-name="ro8">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6/03/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CAIXA DE ARQUIVO, PASTA PARA TRANSPORTE DE DOCUMENTOS E BATERIAS PARA OS CONTROLES REMOTOS DOS PORTÕES DE ESTACIONAMENTO. TODOS ESSE PRODUTOS NÃO TINHA ESTOQUE NA PRMT.<text:s/></text:p>
          </table:table-cell>
          <table:table-cell office:value-type="string" table:style-name="ce9">
            <text:p>R$ <text:s text:c="4"/>54,7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6/03/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A PRMT JÁ NÃO TINHA ESTOQUE</text:p>
          </table:table-cell>
          <table:table-cell office:value-type="string" table:style-name="ce9">
            <text:p>R$ <text:s text:c="4"/>75,12<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2/2019</text:p>
          </table:table-cell>
          <table:table-cell office:value-type="string" table:style-name="ce11">
            <text:p>ELER DE SOUZA E CIA LTDA</text:p>
          </table:table-cell>
          <table:table-cell office:value-type="string" table:style-name="ce11">
            <text:p>00.829.825/0001-13</text:p>
          </table:table-cell>
          <table:table-cell office:value-type="string" table:style-name="ce15">
            <text:p>NECESSIDADE DE AQUISIÇÃO DE COPOS DE VIDRO PARA BEBER ÁGUA. ASSIM EVITAMOS O USO DE COPO DESCARTÁVEL.<text:s/></text:p>
          </table:table-cell>
          <table:table-cell office:value-type="string" table:style-name="ce9">
            <text:p>R$ <text:s text:c="4"/>28,35<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2/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COMPRA DE CAFÉ A VÁCOU, 500 GRAMAS, VISTO QUE EM CUIABÁ NÃO HAVIA MAIS ESTOQUE.<text:s/></text:p>
          </table:table-cell>
          <table:table-cell office:value-type="string" table:style-name="ce9">
            <text:p>R$ <text:s text:c="4"/>56,34<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2/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HÁ MATE VISTO QUE NÃO HAVIA MAIS ESTOQUE NA PRMT</text:p>
          </table:table-cell>
          <table:table-cell office:value-type="string" table:style-name="ce9">
            <text:p>R$ <text:s text:c="4"/>32,45<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2/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COMPRAR COPOS DE VIDRO PARA EVITAR USO DE COPOS DESCARTÁVEIS. NECESSIDADE DE AQUISIÇÃO DE PILHAS PARA OS CONTROLES REMOTOS DE AR CONDICIONADO.<text:s/></text:p>
          </table:table-cell>
          <table:table-cell office:value-type="string" table:style-name="ce9">
            <text:p>R$ <text:s text:c="4"/>42,42<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07/03/2019</text:p>
          </table:table-cell>
          <table:table-cell office:value-type="string" table:style-name="ce11">
            <text:p>TODIMO MATERIAIS PARA CONSTRUÇÃO S A</text:p>
          </table:table-cell>
          <table:table-cell office:value-type="string" table:style-name="ce11">
            <text:p>15.375.991/0004-07</text:p>
          </table:table-cell>
          <table:table-cell office:value-type="string" table:style-name="ce15">
            <text:p>NECESSIDADE DE AQUISIÇÃO DE CONEXÕES DE INSTALAÇÕES HIDRAÚICAS PARA FAZER ADEQUAÇÕES AQUI NO PRÉDIO DA PRM</text:p>
          </table:table-cell>
          <table:table-cell office:value-type="string" table:style-name="ce9">
            <text:p>R$ <text:s text:c="4"/>19,39<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1/04/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BARBANTE PARA AMARRAR PROCESSOS, NÃO HAVIA ESTOQUE NA PRMT</text:p>
          </table:table-cell>
          <table:table-cell office:value-type="string" table:style-name="ce9">
            <text:p>R$ <text:s text:c="4"/>15,25<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1/04/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CHÁ MATE E FILTRO COADOR DE CAFÉ, NENHUM DESSES PRODUTOS TINHA ESTOQUE NA PRMT</text:p>
          </table:table-cell>
          <table:table-cell office:value-type="string" table:style-name="ce9">
            <text:p>R$ <text:s text:c="4"/>69,81<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2/02/2019</text:p>
          </table:table-cell>
          <table:table-cell office:value-type="string" table:style-name="ce11">
            <text:p>LN COMÉRCIO DE ELETRÔNICOS LTDA</text:p>
          </table:table-cell>
          <table:table-cell office:value-type="string" table:style-name="ce11">
            <text:p>01.030.685/0005-05</text:p>
          </table:table-cell>
          <table:table-cell office:value-type="string" table:style-name="ce15">
            <text:p>NECESSIDADE DE AQUISIÇÃO DE FONES DE OUVIDO PARA QUE SERVIDORES POSSAM PARTICIPAR DE VÍDEO CONFERÊNCIAS E OS SERVIDORES DE GABINETE POSSAM OUVIR OS ÁUDIOS DO PROCESSO</text:p>
          </table:table-cell>
          <table:table-cell office:value-type="string" table:style-name="ce9">
            <text:p>R$ <text:s text:c="3"/>151,6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18/02/2018</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5">
            <text:p>NECESSIDADE DE AQUISIÇÃO DE CAFÉ VISTO QUE NÃO HAVIA MAIS ESTOQUE NA PRMT</text:p>
          </table:table-cell>
          <table:table-cell office:value-type="string" table:style-name="ce9">
            <text:p>R$ <text:s text:c="4"/>89,9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1">
            <text:p>SIM</text:p>
          </table:table-cell>
          <table:table-cell office:value-type="string" table:style-name="ce11">
            <text:p>19/03/2019</text:p>
          </table:table-cell>
          <table:table-cell office:value-type="string" table:style-name="ce11">
            <text:p>SANGALETTI SANGALETTI E CIA LTDA</text:p>
          </table:table-cell>
          <table:table-cell office:value-type="string" table:style-name="ce11">
            <text:p>26.777.276/0003-36</text:p>
          </table:table-cell>
          <table:table-cell office:value-type="string" table:style-name="ce18">
            <text:p>NECESSIDADE DE AQUISIÇÃO DE CAFÉ VISTO QUE NÃO TINHA ESTOQUE NA PRMT</text:p>
          </table:table-cell>
          <table:table-cell office:value-type="string" table:style-name="ce9">
            <text:p>R$ <text:s text:c="4"/>19,80<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3">
            <text:p>21/02/2019</text:p>
          </table:table-cell>
          <table:table-cell office:value-type="string" table:style-name="ce14">
            <text:p>FEDERIZZI INFORMÁTICA</text:p>
          </table:table-cell>
          <table:table-cell office:value-type="string" table:style-name="ce13">
            <text:p>06.156.233/0001-64</text:p>
          </table:table-cell>
          <table:table-cell office:value-type="string" table:style-name="ce15">
            <text:p>NECESSIDADE DE AQUISIÇÃO DE BATERIAS PARA O NOBREAK DO CPD QUE MANTÉM O SERVIDOR.COMPRA AUTORIZADA PELO MARCO AURÉLIO E PELO SENHOR SECRETÁRIO FRANCISCO DE ASSIS</text:p>
          </table:table-cell>
          <table:table-cell office:value-type="string" table:style-name="ce9">
            <text:p>R$ <text:s text:c="3"/>72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21/02/2019</text:p>
          </table:table-cell>
          <table:table-cell office:value-type="string" table:style-name="ce11">
            <text:p>FEDERIZZI INFORMÁTICA</text:p>
          </table:table-cell>
          <table:table-cell office:value-type="string" table:style-name="ce11">
            <text:p>06.156.233/0001-64</text:p>
          </table:table-cell>
          <table:table-cell office:value-type="string" table:style-name="ce15">
            <text:p>NOTA DE SERVIÇO - NECESSIDADE DE TROCA DE BATERIAS DO NOBREAK GRANDE DO CPD LIGADO AOS SERVIDORES</text:p>
          </table:table-cell>
          <table:table-cell office:value-type="string" table:style-name="ce9">
            <text:p>R$ <text:s text:c="3"/>180,00<text:s/></text:p>
          </table:table-cell>
          <table:table-cell table:number-columns-repeated="16373"/>
        </table:table-row>
        <table:table-row table:style-name="ro5">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26/02/2019</text:p>
          </table:table-cell>
          <table:table-cell office:value-type="string" table:style-name="ce11">
            <text:p>NILSON DOLAVAL SOARES - ME - AQUARELA ADESIVOS</text:p>
          </table:table-cell>
          <table:table-cell office:value-type="string" table:style-name="ce11">
            <text:p>01.889.389/0001-30</text:p>
          </table:table-cell>
          <table:table-cell office:value-type="string" table:style-name="ce15">
            <text:p>NECESSIDADE DE AQUISIÇÃO DE UMA PLACA DE COMUNICAÇÃO INDICANDO O NOVO HORÁRIO DE FUNCIONAMENTO DA PRM</text:p>
          </table:table-cell>
          <table:table-cell office:value-type="string" table:style-name="ce9">
            <text:p>R$ <text:s text:c="4"/>2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05/02/19 a 05/05/19</text:p>
          </table:table-cell>
          <table:table-cell office:value-type="string" table:style-name="ce10">
            <text:p>SIM</text:p>
          </table:table-cell>
          <table:table-cell office:value-type="string" table:style-name="ce11">
            <text:p>28/03/2019</text:p>
          </table:table-cell>
          <table:table-cell office:value-type="string" table:style-name="ce11">
            <text:p>MIGLIORINI &amp; MIGLIORINI LTDA EPP</text:p>
          </table:table-cell>
          <table:table-cell office:value-type="string" table:style-name="ce11">
            <text:p>04.576.775/0002-41</text:p>
          </table:table-cell>
          <table:table-cell office:value-type="string" table:style-name="ce15">
            <text:p>NECESSIDADE DE AQUISIÇÃO DE CAIXAS DE ARQUIVO MORTO VISTO QUE NÃO HAVIA ESTOQUE NA PRMT</text:p>
          </table:table-cell>
          <table:table-cell office:value-type="string" table:style-name="ce9">
            <text:p>R$ <text:s text:c="4"/>75,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RGE ANDRE SCHNEIDER</text:p>
          </table:table-cell>
          <table:table-cell office:value-type="string" table:style-name="ce9">
            <text:p><text:s/>907.950.751-20</text:p>
          </table:table-cell>
          <table:table-cell office:value-type="string" table:style-name="ce9">
            <text:p>20/05/19 a 26/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06/05/19 a 28/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04/03/02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5">
            <text:p>AQUISIÇÃO DE PRODUTOS PARA COPA</text:p>
          </table:table-cell>
          <table:table-cell office:value-type="string" table:style-name="ce9">
            <text:p>R$ <text:s text:c="3"/>389,2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1">
            <text:p>SIM</text:p>
          </table:table-cell>
          <table:table-cell office:value-type="string" table:style-name="ce11">
            <text:p>09/04/2019</text:p>
          </table:table-cell>
          <table:table-cell office:value-type="string" table:style-name="ce11">
            <text:p>DOLCE AROMA COMERCIO DE ALIMENTOS LTDA - ME</text:p>
          </table:table-cell>
          <table:table-cell office:value-type="string" table:style-name="ce11">
            <text:p>17.193.196/0001-80</text:p>
          </table:table-cell>
          <table:table-cell office:value-type="string" table:style-name="ce18">
            <text:p>PRODUTOS PARA CAFETERIA CEDIDA POR PERÍODO EXPERIMENTAL</text:p>
          </table:table-cell>
          <table:table-cell office:value-type="string" table:style-name="ce9">
            <text:p>R$ <text:s text:c="3"/>175,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09/04/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COMPRA DE PRODUTOS PARA COPA</text:p>
          </table:table-cell>
          <table:table-cell office:value-type="string" table:style-name="ce9">
            <text:p>R$ <text:s text:c="4"/>15,97<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09/04/2019</text:p>
          </table:table-cell>
          <table:table-cell office:value-type="string" table:style-name="ce11">
            <text:p>W P DA SILVA CARIMBOS-ME</text:p>
          </table:table-cell>
          <table:table-cell office:value-type="string" table:style-name="ce11">
            <text:p>27.186.216/0001-40</text:p>
          </table:table-cell>
          <table:table-cell office:value-type="string" table:style-name="ce15">
            <text:p>CONFEÇÃO DE CARMIBOS</text:p>
          </table:table-cell>
          <table:table-cell office:value-type="string" table:style-name="ce9">
            <text:p>R$ <text:s text:c="4"/>23,75<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1">
            <text:p>SIM</text:p>
          </table:table-cell>
          <table:table-cell office:value-type="string" table:style-name="ce11">
            <text:p>10/04/2019</text:p>
          </table:table-cell>
          <table:table-cell office:value-type="string" table:style-name="ce11">
            <text:p>CESAR O. DE LAMEIDA (CENTER UNIFORMES)</text:p>
          </table:table-cell>
          <table:table-cell office:value-type="string" table:style-name="ce11">
            <text:p>30.737.798/0001-10</text:p>
          </table:table-cell>
          <table:table-cell office:value-type="string" table:style-name="ce18">
            <text:p>AQUISIÇÃO DE JALECOS PARA SETOR DE ARQUIVO</text:p>
          </table:table-cell>
          <table:table-cell office:value-type="string" table:style-name="ce9">
            <text:p>R$ <text:s text:c="3"/>188,01<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4/03/2019</text:p>
          </table:table-cell>
          <table:table-cell office:value-type="string" table:style-name="ce11">
            <text:p>E. DE ASSUNÇÃO EMBALAGENS - EPP (NOVA FARPEL)</text:p>
          </table:table-cell>
          <table:table-cell office:value-type="string" table:style-name="ce11">
            <text:p>04.349.934/0002-75</text:p>
          </table:table-cell>
          <table:table-cell office:value-type="string" table:style-name="ce15">
            <text:p>COMPRA DE PAPEL TOALHA PARA HIGIENIZAÇÃO DE COPOS</text:p>
          </table:table-cell>
          <table:table-cell office:value-type="string" table:style-name="ce9">
            <text:p>R$ <text:s text:c="3"/>330,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4/03/2019</text:p>
          </table:table-cell>
          <table:table-cell office:value-type="string" table:style-name="ce11">
            <text:p>W P DA SILVA CARIMBOS-ME</text:p>
          </table:table-cell>
          <table:table-cell office:value-type="string" table:style-name="ce11">
            <text:p>27.186.216/0001-40</text:p>
          </table:table-cell>
          <table:table-cell office:value-type="string" table:style-name="ce15">
            <text:p>COMPRA DE BORRACHAS E CARIMBOS</text:p>
          </table:table-cell>
          <table:table-cell office:value-type="string" table:style-name="ce9">
            <text:p>R$ <text:s text:c="3"/>242,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15/03/2019</text:p>
          </table:table-cell>
          <table:table-cell office:value-type="string" table:style-name="ce11">
            <text:p>ZF INFORMATICA E PAPELARIA LTDA-EPP (RODARTE)</text:p>
          </table:table-cell>
          <table:table-cell office:value-type="string" table:style-name="ce11">
            <text:p>08.216.108/0001-28</text:p>
          </table:table-cell>
          <table:table-cell office:value-type="string" table:style-name="ce15">
            <text:p>AQUISIÇÃO DE ARQUIVO MORTO POR NÃO HAVER LICITAÇÃO EM ANDAMENTO</text:p>
          </table:table-cell>
          <table:table-cell office:value-type="string" table:style-name="ce9">
            <text:p>R$ <text:s text:c="3"/>800,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5/04/2019</text:p>
          </table:table-cell>
          <table:table-cell office:value-type="string" table:style-name="ce14">
            <text:p>DOLCE AROMA COMERCIO DE ALIMENTOS LTDA - ME</text:p>
          </table:table-cell>
          <table:table-cell office:value-type="string" table:style-name="ce11">
            <text:p>17.193.196/0001-80</text:p>
          </table:table-cell>
          <table:table-cell office:value-type="string" table:style-name="ce15">
            <text:p>COMPRA CAFÉ EM GRÃOS PARA MAQUINA DE CAFÉ EXPRESSO EM FASE DE TESTES</text:p>
          </table:table-cell>
          <table:table-cell office:value-type="string" table:style-name="ce9">
            <text:p>R$ <text:s text:c="3"/>199,98<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8/03/2019</text:p>
          </table:table-cell>
          <table:table-cell office:value-type="string" table:style-name="ce14">
            <text:p>RIDERE COM. PRODUTOS ODONTOLOGICOS (DENTAL PRADO)</text:p>
          </table:table-cell>
          <table:table-cell office:value-type="string" table:style-name="ce11">
            <text:p>10.759.848/0001-52</text:p>
          </table:table-cell>
          <table:table-cell office:value-type="string" table:style-name="ce15">
            <text:p>COMPRA DE ÁLCOOL 70º</text:p>
          </table:table-cell>
          <table:table-cell office:value-type="string" table:style-name="ce9">
            <text:p>R$ <text:s text:c="4"/>85,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18/03/2019</text:p>
          </table:table-cell>
          <table:table-cell office:value-type="string" table:style-name="ce14">
            <text:p>SOLUÇÃO COMERCIAL DE COSMÉTICOS LTDA</text:p>
          </table:table-cell>
          <table:table-cell office:value-type="string" table:style-name="ce13">
            <text:p>02.424.584/0001-58</text:p>
          </table:table-cell>
          <table:table-cell office:value-type="string" table:style-name="ce15">
            <text:p>AQUISIÇÃO DE FRASCO PARA ALCOOL</text:p>
          </table:table-cell>
          <table:table-cell office:value-type="string" table:style-name="ce9">
            <text:p>R$ <text:s text:c="4"/>23,1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1">
            <text:p>26/03/2019</text:p>
          </table:table-cell>
          <table:table-cell office:value-type="string" table:style-name="ce11">
            <text:p>RIDERE COM. PRODUTOS ODONTOLOGICOS (DENTAL PRADO)</text:p>
          </table:table-cell>
          <table:table-cell office:value-type="string" table:style-name="ce11">
            <text:p>10.759.848/0001-52</text:p>
          </table:table-cell>
          <table:table-cell office:value-type="string" table:style-name="ce15">
            <text:p>PRODUTOS PARA SETOR DE ARQUIVOS NÃO COBERTOS POR LICITAÇÃO</text:p>
          </table:table-cell>
          <table:table-cell office:value-type="string" table:style-name="ce9">
            <text:p>R$ <text:s text:c="3"/>213,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1">
            <text:p>SIM</text:p>
          </table:table-cell>
          <table:table-cell office:value-type="string" table:style-name="ce11">
            <text:p>29/01/2019</text:p>
          </table:table-cell>
          <table:table-cell office:value-type="string" table:style-name="ce11">
            <text:p>SDB COMERCIO DE ALIMENTOS LTDA (COMPER SUPERMERCADO)</text:p>
          </table:table-cell>
          <table:table-cell office:value-type="string" table:style-name="ce11">
            <text:p>09.477.652/0033-73</text:p>
          </table:table-cell>
          <table:table-cell office:value-type="string" table:style-name="ce18">
            <text:p>AQUISIÇÃO DE ISQUEIRO PARA COPA</text:p>
          </table:table-cell>
          <table:table-cell office:value-type="string" table:style-name="ce9">
            <text:p>R$ <text:s text:c="5"/>6,99<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JOSE SALOMAO FERNANDES PEREIRA</text:p>
          </table:table-cell>
          <table:table-cell office:value-type="string" table:style-name="ce9">
            <text:p><text:s/>390.501.572-20</text:p>
          </table:table-cell>
          <table:table-cell office:value-type="string" table:style-name="ce9">
            <text:p>24/01/19 a 23/04/19</text:p>
          </table:table-cell>
          <table:table-cell office:value-type="string" table:style-name="ce10">
            <text:p>SIM</text:p>
          </table:table-cell>
          <table:table-cell office:value-type="string" table:style-name="ce13">
            <text:p>29/01/2019</text:p>
          </table:table-cell>
          <table:table-cell office:value-type="string" table:style-name="ce14">
            <text:p>SDB COMERCIO DE ALIMENTOS LTDA (COMPER SUPERMERCADO)</text:p>
          </table:table-cell>
          <table:table-cell office:value-type="string" table:style-name="ce13">
            <text:p>09.477.652/0033-73</text:p>
          </table:table-cell>
          <table:table-cell office:value-type="string" table:style-name="ce15">
            <text:p>AQUISIÇÃO DE PRODUTOS PARA COPA</text:p>
          </table:table-cell>
          <table:table-cell office:value-type="string" table:style-name="ce9">
            <text:p>R$ <text:s text:c="3"/>541,86<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01/04/2019</text:p>
          </table:table-cell>
          <table:table-cell office:value-type="string" table:style-name="ce14">
            <text:p>KALUNGA COM E IND GRAFICA LTDA</text:p>
          </table:table-cell>
          <table:table-cell office:value-type="string" table:style-name="ce13">
            <text:p>43.283.811/0201-85</text:p>
          </table:table-cell>
          <table:table-cell office:value-type="string" table:style-name="ce15">
            <text:p>AQUISIÇÃO DE PEQUENA MONTA</text:p>
          </table:table-cell>
          <table:table-cell office:value-type="string" table:style-name="ce9">
            <text:p>R$ <text:s text:c="4"/>81,2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1">
            <text:p>SIM</text:p>
          </table:table-cell>
          <table:table-cell office:value-type="string" table:style-name="ce11">
            <text:p>02/05/2019</text:p>
          </table:table-cell>
          <table:table-cell office:value-type="string" table:style-name="ce11">
            <text:p>PATRICIA LARA PINTO TOLEDO ME</text:p>
          </table:table-cell>
          <table:table-cell office:value-type="string" table:style-name="ce11">
            <text:p>02.829.839/0001-62</text:p>
          </table:table-cell>
          <table:table-cell office:value-type="string" table:style-name="ce18">
            <text:p>AQUISIÇÃO DE PEQUENA MONTA</text:p>
          </table:table-cell>
          <table:table-cell office:value-type="string" table:style-name="ce9">
            <text:p>R$ <text:s text:c="3"/>237,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11/03/2019</text:p>
          </table:table-cell>
          <table:table-cell office:value-type="string" table:style-name="ce14">
            <text:p>RRW COMERCIO DE ALIMENTOS EIRELI - ME (SUPERM. CURIÓ)</text:p>
          </table:table-cell>
          <table:table-cell office:value-type="string" table:style-name="ce13">
            <text:p>21.056.714/0001-91</text:p>
          </table:table-cell>
          <table:table-cell office:value-type="string" table:style-name="ce15">
            <text:p>AQUISIÇÃO DE PEQUENA MONTA</text:p>
          </table:table-cell>
          <table:table-cell office:value-type="string" table:style-name="ce9">
            <text:p>R$ <text:s text:c="3"/>239,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12/04/2019</text:p>
          </table:table-cell>
          <table:table-cell office:value-type="string" table:style-name="ce14">
            <text:p>GIRUS MERCANTIL DE ALIMENTOS LTDA</text:p>
          </table:table-cell>
          <table:table-cell office:value-type="string" table:style-name="ce13">
            <text:p>73.909.400/0003-50</text:p>
          </table:table-cell>
          <table:table-cell office:value-type="string" table:style-name="ce15">
            <text:p>AQUISIÇÃO DE PEQUENA MONTA</text:p>
          </table:table-cell>
          <table:table-cell office:value-type="string" table:style-name="ce9">
            <text:p>R$ <text:s text:c="4"/>97,9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13/03/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AQUISIÇÃO DE PEQUENA MONTA</text:p>
          </table:table-cell>
          <table:table-cell office:value-type="string" table:style-name="ce9">
            <text:p>R$ <text:s text:c="4"/>99,91<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4/04/2019</text:p>
          </table:table-cell>
          <table:table-cell office:value-type="string" table:style-name="ce11">
            <text:p>CARIMBOS MATO GROSSO LTDA</text:p>
          </table:table-cell>
          <table:table-cell office:value-type="string" table:style-name="ce11">
            <text:p>00.439.831/0001-64</text:p>
          </table:table-cell>
          <table:table-cell office:value-type="string" table:style-name="ce15">
            <text:p>AQUISIÇÃO DE PEQUENA MONTA</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4/04/2019</text:p>
          </table:table-cell>
          <table:table-cell office:value-type="string" table:style-name="ce11">
            <text:p>GIRUS MERCANTIL DE ALIMENTOS LTDA</text:p>
          </table:table-cell>
          <table:table-cell office:value-type="string" table:style-name="ce11">
            <text:p>73.909.400/0003-50</text:p>
          </table:table-cell>
          <table:table-cell office:value-type="string" table:style-name="ce15">
            <text:p>AQUISIÇÃO DE PEQUENA MONTA</text:p>
          </table:table-cell>
          <table:table-cell office:value-type="string" table:style-name="ce9">
            <text:p>R$ <text:s text:c="3"/>195,8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4/04/2019</text:p>
          </table:table-cell>
          <table:table-cell office:value-type="string" table:style-name="ce11">
            <text:p>IMPERIO COM DE PRODUTOS MUSICAIS LTDA</text:p>
          </table:table-cell>
          <table:table-cell office:value-type="string" table:style-name="ce11">
            <text:p>17.239.214/0001-18</text:p>
          </table:table-cell>
          <table:table-cell office:value-type="string" table:style-name="ce15">
            <text:p>AQUISIÇÃO DE PEQUENA MONTA</text:p>
          </table:table-cell>
          <table:table-cell office:value-type="string" table:style-name="ce9">
            <text:p>R$ <text:s text:c="3"/>16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25/04/2019</text:p>
          </table:table-cell>
          <table:table-cell office:value-type="string" table:style-name="ce14">
            <text:p>RRW COMERCIO DE ALIMENTOS EIRELI - ME (SUPERM. CURIÓ)</text:p>
          </table:table-cell>
          <table:table-cell office:value-type="string" table:style-name="ce13">
            <text:p>21.056.714/0001-91</text:p>
          </table:table-cell>
          <table:table-cell office:value-type="string" table:style-name="ce15">
            <text:p>AQUISIÇÃO DE PEQUENA MONTA</text:p>
          </table:table-cell>
          <table:table-cell office:value-type="string" table:style-name="ce9">
            <text:p>R$ <text:s text:c="4"/>98,94<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3">
            <text:p>27/02/2019</text:p>
          </table:table-cell>
          <table:table-cell office:value-type="string" table:style-name="ce14">
            <text:p>KALUNGA COM E IND GRAFICA LTDA</text:p>
          </table:table-cell>
          <table:table-cell office:value-type="string" table:style-name="ce13">
            <text:p>43.283.811/0201-85</text:p>
          </table:table-cell>
          <table:table-cell office:value-type="string" table:style-name="ce15">
            <text:p>AQUISIÇÃO DE PEQUENA MONTA</text:p>
          </table:table-cell>
          <table:table-cell office:value-type="string" table:style-name="ce9">
            <text:p>R$ <text:s text:c="3"/>522,0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ICARDO FERNANDO DA COSTA RIBEIRO</text:p>
          </table:table-cell>
          <table:table-cell office:value-type="string" table:style-name="ce9">
            <text:p><text:s/>016.561.641-59</text:p>
          </table:table-cell>
          <table:table-cell office:value-type="string" table:style-name="ce9">
            <text:p>25/02/19 a 27/04/19</text:p>
          </table:table-cell>
          <table:table-cell office:value-type="string" table:style-name="ce10">
            <text:p>SIM</text:p>
          </table:table-cell>
          <table:table-cell office:value-type="string" table:style-name="ce11">
            <text:p>27/02/2019</text:p>
          </table:table-cell>
          <table:table-cell office:value-type="string" table:style-name="ce11">
            <text:p>RRW COMERCIO DE ALIMENTOS EIRELI - ME (SUPERM. CURIÓ)</text:p>
          </table:table-cell>
          <table:table-cell office:value-type="string" table:style-name="ce11">
            <text:p>21.056.714/0001-91</text:p>
          </table:table-cell>
          <table:table-cell office:value-type="string" table:style-name="ce15">
            <text:p>AQUISIÇÃO DE PEQUENA MONTA</text:p>
          </table:table-cell>
          <table:table-cell office:value-type="string" table:style-name="ce9">
            <text:p>R$ <text:s text:c="3"/>233,82<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IVIA KEILA LOPES SOARES CAMPOS</text:p>
          </table:table-cell>
          <table:table-cell office:value-type="string" table:style-name="ce9">
            <text:p><text:s/>058.045.224-77</text:p>
          </table:table-cell>
          <table:table-cell office:value-type="string" table:style-name="ce9">
            <text:p>16/05/19 a 2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2/04/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AQUISIÇÃO DE MATERIAIS DE CONSUMO PARA USO NA PRM DE CÁCERES</text:p>
          </table:table-cell>
          <table:table-cell office:value-type="string" table:style-name="ce9">
            <text:p>R$ <text:s text:c="4"/>64,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03/05/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AQUISIÇÃO DE MATERIAIS DE CONSUMO PARA USO NA PRM DE CÁCERES</text:p>
          </table:table-cell>
          <table:table-cell office:value-type="string" table:style-name="ce9">
            <text:p>R$ <text:s text:c="4"/>50,4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06/02/2019</text:p>
          </table:table-cell>
          <table:table-cell office:value-type="string" table:style-name="ce11">
            <text:p>D.N. DE CASTRO</text:p>
          </table:table-cell>
          <table:table-cell office:value-type="string" table:style-name="ce11">
            <text:p>33.723.107/0001-17</text:p>
          </table:table-cell>
          <table:table-cell office:value-type="string" table:style-name="ce18">
            <text:p>AQUISIÇÃO DE GÁS GLP 13KG PARA CONSUMO NA PRM</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06/02/2019</text:p>
          </table:table-cell>
          <table:table-cell office:value-type="string" table:style-name="ce11">
            <text:p>KARIMA DUARTE NUSA CANUTO EIRELI ME</text:p>
          </table:table-cell>
          <table:table-cell office:value-type="string" table:style-name="ce11">
            <text:p>28.278.342/0001-97</text:p>
          </table:table-cell>
          <table:table-cell office:value-type="string" table:style-name="ce18">
            <text:p>PAGAMENTO DO FORNECEDOR DE ÁGUA MINERAL REFERENTE AO CONSUMO 01/2019 UMA VEZ QUE A CONTRATAÇÃO DE FORNECEDOR AINDA ESTAVA EM ANDAMENTO</text:p>
          </table:table-cell>
          <table:table-cell office:value-type="string" table:style-name="ce9">
            <text:p>R$ <text:s text:c="3"/>188,50<text:s/></text:p>
          </table:table-cell>
          <table:table-cell table:number-columns-repeated="16373"/>
        </table:table-row>
        <table:table-row table:style-name="ro6">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6/02/2019</text:p>
          </table:table-cell>
          <table:table-cell office:value-type="string" table:style-name="ce14">
            <text:p>LILIANA PAPELARIA<text:s/></text:p>
          </table:table-cell>
          <table:table-cell office:value-type="string" table:style-name="ce13">
            <text:p>28.434.610/0001-12</text:p>
          </table:table-cell>
          <table:table-cell office:value-type="string" table:style-name="ce15">
            <text:p>AQUISIÇÃO DE CAIXAS DE PAPELÃO PARA ARQUIVO MORTO UMA VEZ QUE A UNIDADE POSSUI DIVERSOS FEITOS A SEREM ARQUIVADOS FISICAMENTE</text:p>
            <text:p/>
            <text:p>AQUISIÇÃO DE TINTA PARA CARIMBOS</text:p>
          </table:table-cell>
          <table:table-cell office:value-type="string" table:style-name="ce9">
            <text:p>R$ <text:s text:c="4"/>77,10<text:s/></text:p>
          </table:table-cell>
          <table:table-cell table:number-columns-repeated="16373"/>
        </table:table-row>
        <table:table-row table:style-name="ro3">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6/02/2019</text:p>
          </table:table-cell>
          <table:table-cell office:value-type="string" table:style-name="ce14">
            <text:p>S.O.S CARIMBOS</text:p>
          </table:table-cell>
          <table:table-cell office:value-type="string" table:style-name="ce13">
            <text:p>16.466.822/0001-00</text:p>
          </table:table-cell>
          <table:table-cell office:value-type="string" table:style-name="ce15">
            <text:p>CONFECÇÃO DE CARIMBOS PARA OS NOVOS MEMBROS DA PRM E PARA SERVIDOR</text:p>
          </table:table-cell>
          <table:table-cell office:value-type="string" table:style-name="ce9">
            <text:p>R$ <text:s text:c="3"/>112,0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06/03/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
          </table:table-cell>
          <table:table-cell office:value-type="string" table:style-name="ce9">
            <text:p>R$ <text:s text:c="4"/>47,5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08/03/2019</text:p>
          </table:table-cell>
          <table:table-cell office:value-type="string" table:style-name="ce11">
            <text:p>S.O.S CARIMBOS</text:p>
          </table:table-cell>
          <table:table-cell office:value-type="string" table:style-name="ce11">
            <text:p>16.466.822/0001-00</text:p>
          </table:table-cell>
          <table:table-cell office:value-type="string" table:style-name="ce15">
            <text:p>CONFECÇÃO DE SILICONES DE CARIMBOS E AQUISIÇÃO DE TINTA PARA FINS DE APROVEITAMENTO DE CASES ANTIGOS PARA FINS DE FICAR MAIS EM CONTA</text:p>
          </table:table-cell>
          <table:table-cell office:value-type="string" table:style-name="ce9">
            <text:p>R$ <text:s text:c="3"/>120,0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2/03/2019</text:p>
          </table:table-cell>
          <table:table-cell office:value-type="string" table:style-name="ce11">
            <text:p>FLAVIO CAVALCANTE DOS SANTOS ME</text:p>
          </table:table-cell>
          <table:table-cell office:value-type="string" table:style-name="ce11">
            <text:p>11.681.804/0001-10</text:p>
          </table:table-cell>
          <table:table-cell office:value-type="string" table:style-name="ce15">
            <text:p/>
          </table:table-cell>
          <table:table-cell office:value-type="string" table:style-name="ce9">
            <text:p>R$ <text:s/>1.380,0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1">
            <text:p>13/03/2019</text:p>
          </table:table-cell>
          <table:table-cell office:value-type="string" table:style-name="ce11">
            <text:p>HIPER JN<text:s/></text:p>
          </table:table-cell>
          <table:table-cell office:value-type="string" table:style-name="ce11">
            <text:p>02.359.273/0002-33</text:p>
          </table:table-cell>
          <table:table-cell office:value-type="string" table:style-name="ce15">
            <text:p>AQUISIÇÃO DE CONES PARA FINS DE MARCAÇÃO DE VAGAS RESERVADAS NO ESTACIONAMENTO DO PÚBLICO EXTERNO DA PRM E DUPLA FACE PARA COLAGEM DE QUADROS</text:p>
          </table:table-cell>
          <table:table-cell office:value-type="string" table:style-name="ce9">
            <text:p>R$ <text:s text:c="4"/>42,81<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15/02/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AQUISIÇÃO DE MATERIAIS DE CONSUMO PARA A PRM</text:p>
          </table:table-cell>
          <table:table-cell office:value-type="string" table:style-name="ce9">
            <text:p>R$ <text:s text:c="4"/>39,20<text:s/></text:p>
          </table:table-cell>
          <table:table-cell table:number-columns-repeated="16373"/>
        </table:table-row>
        <table:table-row table:style-name="ro4">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16/04/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
          </table:table-cell>
          <table:table-cell office:value-type="string" table:style-name="ce9">
            <text:p>R$ <text:s text:c="4"/>38,40<text:s/></text:p>
          </table:table-cell>
          <table:table-cell table:number-columns-repeated="16373"/>
        </table:table-row>
        <table:table-row table:style-name="ro7">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17/04/2019</text:p>
          </table:table-cell>
          <table:table-cell office:value-type="string" table:style-name="ce11">
            <text:p>LILIANA PAPELARIA<text:s/></text:p>
          </table:table-cell>
          <table:table-cell office:value-type="string" table:style-name="ce11">
            <text:p>28.434.610/0001-12</text:p>
          </table:table-cell>
          <table:table-cell office:value-type="string" table:style-name="ce18">
            <text:p>AQUISIÇÃO DE CAIXAS PARA ARQUIVAMENTO - INFORMO QUE O ITEM, NA OCASIÃO, NÃO ESTAVA DISPONÍVEL PARA FINS DE REQUISIÇÃO NO ALMOXARIFADO</text:p>
          </table:table-cell>
          <table:table-cell office:value-type="string" table:style-name="ce9">
            <text:p>R$ <text:s text:c="4"/>34,9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1">
            <text:p>SIM</text:p>
          </table:table-cell>
          <table:table-cell office:value-type="string" table:style-name="ce11">
            <text:p>20/03/2019</text:p>
          </table:table-cell>
          <table:table-cell office:value-type="string" table:style-name="ce11">
            <text:p>SUPERMERCADO MIURA LTDA</text:p>
          </table:table-cell>
          <table:table-cell office:value-type="string" table:style-name="ce11">
            <text:p>33.695.388/0001-41</text:p>
          </table:table-cell>
          <table:table-cell office:value-type="string" table:style-name="ce18">
            <text:p>AQUISIÇÃO DE MATERIAIS DE CONSUMO PARA A PRM DE CÁCERES</text:p>
          </table:table-cell>
          <table:table-cell office:value-type="string" table:style-name="ce9">
            <text:p>R$ <text:s text:c="4"/>56,30<text:s/></text:p>
          </table:table-cell>
          <table:table-cell table:number-columns-repeated="16373"/>
        </table:table-row>
        <table:table-row table:style-name="ro2">
          <table:table-cell office:value-type="string" table:style-name="ce7">
            <text:p>PR-MT</text:p>
          </table:table-cell>
          <table:table-cell office:value-type="float" office:value="2019" table:style-name="ce8">
            <text:p>2019</text:p>
          </table:table-cell>
          <table:table-cell office:value-type="string" table:style-name="ce8">
            <text:p>RODRIGO MOREIRA DE SOUZA ROCHA</text:p>
          </table:table-cell>
          <table:table-cell office:value-type="string" table:style-name="ce9">
            <text:p><text:s/>030.091.236-63</text:p>
          </table:table-cell>
          <table:table-cell office:value-type="string" table:style-name="ce9">
            <text:p>05/02/19 a 05/05/19</text:p>
          </table:table-cell>
          <table:table-cell office:value-type="string" table:style-name="ce10">
            <text:p>SIM</text:p>
          </table:table-cell>
          <table:table-cell office:value-type="string" table:style-name="ce13">
            <text:p>25/02/2019</text:p>
          </table:table-cell>
          <table:table-cell office:value-type="string" table:style-name="ce14">
            <text:p>SUPERMERCADO MIURA LTDA</text:p>
          </table:table-cell>
          <table:table-cell office:value-type="string" table:style-name="ce13">
            <text:p>33.695.388/0001-41</text:p>
          </table:table-cell>
          <table:table-cell office:value-type="string" table:style-name="ce15">
            <text:p>AQUISIÇÃO DE MATERIAL DE CONSUMO PARA A PRM DE CÁCERES</text:p>
          </table:table-cell>
          <table:table-cell office:value-type="string" table:style-name="ce9">
            <text:p>R$ <text:s text:c="4"/>36,00<text:s/></text:p>
          </table:table-cell>
          <table:table-cell table:number-columns-repeated="16373"/>
        </table:table-row>
        <table:table-row table:style-name="ro4">
          <table:table-cell office:value-type="string" table:style-name="ce7">
            <text:p>PR-PA</text:p>
          </table:table-cell>
          <table:table-cell office:value-type="float" office:value="2019" table:style-name="ce8">
            <text:p>2019</text:p>
          </table:table-cell>
          <table:table-cell office:value-type="string" table:style-name="ce8">
            <text:p>CLODOALDO ANTONIO DA SILVA CAVALCANTE</text:p>
          </table:table-cell>
          <table:table-cell office:value-type="string" table:style-name="ce9">
            <text:p><text:s/>338.500.112-91</text:p>
          </table:table-cell>
          <table:table-cell office:value-type="string" table:style-name="ce9">
            <text:p>19/02/19 a 20/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A</text:p>
          </table:table-cell>
          <table:table-cell office:value-type="float" office:value="2019" table:style-name="ce8">
            <text:p>2019</text:p>
          </table:table-cell>
          <table:table-cell office:value-type="string" table:style-name="ce8">
            <text:p>SAVIO COSME VASCONCELOS BARROS</text:p>
          </table:table-cell>
          <table:table-cell office:value-type="string" table:style-name="ce9">
            <text:p><text:s/>577.849.572-20</text:p>
          </table:table-cell>
          <table:table-cell office:value-type="string" table:style-name="ce9">
            <text:p>21/03/19 a 14/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CAROLINA AZEVEDO TORRES</text:p>
          </table:table-cell>
          <table:table-cell office:value-type="string" table:style-name="ce9">
            <text:p><text:s/>930.615.444-53</text:p>
          </table:table-cell>
          <table:table-cell office:value-type="string" table:style-name="ce9">
            <text:p>26/03/19 a 23/06/19</text:p>
          </table:table-cell>
          <table:table-cell office:value-type="string" table:style-name="ce10">
            <text:p>SIM</text:p>
          </table:table-cell>
          <table:table-cell office:value-type="string" table:style-name="ce11">
            <text:p>24/04/2019</text:p>
          </table:table-cell>
          <table:table-cell office:value-type="string" table:style-name="ce11">
            <text:p>JP ATACADISTA E VAREJISTA DE MATERIAL DE CONSTRUÇÃO LTDA -ME</text:p>
          </table:table-cell>
          <table:table-cell office:value-type="string" table:style-name="ce11">
            <text:p>28.254.694/0001-02</text:p>
          </table:table-cell>
          <table:table-cell office:value-type="string" table:style-name="ce15">
            <text:p>REFORMA E PINTURA DE PORTAS E ARMÁRIOS DA COPA/COZINHA DA PRM MONTEIRO.</text:p>
          </table:table-cell>
          <table:table-cell office:value-type="string" table:style-name="ce9">
            <text:p>R$ <text:s text:c="3"/>6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CAROLINA AZEVEDO TORRES</text:p>
          </table:table-cell>
          <table:table-cell office:value-type="string" table:style-name="ce9">
            <text:p><text:s/>930.615.444-53</text:p>
          </table:table-cell>
          <table:table-cell office:value-type="string" table:style-name="ce9">
            <text:p>28/02/19 a 28/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3/04/19 a 21/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1">
            <text:p>03/04/2019</text:p>
          </table:table-cell>
          <table:table-cell office:value-type="string" table:style-name="ce11">
            <text:p>JOSE ERIVALDO BEZERRA</text:p>
          </table:table-cell>
          <table:table-cell office:value-type="string" table:style-name="ce11">
            <text:p>08.336.397/0001-07</text:p>
          </table:table-cell>
          <table:table-cell office:value-type="string" table:style-name="ce15">
            <text:p>COMPRA DE MATERIAL PARA MANUTENÇÃO EMERGENCIAL DA PRM MONTEIRO</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RCM COMERCIO DE MATERIAL DE CONSTRUÇÃO</text:p>
          </table:table-cell>
          <table:table-cell office:value-type="string" table:style-name="ce13">
            <text:p>30.973.961/0001-43</text:p>
          </table:table-cell>
          <table:table-cell office:value-type="string" table:style-name="ce15">
            <text:p>COMPRA DE MATERIAL PARA MANUTENÇÃO EMERGENCIAL DA PRM MONTEIRO</text:p>
          </table:table-cell>
          <table:table-cell office:value-type="string" table:style-name="ce9">
            <text:p>R$ <text:s text:c="4"/>91,85<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RCM COMERCIO DE MATERIAL DE CONSTRUÇÃO</text:p>
          </table:table-cell>
          <table:table-cell office:value-type="string" table:style-name="ce13">
            <text:p>30.973.961/0001-43</text:p>
          </table:table-cell>
          <table:table-cell office:value-type="string" table:style-name="ce15">
            <text:p>COMPRA DE MATERIAL PARA MANUTENÇÃO EMERGENCIAL DA PRM MONTEIRO</text:p>
          </table:table-cell>
          <table:table-cell office:value-type="string" table:style-name="ce9">
            <text:p>R$ <text:s text:c="4"/>35,96<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03/04/2019</text:p>
          </table:table-cell>
          <table:table-cell office:value-type="string" table:style-name="ce14">
            <text:p>SANTO ANTONIO CONSTRUCOES LTDA</text:p>
          </table:table-cell>
          <table:table-cell office:value-type="string" table:style-name="ce13">
            <text:p>40.849.465/0004-89</text:p>
          </table:table-cell>
          <table:table-cell office:value-type="string" table:style-name="ce15">
            <text:p>COMPRA DE MATERIAL PARA MANUTENÇÃO EMERGENCIAL DA PRM MONTEIRO</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1">
            <text:p>12/03/2019</text:p>
          </table:table-cell>
          <table:table-cell office:value-type="string" table:style-name="ce11">
            <text:p>RAIA DROGASIL</text:p>
          </table:table-cell>
          <table:table-cell office:value-type="string" table:style-name="ce11">
            <text:p>61.585.865/1205-64</text:p>
          </table:table-cell>
          <table:table-cell office:value-type="string" table:style-name="ce15">
            <text:p>SOLICITAÇÃO DE MEDICAMENTOS DE PARA O SETOR MÉDICO</text:p>
          </table:table-cell>
          <table:table-cell office:value-type="string" table:style-name="ce9">
            <text:p>R$ <text:s text:c="3"/>268,36<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2/04/2019</text:p>
          </table:table-cell>
          <table:table-cell office:value-type="string" table:style-name="ce14">
            <text:p>HIDROSERV ADEMAR SOARES E CIA LTDA</text:p>
          </table:table-cell>
          <table:table-cell office:value-type="string" table:style-name="ce13">
            <text:p>00.785.859/0001-53</text:p>
          </table:table-cell>
          <table:table-cell office:value-type="string" table:style-name="ce15">
            <text:p>PEÇA DE FIXAÇÃO DE ASSENTO SANITÁRIO PARA REPOSIÇÃO</text:p>
          </table:table-cell>
          <table:table-cell office:value-type="string" table:style-name="ce9">
            <text:p>R$ <text:s text:c="4"/>78,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GRACE GALVAO RIBEIRO</text:p>
          </table:table-cell>
          <table:table-cell office:value-type="string" table:style-name="ce9">
            <text:p><text:s/>759.447.584-49</text:p>
          </table:table-cell>
          <table:table-cell office:value-type="string" table:style-name="ce9">
            <text:p>28/02/19 a 28/05/19</text:p>
          </table:table-cell>
          <table:table-cell office:value-type="string" table:style-name="ce10">
            <text:p>SIM</text:p>
          </table:table-cell>
          <table:table-cell office:value-type="string" table:style-name="ce13">
            <text:p>19/03/2019</text:p>
          </table:table-cell>
          <table:table-cell office:value-type="string" table:style-name="ce14">
            <text:p>SUPERMERCADO DA LIMPEZA</text:p>
          </table:table-cell>
          <table:table-cell office:value-type="string" table:style-name="ce13">
            <text:p>20.476.623/0001-42</text:p>
          </table:table-cell>
          <table:table-cell office:value-type="string" table:style-name="ce15">
            <text:p>EQUIPAMENTO PARA MONITORAR O CLORO NA ÁGUA POTÁVEL</text:p>
          </table:table-cell>
          <table:table-cell office:value-type="string" table:style-name="ce9">
            <text:p>R$ <text:s text:c="4"/>30,48<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07/06/19 a 0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29/04/19 a 24/07/19</text:p>
          </table:table-cell>
          <table:table-cell office:value-type="string" table:style-name="ce10">
            <text:p>SIM</text:p>
          </table:table-cell>
          <table:table-cell office:value-type="string" table:style-name="ce13">
            <text:p>07/05/2019</text:p>
          </table:table-cell>
          <table:table-cell office:value-type="string" table:style-name="ce14">
            <text:p>COSTA COMERCIAL DE FERRAGENS LTDA</text:p>
          </table:table-cell>
          <table:table-cell office:value-type="string" table:style-name="ce13">
            <text:p>05.010.232/0001-44</text:p>
          </table:table-cell>
          <table:table-cell office:value-type="string" table:style-name="ce15">
            <text:p>MATERIAL DIVERSO PARA REALIZAÇÃO DE VÁRIOS REPAROS NA PROCURADORIA.</text:p>
          </table:table-cell>
          <table:table-cell office:value-type="string" table:style-name="ce9">
            <text:p>R$ <text:s text:c="3"/>469,20<text:s/></text:p>
          </table:table-cell>
          <table:table-cell table:number-columns-repeated="16373"/>
        </table:table-row>
        <table:table-row table:style-name="ro5">
          <table:table-cell office:value-type="string" table:style-name="ce7">
            <text:p>PR-PB</text:p>
          </table:table-cell>
          <table:table-cell office:value-type="float" office:value="2019" table:style-name="ce8">
            <text:p>2019</text:p>
          </table:table-cell>
          <table:table-cell office:value-type="string" table:style-name="ce8">
            <text:p>GUSTAVO CLARINDO GOMES</text:p>
          </table:table-cell>
          <table:table-cell office:value-type="string" table:style-name="ce9">
            <text:p><text:s/>023.988.804-94</text:p>
          </table:table-cell>
          <table:table-cell office:value-type="string" table:style-name="ce9">
            <text:p>29/04/19 a 24/07/19</text:p>
          </table:table-cell>
          <table:table-cell office:value-type="string" table:style-name="ce10">
            <text:p>SIM</text:p>
          </table:table-cell>
          <table:table-cell office:value-type="string" table:style-name="ce11">
            <text:p>07/05/2019</text:p>
          </table:table-cell>
          <table:table-cell office:value-type="string" table:style-name="ce11">
            <text:p>POSTO DE COMBUSTÍVEIS CAIÇARA</text:p>
          </table:table-cell>
          <table:table-cell office:value-type="string" table:style-name="ce11">
            <text:p>10.768.851/0004-85</text:p>
          </table:table-cell>
          <table:table-cell office:value-type="string" table:style-name="ce15">
            <text:p>DEVIDO A NECESSIDADE DE UTILIZAÇÃO DE GÁS GLP ACONDICIONADO EM BOTIJÃO DE 13 KG NOS HORÁRIOS DE EXPEDIENTE DA PROCURADORIA.</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1">
            <text:p>01/03/2019</text:p>
          </table:table-cell>
          <table:table-cell office:value-type="string" table:style-name="ce11">
            <text:p>JOELMA DIOMEDES DA SILVA</text:p>
          </table:table-cell>
          <table:table-cell office:value-type="string" table:style-name="ce11">
            <text:p>21.479.863/0001-63</text:p>
          </table:table-cell>
          <table:table-cell office:value-type="string" table:style-name="ce15">
            <text:p>NÃO HÁ DISPONIBILIDADE NO ESTOQUE DA SELOG</text:p>
          </table:table-cell>
          <table:table-cell office:value-type="string" table:style-name="ce9">
            <text:p>R$ <text:s text:c="3"/>127,3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1">
            <text:p>04/02/2019</text:p>
          </table:table-cell>
          <table:table-cell office:value-type="string" table:style-name="ce11">
            <text:p>FABIANA DUARTE MARTINS SILVA ME</text:p>
          </table:table-cell>
          <table:table-cell office:value-type="string" table:style-name="ce11">
            <text:p>17.623.426/0001-02</text:p>
          </table:table-cell>
          <table:table-cell office:value-type="string" table:style-name="ce15">
            <text:p>NÃO HAVIA CONTRATAÇÃO DE UMA NOVA FORNECEDORA DE ÁGUA MINERAL.</text:p>
          </table:table-cell>
          <table:table-cell office:value-type="string" table:style-name="ce9">
            <text:p>R$ <text:s text:c="4"/>95,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1">
            <text:p>04/02/2019</text:p>
          </table:table-cell>
          <table:table-cell office:value-type="string" table:style-name="ce11">
            <text:p>MICROGAMES</text:p>
          </table:table-cell>
          <table:table-cell office:value-type="string" table:style-name="ce11">
            <text:p>04.981.612/0001-63</text:p>
          </table:table-cell>
          <table:table-cell office:value-type="string" table:style-name="ce15">
            <text:p>NÃO HÁ DISPONIBILIDADE NO ESTQOUE DA SELOG.</text:p>
          </table:table-cell>
          <table:table-cell office:value-type="string" table:style-name="ce9">
            <text:p>R$ <text:s text:c="4"/>12,6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0">
            <text:p>SIM</text:p>
          </table:table-cell>
          <table:table-cell office:value-type="string" table:style-name="ce13">
            <text:p>19/03/2019</text:p>
          </table:table-cell>
          <table:table-cell office:value-type="string" table:style-name="ce14">
            <text:p>MONTAÇO FERRO E AÇO LTDA</text:p>
          </table:table-cell>
          <table:table-cell office:value-type="string" table:style-name="ce13">
            <text:p>08.111.641/0001-25</text:p>
          </table:table-cell>
          <table:table-cell office:value-type="string" table:style-name="ce15">
            <text:p>NÃO HÁ DISPONIBILIDADE NO ESTOQUE DA SELOG.<text:s/></text:p>
          </table:table-cell>
          <table:table-cell office:value-type="string" table:style-name="ce9">
            <text:p>R$ <text:s text:c="4"/>11,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2/01/19 a 21/04/19</text:p>
          </table:table-cell>
          <table:table-cell office:value-type="string" table:style-name="ce11">
            <text:p>SIM</text:p>
          </table:table-cell>
          <table:table-cell office:value-type="string" table:style-name="ce11">
            <text:p>19/03/2019</text:p>
          </table:table-cell>
          <table:table-cell office:value-type="string" table:style-name="ce11">
            <text:p>POSTO SÃO LUIZ 03</text:p>
          </table:table-cell>
          <table:table-cell office:value-type="string" table:style-name="ce11">
            <text:p>70.098.470/0003-87</text:p>
          </table:table-cell>
          <table:table-cell office:value-type="string" table:style-name="ce18">
            <text:p>NÃO HÁ DISPONIBILIDADE NO ESTOQUE DA PR/PB.</text:p>
          </table:table-cell>
          <table:table-cell office:value-type="string" table:style-name="ce9">
            <text:p>R$ <text:s text:c="4"/>72,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PEREIRA DOS SANTOS</text:p>
          </table:table-cell>
          <table:table-cell office:value-type="string" table:style-name="ce9">
            <text:p><text:s/>845.322.208-82</text:p>
          </table:table-cell>
          <table:table-cell office:value-type="string" table:style-name="ce9">
            <text:p>24/04/19 a 22/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1/02/19 a 01/05/19</text:p>
          </table:table-cell>
          <table:table-cell office:value-type="string" table:style-name="ce10">
            <text:p>SIM</text:p>
          </table:table-cell>
          <table:table-cell office:value-type="string" table:style-name="ce11">
            <text:p>14/02/2019</text:p>
          </table:table-cell>
          <table:table-cell office:value-type="string" table:style-name="ce11">
            <text:p>FIT INFORMATICA LTDA - ME</text:p>
          </table:table-cell>
          <table:table-cell office:value-type="string" table:style-name="ce11">
            <text:p>14.529.732/0001-88</text:p>
          </table:table-cell>
          <table:table-cell office:value-type="string" table:style-name="ce15">
            <text:p>MANUTENÇÃO DA CERCA ELÉTRICA QUE SE ENCONTRAVA EM PANE, CONSIDERANDO AS CHUVAS E VENTOS TORRENCIAIS QUE ASSOLARAM A REGIÃO DO CARIRI PARAIBANO.</text:p>
          </table:table-cell>
          <table:table-cell office:value-type="string" table:style-name="ce9">
            <text:p>R$ <text:s text:c="3"/>15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1/02/19 a 01/05/19</text:p>
          </table:table-cell>
          <table:table-cell office:value-type="string" table:style-name="ce10">
            <text:p>SIM</text:p>
          </table:table-cell>
          <table:table-cell office:value-type="string" table:style-name="ce13">
            <text:p>27/03/2019</text:p>
          </table:table-cell>
          <table:table-cell office:value-type="string" table:style-name="ce14">
            <text:p>FIT INFORMATICA LTDA - ME</text:p>
          </table:table-cell>
          <table:table-cell office:value-type="string" table:style-name="ce13">
            <text:p>14.529.732/0001-88</text:p>
          </table:table-cell>
          <table:table-cell office:value-type="string" table:style-name="ce15">
            <text:p>RECUPERAR A CENTRAL DE CHOQUE E MANUTENÇÃO DA CERCA ELÉTRICA E CFTV DA PRM MONTEIRO.</text:p>
          </table:table-cell>
          <table:table-cell office:value-type="string" table:style-name="ce9">
            <text:p>R$ <text:s text:c="3"/>35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04/06/19 a 31/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1/02/19 a 21/05/19</text:p>
          </table:table-cell>
          <table:table-cell office:value-type="string" table:style-name="ce11">
            <text:p>SIM</text:p>
          </table:table-cell>
          <table:table-cell office:value-type="string" table:style-name="ce11">
            <text:p>18/03/2019</text:p>
          </table:table-cell>
          <table:table-cell office:value-type="string" table:style-name="ce11">
            <text:p>ANTÔNIO MARCOS FEITOSA GOMES</text:p>
          </table:table-cell>
          <table:table-cell office:value-type="string" table:style-name="ce11">
            <text:p>075.465.264-50</text:p>
          </table:table-cell>
          <table:table-cell office:value-type="string" table:style-name="ce18">
            <text:p>LAVAR CAIXAS D'ÁGUA DA PRM, PARA PREVENÇÃO DA PROLIFERAÇÃO DE MOSQUITOS E LIMPEZA DOS RECIPIENTES DE ARMAZENAMENTO.</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1/02/19 a 21/05/19</text:p>
          </table:table-cell>
          <table:table-cell office:value-type="string" table:style-name="ce10">
            <text:p>SIM</text:p>
          </table:table-cell>
          <table:table-cell office:value-type="string" table:style-name="ce11">
            <text:p>18/03/2019</text:p>
          </table:table-cell>
          <table:table-cell office:value-type="string" table:style-name="ce11">
            <text:p>TIAGO FERNANDES INÔ</text:p>
          </table:table-cell>
          <table:table-cell office:value-type="string" table:style-name="ce11">
            <text:p>061.923.644-27</text:p>
          </table:table-cell>
          <table:table-cell office:value-type="string" table:style-name="ce15">
            <text:p>REPARO DA CAPOTA MARÍTIMA DO VEÍCULO OFICIAL DA PRM.</text:p>
          </table:table-cell>
          <table:table-cell office:value-type="string" table:style-name="ce9">
            <text:p>R$ <text:s text:c="4"/>8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JOSE WALDIR DE ALMEIDA</text:p>
          </table:table-cell>
          <table:table-cell office:value-type="string" table:style-name="ce9">
            <text:p><text:s/>484.818.074-00</text:p>
          </table:table-cell>
          <table:table-cell office:value-type="string" table:style-name="ce9">
            <text:p>26/06/19 a 23/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B</text:p>
          </table:table-cell>
          <table:table-cell office:value-type="float" office:value="2019" table:style-name="ce8">
            <text:p>2019</text:p>
          </table:table-cell>
          <table:table-cell office:value-type="string" table:style-name="ce8">
            <text:p>LEONALDO DE SOUSA SIMOES</text:p>
          </table:table-cell>
          <table:table-cell office:value-type="string" table:style-name="ce9">
            <text:p><text:s/>519.213.404-87</text:p>
          </table:table-cell>
          <table:table-cell office:value-type="string" table:style-name="ce9">
            <text:p>27/03/19 a 24/06/19</text:p>
          </table:table-cell>
          <table:table-cell office:value-type="string" table:style-name="ce10">
            <text:p>SIM</text:p>
          </table:table-cell>
          <table:table-cell office:value-type="string" table:style-name="ce11">
            <text:p>09/05/2019</text:p>
          </table:table-cell>
          <table:table-cell office:value-type="string" table:style-name="ce11">
            <text:p>CHAVEIRO INOVAÇÃO</text:p>
          </table:table-cell>
          <table:table-cell office:value-type="string" table:style-name="ce11">
            <text:p>09.230.393/0001-02</text:p>
          </table:table-cell>
          <table:table-cell office:value-type="string" table:style-name="ce15">
            <text:p>CONFECÇÃO DE BORRACHA PARA CARIMBO</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PB</text:p>
          </table:table-cell>
          <table:table-cell office:value-type="float" office:value="2019" table:style-name="ce8">
            <text:p>2019</text:p>
          </table:table-cell>
          <table:table-cell office:value-type="string" table:style-name="ce8">
            <text:p>LEONALDO DE SOUSA SIMOES</text:p>
          </table:table-cell>
          <table:table-cell office:value-type="string" table:style-name="ce9">
            <text:p><text:s/>519.213.404-87</text:p>
          </table:table-cell>
          <table:table-cell office:value-type="string" table:style-name="ce9">
            <text:p>27/03/19 a 24/06/19</text:p>
          </table:table-cell>
          <table:table-cell office:value-type="string" table:style-name="ce10">
            <text:p>SIM</text:p>
          </table:table-cell>
          <table:table-cell office:value-type="string" table:style-name="ce11">
            <text:p>28/03/2019</text:p>
          </table:table-cell>
          <table:table-cell office:value-type="string" table:style-name="ce11">
            <text:p>LÁZARO SOÁRES DOS SOANTOS</text:p>
          </table:table-cell>
          <table:table-cell office:value-type="string" table:style-name="ce11">
            <text:p>32.965.498/0001-13</text:p>
          </table:table-cell>
          <table:table-cell office:value-type="string" table:style-name="ce15">
            <text:p>CONTRATAÇÃO DE SERVIÇOS DE IMPERMEABILIZAÇÃO NA COBERTA DE SOUZA</text:p>
          </table:table-cell>
          <table:table-cell office:value-type="string" table:style-name="ce9">
            <text:p>R$ <text:s text:c="3"/>400,00<text:s/></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LUCIANA DE MEDEIROS ARAUJO</text:p>
          </table:table-cell>
          <table:table-cell office:value-type="string" table:style-name="ce9">
            <text:p><text:s/>083.251.924-37</text:p>
          </table:table-cell>
          <table:table-cell office:value-type="string" table:style-name="ce9">
            <text:p>28/02/19 a 28/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LUCIANA DE MEDEIROS ARAUJO</text:p>
          </table:table-cell>
          <table:table-cell office:value-type="string" table:style-name="ce9">
            <text:p><text:s/>083.251.924-37</text:p>
          </table:table-cell>
          <table:table-cell office:value-type="string" table:style-name="ce9">
            <text:p>31/01/19 a 30/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B</text:p>
          </table:table-cell>
          <table:table-cell office:value-type="float" office:value="2019" table:style-name="ce8">
            <text:p>2019</text:p>
          </table:table-cell>
          <table:table-cell office:value-type="string" table:style-name="ce8">
            <text:p>TIAGO JERONIMO LOPES</text:p>
          </table:table-cell>
          <table:table-cell office:value-type="string" table:style-name="ce9">
            <text:p><text:s/>053.379.144-80</text:p>
          </table:table-cell>
          <table:table-cell office:value-type="string" table:style-name="ce9">
            <text:p>06/06/19 a 03/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1/19 a 17/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18/03/19 a 17/06/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1/05/19 a 09/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DIONE VIEIRA DOS SANTOS</text:p>
          </table:table-cell>
          <table:table-cell office:value-type="string" table:style-name="ce9">
            <text:p><text:s/>515.345.173-91</text:p>
          </table:table-cell>
          <table:table-cell office:value-type="string" table:style-name="ce9">
            <text:p>22/01/19 a 22/04/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JOSE AREOLINO ALVES MAIA DE CARVALHO</text:p>
          </table:table-cell>
          <table:table-cell office:value-type="string" table:style-name="ce9">
            <text:p><text:s/>757.604.013-00</text:p>
          </table:table-cell>
          <table:table-cell office:value-type="string" table:style-name="ce9">
            <text:p>21/02/19 a 17/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10/05/19 a 09/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16/04/2019</text:p>
          </table:table-cell>
          <table:table-cell office:value-type="string" table:style-name="ce11">
            <text:p>IVETE DE SOUSA LUNA - MEI</text:p>
          </table:table-cell>
          <table:table-cell office:value-type="string" table:style-name="ce11">
            <text:p>21.912.884/0001-20</text:p>
          </table:table-cell>
          <table:table-cell office:value-type="string" table:style-name="ce15">
            <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29/01/2019</text:p>
          </table:table-cell>
          <table:table-cell office:value-type="string" table:style-name="ce11">
            <text:p>IVETE DE SOUSA LUNA - MEI</text:p>
          </table:table-cell>
          <table:table-cell office:value-type="string" table:style-name="ce11">
            <text:p>21.912.884/0001-20</text:p>
          </table:table-cell>
          <table:table-cell office:value-type="string" table:style-name="ce15">
            <text:p>SERVIÇOS URGENTES CUJA EXECUÇÃO DEVERIA SER IMEDIATA, POR ENVOLVER PROBLEMAS DIRETAMENTE RELACIONADOS À SEGURANÇA ORGÂNICA DA UNIDADE.</text:p>
          </table:table-cell>
          <table:table-cell office:value-type="string" table:style-name="ce9">
            <text:p>R$ <text:s text:c="3"/>505,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1">
            <text:p>30/01/2019</text:p>
          </table:table-cell>
          <table:table-cell office:value-type="string" table:style-name="ce11">
            <text:p>JOÃO RODRIGUES ALVES MERCADORIA - ME (MALVA CONSTRUÇÕES LTDA)</text:p>
          </table:table-cell>
          <table:table-cell office:value-type="string" table:style-name="ce11">
            <text:p>02.551.074/0001-41</text:p>
          </table:table-cell>
          <table:table-cell office:value-type="string" table:style-name="ce15">
            <text:p>MATERIAIS NÃO EXISTENTES NO ALMOXARIFADO DA PR/PI E CUJA AQUISIÇÃO SE FEZ URGENTE E IMEDIATA PORQUE FORAM APLICADOS NO SERVIÇO DE BALANCEAMENTO DE CARGA DA REDE ELÉTRICA DA PRM/PICOS.<text:s/></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LUCIANO MOURA SANTOS</text:p>
          </table:table-cell>
          <table:table-cell office:value-type="string" table:style-name="ce9">
            <text:p><text:s/>003.024.563-09</text:p>
          </table:table-cell>
          <table:table-cell office:value-type="string" table:style-name="ce9">
            <text:p>23/01/19 a 22/04/19</text:p>
          </table:table-cell>
          <table:table-cell office:value-type="string" table:style-name="ce10">
            <text:p>SIM</text:p>
          </table:table-cell>
          <table:table-cell office:value-type="string" table:style-name="ce13">
            <text:p>31/01/2019</text:p>
          </table:table-cell>
          <table:table-cell office:value-type="string" table:style-name="ce14">
            <text:p>AMELIA LEDA COM. LTDA. (BRASIL VARIEDADES)</text:p>
          </table:table-cell>
          <table:table-cell office:value-type="string" table:style-name="ce13">
            <text:p>00.212.388/0001-94</text:p>
          </table:table-cell>
          <table:table-cell office:value-type="string" table:style-name="ce15">
            <text:p>INDISPONIBILIDADE, NO ALMOXARIFADO DA PR/PI, DOS UTENSÍLIOS DE COZINHA QUE FORAM ADQUIRIDOS PARA SUPRIR AS NECESSIDADES IMEDIATAS DA COPA DA PRM/PICOS.</text:p>
          </table:table-cell>
          <table:table-cell office:value-type="string" table:style-name="ce9">
            <text:p>R$ <text:s text:c="3"/>220,0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0/04/19 a 05/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19/02/19 a 17/05/19</text:p>
          </table:table-cell>
          <table:table-cell office:value-type="string" table:style-name="ce10">
            <text:p>SIM</text:p>
          </table:table-cell>
          <table:table-cell office:value-type="string" table:style-name="ce11">
            <text:p>22/03/2019</text:p>
          </table:table-cell>
          <table:table-cell office:value-type="string" table:style-name="ce11">
            <text:p>D M FERREIRA AMORIM ME</text:p>
          </table:table-cell>
          <table:table-cell office:value-type="string" table:style-name="ce11">
            <text:p>11.495.792/0001-39</text:p>
          </table:table-cell>
          <table:table-cell office:value-type="string" table:style-name="ce15">
            <text:p>ATENDER À PEQUENAS DEMANDAS DE SERVIÇOS EM BENEFÍCIO DA PRPI.</text:p>
          </table:table-cell>
          <table:table-cell office:value-type="string" table:style-name="ce9">
            <text:p>R$ <text:s text:c="3"/>412,5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1">
            <text:p>01/02/2019</text:p>
          </table:table-cell>
          <table:table-cell office:value-type="string" table:style-name="ce11">
            <text:p>JOSÉ ALVES NETO E CIA LTDA - AV. JOQUEI CLUBE</text:p>
          </table:table-cell>
          <table:table-cell office:value-type="string" table:style-name="ce11">
            <text:p>06.846.349/0006-30</text:p>
          </table:table-cell>
          <table:table-cell office:value-type="string" table:style-name="ce15">
            <text:p>ESTRUTURAÇÃO DO REFEITÓRIO DA PRPI.</text:p>
          </table:table-cell>
          <table:table-cell office:value-type="string" table:style-name="ce9">
            <text:p>R$ <text:s text:c="4"/>17,1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JOSÉ ALVES NETO E CIA LTDA - AV. PRESIDENTE KENNEDY</text:p>
          </table:table-cell>
          <table:table-cell office:value-type="string" table:style-name="ce13">
            <text:p>06.846.349/0002-06</text:p>
          </table:table-cell>
          <table:table-cell office:value-type="string" table:style-name="ce15">
            <text:p>ESTRUTURAÇÃO DO REFEITÓRIO DA PRPI.</text:p>
          </table:table-cell>
          <table:table-cell office:value-type="string" table:style-name="ce9">
            <text:p>R$ <text:s text:c="3"/>108,36<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ENGECOPI - COM. DE MATS. DE CONSTRUÇAO LTDA - AV. PRES. KENNEDY</text:p>
          </table:table-cell>
          <table:table-cell office:value-type="string" table:style-name="ce13">
            <text:p>07.483.654/0005-96</text:p>
          </table:table-cell>
          <table:table-cell office:value-type="string" table:style-name="ce15">
            <text:p>MANUTENÇÃO DA SEDE DA PRPI</text:p>
          </table:table-cell>
          <table:table-cell office:value-type="string" table:style-name="ce9">
            <text:p>R$ <text:s text:c="3"/>216,09<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08/03/2019</text:p>
          </table:table-cell>
          <table:table-cell office:value-type="string" table:style-name="ce14">
            <text:p>ENGECOPI - COM. DE MATS. DE CONSTRUÇAO LTDA - AV. PRES. KENNEDY</text:p>
          </table:table-cell>
          <table:table-cell office:value-type="string" table:style-name="ce13">
            <text:p>07.483.654/0005-96</text:p>
          </table:table-cell>
          <table:table-cell office:value-type="string" table:style-name="ce15">
            <text:p>MANUTENÇÃO DA SEDE DA PRPI.</text:p>
          </table:table-cell>
          <table:table-cell office:value-type="string" table:style-name="ce9">
            <text:p>R$ <text:s text:c="4"/>38,70<text:s/></text:p>
          </table:table-cell>
          <table:table-cell table:number-columns-repeated="16373"/>
        </table:table-row>
        <table:table-row table:style-name="ro2">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D. B. OLIVEIRA - AV. PRES. KENNEDY</text:p>
          </table:table-cell>
          <table:table-cell office:value-type="string" table:style-name="ce13">
            <text:p>06.854.061/0016-89</text:p>
          </table:table-cell>
          <table:table-cell office:value-type="string" table:style-name="ce15">
            <text:p>MANUTENÇÃO DA SEDE DA PR/PI.</text:p>
          </table:table-cell>
          <table:table-cell office:value-type="string" table:style-name="ce9">
            <text:p>R$ <text:s text:c="4"/>19,08<text:s/></text:p>
          </table:table-cell>
          <table:table-cell table:number-columns-repeated="16373"/>
        </table:table-row>
        <table:table-row table:style-name="ro3">
          <table:table-cell office:value-type="string" table:style-name="ce7">
            <text:p>PR-PI</text:p>
          </table:table-cell>
          <table:table-cell office:value-type="float" office:value="2019" table:style-name="ce8">
            <text:p>2019</text:p>
          </table:table-cell>
          <table:table-cell office:value-type="string" table:style-name="ce8">
            <text:p>MAURO BEZERRA CASSIANO DA SILVA</text:p>
          </table:table-cell>
          <table:table-cell office:value-type="string" table:style-name="ce9">
            <text:p><text:s/>810.109.663-91</text:p>
          </table:table-cell>
          <table:table-cell office:value-type="string" table:style-name="ce9">
            <text:p>23/01/19 a 22/04/19</text:p>
          </table:table-cell>
          <table:table-cell office:value-type="string" table:style-name="ce10">
            <text:p>SIM</text:p>
          </table:table-cell>
          <table:table-cell office:value-type="string" table:style-name="ce11">
            <text:p>28/03/2019</text:p>
          </table:table-cell>
          <table:table-cell office:value-type="string" table:style-name="ce11">
            <text:p>ENGECOPI - COM. DE MATS. DE CONSTRUÇÃO LTDA - MARQUÊS DE PARANAGUÁ</text:p>
          </table:table-cell>
          <table:table-cell office:value-type="string" table:style-name="ce11">
            <text:p>07.483.654/0004-05</text:p>
          </table:table-cell>
          <table:table-cell office:value-type="string" table:style-name="ce15">
            <text:p>MANUTENÇÃO DA SEDE DA PRPI.</text:p>
          </table:table-cell>
          <table:table-cell office:value-type="string" table:style-name="ce9">
            <text:p>R$ <text:s text:c="4"/>79,8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03/06/19 a 0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3">
            <text:p>01/03/2019</text:p>
          </table:table-cell>
          <table:table-cell office:value-type="string" table:style-name="ce14">
            <text:p>MARCOS AURELIO MENDES PIAUILINO</text:p>
          </table:table-cell>
          <table:table-cell office:value-type="string" table:style-name="ce13">
            <text:p>14.140.215/0001-12</text:p>
          </table:table-cell>
          <table:table-cell office:value-type="string" table:style-name="ce15">
            <text:p><text:s/>SUBSTITUIÇÃO, ALINHAMENTO E BALANCEAMENTO DE PNEUS DIANTEIROS DA PICAPE S10, VEÍCULO OFICIAL DA PRM SÃO RAIMUNDO.</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1">
            <text:p>13/03/2019</text:p>
          </table:table-cell>
          <table:table-cell office:value-type="string" table:style-name="ce11">
            <text:p>H R SOARES MEE</text:p>
          </table:table-cell>
          <table:table-cell office:value-type="string" table:style-name="ce11">
            <text:p>01.148.601/0001-09</text:p>
          </table:table-cell>
          <table:table-cell office:value-type="string" table:style-name="ce15">
            <text:p>COMPRA DE PLACA AUTOMATIZADORA PARA PORTÃO DA PRM SÃO RAIMUNDO.COMPRA REALIZADA DEVIDO À NECESSIDADE DE SUBSTITUIÇÃO DE PLACA DANIFICADA APÓS QUEDA DE ENERGIA E INFILTRAÇÕES DECORRENTES DE CHUVA.</text:p>
          </table:table-cell>
          <table:table-cell office:value-type="string" table:style-name="ce9">
            <text:p>R$ <text:s text:c="3"/>120,00<text:s/></text:p>
          </table:table-cell>
          <table:table-cell table:number-columns-repeated="16373"/>
        </table:table-row>
        <table:table-row table:style-name="ro8">
          <table:table-cell office:value-type="string" table:style-name="ce7">
            <text:p>PR-PI</text:p>
          </table:table-cell>
          <table:table-cell office:value-type="float" office:value="2019" table:style-name="ce8">
            <text:p>2019</text:p>
          </table:table-cell>
          <table:table-cell office:value-type="string" table:style-name="ce8">
            <text:p>THIAGO PATRICK ROSA BRITO</text:p>
          </table:table-cell>
          <table:table-cell office:value-type="string" table:style-name="ce9">
            <text:p><text:s/>006.592.253-01</text:p>
          </table:table-cell>
          <table:table-cell office:value-type="string" table:style-name="ce9">
            <text:p>15/02/19 a 15/04/19</text:p>
          </table:table-cell>
          <table:table-cell office:value-type="string" table:style-name="ce10">
            <text:p>SIM</text:p>
          </table:table-cell>
          <table:table-cell office:value-type="string" table:style-name="ce13">
            <text:p>13/03/2019</text:p>
          </table:table-cell>
          <table:table-cell office:value-type="string" table:style-name="ce14">
            <text:p>H R SOARES MEE</text:p>
          </table:table-cell>
          <table:table-cell office:value-type="string" table:style-name="ce13">
            <text:p>01.148.601/0001-09</text:p>
          </table:table-cell>
          <table:table-cell office:value-type="string" table:style-name="ce15">
            <text:p>INSTALAÇÃO, CONFIGURAÇÃO DE PLACA AUTOMATIZADORA E MINIRREFORMA DA BASE DE SUPORTE DO MOTOR AUTOMATIZADO, VISANDO ASSIM A PROTEÇÃO CONTRA INFILTRAÇÕES DECORRENTES DE CHUVAS.</text:p>
          </table:table-cell>
          <table:table-cell office:value-type="string" table:style-name="ce9">
            <text:p>R$ <text:s text:c="3"/>120,00<text:s/></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1/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04/04/2019</text:p>
          </table:table-cell>
          <table:table-cell office:value-type="string" table:style-name="ce14">
            <text:p>A. QUARESMA E CIA LTDA. FILIAL I</text:p>
          </table:table-cell>
          <table:table-cell office:value-type="string" table:style-name="ce13">
            <text:p>04.879.612/0002-38</text:p>
          </table:table-cell>
          <table:table-cell office:value-type="string" table:style-name="ce15">
            <text:p>NECESSIDADE DE TROCA DA TORNEIRA DE ÁGUA GELADA DO BEBEDOURO IBBL DO ANDAR SUPERIOR DA PROCURADORIA, CUJO REGISTRO PLÁSTICO QUEBRARA.<text:s/></text:p>
          </table:table-cell>
          <table:table-cell office:value-type="string" table:style-name="ce9">
            <text:p>R$ <text:s text:c="5"/>6,49<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08/05/2019</text:p>
          </table:table-cell>
          <table:table-cell office:value-type="string" table:style-name="ce14">
            <text:p>SÃO JORGE LIVRARIA E PAPELARIA</text:p>
          </table:table-cell>
          <table:table-cell office:value-type="string" table:style-name="ce13">
            <text:p>07.222.185/0012-80</text:p>
          </table:table-cell>
          <table:table-cell office:value-type="string" table:style-name="ce15">
            <text:p>NECESSIDADE DE COMPRA DE CABO USB PARA INSTALAÇÃO DE WEBCAM NA SALA DE REUNIÃO DA PROCURADORIA, DADA IMINENTE REALIZAÇÃO DE OITIVAS E REUNIÕES NA SEGUNDA SEMANA DE MAIO DE 2019.</text:p>
          </table:table-cell>
          <table:table-cell office:value-type="string" table:style-name="ce9">
            <text:p>R$ <text:s text:c="4"/>39,5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19/03/2019</text:p>
          </table:table-cell>
          <table:table-cell office:value-type="string" table:style-name="ce11">
            <text:p>LIVRARIA E PAPELARIA REX - REX COM E REP LTDA.</text:p>
          </table:table-cell>
          <table:table-cell office:value-type="string" table:style-name="ce11">
            <text:p>07.226.160/0001-00</text:p>
          </table:table-cell>
          <table:table-cell office:value-type="string" table:style-name="ce15">
            <text:p>NECESSIDADE DE TROCA DE BORRACHAS DE CARIMBOS DA UNIDADE, CONSIDERANDO A ADMISSÃO DE TERCEIRIZADOS E A CHEGADA DE NOVO SERVIDOR;</text:p>
          </table:table-cell>
          <table:table-cell office:value-type="string" table:style-name="ce9">
            <text:p>R$ <text:s text:c="4"/>60,00<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1">
            <text:p>21/02/2019</text:p>
          </table:table-cell>
          <table:table-cell office:value-type="string" table:style-name="ce11">
            <text:p>A. QUARESMA E CIA LTDA. FILIAL I</text:p>
          </table:table-cell>
          <table:table-cell office:value-type="string" table:style-name="ce11">
            <text:p>04.879.612/0002-38</text:p>
          </table:table-cell>
          <table:table-cell office:value-type="string" table:style-name="ce15">
            <text:p>NECESSIDADE DE SUBSTITUIÇÃO DO REGISTRO DO BOTIJÃO DE GÁS DA UNIDADE, QUE ESTAVA VENCIDO, E COMPRA DE MANGUEIRA PARA REALIZAÇÃO DE SERVIÇOS DE LIMPEZA E ALIMENTAÇÃO DE CLIMATIZADOR;</text:p>
          </table:table-cell>
          <table:table-cell office:value-type="string" table:style-name="ce9">
            <text:p>R$ <text:s text:c="4"/>86,59<text:s/></text:p>
          </table:table-cell>
          <table:table-cell table:number-columns-repeated="16373"/>
        </table:table-row>
        <table:table-row table:style-name="ro6">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22/03/2019</text:p>
          </table:table-cell>
          <table:table-cell office:value-type="string" table:style-name="ce14">
            <text:p>COMERCIAL ARRUDA CONSTRUÇÕES LTDA.</text:p>
          </table:table-cell>
          <table:table-cell office:value-type="string" table:style-name="ce13">
            <text:p>10.898.176/0001-66</text:p>
          </table:table-cell>
          <table:table-cell office:value-type="string" table:style-name="ce15">
            <text:p>MATERIAL ELÉTRICO NECESSÁRIO À ADAPTAÇÃO DAS INSTALAÇÕES ELÉTRICAS DA UNIDADE PARA INSTALAÇÃO DE PÓRTICO DETECTOR DE METAIS, BEM COMO À SUBSTITUIÇÃO DE TOMADAS ANTIGAS;</text:p>
          </table:table-cell>
          <table:table-cell office:value-type="string" table:style-name="ce9">
            <text:p>R$ <text:s text:c="4"/>71,90<text:s/></text:p>
          </table:table-cell>
          <table:table-cell table:number-columns-repeated="16373"/>
        </table:table-row>
        <table:table-row table:style-name="ro7">
          <table:table-cell office:value-type="string" table:style-name="ce7">
            <text:p>PR-PI</text:p>
          </table:table-cell>
          <table:table-cell office:value-type="float" office:value="2019" table:style-name="ce8">
            <text:p>2019</text:p>
          </table:table-cell>
          <table:table-cell office:value-type="string" table:style-name="ce8">
            <text:p>VINICIUS JOSE BARROS DA SILVA</text:p>
          </table:table-cell>
          <table:table-cell office:value-type="string" table:style-name="ce9">
            <text:p><text:s/>009.596.473-84</text:p>
          </table:table-cell>
          <table:table-cell office:value-type="string" table:style-name="ce9">
            <text:p>15/02/19 a 10/05/19</text:p>
          </table:table-cell>
          <table:table-cell office:value-type="string" table:style-name="ce10">
            <text:p>SIM</text:p>
          </table:table-cell>
          <table:table-cell office:value-type="string" table:style-name="ce13">
            <text:p>24/04/2019</text:p>
          </table:table-cell>
          <table:table-cell office:value-type="string" table:style-name="ce14">
            <text:p>TELERÁDIO E REFRIGERAÇÃO - CONEGUNDES GONÇALVES DE OLIVEIRA</text:p>
          </table:table-cell>
          <table:table-cell office:value-type="string" table:style-name="ce13">
            <text:p>06.567.051/0001-86</text:p>
          </table:table-cell>
          <table:table-cell office:value-type="string" table:style-name="ce15">
            <text:p>NECESSIDADE DE COMPRA DE SUPORTE PARA TV E CABO HDMI PARA INSTALAÇÃO DE MONITOR/TELEVISOR DE 49 NA SALA DE REUNIÃO DA PROCURADORIA.</text:p>
          </table:table-cell>
          <table:table-cell office:value-type="string" table:style-name="ce9">
            <text:p>R$ <text:s text:c="4"/>72,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19/06/19 a 26/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2/01/19 a 20/03/19</text:p>
          </table:table-cell>
          <table:table-cell office:value-type="string" table:style-name="ce11">
            <text:p>SIM</text:p>
          </table:table-cell>
          <table:table-cell office:value-type="string" table:style-name="ce11">
            <text:p>31/01/2019</text:p>
          </table:table-cell>
          <table:table-cell office:value-type="string" table:style-name="ce11">
            <text:p>ELETROLIDER COMERCIO DE MATERIAIS ELETRICOS LTDA</text:p>
          </table:table-cell>
          <table:table-cell office:value-type="string" table:style-name="ce11">
            <text:p>08.021.532/0001-17</text:p>
          </table:table-cell>
          <table:table-cell office:value-type="string" table:style-name="ce18">
            <text:p>AQUISIÇÃO DE FUSÍVEIS PARA USO EM FILTRO DE LINHAS E NO BREAK DA PRM-PARANAVAÍ.</text:p>
          </table:table-cell>
          <table:table-cell office:value-type="string" table:style-name="ce9">
            <text:p>R$ <text:s text:c="5"/>9,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1">
            <text:p>SIM</text:p>
          </table:table-cell>
          <table:table-cell office:value-type="string" table:style-name="ce11">
            <text:p>07/05/2019</text:p>
          </table:table-cell>
          <table:table-cell office:value-type="string" table:style-name="ce11">
            <text:p>DROGARAIA - RAIADROGASIL S/A</text:p>
          </table:table-cell>
          <table:table-cell office:value-type="string" table:style-name="ce11">
            <text:p>61.585.865/1685-08</text:p>
          </table:table-cell>
          <table:table-cell office:value-type="string" table:style-name="ce18">
            <text:p>NECESSIDADE DE USO DE MÁSCARA CIRÚRGICA PARA PROTEÇÃO INDIVIDUAL DOS SERVIDORES DA PRM-PARANAVAÍ QUE MANUSEARÃO DOCUMENTOS DO ARQUIVO DA PRM-PARANAVAÍ.</text:p>
          </table:table-cell>
          <table:table-cell office:value-type="string" table:style-name="ce9">
            <text:p>R$ <text:s text:c="4"/>16,49<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1">
            <text:p>SIM</text:p>
          </table:table-cell>
          <table:table-cell office:value-type="string" table:style-name="ce11">
            <text:p>07/05/2019</text:p>
          </table:table-cell>
          <table:table-cell office:value-type="string" table:style-name="ce11">
            <text:p>PARANÁ SUL ILUMINAÇÕES LTDA</text:p>
          </table:table-cell>
          <table:table-cell office:value-type="string" table:style-name="ce11">
            <text:p>14.517.581/0001-48</text:p>
          </table:table-cell>
          <table:table-cell office:value-type="string" table:style-name="ce18">
            <text:p>PARA INSTALAÇÃO ADEQUADA DE NOBREAK DA SALA DE CPD, TENDO EM VISTA QUE O PLUG DO EQUIPAMENTO É DE 20 AMPERES.</text:p>
          </table:table-cell>
          <table:table-cell office:value-type="string" table:style-name="ce9">
            <text:p>R$ <text:s text:c="4"/>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1">
            <text:p>SIM</text:p>
          </table:table-cell>
          <table:table-cell office:value-type="string" table:style-name="ce11">
            <text:p>28/03/2019</text:p>
          </table:table-cell>
          <table:table-cell office:value-type="string" table:style-name="ce11">
            <text:p>WAGNER DALPOZ CHAVESCENTER - ME</text:p>
          </table:table-cell>
          <table:table-cell office:value-type="string" table:style-name="ce11">
            <text:p>02.882.927/0001-28</text:p>
          </table:table-cell>
          <table:table-cell office:value-type="string" table:style-name="ce18">
            <text:p>CONFECÇÃO DE CÓPIAS DE CHAVES PARA A PRM-PARANAVAÍ, TENDO EM VISTA EXTINÇÃO VIGILÂNCIA NOTURNA.</text:p>
          </table:table-cell>
          <table:table-cell office:value-type="string" table:style-name="ce9">
            <text:p>R$ <text:s text:c="4"/>72,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BIBIANA ALVES MORANGUEIRA TOMAZ DE AQUINO</text:p>
          </table:table-cell>
          <table:table-cell office:value-type="string" table:style-name="ce9">
            <text:p><text:s/>041.842.049-10</text:p>
          </table:table-cell>
          <table:table-cell office:value-type="string" table:style-name="ce9">
            <text:p>27/03/19 a 24/06/19</text:p>
          </table:table-cell>
          <table:table-cell office:value-type="string" table:style-name="ce10">
            <text:p>SIM</text:p>
          </table:table-cell>
          <table:table-cell office:value-type="string" table:style-name="ce11">
            <text:p>29/03/2019</text:p>
          </table:table-cell>
          <table:table-cell office:value-type="string" table:style-name="ce11">
            <text:p>WAGNER DALPOZ CHAVESCENTER - ME</text:p>
          </table:table-cell>
          <table:table-cell office:value-type="string" table:style-name="ce11">
            <text:p>02.882.927/0001-28</text:p>
          </table:table-cell>
          <table:table-cell office:value-type="string" table:style-name="ce15">
            <text:p>CONFECÇÃO DE CÓPIAS DE CHAVES PARA A PRM-PARANAVAÍ, TENDO EM VISTA EXTINÇÃO VIGILÂNCIA NOTURNA.</text:p>
          </table:table-cell>
          <table:table-cell office:value-type="string" table:style-name="ce9">
            <text:p>R$ <text:s text:c="4"/>4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CRISTIANO SEBRIAN BERNAL</text:p>
          </table:table-cell>
          <table:table-cell office:value-type="string" table:style-name="ce9">
            <text:p><text:s/>061.694.559-00</text:p>
          </table:table-cell>
          <table:table-cell office:value-type="string" table:style-name="ce9">
            <text:p>16/04/19 a 24/06/19</text:p>
          </table:table-cell>
          <table:table-cell office:value-type="string" table:style-name="ce11">
            <text:p>SIM</text:p>
          </table:table-cell>
          <table:table-cell office:value-type="string" table:style-name="ce11">
            <text:p>08/05/2019</text:p>
          </table:table-cell>
          <table:table-cell office:value-type="string" table:style-name="ce11">
            <text:p>C A SANTANA REFRIGERAÇÃO</text:p>
          </table:table-cell>
          <table:table-cell office:value-type="string" table:style-name="ce11">
            <text:p>82.474.636/0001-30</text:p>
          </table:table-cell>
          <table:table-cell office:value-type="string" table:style-name="ce18">
            <text:p>CONSERTO DE GELADEIRA DA PRM-JACAREZINHO, CONSIDERANDO TER APRESENTADO PROBLEMAS DE FUNCIONAMENTO NO DIA 02/05/2019.</text:p>
          </table:table-cell>
          <table:table-cell office:value-type="string" table:style-name="ce9">
            <text:p>R$ <text:s text:c="3"/>28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CRISTIANO SEBRIAN BERNAL</text:p>
          </table:table-cell>
          <table:table-cell office:value-type="string" table:style-name="ce9">
            <text:p><text:s/>061.694.559-00</text:p>
          </table:table-cell>
          <table:table-cell office:value-type="string" table:style-name="ce9">
            <text:p>28/06/19 a 24/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3">
            <text:p>05/04/2019</text:p>
          </table:table-cell>
          <table:table-cell office:value-type="string" table:style-name="ce14">
            <text:p>HIDROTECNICA MENDONÇA LTDA</text:p>
          </table:table-cell>
          <table:table-cell office:value-type="string" table:style-name="ce13">
            <text:p>00.656.243/0001-82</text:p>
          </table:table-cell>
          <table:table-cell office:value-type="string" table:style-name="ce15">
            <text:p>GATILHO PARA DUCHA HIGIÊNICA PARA REPOSIÇÃO DE PEÇA AVARIADA NO BANHEIRO LOCALIZADO NA SALA DOS TÉCNICOS DE TRANSPORTE DA UNIDADE, DE ORDEM DO COORDENADOR DA PRM.</text:p>
          </table:table-cell>
          <table:table-cell office:value-type="string" table:style-name="ce9">
            <text:p>R$ <text:s text:c="4"/>15,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3">
            <text:p>08/03/2019</text:p>
          </table:table-cell>
          <table:table-cell office:value-type="string" table:style-name="ce14">
            <text:p>F O GIAROLA E CIA LTDA</text:p>
          </table:table-cell>
          <table:table-cell office:value-type="string" table:style-name="ce13">
            <text:p>04.459.281/0001-04</text:p>
          </table:table-cell>
          <table:table-cell office:value-type="string" table:style-name="ce15">
            <text:p>4 BATERIAS CR 2032 PARA SEREM UTILIZADAS EM REPAROS DE COMPUTADORES DA UNIDADE, DE ORDEM DO COORDENADOR DA PRM.</text:p>
          </table:table-cell>
          <table:table-cell office:value-type="string" table:style-name="ce9">
            <text:p>R$ <text:s text:c="4"/>2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6/02/19 a 22/04/19</text:p>
          </table:table-cell>
          <table:table-cell office:value-type="string" table:style-name="ce10">
            <text:p>SIM</text:p>
          </table:table-cell>
          <table:table-cell office:value-type="string" table:style-name="ce11">
            <text:p>08/03/2019</text:p>
          </table:table-cell>
          <table:table-cell office:value-type="string" table:style-name="ce11">
            <text:p>S A RAHAL TAUIL DECORAÇÕES - ME</text:p>
          </table:table-cell>
          <table:table-cell office:value-type="string" table:style-name="ce11">
            <text:p>02.416.786/0001-58</text:p>
          </table:table-cell>
          <table:table-cell office:value-type="string" table:style-name="ce15">
            <text:p>20 CABIDES 90MM PARA SEREM UTILIZADOS EM REPAROS NAS PERSIANAS DA UNIDADE, DE ORDEM DO COORDENADOR DA PRM.</text:p>
          </table:table-cell>
          <table:table-cell office:value-type="string" table:style-name="ce9">
            <text:p>R$ <text:s text:c="4"/>2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DAMARIO BARBARA DA SILVA</text:p>
          </table:table-cell>
          <table:table-cell office:value-type="string" table:style-name="ce9">
            <text:p><text:s/>555.260.559-49</text:p>
          </table:table-cell>
          <table:table-cell office:value-type="string" table:style-name="ce9">
            <text:p>07/05/19 a 23/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06/05/19 a 23/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1">
            <text:p>05/04/2019</text:p>
          </table:table-cell>
          <table:table-cell office:value-type="string" table:style-name="ce11">
            <text:p>JOAO PEDRO MULLER POLIDORO - NOVA ERA ENCANADORES</text:p>
          </table:table-cell>
          <table:table-cell office:value-type="string" table:style-name="ce11">
            <text:p>27.263.683/0001-26</text:p>
          </table:table-cell>
          <table:table-cell office:value-type="string" table:style-name="ce15">
            <text:p>SERVIÇO DE LIMPEZA DE CAIXA DE GORDURA</text:p>
          </table:table-cell>
          <table:table-cell office:value-type="string" table:style-name="ce9">
            <text:p>R$ <text:s text:c="3"/>1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10/04/2019</text:p>
          </table:table-cell>
          <table:table-cell office:value-type="string" table:style-name="ce14">
            <text:p>ELETRONICA ELETRON LTDA.</text:p>
          </table:table-cell>
          <table:table-cell office:value-type="string" table:style-name="ce13">
            <text:p>75.217.034/0001-31</text:p>
          </table:table-cell>
          <table:table-cell office:value-type="string" table:style-name="ce15">
            <text:p>AQUISIÇÃO DE REGULADOR DE TENSÃO PARA RELOGIO TERMOMETRO MEDIDOR DE PRESSÃO DELÓGIO DA O CPD DA PRM/CASCAVEL.</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10/04/2019</text:p>
          </table:table-cell>
          <table:table-cell office:value-type="string" table:style-name="ce14">
            <text:p>MOVISTAR COM MATERIAL CONSTRUÇÃO LTDA</text:p>
          </table:table-cell>
          <table:table-cell office:value-type="string" table:style-name="ce13">
            <text:p>10.434.193/0004-95</text:p>
          </table:table-cell>
          <table:table-cell office:value-type="string" table:style-name="ce15">
            <text:p>AQUISIÇÃO DE MATERIAL PARA MANUTENÇÃO GERAL NA PRM/CASCAVEL</text:p>
          </table:table-cell>
          <table:table-cell office:value-type="string" table:style-name="ce9">
            <text:p>R$ <text:s text:c="4"/>36,4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ER DOS SANTOS BUENO</text:p>
          </table:table-cell>
          <table:table-cell office:value-type="string" table:style-name="ce9">
            <text:p><text:s/>604.602.539-72</text:p>
          </table:table-cell>
          <table:table-cell office:value-type="string" table:style-name="ce9">
            <text:p>21/02/19 a 21/04/19</text:p>
          </table:table-cell>
          <table:table-cell office:value-type="string" table:style-name="ce10">
            <text:p>SIM</text:p>
          </table:table-cell>
          <table:table-cell office:value-type="string" table:style-name="ce13">
            <text:p>20/03/2019</text:p>
          </table:table-cell>
          <table:table-cell office:value-type="string" table:style-name="ce14">
            <text:p>ESTACILIO JOSE CARDOSO E CIA LTDA.</text:p>
          </table:table-cell>
          <table:table-cell office:value-type="string" table:style-name="ce13">
            <text:p>95.447.330/0001-36</text:p>
          </table:table-cell>
          <table:table-cell office:value-type="string" table:style-name="ce15">
            <text:p>AQUISIÇÃO DE MATERIAL PARA EXECUÇÃO DE PEQUENOS REPAROS NA PRM/CASCAVEL</text:p>
          </table:table-cell>
          <table:table-cell office:value-type="string" table:style-name="ce9">
            <text:p>R$ <text:s text:c="4"/>55,45<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16/04/2019</text:p>
          </table:table-cell>
          <table:table-cell office:value-type="string" table:style-name="ce14">
            <text:p>PLANETA ÁGUA SOLUÇÕES HIDRÁULICAS LTDA</text:p>
          </table:table-cell>
          <table:table-cell office:value-type="string" table:style-name="ce13">
            <text:p>00.415.603/0001-54</text:p>
          </table:table-cell>
          <table:table-cell office:value-type="string" table:style-name="ce15">
            <text:p>NECESSIDADE DE SUBSTITUIÇÃO DE PARAFUSO PARA FIXAÇÃO DE ASSENTO DE VASO SANITÁRIO QUE QUEBROU.</text:p>
          </table:table-cell>
          <table:table-cell office:value-type="string" table:style-name="ce9">
            <text:p>R$ <text:s text:c="5"/>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3">
            <text:p>21/03/2019</text:p>
          </table:table-cell>
          <table:table-cell office:value-type="string" table:style-name="ce14">
            <text:p>ISRAEL BELEMER DE SOUZA - ME</text:p>
          </table:table-cell>
          <table:table-cell office:value-type="string" table:style-name="ce13">
            <text:p>11.464.747/0001-17</text:p>
          </table:table-cell>
          <table:table-cell office:value-type="string" table:style-name="ce15">
            <text:p>NECESSIDADE DE TROCA DAS LÂMPADAS INTERNAS NA PRM-PGUÁ, COM FORNECIMENTO DE REATORES, POIS A PRM JÁ POSSUÍA AS LÂMPADAS.</text:p>
          </table:table-cell>
          <table:table-cell office:value-type="string" table:style-name="ce9">
            <text:p>R$ <text:s text:c="3"/>10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1">
            <text:p>21/03/2019</text:p>
          </table:table-cell>
          <table:table-cell office:value-type="string" table:style-name="ce11">
            <text:p>ISRAEL BELEMER DE SOUZA - ME</text:p>
          </table:table-cell>
          <table:table-cell office:value-type="string" table:style-name="ce11">
            <text:p>11.464.747/0001-17</text:p>
          </table:table-cell>
          <table:table-cell office:value-type="string" table:style-name="ce15">
            <text:p>NECESSIDADE DE TROCA DE 3 LÂMPADAS INTERNAS NA PRM-PGUÁ, COM FORNECIMENTO DE 3 REATORES, POIS A PRM JÁ POSSUÍA AS LÂMPADAS.<text:s/></text:p>
          </table:table-cell>
          <table:table-cell office:value-type="string" table:style-name="ce9">
            <text:p>R$ <text:s text:c="3"/>1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06/02/19 a 22/04/19</text:p>
          </table:table-cell>
          <table:table-cell office:value-type="string" table:style-name="ce10">
            <text:p>SIM</text:p>
          </table:table-cell>
          <table:table-cell office:value-type="string" table:style-name="ce11">
            <text:p>22/03/2019</text:p>
          </table:table-cell>
          <table:table-cell office:value-type="string" table:style-name="ce11">
            <text:p>ISRAEL BELEMER DE SOUZA - ME</text:p>
          </table:table-cell>
          <table:table-cell office:value-type="string" table:style-name="ce11">
            <text:p>11.464.747/0001-17</text:p>
          </table:table-cell>
          <table:table-cell office:value-type="string" table:style-name="ce15">
            <text:p>NECESSIDADE DE TROCA DE FOTOCÉLULA DA LÂMPADA DO PÁTIO QUE ESTAVA ACESA O DIA TODO.</text:p>
          </table:table-cell>
          <table:table-cell office:value-type="string" table:style-name="ce9">
            <text:p>R$ <text:s text:c="4"/>6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INEIA LUIZ OZORIO WOOD</text:p>
          </table:table-cell>
          <table:table-cell office:value-type="string" table:style-name="ce9">
            <text:p><text:s/>729.107.049-04</text:p>
          </table:table-cell>
          <table:table-cell office:value-type="string" table:style-name="ce9">
            <text:p>13/06/19 a 26/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CANDIDO DO ROSARIO</text:p>
          </table:table-cell>
          <table:table-cell office:value-type="string" table:style-name="ce9">
            <text:p><text:s/>392.181.719-68</text:p>
          </table:table-cell>
          <table:table-cell office:value-type="string" table:style-name="ce9">
            <text:p>09/05/19 a 23/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DSON MASSAO ENOKIDA</text:p>
          </table:table-cell>
          <table:table-cell office:value-type="string" table:style-name="ce9">
            <text:p><text:s/>016.544.499-11</text:p>
          </table:table-cell>
          <table:table-cell office:value-type="string" table:style-name="ce9">
            <text:p>28/06/19 a 24/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07/05/2019</text:p>
          </table:table-cell>
          <table:table-cell office:value-type="string" table:style-name="ce11">
            <text:p>TECNAGUA COM. DE PROD. HIDRAULICOS LTDA</text:p>
          </table:table-cell>
          <table:table-cell office:value-type="string" table:style-name="ce11">
            <text:p>00.337.255/0001-44</text:p>
          </table:table-cell>
          <table:table-cell office:value-type="string" table:style-name="ce15">
            <text:p>AQUISIÇÃO DE CINCO UNIDADES DE HASTES E VEDANTES DE CAIXA ACOPLADA (PRIVADA) PARA PEQUENOS CONSERTOS NOS BANHEIROS DA UNIDADE.</text:p>
          </table:table-cell>
          <table:table-cell office:value-type="string" table:style-name="ce9">
            <text:p>R$ <text:s text:c="4"/>35,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10/04/2019</text:p>
          </table:table-cell>
          <table:table-cell office:value-type="string" table:style-name="ce11">
            <text:p>JOSEFA MARIA SANTOS BAZAR ME</text:p>
          </table:table-cell>
          <table:table-cell office:value-type="string" table:style-name="ce11">
            <text:p>12.619.457/0001-68</text:p>
          </table:table-cell>
          <table:table-cell office:value-type="string" table:style-name="ce15">
            <text:p>TROCA DE MIOLO DE FECHADURA, COM O FORNECIMENTO DE DUAS CHAVES, DO ARMARIO COFRE DO DR. RAPHAEL SANTOS, POIS AS CHAVES SE PERDERAM NA MUDANÇA.</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11/06/2019</text:p>
          </table:table-cell>
          <table:table-cell office:value-type="string" table:style-name="ce11">
            <text:p>A W G COMERCIO DE MATERIAIS ELETRICOS LTDA</text:p>
          </table:table-cell>
          <table:table-cell office:value-type="string" table:style-name="ce11">
            <text:p>03.229.670/0001-72</text:p>
          </table:table-cell>
          <table:table-cell office:value-type="string" table:style-name="ce15">
            <text:p>AQUISIÇÃO DE UMA UNIDADE DE LÂMPADA FLUORESCENTE <text:s/>E UM INTERRUPTOR PARA TROCA E SUBSTITUIÇÃO DE PEÇAS COM DEFEITOS PRESENTES NA UNIDADE.</text:p>
          </table:table-cell>
          <table:table-cell office:value-type="string" table:style-name="ce9">
            <text:p>R$ <text:s text:c="4"/>17,7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1">
            <text:p>12/04/2019</text:p>
          </table:table-cell>
          <table:table-cell office:value-type="string" table:style-name="ce11">
            <text:p>YUWANAGA &amp; YUWANAGA LTDA</text:p>
          </table:table-cell>
          <table:table-cell office:value-type="string" table:style-name="ce11">
            <text:p>01.205.130/0001-23</text:p>
          </table:table-cell>
          <table:table-cell office:value-type="string" table:style-name="ce15">
            <text:p>COMPRA DE DE UMA UNIDADE DE FITA VEDA ROSCA E UMA UNIDADE DE ADESIVO INSTANTÂNEO - TEKBOND PARA SUPRIR DEMANDAS INTERNAS QUANDO DE PEQUENOS CONSERTOS REALIZADOS.</text:p>
          </table:table-cell>
          <table:table-cell office:value-type="string" table:style-name="ce9">
            <text:p>R$ <text:s text:c="4"/>11,65<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0">
            <text:p>SIM</text:p>
          </table:table-cell>
          <table:table-cell office:value-type="string" table:style-name="ce13">
            <text:p>16/05/2019</text:p>
          </table:table-cell>
          <table:table-cell office:value-type="string" table:style-name="ce14">
            <text:p>ELETRO REDE LTDA</text:p>
          </table:table-cell>
          <table:table-cell office:value-type="string" table:style-name="ce13">
            <text:p>75.232.926/0001-01</text:p>
          </table:table-cell>
          <table:table-cell office:value-type="string" table:style-name="ce15">
            <text:p>AQUISIÇÃO DE CANALETA COM DIVISÓRIA PARA FINS DE SUPORTE NA ÁREA DE INFORMÁTICA E VISANDO O MELHOR LAYOUT DA SALA DE ATENDIMENTO DA UNIDADE.</text:p>
          </table:table-cell>
          <table:table-cell office:value-type="string" table:style-name="ce9">
            <text:p>R$ <text:s text:c="4"/>13,8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2/04/19 a 24/06/19</text:p>
          </table:table-cell>
          <table:table-cell office:value-type="string" table:style-name="ce11">
            <text:p>SIM</text:p>
          </table:table-cell>
          <table:table-cell office:value-type="string" table:style-name="ce11">
            <text:p>22/05/2019</text:p>
          </table:table-cell>
          <table:table-cell office:value-type="string" table:style-name="ce11">
            <text:p>CASA DOS PARAFUSOS GUAPORE</text:p>
          </table:table-cell>
          <table:table-cell office:value-type="string" table:style-name="ce11">
            <text:p>84.877.786/0001-10</text:p>
          </table:table-cell>
          <table:table-cell office:value-type="string" table:style-name="ce18">
            <text:p>AQUISIÇÃO DE BUCHA BORBOLETA, PARAFUSOS, ARRUELAS LISAS E BUCHAS DE NYLON PARA DAR SUPORTE À MONTAGEM DE DEFLETORES ADQUIRIDOS POR ESTA UNIDADE.</text:p>
          </table:table-cell>
          <table:table-cell office:value-type="string" table:style-name="ce9">
            <text:p>R$ <text:s text:c="5"/>9,87<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05/07/19 a 24/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3">
            <text:p>01/02/2019</text:p>
          </table:table-cell>
          <table:table-cell office:value-type="string" table:style-name="ce14">
            <text:p>JUSCELINO NUNES DE LIMA</text:p>
          </table:table-cell>
          <table:table-cell office:value-type="string" table:style-name="ce13">
            <text:p>22.769.552/0001-00</text:p>
          </table:table-cell>
          <table:table-cell office:value-type="string" table:style-name="ce15">
            <text:p>AQUISIÇÃO DE UMA CÓPIA DA CHAVE DE ENTRADA PARA O DR. RAPHAEL UTLIZAR.</text:p>
          </table:table-cell>
          <table:table-cell office:value-type="string" table:style-name="ce9">
            <text:p>R$ <text:s text:c="4"/>1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1">
            <text:p>18/02/2019</text:p>
          </table:table-cell>
          <table:table-cell office:value-type="string" table:style-name="ce11">
            <text:p>ELETROTRAFO PRODUTOS ELETRICOS LTDA</text:p>
          </table:table-cell>
          <table:table-cell office:value-type="string" table:style-name="ce11">
            <text:p>80.224.785/0002-04</text:p>
          </table:table-cell>
          <table:table-cell office:value-type="string" table:style-name="ce15">
            <text:p>AQUISIÇÃO DE UMA LÂMPADA LED BULBO BIVOLT 9,5W E SETE UNIDADES DE LÂMPADA FLUORESCENTE 20W PARA ATENDER A DEMANDA INTERNA.</text:p>
          </table:table-cell>
          <table:table-cell office:value-type="string" table:style-name="ce9">
            <text:p>R$ <text:s text:c="4"/>75,78<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0">
            <text:p>SIM</text:p>
          </table:table-cell>
          <table:table-cell office:value-type="string" table:style-name="ce11">
            <text:p>26/02/2019</text:p>
          </table:table-cell>
          <table:table-cell office:value-type="string" table:style-name="ce11">
            <text:p>TECNAGUA COM. DE PROD. HIDRAULICOS LTDA</text:p>
          </table:table-cell>
          <table:table-cell office:value-type="string" table:style-name="ce11">
            <text:p>00.337.255/0001-44</text:p>
          </table:table-cell>
          <table:table-cell office:value-type="string" table:style-name="ce15">
            <text:p>COMPRA DE DUAS UNIDADES DE VEDANTE E UMA UNIDADE DE ANEL TORNEIRA PARA DEMANDA INTERNA.</text:p>
          </table:table-cell>
          <table:table-cell office:value-type="string" table:style-name="ce9">
            <text:p>R$ <text:s text:c="5"/>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ERNESTO OLIVEIRA BENTO DE MELO SEGUNDO</text:p>
          </table:table-cell>
          <table:table-cell office:value-type="string" table:style-name="ce9">
            <text:p><text:s/>589.195.382-04</text:p>
          </table:table-cell>
          <table:table-cell office:value-type="string" table:style-name="ce9">
            <text:p>22/01/19 a 20/03/19</text:p>
          </table:table-cell>
          <table:table-cell office:value-type="string" table:style-name="ce11">
            <text:p>SIM</text:p>
          </table:table-cell>
          <table:table-cell office:value-type="string" table:style-name="ce11">
            <text:p>31/01/2019</text:p>
          </table:table-cell>
          <table:table-cell office:value-type="string" table:style-name="ce11">
            <text:p>RECORRE REF. CONS. DE REFRIG. LTDA.</text:p>
          </table:table-cell>
          <table:table-cell office:value-type="string" table:style-name="ce11">
            <text:p>78.631.884/0001-70</text:p>
          </table:table-cell>
          <table:table-cell office:value-type="string" table:style-name="ce18">
            <text:p>COMPRA DE UMA TORNEIRA PARA INSTALAÇÃO EM UM BEBEDOURO DE NOSSA UNIDADE, POIS HOUVE NECESSIDADE DE TROCA DO MATERIAL.</text:p>
          </table:table-cell>
          <table:table-cell office:value-type="string" table:style-name="ce9">
            <text:p>R$ <text:s text:c="4"/>17,00<text:s/></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1">
            <text:p>SIM</text:p>
          </table:table-cell>
          <table:table-cell office:value-type="string" table:style-name="ce11">
            <text:p>10/04/2019</text:p>
          </table:table-cell>
          <table:table-cell office:value-type="string" table:style-name="ce11">
            <text:p>DESENTOP SERVICE LTDA</text:p>
          </table:table-cell>
          <table:table-cell office:value-type="string" table:style-name="ce11">
            <text:p>24.413.564/0001-14</text:p>
          </table:table-cell>
          <table:table-cell office:value-type="string" table:style-name="ce18">
            <text:p>CONTRATAÇÃO EMERGENCIAL DE SERVIÇO DE DESENTUPIMENTO DE VASO SANITÁRIO DO BANHEIRO MASCULINO COLETIVO DA UNIDADE, CONFORME SOLICITADO PELA COORDENADORIA DE ADMINISTRAÇÃO DESTA PRM</text:p>
          </table:table-cell>
          <table:table-cell office:value-type="string" table:style-name="ce9">
            <text:p>R$ <text:s text:c="3"/>1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3">
            <text:p>11/06/2019</text:p>
          </table:table-cell>
          <table:table-cell office:value-type="string" table:style-name="ce14">
            <text:p>CASA DO ENCANADOR - MIZU COM. DE MATERIAIS HIDRAULICOS LTDA</text:p>
          </table:table-cell>
          <table:table-cell office:value-type="string" table:style-name="ce13">
            <text:p>72.328.883/0001-74</text:p>
          </table:table-cell>
          <table:table-cell office:value-type="string" table:style-name="ce15">
            <text:p>AQUISIÇÃO EMERGENCIAL DE PARAFUSO DE FIXAÇÃO PARA TAMPA DE ASSENTO SANITÁRIO (FX-100 DECA), CONFORME SOLICITADO PELA COORDENADORIA DE ADMINISTRAÇÃO DESTA PRM<text:s/></text:p>
          </table:table-cell>
          <table:table-cell office:value-type="string" table:style-name="ce9">
            <text:p>R$ <text:s text:c="4"/>28,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GERIMARIO DE SOUSA MOURA</text:p>
          </table:table-cell>
          <table:table-cell office:value-type="string" table:style-name="ce9">
            <text:p><text:s/>218.536.608-41</text:p>
          </table:table-cell>
          <table:table-cell office:value-type="string" table:style-name="ce9">
            <text:p>27/03/19 a 24/06/19</text:p>
          </table:table-cell>
          <table:table-cell office:value-type="string" table:style-name="ce10">
            <text:p>SIM</text:p>
          </table:table-cell>
          <table:table-cell office:value-type="string" table:style-name="ce13">
            <text:p>22/05/2019</text:p>
          </table:table-cell>
          <table:table-cell office:value-type="string" table:style-name="ce14">
            <text:p>CASA DE COURO SANTA RITA LTDA</text:p>
          </table:table-cell>
          <table:table-cell office:value-type="string" table:style-name="ce13">
            <text:p>79.115.358/0001-10</text:p>
          </table:table-cell>
          <table:table-cell office:value-type="string" table:style-name="ce15">
            <text:p>AQUISIÇÃO DE PLÁSTICO TRANSPARENTE (TOALHA), CONFORME SOLICITAÇÃO DA COORDENADORIA DE ADMINISTRAÇÃO DESTA PRM EM 17/05/2019</text:p>
          </table:table-cell>
          <table:table-cell office:value-type="string" table:style-name="ce9">
            <text:p>R$ <text:s text:c="4"/>4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03/05/19 a 23/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3">
            <text:p>08/04/2019</text:p>
          </table:table-cell>
          <table:table-cell office:value-type="string" table:style-name="ce14">
            <text:p>L.G.D BICUDO E BICUDO LTDA</text:p>
          </table:table-cell>
          <table:table-cell office:value-type="string" table:style-name="ce13">
            <text:p>04.917.884/0001-02</text:p>
          </table:table-cell>
          <table:table-cell office:value-type="string" table:style-name="ce15">
            <text:p>NECESSIDADE DE CONSERTO DE ARMÁRIO PERTENCENTE AO PRÉDIO DA PRM FOZ DO IGUAÇU.</text:p>
          </table:table-cell>
          <table:table-cell office:value-type="string" table:style-name="ce9">
            <text:p>R$ <text:s text:c="4"/>13,00<text:s/></text:p>
          </table:table-cell>
          <table:table-cell table:number-columns-repeated="16373"/>
        </table:table-row>
        <table:table-row table:style-name="ro8">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3">
            <text:p>12/03/2019</text:p>
          </table:table-cell>
          <table:table-cell office:value-type="string" table:style-name="ce14">
            <text:p>CLOVIS ARAUJO</text:p>
          </table:table-cell>
          <table:table-cell office:value-type="string" table:style-name="ce13">
            <text:p>15.036.781/0001-41</text:p>
          </table:table-cell>
          <table:table-cell office:value-type="string" table:style-name="ce15">
            <text:p>CONSERTO EMERGENCIAL EM APARELHO DE AR CONDICIONADO INSTALADO EM GABINETE DE PROCURADOR DA REPÚBLICA. EQUIPAMENTO COM FALHA NA COMUNICAÇÃO ENTRE UNIDADES EVAPORADORA E CONDENSADORA.</text:p>
          </table:table-cell>
          <table:table-cell office:value-type="string" table:style-name="ce9">
            <text:p>R$ <text:s text:c="3"/>35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HENRIQUE CEZAR MARTINS LEONCIO</text:p>
          </table:table-cell>
          <table:table-cell office:value-type="string" table:style-name="ce9">
            <text:p><text:s/>005.442.889-04</text:p>
          </table:table-cell>
          <table:table-cell office:value-type="string" table:style-name="ce9">
            <text:p>27/02/19 a 22/04/19</text:p>
          </table:table-cell>
          <table:table-cell office:value-type="string" table:style-name="ce10">
            <text:p>SIM</text:p>
          </table:table-cell>
          <table:table-cell office:value-type="string" table:style-name="ce11">
            <text:p>28/03/2019</text:p>
          </table:table-cell>
          <table:table-cell office:value-type="string" table:style-name="ce11">
            <text:p>ANDE MATERIAIS ELÉTRICOS LTDA</text:p>
          </table:table-cell>
          <table:table-cell office:value-type="string" table:style-name="ce11">
            <text:p>80.342.330/0001-02</text:p>
          </table:table-cell>
          <table:table-cell office:value-type="string" table:style-name="ce15">
            <text:p>NECESSIDADE DE REPAROS ELÉTRICOS EM SALAS DO PRÉDIO DA PRM FOZ DO IGUAÇU.</text:p>
          </table:table-cell>
          <table:table-cell office:value-type="string" table:style-name="ce9">
            <text:p>R$ <text:s text:c="3"/>102,51<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1">
            <text:p>19/02/2019</text:p>
          </table:table-cell>
          <table:table-cell office:value-type="string" table:style-name="ce11">
            <text:p>ESPAÇO AZUL MATERIAIS DE CONSTRUÇÃO LTDA</text:p>
          </table:table-cell>
          <table:table-cell office:value-type="string" table:style-name="ce11">
            <text:p>04.544.017/0001-60</text:p>
          </table:table-cell>
          <table:table-cell office:value-type="string" table:style-name="ce15">
            <text:p>COMPRA DA FECHADURA DA PORTA DA RECEPÇÃO (PORTA QUE DA ACESSO AO INTERIOR DA PROCURADORIA).</text:p>
          </table:table-cell>
          <table:table-cell office:value-type="string" table:style-name="ce9">
            <text:p>R$ <text:s text:c="4"/>66,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3">
            <text:p>19/02/2019</text:p>
          </table:table-cell>
          <table:table-cell office:value-type="string" table:style-name="ce14">
            <text:p>MAREMAIS CONSERTOS LTDA</text:p>
          </table:table-cell>
          <table:table-cell office:value-type="string" table:style-name="ce13">
            <text:p>73.516.411/0001-08</text:p>
          </table:table-cell>
          <table:table-cell office:value-type="string" table:style-name="ce15">
            <text:p>COMPRA DE TORNEIRA DO BEBEDOURO DE ÁGUA MINERAL.</text:p>
          </table:table-cell>
          <table:table-cell office:value-type="string" table:style-name="ce9">
            <text:p>R$ <text:s text:c="5"/>7,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2/02/19 a 22/04/19</text:p>
          </table:table-cell>
          <table:table-cell office:value-type="string" table:style-name="ce10">
            <text:p>SIM</text:p>
          </table:table-cell>
          <table:table-cell office:value-type="string" table:style-name="ce13">
            <text:p>22/04/2019</text:p>
          </table:table-cell>
          <table:table-cell office:value-type="string" table:style-name="ce14">
            <text:p>NB COM. MAT. INFORM. SERV&gt; COBR. LTDA</text:p>
          </table:table-cell>
          <table:table-cell office:value-type="string" table:style-name="ce13">
            <text:p>09.238.515/0001-07</text:p>
          </table:table-cell>
          <table:table-cell office:value-type="string" table:style-name="ce15">
            <text:p>COMPRA DE LÂMPADAS PARA SUBSTITUIR LÂMPADAS QUEIMADAS NA SEDE DA PROCURADORIA DA REPÚBLICA EM PONTA GROSSA - PR</text:p>
          </table:table-cell>
          <table:table-cell office:value-type="string" table:style-name="ce9">
            <text:p>R$ <text:s text:c="3"/>187,8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JOSE CARLOS SCHMIDT</text:p>
          </table:table-cell>
          <table:table-cell office:value-type="string" table:style-name="ce9">
            <text:p><text:s/>804.202.229-87</text:p>
          </table:table-cell>
          <table:table-cell office:value-type="string" table:style-name="ce9">
            <text:p>13/05/19 a 23/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16/01/19 a 20/03/19</text:p>
          </table:table-cell>
          <table:table-cell office:value-type="string" table:style-name="ce10">
            <text:p>SIM</text:p>
          </table:table-cell>
          <table:table-cell office:value-type="string" table:style-name="ce13">
            <text:p>11/03/2019</text:p>
          </table:table-cell>
          <table:table-cell office:value-type="string" table:style-name="ce14">
            <text:p>HIPER 1,99 - CARLINHO MOTA ORTIZ</text:p>
          </table:table-cell>
          <table:table-cell office:value-type="string" table:style-name="ce13">
            <text:p>24.268.741/0001-16</text:p>
          </table:table-cell>
          <table:table-cell office:value-type="string" table:style-name="ce15">
            <text:p>LIXEIRA DE 5 LITROS PARA SUBSTITUIÇÃO DA LIXEIRA DA COPA QUE FOI DANIFICADA E APRESENTAVA VAZAMENTO.</text:p>
          </table:table-cell>
          <table:table-cell office:value-type="string" table:style-name="ce9">
            <text:p>R$ <text:s text:c="5"/>9,99<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6/06/19 a 26/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02/05/2019</text:p>
          </table:table-cell>
          <table:table-cell office:value-type="string" table:style-name="ce14">
            <text:p>ANGELA MARIA RIBEIRO 03008425976 (MEI) MATRIZ</text:p>
          </table:table-cell>
          <table:table-cell office:value-type="string" table:style-name="ce13">
            <text:p>14.808.278/0001-02</text:p>
          </table:table-cell>
          <table:table-cell office:value-type="string" table:style-name="ce15">
            <text:p>ABERTURA DE PORTA E CONFECÇÃO DE DUAS CHAVES. NECESSIDADE DE ABERTURA DA PORTA, DO GABINETE DO PROCURADOR DA REPÚBLICA DA PRM-UNIÃO DA VITÓRIA, QUE NÃO ABRIA DEVIDO A UM DEFEITO NA FECHADURA.</text:p>
          </table:table-cell>
          <table:table-cell office:value-type="string" table:style-name="ce9">
            <text:p>R$ <text:s text:c="3"/>10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0">
            <text:p>SIM</text:p>
          </table:table-cell>
          <table:table-cell office:value-type="string" table:style-name="ce13">
            <text:p>09/04/2019</text:p>
          </table:table-cell>
          <table:table-cell office:value-type="string" table:style-name="ce14">
            <text:p>HERBERT MATERIAIS PARA CONSTRUÇÃO LTDA</text:p>
          </table:table-cell>
          <table:table-cell office:value-type="string" table:style-name="ce13">
            <text:p>77.143.402/0001-70</text:p>
          </table:table-cell>
          <table:table-cell office:value-type="string" table:style-name="ce15">
            <text:p>CABO DE AÇO E ESTICADOR PARA UM DOS MASTROS DA PRM-UNIÃO DA VITÓRIA. O CABO DE AÇO FOI ARREBENTADO POR VENTO FORTE NECESSITANDO SUBSTITUIÇÃO.</text:p>
          </table:table-cell>
          <table:table-cell office:value-type="string" table:style-name="ce9">
            <text:p>R$ <text:s text:c="4"/>24,1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MAIRON LUCAS BASNIAK</text:p>
          </table:table-cell>
          <table:table-cell office:value-type="string" table:style-name="ce9">
            <text:p><text:s/>924.989.819-34</text:p>
          </table:table-cell>
          <table:table-cell office:value-type="string" table:style-name="ce9">
            <text:p>27/03/19 a 24/06/19</text:p>
          </table:table-cell>
          <table:table-cell office:value-type="string" table:style-name="ce11">
            <text:p>SIM</text:p>
          </table:table-cell>
          <table:table-cell office:value-type="string" table:style-name="ce11">
            <text:p>11/04/2019</text:p>
          </table:table-cell>
          <table:table-cell office:value-type="string" table:style-name="ce11">
            <text:p>HERBERT MATERIAIS PARA CONSTRUÇÃO LTDA</text:p>
          </table:table-cell>
          <table:table-cell office:value-type="string" table:style-name="ce11">
            <text:p>77.143.402/0001-70</text:p>
          </table:table-cell>
          <table:table-cell office:value-type="string" table:style-name="ce18">
            <text:p>2 TOMADAS BARRA TRIPLA 20A PARA CONFECÇÃO DE EXTENSÕES PARA A INSTALAÇÃO DE 2 NOBREAKS RECEBIDOS EM 09/04/2019.</text:p>
          </table:table-cell>
          <table:table-cell office:value-type="string" table:style-name="ce9">
            <text:p>R$ <text:s text:c="4"/>42,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11/02/19 a 22/04/19</text:p>
          </table:table-cell>
          <table:table-cell office:value-type="string" table:style-name="ce11">
            <text:p>SIM</text:p>
          </table:table-cell>
          <table:table-cell office:value-type="string" table:style-name="ce11">
            <text:p>17/02/2019</text:p>
          </table:table-cell>
          <table:table-cell office:value-type="string" table:style-name="ce11">
            <text:p>VAINER JOSE DE MATOS</text:p>
          </table:table-cell>
          <table:table-cell office:value-type="string" table:style-name="ce11">
            <text:p>19.218.191/0001-90</text:p>
          </table:table-cell>
          <table:table-cell office:value-type="string" table:style-name="ce18">
            <text:p>SUBSTITUIÇÃO DE LÂMPADAS QUEIMADAS NO GABINETE DA PROCURADORA COM CONVERSÃO PARA LED.</text:p>
          </table:table-cell>
          <table:table-cell office:value-type="string" table:style-name="ce9">
            <text:p>R$ <text:s text:c="4"/>88,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ICARDO KALIL</text:p>
          </table:table-cell>
          <table:table-cell office:value-type="string" table:style-name="ce9">
            <text:p><text:s/>045.495.969-96</text:p>
          </table:table-cell>
          <table:table-cell office:value-type="string" table:style-name="ce9">
            <text:p>30/04/19 a 23/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01/02/2019</text:p>
          </table:table-cell>
          <table:table-cell office:value-type="string" table:style-name="ce11">
            <text:p>FILTROS CURITIBA LTDA</text:p>
          </table:table-cell>
          <table:table-cell office:value-type="string" table:style-name="ce11">
            <text:p>18.539.019/0001-76</text:p>
          </table:table-cell>
          <table:table-cell office:value-type="string" table:style-name="ce18">
            <text:p>AQUISIÇÃO DE CINQUENTA METROS DE MANGUEIRA PARA BEBEDOURO.</text:p>
          </table:table-cell>
          <table:table-cell office:value-type="string" table:style-name="ce9">
            <text:p>R$ <text:s text:c="3"/>107,5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06/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GANCHOS PARA USO NA LAVA JATO.</text:p>
          </table:table-cell>
          <table:table-cell office:value-type="string" table:style-name="ce9">
            <text:p>R$ <text:s text:c="4"/>35,5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7/02/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DUAS TORNEIRAS PARA USO NA COPA.</text:p>
          </table:table-cell>
          <table:table-cell office:value-type="string" table:style-name="ce9">
            <text:p>R$ <text:s text:c="3"/>138,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7/02/2019</text:p>
          </table:table-cell>
          <table:table-cell office:value-type="string" table:style-name="ce14">
            <text:p>THADEU ROBERTO MORCELLES ME</text:p>
          </table:table-cell>
          <table:table-cell office:value-type="string" table:style-name="ce13">
            <text:p>74.144.858/0001-66</text:p>
          </table:table-cell>
          <table:table-cell office:value-type="string" table:style-name="ce15">
            <text:p>AQUISIÇÃO DE DOZE PLACAS DE SINALIZAÇÃO PARA USO NOS BANHEIROS DA LAVA JATO.</text:p>
          </table:table-cell>
          <table:table-cell office:value-type="string" table:style-name="ce9">
            <text:p>R$ <text:s text:c="3"/>178,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8/03/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MATERIAIS PARA CONSERTO DO VASO SANITÁRIO DA LAVA JATO.</text:p>
          </table:table-cell>
          <table:table-cell office:value-type="string" table:style-name="ce9">
            <text:p>R$ <text:s text:c="4"/>25,4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09/02/2019</text:p>
          </table:table-cell>
          <table:table-cell office:value-type="string" table:style-name="ce14">
            <text:p>B&amp;R BRASIL IMP E COM DE FERR E FERT E UTILIDADES LTDA.</text:p>
          </table:table-cell>
          <table:table-cell office:value-type="string" table:style-name="ce13">
            <text:p>08.193.929/0001-96</text:p>
          </table:table-cell>
          <table:table-cell office:value-type="string" table:style-name="ce15">
            <text:p>AQUISIÇÃO DE UMA CARTELA DE RALOKLIN PARA USO NO BANHEIRO FEMININO DO 2º ANDAR DO EDIFÍCIO PATRIARCA.</text:p>
          </table:table-cell>
          <table:table-cell office:value-type="string" table:style-name="ce9">
            <text:p>R$ <text:s text:c="4"/>2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11/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TOMADAS PARA USO NA LAVA JATO.</text:p>
          </table:table-cell>
          <table:table-cell office:value-type="string" table:style-name="ce9">
            <text:p>R$ <text:s text:c="4"/>66,8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12/02/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DUAS VÁLVULAS PARA PIA DE COZINHA DEVIDO A VAZAMENTOS EM DUAS COPAS DO PRÉDIO SEDE DA PR/PR.</text:p>
          </table:table-cell>
          <table:table-cell office:value-type="string" table:style-name="ce9">
            <text:p>R$ <text:s text:c="4"/>27,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2/03/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MATERIAIS PARA CONSERTO DO BANHEIRO DO 2º ANDAR DO EDIFICIO PATRIARCA.</text:p>
          </table:table-cell>
          <table:table-cell office:value-type="string" table:style-name="ce9">
            <text:p>R$ <text:s text:c="4"/>20,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3/02/2019</text:p>
          </table:table-cell>
          <table:table-cell office:value-type="string" table:style-name="ce11">
            <text:p>REI DAS FECHADURAS LTDA.</text:p>
          </table:table-cell>
          <table:table-cell office:value-type="string" table:style-name="ce11">
            <text:p>77.620.599/0002-71</text:p>
          </table:table-cell>
          <table:table-cell office:value-type="string" table:style-name="ce15">
            <text:p>AQUISIÇÃO DE UMA FECHADURA PARA BALCÃO DO PROTOCOLO ADMINISTRATIVO.</text:p>
          </table:table-cell>
          <table:table-cell office:value-type="string" table:style-name="ce9">
            <text:p>R$ <text:s text:c="4"/>20,39<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3">
            <text:p>15/02/2019</text:p>
          </table:table-cell>
          <table:table-cell office:value-type="string" table:style-name="ce14">
            <text:p>MOVIMENTO DAS ÁGUAS COM. REP. HIDRAULICA LTDA.</text:p>
          </table:table-cell>
          <table:table-cell office:value-type="string" table:style-name="ce13">
            <text:p>03.318.875/0001-24</text:p>
          </table:table-cell>
          <table:table-cell office:value-type="string" table:style-name="ce15">
            <text:p>AQUISIÇÃO DE QUINZE RETENTOR PARA MANUTENÇÃO DAS TORNEIRAS DOS BANHEIROS DA PR/PR.</text:p>
          </table:table-cell>
          <table:table-cell office:value-type="string" table:style-name="ce9">
            <text:p>R$ <text:s text:c="3"/>10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15/03/2019</text:p>
          </table:table-cell>
          <table:table-cell office:value-type="string" table:style-name="ce11">
            <text:p>SOOMAPRINT COM DE AUDIO VIDEO E DE INF.</text:p>
          </table:table-cell>
          <table:table-cell office:value-type="string" table:style-name="ce11">
            <text:p>30.612.169/0001-63</text:p>
          </table:table-cell>
          <table:table-cell office:value-type="string" table:style-name="ce15">
            <text:p>AQUISIÇÃO DE PILHAS ALCALINAS AA PARA USO NO EVENTO DA FORÇA TAREFA DO DIA 16/03/19.</text:p>
          </table:table-cell>
          <table:table-cell office:value-type="string" table:style-name="ce9">
            <text:p>R$ <text:s text:c="4"/>39,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22/01/2019</text:p>
          </table:table-cell>
          <table:table-cell office:value-type="string" table:style-name="ce11">
            <text:p>DANIEL WANDERLEY LEITE</text:p>
          </table:table-cell>
          <table:table-cell office:value-type="string" table:style-name="ce11">
            <text:p>19.183.520/0001-05</text:p>
          </table:table-cell>
          <table:table-cell office:value-type="string" table:style-name="ce15">
            <text:p>PRESTAÇÃO DER SERVIÇOS DE CHAVEIRO.</text:p>
          </table:table-cell>
          <table:table-cell office:value-type="string" table:style-name="ce9">
            <text:p>R$ <text:s text:c="3"/>170,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22/02/2019</text:p>
          </table:table-cell>
          <table:table-cell office:value-type="string" table:style-name="ce11">
            <text:p>DATACILLCOM INFORMÁTICA EIRELI - ME</text:p>
          </table:table-cell>
          <table:table-cell office:value-type="string" table:style-name="ce11">
            <text:p>02.233.699/0001-65</text:p>
          </table:table-cell>
          <table:table-cell office:value-type="string" table:style-name="ce15">
            <text:p>AQUISIÇÃO DE CABOS HDMI PARA USO PELA DIVISÃO DE SEGURANÇA</text:p>
          </table:table-cell>
          <table:table-cell office:value-type="string" table:style-name="ce9">
            <text:p>R$ <text:s text:c="3"/>138,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0">
            <text:p>SIM</text:p>
          </table:table-cell>
          <table:table-cell office:value-type="string" table:style-name="ce11">
            <text:p>22/02/2019</text:p>
          </table:table-cell>
          <table:table-cell office:value-type="string" table:style-name="ce11">
            <text:p>PARAFUSOMANIA COM PARAF E FERRAM LTDA</text:p>
          </table:table-cell>
          <table:table-cell office:value-type="string" table:style-name="ce11">
            <text:p>29.611.689/0001-72</text:p>
          </table:table-cell>
          <table:table-cell office:value-type="string" table:style-name="ce15">
            <text:p>AQUISIÇÃO DE DEZ PARAFUSOS PARA USO PELA DIVISÃO DE SEGURANÇA DA PR/PR.</text:p>
          </table:table-cell>
          <table:table-cell office:value-type="string" table:style-name="ce9">
            <text:p>R$ <text:s text:c="5"/>5,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22/02/2019</text:p>
          </table:table-cell>
          <table:table-cell office:value-type="string" table:style-name="ce11">
            <text:p>REFRIGERAÇÃO DUFRIO COMÉRCIO IMPORTAÇÃO LTDA</text:p>
          </table:table-cell>
          <table:table-cell office:value-type="string" table:style-name="ce11">
            <text:p>01.754.239/0001-10</text:p>
          </table:table-cell>
          <table:table-cell office:value-type="string" table:style-name="ce18">
            <text:p>AQUISIÇÃO DE BACTERICIDA PARA USO NO AR CONDICIONADO DO EDIFICIO PATRIARCA.</text:p>
          </table:table-cell>
          <table:table-cell office:value-type="string" table:style-name="ce9">
            <text:p>R$ <text:s text:c="4"/>15,5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6/01/19 a 20/03/19</text:p>
          </table:table-cell>
          <table:table-cell office:value-type="string" table:style-name="ce11">
            <text:p>SIM</text:p>
          </table:table-cell>
          <table:table-cell office:value-type="string" table:style-name="ce11">
            <text:p>23/01/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8">
            <text:p>AQUISIÇÃO DE MATERIAIS PARA MANUTENÇÃO, VISANDO A ENTREGA DAS SALAS 703 E 704 DO EDIFÍCIO PATRIARCA.</text:p>
          </table:table-cell>
          <table:table-cell office:value-type="string" table:style-name="ce9">
            <text:p>R$ <text:s text:c="3"/>167,6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19/06/19 a 2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01/04/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CANALETAS PARA INSTALAÇÃO DAS NOVAS CATRACAS NO PRÉDIO SEDE DA PR/PR.</text:p>
          </table:table-cell>
          <table:table-cell office:value-type="string" table:style-name="ce9">
            <text:p>R$ <text:s text:c="3"/>184,2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02/04/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5">
            <text:p>AQUISIÇÃO DE MATERIAIS ELÉTRICOS PARA INSTALAÇÃO DE CABOS DE REDE PARA NOVAS CATRACAS NO PRÉDIO SEDE DA PR/PR.</text:p>
          </table:table-cell>
          <table:table-cell office:value-type="string" table:style-name="ce9">
            <text:p>R$ <text:s text:c="3"/>112,34<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03/05/2019</text:p>
          </table:table-cell>
          <table:table-cell office:value-type="string" table:style-name="ce11">
            <text:p>ELETRO COMERCIAL REYMASTER LTDA.</text:p>
          </table:table-cell>
          <table:table-cell office:value-type="string" table:style-name="ce11">
            <text:p>80.223.324/0001-28</text:p>
          </table:table-cell>
          <table:table-cell office:value-type="string" table:style-name="ce15">
            <text:p>AQUISIÇÃO DE CANALETAS PARA INSTALAÇÃO ELÉTRICA EM GABINETE DO PRÉDIO SEDE DA PR/PR.</text:p>
          </table:table-cell>
          <table:table-cell office:value-type="string" table:style-name="ce9">
            <text:p>R$ <text:s text:c="3"/>366,17<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06/05/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PINOS PARA MANUTENÇÃO DE MESAS NO 13º ANDAR.</text:p>
          </table:table-cell>
          <table:table-cell office:value-type="string" table:style-name="ce9">
            <text:p>R$ <text:s text:c="4"/>83,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12/04/2019</text:p>
          </table:table-cell>
          <table:table-cell office:value-type="string" table:style-name="ce11">
            <text:p>TMS COMÉRCIO DE MADEIRAS E COMPENSADOS EIRELI - CASA DO MARCENEIRO</text:p>
          </table:table-cell>
          <table:table-cell office:value-type="string" table:style-name="ce11">
            <text:p>09.075.842/0001-87</text:p>
          </table:table-cell>
          <table:table-cell office:value-type="string" table:style-name="ce15">
            <text:p>AQUISIÇÃO DE CORREDIÇAS PARA USO NAS GAVETAS DAS COPAS DO PRÉDIO SEDE DA PR/PR.</text:p>
          </table:table-cell>
          <table:table-cell office:value-type="string" table:style-name="ce9">
            <text:p>R$ <text:s text:c="4"/>33,6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14/05/2019</text:p>
          </table:table-cell>
          <table:table-cell office:value-type="string" table:style-name="ce11">
            <text:p>CLOROQUIMICA LTDA.</text:p>
          </table:table-cell>
          <table:table-cell office:value-type="string" table:style-name="ce11">
            <text:p>07.925.022/0001-01</text:p>
          </table:table-cell>
          <table:table-cell office:value-type="string" table:style-name="ce15">
            <text:p>AQUISIÇÃO DE DOIS LITROS DE ÁLCOOL ISOPROPÍLICO PARA USO NA INFORMÁTICA.</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16/04/2019</text:p>
          </table:table-cell>
          <table:table-cell office:value-type="string" table:style-name="ce14">
            <text:p>BORRACHARIA 24 HORAS LTDA.</text:p>
          </table:table-cell>
          <table:table-cell office:value-type="string" table:style-name="ce13">
            <text:p>17.496.545/0001-33</text:p>
          </table:table-cell>
          <table:table-cell office:value-type="string" table:style-name="ce15">
            <text:p>CONSERTO DE PNEU DE VEÍCULO OFICIAL.</text:p>
          </table:table-cell>
          <table:table-cell office:value-type="string" table:style-name="ce9">
            <text:p>R$ <text:s text:c="4"/>35,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0/03/2019</text:p>
          </table:table-cell>
          <table:table-cell office:value-type="string" table:style-name="ce14">
            <text:p>DANIEL WANDERLEY LEITE</text:p>
          </table:table-cell>
          <table:table-cell office:value-type="string" table:style-name="ce13">
            <text:p>19.183.520/0001-05</text:p>
          </table:table-cell>
          <table:table-cell office:value-type="string" table:style-name="ce15">
            <text:p/>
          </table:table-cell>
          <table:table-cell office:value-type="string" table:style-name="ce9">
            <text:p>R$ <text:s text:c="3"/>403,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3/04/2019</text:p>
          </table:table-cell>
          <table:table-cell office:value-type="string" table:style-name="ce14">
            <text:p>PAMER COM DE MATERIAIS ELETRICOS E HIDRAULICOS LTDA.</text:p>
          </table:table-cell>
          <table:table-cell office:value-type="string" table:style-name="ce13">
            <text:p>01.385.017/0001-77</text:p>
          </table:table-cell>
          <table:table-cell office:value-type="string" table:style-name="ce15">
            <text:p>AQUISIÇÃO DE DUAS TOMADAS SISTEMA X COM CAIXA PARA INSTALAÇÃO DOS PÓRTICOS DE DETECÇÃO DE METAIS NO EDIFICIO PATRIARCA.</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5/04/2019</text:p>
          </table:table-cell>
          <table:table-cell office:value-type="string" table:style-name="ce11">
            <text:p>REI DAS FECHADURAS LTDA.</text:p>
          </table:table-cell>
          <table:table-cell office:value-type="string" table:style-name="ce11">
            <text:p>77.620.599/0002-71</text:p>
          </table:table-cell>
          <table:table-cell office:value-type="string" table:style-name="ce15">
            <text:p>AQUISIÇÃO DE DUAS FECHADURAS DO TIPO ROLETE PARA USO NO 7º ANDAR DO EDIFÍCIO SEDE DA PR/PR.</text:p>
          </table:table-cell>
          <table:table-cell office:value-type="string" table:style-name="ce9">
            <text:p>R$ <text:s text:c="3"/>176,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6/03/2019</text:p>
          </table:table-cell>
          <table:table-cell office:value-type="string" table:style-name="ce11">
            <text:p>FONTOURA E SILVA COMERCIO DE INFORMATICA LTDA.</text:p>
          </table:table-cell>
          <table:table-cell office:value-type="string" table:style-name="ce11">
            <text:p>07.561.216/0001-75</text:p>
          </table:table-cell>
          <table:table-cell office:value-type="string" table:style-name="ce15">
            <text:p>AQUISIÇÃO DE DOIS CABOS VGA PARA USO NA SALA DE REUNIÃO DA FORÇA TAREFA.</text:p>
          </table:table-cell>
          <table:table-cell office:value-type="string" table:style-name="ce9">
            <text:p>R$ <text:s text:c="4"/>56,8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7/03/2019</text:p>
          </table:table-cell>
          <table:table-cell office:value-type="string" table:style-name="ce11">
            <text:p>CLANPABE PAPELARIA E INFORMÁTICA LTDA.</text:p>
          </table:table-cell>
          <table:table-cell office:value-type="string" table:style-name="ce11">
            <text:p>01.641.956/0001-35</text:p>
          </table:table-cell>
          <table:table-cell office:value-type="string" table:style-name="ce15">
            <text:p>AQUISIÇÃO DE UM CONVERSOR USB PARA SERIAL E DUAS BATERIAS DO TIPO BOTÃO PARA USO DA DIVISÃO DE SEGURANÇA ORGÂNICA DA PR/PR</text:p>
          </table:table-cell>
          <table:table-cell office:value-type="string" table:style-name="ce9">
            <text:p>R$ <text:s text:c="4"/>85,9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9/03/2019</text:p>
          </table:table-cell>
          <table:table-cell office:value-type="string" table:style-name="ce11">
            <text:p>LEROY MERLIN COMPANHIA BRASILEIRA DE BRICOLAGEM</text:p>
          </table:table-cell>
          <table:table-cell office:value-type="string" table:style-name="ce11">
            <text:p>01.438.784/0020-60</text:p>
          </table:table-cell>
          <table:table-cell office:value-type="string" table:style-name="ce15">
            <text:p>AQUISIÇÃO DE UMA PORTA SANFONA PARA USO NO BANHEIRO DO TÉRREO DO EDIFÍCIO SEDE DA PR/PR E UMA LATA TINTA PARA USO NA PORTA DE REUNIÕES DA LAVA JATO.</text:p>
          </table:table-cell>
          <table:table-cell office:value-type="string" table:style-name="ce9">
            <text:p>R$ <text:s text:c="3"/>276,8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1">
            <text:p>SIM</text:p>
          </table:table-cell>
          <table:table-cell office:value-type="string" table:style-name="ce11">
            <text:p>29/04/2019</text:p>
          </table:table-cell>
          <table:table-cell office:value-type="string" table:style-name="ce11">
            <text:p>CASA DO PORTAO ELETRONICO LTDA.</text:p>
          </table:table-cell>
          <table:table-cell office:value-type="string" table:style-name="ce11">
            <text:p>23.377.762/0001-07</text:p>
          </table:table-cell>
          <table:table-cell office:value-type="string" table:style-name="ce18">
            <text:p>AQUISIÇÃO DE PEÇAS PARA MANUTENÇÃO DO PORTÃO DA GARAGEM DO PRÉDIO SEDE DA PR/PR.</text:p>
          </table:table-cell>
          <table:table-cell office:value-type="string" table:style-name="ce9">
            <text:p>R$ <text:s text:c="4"/>92,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3">
            <text:p>29/04/2019</text:p>
          </table:table-cell>
          <table:table-cell office:value-type="string" table:style-name="ce14">
            <text:p>CASA DOS REGISTROS MAT. DE CONSTRUCAO LTDA.</text:p>
          </table:table-cell>
          <table:table-cell office:value-type="string" table:style-name="ce13">
            <text:p>02.024.273/0001-00</text:p>
          </table:table-cell>
          <table:table-cell office:value-type="string" table:style-name="ce15">
            <text:p>AQUISIÇÃO DE PEÇAS PARA MANUTENÇÃO DA CAIXA DE DESCARGA DO BANHEIRO DO TÉRREO DO PRÉDIO SEDE DA PR/PR</text:p>
          </table:table-cell>
          <table:table-cell office:value-type="string" table:style-name="ce9">
            <text:p>R$ <text:s text:c="3"/>23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9/04/2019</text:p>
          </table:table-cell>
          <table:table-cell office:value-type="string" table:style-name="ce11">
            <text:p>PAMER COM DE MATERIAIS ELETRICOS E HIDRAULICOS LTDA.</text:p>
          </table:table-cell>
          <table:table-cell office:value-type="string" table:style-name="ce11">
            <text:p>01.385.017/0001-77</text:p>
          </table:table-cell>
          <table:table-cell office:value-type="string" table:style-name="ce15">
            <text:p>AQUISIÇÃO DE RECEPTÁCULOS PARA LUMINÁRIAS DO TÉRREO DO PRÉDIO SEDE DA PR/PR.</text:p>
          </table:table-cell>
          <table:table-cell office:value-type="string" table:style-name="ce9">
            <text:p>R$ <text:s text:c="4"/>6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0/03/19 a 19/06/19</text:p>
          </table:table-cell>
          <table:table-cell office:value-type="string" table:style-name="ce10">
            <text:p>SIM</text:p>
          </table:table-cell>
          <table:table-cell office:value-type="string" table:style-name="ce11">
            <text:p>29/04/2019</text:p>
          </table:table-cell>
          <table:table-cell office:value-type="string" table:style-name="ce11">
            <text:p>PARANA PARAFUSOS E FERRAGENS LTDA.</text:p>
          </table:table-cell>
          <table:table-cell office:value-type="string" table:style-name="ce11">
            <text:p>02.762.590/0001-15</text:p>
          </table:table-cell>
          <table:table-cell office:value-type="string" table:style-name="ce15">
            <text:p>AQUISIÇÃO DE PARAFUSOS COM PORCA E ARRUELAS PARA MANUTENÇÃO DAS LUMINÁRIAS DA PORTARIA DO PRÉDIO SEDE DA PR/PR.</text:p>
          </table:table-cell>
          <table:table-cell office:value-type="string" table:style-name="ce9">
            <text:p>R$ <text:s text:c="4"/>46,72<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ADAMI</text:p>
          </table:table-cell>
          <table:table-cell office:value-type="string" table:style-name="ce9">
            <text:p><text:s/>402.166.320-72</text:p>
          </table:table-cell>
          <table:table-cell office:value-type="string" table:style-name="ce9">
            <text:p>27/02/19 a 22/04/19</text:p>
          </table:table-cell>
          <table:table-cell office:value-type="string" table:style-name="ce10">
            <text:p>SIM</text:p>
          </table:table-cell>
          <table:table-cell office:value-type="string" table:style-name="ce11">
            <text:p>11/03/2019</text:p>
          </table:table-cell>
          <table:table-cell office:value-type="string" table:style-name="ce11">
            <text:p>FG PROMOCOES E EVENTOS EIRELI- ME</text:p>
          </table:table-cell>
          <table:table-cell office:value-type="string" table:style-name="ce11">
            <text:p>19.897.385/0001-60</text:p>
          </table:table-cell>
          <table:table-cell office:value-type="string" table:style-name="ce15">
            <text:p>PRESTACAO DE SERVIÇO DE ALUGUEL DE MÓVEL PARA USO EM EVENTO NA PR/PR.</text:p>
          </table:table-cell>
          <table:table-cell office:value-type="string" table:style-name="ce9">
            <text:p>R$ <text:s text:c="3"/>10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07/06/19 a 2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2/01/19 a 20/03/19</text:p>
          </table:table-cell>
          <table:table-cell office:value-type="string" table:style-name="ce10">
            <text:p>SIM</text:p>
          </table:table-cell>
          <table:table-cell office:value-type="string" table:style-name="ce11">
            <text:p>12/02/2019</text:p>
          </table:table-cell>
          <table:table-cell office:value-type="string" table:style-name="ce11">
            <text:p>IOANNES EVANGELUS ZANON</text:p>
          </table:table-cell>
          <table:table-cell office:value-type="string" table:style-name="ce11">
            <text:p>27.178.462/0001-50</text:p>
          </table:table-cell>
          <table:table-cell office:value-type="string" table:style-name="ce15">
            <text:p>SUBSTITUIR LÂMPADAS QUEIMADAS DA PRM.</text:p>
          </table:table-cell>
          <table:table-cell office:value-type="string" table:style-name="ce9">
            <text:p>R$ <text:s text:c="4"/>80,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02/04/2019</text:p>
          </table:table-cell>
          <table:table-cell office:value-type="string" table:style-name="ce14">
            <text:p>AC INSTALAÇÕES - ANDREY DA COSTA LIMA</text:p>
          </table:table-cell>
          <table:table-cell office:value-type="string" table:style-name="ce13">
            <text:p>27.419.140/0001-55</text:p>
          </table:table-cell>
          <table:table-cell office:value-type="string" table:style-name="ce15">
            <text:p>SUBSTITUIÇÃO E REPARO DE TOMADA ELÉTRICA E REPARO NO QUADRO DE DISTRIBUIÇÃO DE ENERGIA</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1">
            <text:p>SIM</text:p>
          </table:table-cell>
          <table:table-cell office:value-type="string" table:style-name="ce11">
            <text:p>09/05/2019</text:p>
          </table:table-cell>
          <table:table-cell office:value-type="string" table:style-name="ce11">
            <text:p>NERI JOSÉ RIBEIRO</text:p>
          </table:table-cell>
          <table:table-cell office:value-type="string" table:style-name="ce11">
            <text:p>14.096.947/0001-52</text:p>
          </table:table-cell>
          <table:table-cell office:value-type="string" table:style-name="ce18">
            <text:p>NECESSIDADE DE TROCA DE 04 LÂMPADAS FLUORESCENTES COM REATOR, QUE ESTAVAM QUEIMADAS, POR 04 LÂMPADAS TUBULARES DE LED SEM REATOR.</text:p>
          </table:table-cell>
          <table:table-cell office:value-type="string" table:style-name="ce9">
            <text:p>R$ <text:s text:c="4"/>5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1">
            <text:p>SIM</text:p>
          </table:table-cell>
          <table:table-cell office:value-type="string" table:style-name="ce11">
            <text:p>16/05/2019</text:p>
          </table:table-cell>
          <table:table-cell office:value-type="string" table:style-name="ce11">
            <text:p>CENTRAL ELÉTRICA E MATERIAIS DE CONSTRUÇÃO LTDA</text:p>
          </table:table-cell>
          <table:table-cell office:value-type="string" table:style-name="ce11">
            <text:p>00.715.402/0001-72</text:p>
          </table:table-cell>
          <table:table-cell office:value-type="string" table:style-name="ce18">
            <text:p>COMPRA DE KIT VEDANTE, SIFÃO SANFONADO E TECLA PARA ACABAMENTO DOCOL PARA REALIZAR CONSERTO DE VAZAMENTO EM BANHEIRO DA PRM.</text:p>
          </table:table-cell>
          <table:table-cell office:value-type="string" table:style-name="ce9">
            <text:p>R$ <text:s text:c="4"/>37,5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3">
            <text:p>16/05/2019</text:p>
          </table:table-cell>
          <table:table-cell office:value-type="string" table:style-name="ce14">
            <text:p>IOANNES EVANGELUS ZANON</text:p>
          </table:table-cell>
          <table:table-cell office:value-type="string" table:style-name="ce13">
            <text:p>27.178.462/0001-50</text:p>
          </table:table-cell>
          <table:table-cell office:value-type="string" table:style-name="ce15">
            <text:p>SERVIÇO DE MANUTENÇÃO DE VÁLVULA DE DESCARGA E SUBSTITUIÇÃO DE SIFÃO QUE ESTAVAM COM VAZAMENTO NA PRM DE PATO BRANCO/PR.</text:p>
          </table:table-cell>
          <table:table-cell office:value-type="string" table:style-name="ce9">
            <text:p>R$ <text:s text:c="4"/>3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1">
            <text:p>30/04/2019</text:p>
          </table:table-cell>
          <table:table-cell office:value-type="string" table:style-name="ce11">
            <text:p>PATRICIA PALMA BRESCOVIT</text:p>
          </table:table-cell>
          <table:table-cell office:value-type="string" table:style-name="ce11">
            <text:p>21.909.948/0001-34</text:p>
          </table:table-cell>
          <table:table-cell office:value-type="string" table:style-name="ce15">
            <text:p>SERVIÇO DE TROCA DO SENSOR DO APARELHO DE AR CONDICIONADO QUE FICA NA SALA DOS EQUIPAMENTOS DE REDE DA PRM.</text:p>
          </table:table-cell>
          <table:table-cell office:value-type="string" table:style-name="ce9">
            <text:p>R$ <text:s text:c="3"/>15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ROGERIO DOBRZANSKI FERREIRA</text:p>
          </table:table-cell>
          <table:table-cell office:value-type="string" table:style-name="ce9">
            <text:p><text:s/>052.989.599-46</text:p>
          </table:table-cell>
          <table:table-cell office:value-type="string" table:style-name="ce9">
            <text:p>27/03/19 a 24/06/19</text:p>
          </table:table-cell>
          <table:table-cell office:value-type="string" table:style-name="ce10">
            <text:p>SIM</text:p>
          </table:table-cell>
          <table:table-cell office:value-type="string" table:style-name="ce11">
            <text:p>30/04/2019</text:p>
          </table:table-cell>
          <table:table-cell office:value-type="string" table:style-name="ce11">
            <text:p>PATRICIA PALMA BRESCOVIT</text:p>
          </table:table-cell>
          <table:table-cell office:value-type="string" table:style-name="ce11">
            <text:p>21.909.948/0001-34</text:p>
          </table:table-cell>
          <table:table-cell office:value-type="string" table:style-name="ce15">
            <text:p>SUBSTITUIÇÃO DE SENSOR CONDENSADOR SPRINGER EM APARELHO DE AR CONDICIONADO DA SALA QUE ACONDICIONA OS EQUIPAMENTOS DA REDE DE INFORMÁTICA.</text:p>
          </table:table-cell>
          <table:table-cell office:value-type="string" table:style-name="ce9">
            <text:p>R$ <text:s text:c="3"/>170,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12/02/19 a 22/04/19</text:p>
          </table:table-cell>
          <table:table-cell office:value-type="string" table:style-name="ce10">
            <text:p>SIM</text:p>
          </table:table-cell>
          <table:table-cell office:value-type="string" table:style-name="ce11">
            <text:p>22/04/2019</text:p>
          </table:table-cell>
          <table:table-cell office:value-type="string" table:style-name="ce11">
            <text:p>THERMOCENTER-PEÇAS E SERV DE ELETRODOMESTICOS LTDA - ME</text:p>
          </table:table-cell>
          <table:table-cell office:value-type="string" table:style-name="ce11">
            <text:p>00.813.778/0001-10</text:p>
          </table:table-cell>
          <table:table-cell office:value-type="string" table:style-name="ce15">
            <text:p>MANUTENÇÃO DO PURIFICADOR DE ÁGUA, COM REPARAÇÃO NOS BICOS DOS FILTROS.<text:s/></text:p>
          </table:table-cell>
          <table:table-cell office:value-type="string" table:style-name="ce9">
            <text:p>R$ <text:s text:c="3"/>134,00<text:s/></text:p>
          </table:table-cell>
          <table:table-cell table:number-columns-repeated="16373"/>
        </table:table-row>
        <table:table-row table:style-name="ro3">
          <table:table-cell office:value-type="string" table:style-name="ce7">
            <text:p>PR-PR</text:p>
          </table:table-cell>
          <table:table-cell office:value-type="float" office:value="2019" table:style-name="ce8">
            <text:p>2019</text:p>
          </table:table-cell>
          <table:table-cell office:value-type="string" table:style-name="ce8">
            <text:p>SIDNEI DA CRUZ BONFIM</text:p>
          </table:table-cell>
          <table:table-cell office:value-type="string" table:style-name="ce9">
            <text:p><text:s/>590.853.711-04</text:p>
          </table:table-cell>
          <table:table-cell office:value-type="string" table:style-name="ce9">
            <text:p>12/02/19 a 22/04/19</text:p>
          </table:table-cell>
          <table:table-cell office:value-type="string" table:style-name="ce10">
            <text:p>SIM</text:p>
          </table:table-cell>
          <table:table-cell office:value-type="string" table:style-name="ce11">
            <text:p>23/04/2019</text:p>
          </table:table-cell>
          <table:table-cell office:value-type="string" table:style-name="ce11">
            <text:p>B.P.DE MATTOS DA ROSA ME</text:p>
          </table:table-cell>
          <table:table-cell office:value-type="string" table:style-name="ce11">
            <text:p>21.809.529/0001-20</text:p>
          </table:table-cell>
          <table:table-cell office:value-type="string" table:style-name="ce15">
            <text:p>AQUISIÇÃO DE PILHAS AAA PARA O ACIONAMENTO DOS APARELHOS DE AR CONDICIONADO DA PRM/GUAÍRA.<text:s text:c="2"/></text:p>
          </table:table-cell>
          <table:table-cell office:value-type="string" table:style-name="ce9">
            <text:p>R$ <text:s text:c="4"/>49,8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1/19 a 20/03/19</text:p>
          </table:table-cell>
          <table:table-cell office:value-type="string" table:style-name="ce10">
            <text:p>SIM</text:p>
          </table:table-cell>
          <table:table-cell office:value-type="string" table:style-name="ce13">
            <text:p>13/02/2019</text:p>
          </table:table-cell>
          <table:table-cell office:value-type="string" table:style-name="ce14">
            <text:p>MARIA DA GLORIA PROCHE - ME</text:p>
          </table:table-cell>
          <table:table-cell office:value-type="string" table:style-name="ce13">
            <text:p>04.504.687/0001-53</text:p>
          </table:table-cell>
          <table:table-cell office:value-type="string" table:style-name="ce15">
            <text:p>ADMINISTRAÇÃO DO CONDOMÍNIO ARAUCÁRIA, SUBSTITUIU O TAMBOR DA PORTA DE ENTRADA DO PRÉDIO, DEVIDO A QUEBRA DA CHAVE DENTRO DO TAMBOR E TAMBÉM POR MEDIDAS DE SEGURANÇA</text:p>
          </table:table-cell>
          <table:table-cell office:value-type="string" table:style-name="ce9">
            <text:p>R$ <text:s text:c="4"/>50,00<text:s/></text:p>
          </table:table-cell>
          <table:table-cell table:number-columns-repeated="16373"/>
        </table:table-row>
        <table:table-row table:style-name="ro9">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5/19 a 24/06/19</text:p>
          </table:table-cell>
          <table:table-cell office:value-type="string" table:style-name="ce10">
            <text:p>SIM</text:p>
          </table:table-cell>
          <table:table-cell office:value-type="string" table:style-name="ce11">
            <text:p>04/06/2019</text:p>
          </table:table-cell>
          <table:table-cell office:value-type="string" table:style-name="ce11">
            <text:p>LACERDA E CIA LTDA</text:p>
          </table:table-cell>
          <table:table-cell office:value-type="string" table:style-name="ce11">
            <text:p>77.888.436/0001-93</text:p>
          </table:table-cell>
          <table:table-cell office:value-type="string" table:style-name="ce15">
            <text:p>JUSTIFICA-SE A NECESSIDADE DA AQUISIÇÃO DE DOIS ASSENTOS SANITÁRIOS, PARA FINS DE SUBSTITUIÇÃO DA TAMPA QUEBRADA NO BANHEIRO DO GABINETE DO PROCURADOR E DO ASSENTO QUEBRADO DO BANHEIRO DA ASSESSORIA.</text:p>
          </table:table-cell>
          <table:table-cell office:value-type="string" table:style-name="ce9">
            <text:p>R$ <text:s text:c="4"/>52,6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2/05/19 a 24/06/19</text:p>
          </table:table-cell>
          <table:table-cell office:value-type="string" table:style-name="ce10">
            <text:p>SIM</text:p>
          </table:table-cell>
          <table:table-cell office:value-type="string" table:style-name="ce11">
            <text:p>28/05/2019</text:p>
          </table:table-cell>
          <table:table-cell office:value-type="string" table:style-name="ce11">
            <text:p>ALEX IGLECIAS GARCIA</text:p>
          </table:table-cell>
          <table:table-cell office:value-type="string" table:style-name="ce11">
            <text:p>97.532.619/0001-89</text:p>
          </table:table-cell>
          <table:table-cell office:value-type="string" table:style-name="ce15">
            <text:p>JUSTIFICA-SE A NECESSIDADE DA PRESTAÇÃO DOS SERVIÇOS DE REFRIGERAÇÃO, PARA FINS DE RECARGA DE GÁS EM APARELHO DE AR CONDICIONADO DO CPD DA UNIDADE.</text:p>
          </table:table-cell>
          <table:table-cell office:value-type="string" table:style-name="ce9">
            <text:p>R$ <text:s text:c="3"/>190,00<text:s/></text:p>
          </table:table-cell>
          <table:table-cell table:number-columns-repeated="16373"/>
        </table:table-row>
        <table:table-row table:style-name="ro6">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7/03/19 a 24/06/19</text:p>
          </table:table-cell>
          <table:table-cell office:value-type="string" table:style-name="ce10">
            <text:p>SIM</text:p>
          </table:table-cell>
          <table:table-cell office:value-type="string" table:style-name="ce11">
            <text:p>09/05/2019</text:p>
          </table:table-cell>
          <table:table-cell office:value-type="string" table:style-name="ce11">
            <text:p>ISAIAS DE ALMEIDA</text:p>
          </table:table-cell>
          <table:table-cell office:value-type="string" table:style-name="ce11">
            <text:p>10.615.927/0001-90</text:p>
          </table:table-cell>
          <table:table-cell office:value-type="string" table:style-name="ce15">
            <text:p>JUSTIFICA-SE A NECESSIDADE DA PRESTAÇÃO DE SERVIÇOS DE ENCANADOR PARA DESENTUPIR VASO SANITÁRIO DA ASSESSORIA DE GABINETE, BEM COMO REGULAGEM DE VÁLVULA DE HIDRA.</text:p>
          </table:table-cell>
          <table:table-cell office:value-type="string" table:style-name="ce9">
            <text:p>R$ <text:s text:c="3"/>230,00<text:s/></text:p>
          </table:table-cell>
          <table:table-cell table:number-columns-repeated="16373"/>
        </table:table-row>
        <table:table-row table:style-name="ro4">
          <table:table-cell office:value-type="string" table:style-name="ce7">
            <text:p>PR-PR</text:p>
          </table:table-cell>
          <table:table-cell office:value-type="float" office:value="2019" table:style-name="ce8">
            <text:p>2019</text:p>
          </table:table-cell>
          <table:table-cell office:value-type="string" table:style-name="ce8">
            <text:p>SILVANA SOUZA DA SILVA</text:p>
          </table:table-cell>
          <table:table-cell office:value-type="string" table:style-name="ce9">
            <text:p><text:s/>925.736.739-87</text:p>
          </table:table-cell>
          <table:table-cell office:value-type="string" table:style-name="ce9">
            <text:p>28/06/19 a 24/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16/01/19 a 20/03/19</text:p>
          </table:table-cell>
          <table:table-cell office:value-type="string" table:style-name="ce10">
            <text:p>SIM</text:p>
          </table:table-cell>
          <table:table-cell office:value-type="string" table:style-name="ce11">
            <text:p>04/02/2019</text:p>
          </table:table-cell>
          <table:table-cell office:value-type="string" table:style-name="ce11">
            <text:p>MERCADAO DA INFORMATICA LTDA</text:p>
          </table:table-cell>
          <table:table-cell office:value-type="string" table:style-name="ce11">
            <text:p>05.346.835/0002-00</text:p>
          </table:table-cell>
          <table:table-cell office:value-type="string" table:style-name="ce15">
            <text:p>MANUTENÇAO DA IMPRESSORA A LASER DA SAMSUNG ML-3051ND UTILIZADA NO SETOR DE PROTOCOLO/PATRIMÔNIO.<text:s/></text:p>
          </table:table-cell>
          <table:table-cell office:value-type="string" table:style-name="ce9">
            <text:p>R$ <text:s text:c="4"/>60,00<text:s/></text:p>
          </table:table-cell>
          <table:table-cell table:number-columns-repeated="16373"/>
        </table:table-row>
        <table:table-row table:style-name="ro7">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1">
            <text:p>02/04/2019</text:p>
          </table:table-cell>
          <table:table-cell office:value-type="string" table:style-name="ce11">
            <text:p>SUPORTE ELETRONICA LTDA</text:p>
          </table:table-cell>
          <table:table-cell office:value-type="string" table:style-name="ce11">
            <text:p>02.848.912/0001-43</text:p>
          </table:table-cell>
          <table:table-cell office:value-type="string" table:style-name="ce15">
            <text:p>COMPRA DE PLUG MACHO 10A A PEDIDO SETOR DO SETOR INFORMÁTICA, NO QUAL SERÃO UTILIZADOS PARA TROCA NOS FILTROS DE LINHA E NOBREAK (PADRÃO ANTIGO).<text:s/></text:p>
          </table:table-cell>
          <table:table-cell office:value-type="string" table:style-name="ce9">
            <text:p>R$ <text:s text:c="4"/>28,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0">
            <text:p>SIM</text:p>
          </table:table-cell>
          <table:table-cell office:value-type="string" table:style-name="ce13">
            <text:p>02/05/2019</text:p>
          </table:table-cell>
          <table:table-cell office:value-type="string" table:style-name="ce14">
            <text:p>SUPORTE ELETRONICA LTDA</text:p>
          </table:table-cell>
          <table:table-cell office:value-type="string" table:style-name="ce13">
            <text:p>02.848.912/0001-43</text:p>
          </table:table-cell>
          <table:table-cell office:value-type="string" table:style-name="ce15">
            <text:p>PLUGS 2P + T MONOFÁSICOS ADQUIRIDOS EM FUNÇÃO DA TROCA DOS NOBREAKS, POIS OS NOVOS POSSUEM SAÍDAS DE 10A.</text:p>
          </table:table-cell>
          <table:table-cell office:value-type="string" table:style-name="ce9">
            <text:p>R$ <text:s text:c="4"/>21,00<text:s/></text:p>
          </table:table-cell>
          <table:table-cell table:number-columns-repeated="16373"/>
        </table:table-row>
        <table:table-row table:style-name="ro5">
          <table:table-cell office:value-type="string" table:style-name="ce7">
            <text:p>PR-PR</text:p>
          </table:table-cell>
          <table:table-cell office:value-type="float" office:value="2019" table:style-name="ce8">
            <text:p>2019</text:p>
          </table:table-cell>
          <table:table-cell office:value-type="string" table:style-name="ce8">
            <text:p>WILSON JOSE DEMORI</text:p>
          </table:table-cell>
          <table:table-cell office:value-type="string" table:style-name="ce9">
            <text:p><text:s/>834.044.909-59</text:p>
          </table:table-cell>
          <table:table-cell office:value-type="string" table:style-name="ce9">
            <text:p>27/03/19 a 24/06/19</text:p>
          </table:table-cell>
          <table:table-cell office:value-type="string" table:style-name="ce11">
            <text:p>SIM</text:p>
          </table:table-cell>
          <table:table-cell office:value-type="string" table:style-name="ce11">
            <text:p>22/05/2019</text:p>
          </table:table-cell>
          <table:table-cell office:value-type="string" table:style-name="ce11">
            <text:p>M.J. AGUDO RICCIARDI<text:s/></text:p>
          </table:table-cell>
          <table:table-cell office:value-type="string" table:style-name="ce11">
            <text:p>00.365.891/0001-80</text:p>
          </table:table-cell>
          <table:table-cell office:value-type="string" table:style-name="ce18">
            <text:p>AQUISIÇAO DE UM VIDRO INCOLOR 8MM PARA SER UTILIZADO COMO PORTA UTENSÍLIOS NO BANHEIRO DA PROCURADORIA.</text:p>
          </table:table-cell>
          <table:table-cell office:value-type="string" table:style-name="ce9">
            <text:p>R$ <text:s text:c="4"/>5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05/04/2019</text:p>
          </table:table-cell>
          <table:table-cell office:value-type="string" table:style-name="ce14">
            <text:p>ROSETTI COMERCIO DE MATERIAL DE CONSTRUÇÃO</text:p>
          </table:table-cell>
          <table:table-cell office:value-type="string" table:style-name="ce13">
            <text:p>29.211.863/0001-90</text:p>
          </table:table-cell>
          <table:table-cell office:value-type="string" table:style-name="ce15">
            <text:p>O ALMOXARIFADO NÃO DISPÕE DO MATERIAL COMPRADO.</text:p>
          </table:table-cell>
          <table:table-cell office:value-type="string" table:style-name="ce9">
            <text:p>R$ <text:s text:c="4"/>3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08/04/2019</text:p>
          </table:table-cell>
          <table:table-cell office:value-type="string" table:style-name="ce11">
            <text:p>UDBRAX DISTRIBUIDORA DE UTILIDADES EIRELI EPP</text:p>
          </table:table-cell>
          <table:table-cell office:value-type="string" table:style-name="ce11">
            <text:p>10.909.753/0002-59</text:p>
          </table:table-cell>
          <table:table-cell office:value-type="string" table:style-name="ce15">
            <text:p>O ALMOXARIFADO DA PR/RJ NÃO DISPÕE DO MATERIAL COMPRADO.</text:p>
          </table:table-cell>
          <table:table-cell office:value-type="string" table:style-name="ce9">
            <text:p>R$ <text:s text:c="4"/>29,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1">
            <text:p>15/03/2019</text:p>
          </table:table-cell>
          <table:table-cell office:value-type="string" table:style-name="ce11">
            <text:p>LEROY MERLIN CIA BRASILEIRA DE BRICOLAGEM</text:p>
          </table:table-cell>
          <table:table-cell office:value-type="string" table:style-name="ce11">
            <text:p>01.438.784/0023-02</text:p>
          </table:table-cell>
          <table:table-cell office:value-type="string" table:style-name="ce15">
            <text:p/>
          </table:table-cell>
          <table:table-cell office:value-type="string" table:style-name="ce9">
            <text:p>R$ <text:s text:c="3"/>179,89<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16/04/2019</text:p>
          </table:table-cell>
          <table:table-cell office:value-type="string" table:style-name="ce14">
            <text:p>LEROY MERLIN CIA BRASILEIRA DE BRICOLAGEM</text:p>
          </table:table-cell>
          <table:table-cell office:value-type="string" table:style-name="ce13">
            <text:p>01.438.784/0023-02</text:p>
          </table:table-cell>
          <table:table-cell office:value-type="string" table:style-name="ce15">
            <text:p>O ALMOXARIFADO DA PR/RJ NÃO DISPÕE DOS MATERIAIS COMPRADOS.</text:p>
          </table:table-cell>
          <table:table-cell office:value-type="string" table:style-name="ce9">
            <text:p>R$ <text:s text:c="3"/>128,76<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CAÇULA - PARCO PAPELARIA LTDA</text:p>
          </table:table-cell>
          <table:table-cell office:value-type="string" table:style-name="ce13">
            <text:p>05.214.053/0007-14</text:p>
          </table:table-cell>
          <table:table-cell office:value-type="string" table:style-name="ce15">
            <text:p>O ALMOXARIFADO DA PR/RJ NÃO DISPÕE DO MATERIAL COMPRADO.</text:p>
          </table:table-cell>
          <table:table-cell office:value-type="string" table:style-name="ce9">
            <text:p>R$ <text:s text:c="4"/>82,6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LEXANDER AFFONSO</text:p>
          </table:table-cell>
          <table:table-cell office:value-type="string" table:style-name="ce9">
            <text:p><text:s/>069.561.567-09</text:p>
          </table:table-cell>
          <table:table-cell office:value-type="string" table:style-name="ce9">
            <text:p>23/01/19 a 22/04/19</text:p>
          </table:table-cell>
          <table:table-cell office:value-type="string" table:style-name="ce10">
            <text:p>SIM</text:p>
          </table:table-cell>
          <table:table-cell office:value-type="string" table:style-name="ce13">
            <text:p>25/03/2019</text:p>
          </table:table-cell>
          <table:table-cell office:value-type="string" table:style-name="ce14">
            <text:p>DIAMANTE DISTRIBUIDORA E COMERCIO EIRELI</text:p>
          </table:table-cell>
          <table:table-cell office:value-type="string" table:style-name="ce13">
            <text:p>24.879.573/0001-03</text:p>
          </table:table-cell>
          <table:table-cell office:value-type="string" table:style-name="ce15">
            <text:p>ALMOXARIFADO DA PR/RJ NÃO DISPÕE DO MATERIAL COMPRADO.</text:p>
          </table:table-cell>
          <table:table-cell office:value-type="string" table:style-name="ce9">
            <text:p>R$ <text:s text:c="4"/>39,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DERSON SOUZA DOS SANTOS</text:p>
          </table:table-cell>
          <table:table-cell office:value-type="string" table:style-name="ce9">
            <text:p><text:s/>074.462.987-07</text:p>
          </table:table-cell>
          <table:table-cell office:value-type="string" table:style-name="ce9">
            <text:p>20/03/19 a 17/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10/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1/04/2019</text:p>
          </table:table-cell>
          <table:table-cell office:value-type="string" table:style-name="ce14">
            <text:p>IRMAOS BRANTES DA ROSA LTDA</text:p>
          </table:table-cell>
          <table:table-cell office:value-type="string" table:style-name="ce13">
            <text:p>30.540.587/0001-92</text:p>
          </table:table-cell>
          <table:table-cell office:value-type="string" table:style-name="ce15">
            <text:p>MATERIAL DE CONSUMO PARA A COPA DA PRM/NOVA FRIBURGO. OBS.: DESCUMPRIMENTO CONTRATUAL DA EMPRESA MORADA.</text:p>
          </table:table-cell>
          <table:table-cell office:value-type="string" table:style-name="ce9">
            <text:p>R$ <text:s text:c="3"/>227,27<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3/06/2019</text:p>
          </table:table-cell>
          <table:table-cell office:value-type="string" table:style-name="ce14">
            <text:p>CASA DO ELETRICISTA FERRAGENS LTDA</text:p>
          </table:table-cell>
          <table:table-cell office:value-type="string" table:style-name="ce13">
            <text:p>29.723.475/0001-98</text:p>
          </table:table-cell>
          <table:table-cell office:value-type="string" table:style-name="ce15">
            <text:p>MATERIAL PARA MANUTENÇÃO DA PRM/NOVA FRIBURGO</text:p>
          </table:table-cell>
          <table:table-cell office:value-type="string" table:style-name="ce9">
            <text:p>R$ <text:s text:c="4"/>39,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03/06/2019</text:p>
          </table:table-cell>
          <table:table-cell office:value-type="string" table:style-name="ce14">
            <text:p>FLAVIA F SARRUF PUBLICIDADE ME</text:p>
          </table:table-cell>
          <table:table-cell office:value-type="string" table:style-name="ce13">
            <text:p>09.299.906/0001-23</text:p>
          </table:table-cell>
          <table:table-cell office:value-type="string" table:style-name="ce15">
            <text:p>BANNER PARA MONTAGEM DE SALA DE REUNIÃO/OITIVA/IMPRENSA</text:p>
          </table:table-cell>
          <table:table-cell office:value-type="string" table:style-name="ce9">
            <text:p>R$ <text:s text:c="3"/>41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05/06/2019</text:p>
          </table:table-cell>
          <table:table-cell office:value-type="string" table:style-name="ce11">
            <text:p>CASA DO ELETRICISTA FERRAGENS LTDA</text:p>
          </table:table-cell>
          <table:table-cell office:value-type="string" table:style-name="ce11">
            <text:p>29.723.475/0001-98</text:p>
          </table:table-cell>
          <table:table-cell office:value-type="string" table:style-name="ce15">
            <text:p>MATERIAL PARA MANUTENÇÃO PREDIAL DA PRM</text:p>
          </table:table-cell>
          <table:table-cell office:value-type="string" table:style-name="ce9">
            <text:p>R$ <text:s text:c="4"/>30,3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1">
            <text:p>17/05/2019</text:p>
          </table:table-cell>
          <table:table-cell office:value-type="string" table:style-name="ce11">
            <text:p>CASA IZA ELETRÔNICA LTDA</text:p>
          </table:table-cell>
          <table:table-cell office:value-type="string" table:style-name="ce11">
            <text:p>39.249.420/0001-41</text:p>
          </table:table-cell>
          <table:table-cell office:value-type="string" table:style-name="ce15">
            <text:p>MATERIAL ELÉTRICO PARA A PRM/NOVA FRIBURGO</text:p>
          </table:table-cell>
          <table:table-cell office:value-type="string" table:style-name="ce9">
            <text:p>R$ <text:s text:c="4"/>57,1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17/06/2019</text:p>
          </table:table-cell>
          <table:table-cell office:value-type="string" table:style-name="ce11">
            <text:p>ARITECNICA DE FRIBURGO HIDRAULICA E ACESSORIOS LTDA-ME</text:p>
          </table:table-cell>
          <table:table-cell office:value-type="string" table:style-name="ce11">
            <text:p>03.393.052/0001-63</text:p>
          </table:table-cell>
          <table:table-cell office:value-type="string" table:style-name="ce18">
            <text:p>REPARO PARA VÁLVULAS DE DESCARGA</text:p>
          </table:table-cell>
          <table:table-cell office:value-type="string" table:style-name="ce9">
            <text:p>R$ <text:s text:c="3"/>1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1">
            <text:p>SIM</text:p>
          </table:table-cell>
          <table:table-cell office:value-type="string" table:style-name="ce11">
            <text:p>17/06/2019</text:p>
          </table:table-cell>
          <table:table-cell office:value-type="string" table:style-name="ce11">
            <text:p>C DA C MACHADO UTILIDADES DO LAR</text:p>
          </table:table-cell>
          <table:table-cell office:value-type="string" table:style-name="ce11">
            <text:p>28.905.896/0001-77</text:p>
          </table:table-cell>
          <table:table-cell office:value-type="string" table:style-name="ce18">
            <text:p>MATERIAL PARA MELHOR INSTRUMENTAR A COPA DA PRM/NOVA FRIBURGO</text:p>
          </table:table-cell>
          <table:table-cell office:value-type="string" table:style-name="ce9">
            <text:p>R$ <text:s text:c="4"/>17,8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17/06/2019</text:p>
          </table:table-cell>
          <table:table-cell office:value-type="string" table:style-name="ce14">
            <text:p>CASA IZA ELETRÔNICA LTDA</text:p>
          </table:table-cell>
          <table:table-cell office:value-type="string" table:style-name="ce13">
            <text:p>39.249.420/0001-41</text:p>
          </table:table-cell>
          <table:table-cell office:value-type="string" table:style-name="ce15">
            <text:p>ADAPTADORES ELÉTRICOS PARA INSTALAÇÃO DE DE COMPUTADORES E PERIFÉRICOS.</text:p>
          </table:table-cell>
          <table:table-cell office:value-type="string" table:style-name="ce9">
            <text:p>R$ <text:s text:c="4"/>66,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27/05/2019</text:p>
          </table:table-cell>
          <table:table-cell office:value-type="string" table:style-name="ce14">
            <text:p>LUBAVAS FRIBURGO PAPELARIA LTDA</text:p>
          </table:table-cell>
          <table:table-cell office:value-type="string" table:style-name="ce13">
            <text:p>09.283.747/0001-79</text:p>
          </table:table-cell>
          <table:table-cell office:value-type="string" table:style-name="ce15">
            <text:p>MATERIAL DE CONSUMO, AUSENTE NA PRRJ, PARA ATENDER DEMANDA DA PRM/NOVA FRIBURGO.</text:p>
          </table:table-cell>
          <table:table-cell office:value-type="string" table:style-name="ce9">
            <text:p>R$ <text:s text:c="4"/>50,5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29/05/2019</text:p>
          </table:table-cell>
          <table:table-cell office:value-type="string" table:style-name="ce14">
            <text:p>NEW PAPER PAPELARIA E UTILIDADES EIRELI-ME</text:p>
          </table:table-cell>
          <table:table-cell office:value-type="string" table:style-name="ce13">
            <text:p>28.613.656/0004-41</text:p>
          </table:table-cell>
          <table:table-cell office:value-type="string" table:style-name="ce15">
            <text:p>JARRA DE ÁGUA PARA MELHOR INSTRUMENTAR A COPA DA PRM/NOVA FRIBURGO</text:p>
          </table:table-cell>
          <table:table-cell office:value-type="string" table:style-name="ce9">
            <text:p>R$ <text:s text:c="4"/>39,98<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30/05/2019</text:p>
          </table:table-cell>
          <table:table-cell office:value-type="string" table:style-name="ce14">
            <text:p>FRIENDSHIP INFORMATICA DE FRIBURGO LTDA</text:p>
          </table:table-cell>
          <table:table-cell office:value-type="string" table:style-name="ce13">
            <text:p>04.310.878/0001-84</text:p>
          </table:table-cell>
          <table:table-cell office:value-type="string" table:style-name="ce15">
            <text:p>SUPORTE ERGONÔMICO PARA MONITOR DE COMPUTADOR</text:p>
          </table:table-cell>
          <table:table-cell office:value-type="string" table:style-name="ce9">
            <text:p>R$ <text:s text:c="3"/>11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GELO STROLIGO PECLY</text:p>
          </table:table-cell>
          <table:table-cell office:value-type="string" table:style-name="ce9">
            <text:p><text:s/>041.839.667-10</text:p>
          </table:table-cell>
          <table:table-cell office:value-type="string" table:style-name="ce9">
            <text:p>20/03/19 a 17/06/19</text:p>
          </table:table-cell>
          <table:table-cell office:value-type="string" table:style-name="ce10">
            <text:p>SIM</text:p>
          </table:table-cell>
          <table:table-cell office:value-type="string" table:style-name="ce13">
            <text:p>30/05/2019</text:p>
          </table:table-cell>
          <table:table-cell office:value-type="string" table:style-name="ce14">
            <text:p>GRADE DE LYON COMERCIO E SER LTDA M</text:p>
          </table:table-cell>
          <table:table-cell office:value-type="string" table:style-name="ce13">
            <text:p>39.523.139/0001-55</text:p>
          </table:table-cell>
          <table:table-cell office:value-type="string" table:style-name="ce15">
            <text:p>MATERIAL PARA MANUTENÇÃO DA PRM</text:p>
          </table:table-cell>
          <table:table-cell office:value-type="string" table:style-name="ce9">
            <text:p>R$ <text:s text:c="4"/>20,8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08/04/19 a 05/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1">
            <text:p>02/04/2019</text:p>
          </table:table-cell>
          <table:table-cell office:value-type="string" table:style-name="ce11">
            <text:p>DNAC - T.E.L. PETRÓPOLIS LTDA</text:p>
          </table:table-cell>
          <table:table-cell office:value-type="string" table:style-name="ce11">
            <text:p>36.549.434/0001-92</text:p>
          </table:table-cell>
          <table:table-cell office:value-type="string" table:style-name="ce15">
            <text:p>AQUISIÇÃO DE PRODUTOS PARA USO NA COPA DA PRM PETRÓPOLIS, EM RAZÃO DE NÃO HAVER EMPRESA TERCEIRIZADA PARA EXECUÇÃO DO SERVIÇO</text:p>
          </table:table-cell>
          <table:table-cell office:value-type="string" table:style-name="ce9">
            <text:p>R$ <text:s text:c="4"/>91,29<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1">
            <text:p>18/02/2019</text:p>
          </table:table-cell>
          <table:table-cell office:value-type="string" table:style-name="ce11">
            <text:p>DNAC - T.E.L. PETRÓPOLIS LTDA</text:p>
          </table:table-cell>
          <table:table-cell office:value-type="string" table:style-name="ce11">
            <text:p>36.549.434/0001-92</text:p>
          </table:table-cell>
          <table:table-cell office:value-type="string" table:style-name="ce15">
            <text:p>AQUISIÇÃO DE MATERIAL DE COPA, EM RAZÃO DO FORNECIMENTO NÃO ESTAR SENDO REALIZADO POR CONTRATADA.</text:p>
          </table:table-cell>
          <table:table-cell office:value-type="string" table:style-name="ce9">
            <text:p>R$ <text:s text:c="3"/>379,7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1">
            <text:p>18/03/2019</text:p>
          </table:table-cell>
          <table:table-cell office:value-type="string" table:style-name="ce11">
            <text:p>DNAC - T.E.L. PETRÓPOLIS LTDA</text:p>
          </table:table-cell>
          <table:table-cell office:value-type="string" table:style-name="ce11">
            <text:p>36.549.434/0001-92</text:p>
          </table:table-cell>
          <table:table-cell office:value-type="string" table:style-name="ce15">
            <text:p>AQUISIÇÃO DE MATERIAL DE COPA EM RAZÃO DE AUSÊNCIA DE EMPRESA PRESTADORA DE SERVIÇO CONTRATADA.</text:p>
          </table:table-cell>
          <table:table-cell office:value-type="string" table:style-name="ce9">
            <text:p>R$ <text:s text:c="3"/>192,09<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21/01/19 a 19/04/19</text:p>
          </table:table-cell>
          <table:table-cell office:value-type="string" table:style-name="ce10">
            <text:p>SIM</text:p>
          </table:table-cell>
          <table:table-cell office:value-type="string" table:style-name="ce13">
            <text:p>25/01/2019</text:p>
          </table:table-cell>
          <table:table-cell office:value-type="string" table:style-name="ce14">
            <text:p>DNAC - T.E.L. PETRÓPOLIS LTDA</text:p>
          </table:table-cell>
          <table:table-cell office:value-type="string" table:style-name="ce13">
            <text:p>36.549.434/0001-92</text:p>
          </table:table-cell>
          <table:table-cell office:value-type="string" table:style-name="ce15">
            <text:p>PARA PAGAMENTO DE MATERIAL ADQUIRIDO PARA A COPA</text:p>
          </table:table-cell>
          <table:table-cell office:value-type="string" table:style-name="ce9">
            <text:p>R$ <text:s text:c="3"/>323,4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1">
            <text:p>SIM</text:p>
          </table:table-cell>
          <table:table-cell office:value-type="string" table:style-name="ce11">
            <text:p>15/03/2019</text:p>
          </table:table-cell>
          <table:table-cell office:value-type="string" table:style-name="ce11">
            <text:p>CTRLP - PEREIRA PRINT CARTUCHOS LTDA ME</text:p>
          </table:table-cell>
          <table:table-cell office:value-type="string" table:style-name="ce11">
            <text:p>23.104.884/0001-20</text:p>
          </table:table-cell>
          <table:table-cell office:value-type="string" table:style-name="ce18">
            <text:p>RECARGA DE CARTUCHO PARA USO EM IMPRESSORA DA PRM, CONFORME AUTORIZAÇÃO DA SECRETARIA ESTADUAL</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3">
            <text:p>19/03/2019</text:p>
          </table:table-cell>
          <table:table-cell office:value-type="string" table:style-name="ce14">
            <text:p>SERRA FOGO DIST. DE EQUIP. DE INCÊNDIO LTDA</text:p>
          </table:table-cell>
          <table:table-cell office:value-type="string" table:style-name="ce13">
            <text:p>06.178.194/0001-04</text:p>
          </table:table-cell>
          <table:table-cell office:value-type="string" table:style-name="ce15">
            <text:p>AQUISIÇÃO DE SUPORTE DE CHÃO PARA USO EM EXTINTORES DE INCÊNDIO DA PRM.</text:p>
          </table:table-cell>
          <table:table-cell office:value-type="string" table:style-name="ce9">
            <text:p>R$ <text:s text:c="3"/>32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3">
            <text:p>26/03/2019</text:p>
          </table:table-cell>
          <table:table-cell office:value-type="string" table:style-name="ce14">
            <text:p>APOLO ELETRODOMÉSTICOS LTDA</text:p>
          </table:table-cell>
          <table:table-cell office:value-type="string" table:style-name="ce13">
            <text:p>28.880.888/0001-13</text:p>
          </table:table-cell>
          <table:table-cell office:value-type="string" table:style-name="ce15">
            <text:p>AQUISIÇÃO DE SACO PARA COLOCAÇÃO DE ENTULHO DE OBRAS NA PRM</text:p>
          </table:table-cell>
          <table:table-cell office:value-type="string" table:style-name="ce9">
            <text:p>R$ <text:s text:c="4"/>57,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3">
            <text:p>26/03/2019</text:p>
          </table:table-cell>
          <table:table-cell office:value-type="string" table:style-name="ce14">
            <text:p>SANTOS CARNEIRO MAT ELET LTDA</text:p>
          </table:table-cell>
          <table:table-cell office:value-type="string" table:style-name="ce13">
            <text:p>31.116.882/0001-89</text:p>
          </table:table-cell>
          <table:table-cell office:value-type="string" table:style-name="ce15">
            <text:p>AQUISIÇÃO DE BORBOLETA(DOBRADIÇA) PARA USO EM JANELA DA PRM PETRÓPOLIS</text:p>
          </table:table-cell>
          <table:table-cell office:value-type="string" table:style-name="ce9">
            <text:p>R$ <text:s text:c="4"/>18,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ANICELIO TAVARES MARTINS</text:p>
          </table:table-cell>
          <table:table-cell office:value-type="string" table:style-name="ce9">
            <text:p><text:s/>397.497.707-49</text:p>
          </table:table-cell>
          <table:table-cell office:value-type="string" table:style-name="ce9">
            <text:p>30/01/19 a 29/04/19</text:p>
          </table:table-cell>
          <table:table-cell office:value-type="string" table:style-name="ce10">
            <text:p>SIM</text:p>
          </table:table-cell>
          <table:table-cell office:value-type="string" table:style-name="ce13">
            <text:p>31/01/2019</text:p>
          </table:table-cell>
          <table:table-cell office:value-type="string" table:style-name="ce14">
            <text:p>APOLO ELETRODOMÉSTICOS LTDA</text:p>
          </table:table-cell>
          <table:table-cell office:value-type="string" table:style-name="ce13">
            <text:p>28.880.888/0001-13</text:p>
          </table:table-cell>
          <table:table-cell office:value-type="string" table:style-name="ce15">
            <text:p>AQUISIÇÃO DE MATERIAL PARA MANUTENÇÃO ELÉTRICA E PILHAS PARA APARELHOS DE AR-CONDICIONADO DA PRM.</text:p>
          </table:table-cell>
          <table:table-cell office:value-type="string" table:style-name="ce9">
            <text:p>R$ <text:s text:c="4"/>98,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1">
            <text:p>SIM</text:p>
          </table:table-cell>
          <table:table-cell office:value-type="string" table:style-name="ce11">
            <text:p>03/05/2019</text:p>
          </table:table-cell>
          <table:table-cell office:value-type="string" table:style-name="ce11">
            <text:p>ML FERREIRA PARAFUSOS E FERRAMENTAS EPP</text:p>
          </table:table-cell>
          <table:table-cell office:value-type="string" table:style-name="ce11">
            <text:p>30.713.389/0001-83</text:p>
          </table:table-cell>
          <table:table-cell office:value-type="string" table:style-name="ce18">
            <text:p>PARA ARRUMAR A DESCARGA DO BANHEIRO MASCULINO 2º ANDAR QUE ESTAVA VAZANDO</text:p>
          </table:table-cell>
          <table:table-cell office:value-type="string" table:style-name="ce9">
            <text:p>R$ <text:s text:c="4"/>32,94<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1">
            <text:p>03/05/2019</text:p>
          </table:table-cell>
          <table:table-cell office:value-type="string" table:style-name="ce11">
            <text:p>REISMASSON COMERCIO E DISTRIBUIÇÃO DE CRISTAIS LTDA ME</text:p>
          </table:table-cell>
          <table:table-cell office:value-type="string" table:style-name="ce11">
            <text:p>04.079.809/0001-01</text:p>
          </table:table-cell>
          <table:table-cell office:value-type="string" table:style-name="ce15">
            <text:p>COLOCAÇÃO DE NOVA PORTA DE VIDRO TEMPERADO PARA UMA DAS CABINES DO BANHEIRO MASCULINO, QUE ESTILHAÇOU NO MÊS DE MARÇO.</text:p>
          </table:table-cell>
          <table:table-cell office:value-type="string" table:style-name="ce9">
            <text:p>R$ <text:s text:c="3"/>270,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1">
            <text:p>20/02/2019</text:p>
          </table:table-cell>
          <table:table-cell office:value-type="string" table:style-name="ce11">
            <text:p>CEGIL SUPERMERCADO DE MATERIAIS DE CONSTRUÇÃO LTDA</text:p>
          </table:table-cell>
          <table:table-cell office:value-type="string" table:style-name="ce11">
            <text:p>28.051.662/0001-00</text:p>
          </table:table-cell>
          <table:table-cell office:value-type="string" table:style-name="ce15">
            <text:p>A NECESSIDADE EM SUBSTITUIR A FITA VERMELHA DA MARCAÇÃO DO EXTINTOR DE INCÊNDIO E COLAR AS PLACAS EMBORRACHADAS(ACESSIBILIDADE) QUE HAVIAM SOLTADO DO CHÃO DA RECEPÇÃO.</text:p>
          </table:table-cell>
          <table:table-cell office:value-type="string" table:style-name="ce9">
            <text:p>R$ <text:s text:c="4"/>43,14<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1">
            <text:p>20/02/2019</text:p>
          </table:table-cell>
          <table:table-cell office:value-type="string" table:style-name="ce11">
            <text:p>FLY TECH NET INFORMATICA LTDA ME</text:p>
          </table:table-cell>
          <table:table-cell office:value-type="string" table:style-name="ce11">
            <text:p>05.293.990/0001-17</text:p>
          </table:table-cell>
          <table:table-cell office:value-type="string" table:style-name="ce15">
            <text:p>COM A CHEGADA DA NOVA ESTAGIÁRIA DE DIREITO AO GABINETE DO 1º OFÍCIO, FEZ-SE NECESSÁRIA A RETIRADA DA IMPRESSORA DA SALA DOS ANALISTAS PARA A SECRETARIA, PARA CABER A MESA. A MINI SWITCH E O CABO DE REDE SERVIU PARA A INSTALAÇÃO.<text:s/></text:p>
          </table:table-cell>
          <table:table-cell office:value-type="string" table:style-name="ce9">
            <text:p>R$ <text:s text:c="4"/>86,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07/02/19 a 07/05/19</text:p>
          </table:table-cell>
          <table:table-cell office:value-type="string" table:style-name="ce10">
            <text:p>SIM</text:p>
          </table:table-cell>
          <table:table-cell office:value-type="string" table:style-name="ce11">
            <text:p>20/02/2019</text:p>
          </table:table-cell>
          <table:table-cell office:value-type="string" table:style-name="ce11">
            <text:p>PETRILI MATERIAL ELÉTRICO FERRAGEM LTDA</text:p>
          </table:table-cell>
          <table:table-cell office:value-type="string" table:style-name="ce11">
            <text:p>00.702.158/0001-03</text:p>
          </table:table-cell>
          <table:table-cell office:value-type="string" table:style-name="ce15">
            <text:p>MATERIAIS PARA MANUTENÇÃO DOS BRAÇOS DE MADEIRA DAS CADEIRAS DA SALA DE REUNIÃO, REPARO PARA O BANHEIRO DE ACESSIBILIDADE DO 1º ANDAR E FIXADOR DE FIOS PARA USAR NA SALA DOS ANALISTAS DO 1º OFÍCIO</text:p>
          </table:table-cell>
          <table:table-cell office:value-type="string" table:style-name="ce9">
            <text:p>R$ <text:s text:c="4"/>32,34<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1/03/19 a 07/06/19</text:p>
          </table:table-cell>
          <table:table-cell office:value-type="string" table:style-name="ce10">
            <text:p>SIM</text:p>
          </table:table-cell>
          <table:table-cell office:value-type="string" table:style-name="ce11">
            <text:p>14/03/2019</text:p>
          </table:table-cell>
          <table:table-cell office:value-type="string" table:style-name="ce11">
            <text:p>NAHERA COMERCIO DE MATERIAIS DE LIMPEZA E DESCARTAVEIS LTDA</text:p>
          </table:table-cell>
          <table:table-cell office:value-type="string" table:style-name="ce11">
            <text:p>32.280.067/0001-13</text:p>
          </table:table-cell>
          <table:table-cell office:value-type="string" table:style-name="ce15">
            <text:p>COMPRA DE MATERIAIS PARA SUPRIR A PRM RESENDE, EM VIRTUDE DO DESCUMPRIMENTO DO CONTRATO DA MORADA COM O MPF - CONTRATO 05/2017</text:p>
          </table:table-cell>
          <table:table-cell office:value-type="string" table:style-name="ce9">
            <text:p>R$ <text:s text:c="4"/>99,5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INA FAULSTICH NEVES JOSIAS</text:p>
          </table:table-cell>
          <table:table-cell office:value-type="string" table:style-name="ce9">
            <text:p><text:s/>070.495.407-90</text:p>
          </table:table-cell>
          <table:table-cell office:value-type="string" table:style-name="ce9">
            <text:p>11/03/19 a 07/06/19</text:p>
          </table:table-cell>
          <table:table-cell office:value-type="string" table:style-name="ce10">
            <text:p>SIM</text:p>
          </table:table-cell>
          <table:table-cell office:value-type="string" table:style-name="ce13">
            <text:p>15/03/2019</text:p>
          </table:table-cell>
          <table:table-cell office:value-type="string" table:style-name="ce14">
            <text:p>FLORESTA</text:p>
          </table:table-cell>
          <table:table-cell office:value-type="string" table:style-name="ce13">
            <text:p>32.500.977/0004-07</text:p>
          </table:table-cell>
          <table:table-cell office:value-type="string" table:style-name="ce15">
            <text:p>PARA SUPRIR A NECESSIDADE DA PRM RESENDE - COMPRA DE INSUMOS - DESCUMPRIMENTO DO CONTRATO 05/2017 PELA EMPRESA MORADA - SUPRIMENTO EMERGENCIAL</text:p>
          </table:table-cell>
          <table:table-cell office:value-type="string" table:style-name="ce9">
            <text:p>R$ <text:s text:c="3"/>213,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1">
            <text:p>03/05/2019</text:p>
          </table:table-cell>
          <table:table-cell office:value-type="string" table:style-name="ce11">
            <text:p>JORGE LUIZ ALVES DE CASTRO</text:p>
          </table:table-cell>
          <table:table-cell office:value-type="string" table:style-name="ce11">
            <text:p>017.588.577-06</text:p>
          </table:table-cell>
          <table:table-cell office:value-type="string" table:style-name="ce15">
            <text:p>SERVIÇO EMERGENCIAL DE MANUTENÇÃO ELÉTRICA</text:p>
          </table:table-cell>
          <table:table-cell office:value-type="string" table:style-name="ce9">
            <text:p>R$ <text:s text:c="4"/>8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1">
            <text:p>03/05/2019</text:p>
          </table:table-cell>
          <table:table-cell office:value-type="string" table:style-name="ce11">
            <text:p>JORGE LUIZ ALVES DE CASTRO</text:p>
          </table:table-cell>
          <table:table-cell office:value-type="string" table:style-name="ce11">
            <text:p>017.588.577-06</text:p>
          </table:table-cell>
          <table:table-cell office:value-type="string" table:style-name="ce15">
            <text:p>SERVIÇO EMERGENCIAL DE MANUTENÇÃO ELÉTRICA NA SALA 106</text:p>
          </table:table-cell>
          <table:table-cell office:value-type="string" table:style-name="ce9">
            <text:p>R$ <text:s text:c="3"/>133,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04/04/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2 (DUAS) LÂMPADAS LED 9W E 2 (DUAS) LÂMPADAS LED 18W, PARA SUBSTITUIÇÃO NA SALA DE REUNIÃO DA LOJA 07.</text:p>
          </table:table-cell>
          <table:table-cell office:value-type="string" table:style-name="ce9">
            <text:p>R$ <text:s text:c="4"/>78,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08/03/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1 (UMA) LÂMPADA LED PARA SUBSTITUIÇÃO NA SALA 105 (BIBLIOTECA)<text:s/></text:p>
          </table:table-cell>
          <table:table-cell office:value-type="string" table:style-name="ce9">
            <text:p>R$ <text:s text:c="4"/>22,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19/02/2019</text:p>
          </table:table-cell>
          <table:table-cell office:value-type="string" table:style-name="ce14">
            <text:p>BJ DO BRASIL COM. DE PROD. DE TEC. LTDA</text:p>
          </table:table-cell>
          <table:table-cell office:value-type="string" table:style-name="ce13">
            <text:p>13.691.879/0001-07</text:p>
          </table:table-cell>
          <table:table-cell office:value-type="string" table:style-name="ce15">
            <text:p>AQUISIÇÃO EMERGENCIAL DE 1 (UMA) WEBCAM PARA VIDEOCONFERÊNCIAS, HAJA VISTA A INDISPONIBILIDADE NA COORDENAÇÃO DE INFORMÁTICA E SEÇÃO DE MATERIAL.</text:p>
          </table:table-cell>
          <table:table-cell office:value-type="string" table:style-name="ce9">
            <text:p>R$ <text:s text:c="4"/>79,9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C3 ILUMINAÇÃO E DECORAÇÃO LTDA</text:p>
          </table:table-cell>
          <table:table-cell office:value-type="string" table:style-name="ce13">
            <text:p>09.544.747/0001-85</text:p>
          </table:table-cell>
          <table:table-cell office:value-type="string" table:style-name="ce15">
            <text:p>AQUISIÇÃO EMERGENCIAL DE 4 (QUATRO) LÂMPADAS TIPO LED PARA REPOSIÇÃO NA SALA 104.<text:s/></text:p>
          </table:table-cell>
          <table:table-cell office:value-type="string" table:style-name="ce9">
            <text:p>R$ <text:s text:c="4"/>8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05/02/19 a 03/05/19</text:p>
          </table:table-cell>
          <table:table-cell office:value-type="string" table:style-name="ce10">
            <text:p>SIM</text:p>
          </table:table-cell>
          <table:table-cell office:value-type="string" table:style-name="ce13">
            <text:p>30/04/2019</text:p>
          </table:table-cell>
          <table:table-cell office:value-type="string" table:style-name="ce14">
            <text:p>JOSÉ CARLOS BEZERRA DA SILVA</text:p>
          </table:table-cell>
          <table:table-cell office:value-type="string" table:style-name="ce13">
            <text:p>22.886.134/0001-94</text:p>
          </table:table-cell>
          <table:table-cell office:value-type="string" table:style-name="ce15">
            <text:p>SERVIÇO EMERGENCIAL DE ELÉTRICA NA LOJA 07</text:p>
          </table:table-cell>
          <table:table-cell office:value-type="string" table:style-name="ce9">
            <text:p>R$ <text:s text:c="3"/>160,0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0/06/19 a 0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19/02/2019</text:p>
          </table:table-cell>
          <table:table-cell office:value-type="string" table:style-name="ce14">
            <text:p>EMBALAMAN EMBALAGEMMACAENSELTDA</text:p>
          </table:table-cell>
          <table:table-cell office:value-type="string" table:style-name="ce13">
            <text:p>05.384.054/0001-11</text:p>
          </table:table-cell>
          <table:table-cell office:value-type="string" table:style-name="ce15">
            <text:p>AQUISIÇÃO EMERGENCIAL DE MATERIAL DE COPA, HAJA VISTA A EMPRESA MORADA NÃO ESTAR EFETUANDO A ENTREGA CONTRATUAL.</text:p>
          </table:table-cell>
          <table:table-cell office:value-type="string" table:style-name="ce9">
            <text:p>R$ <text:s text:c="4"/>90,6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0">
            <text:p>SIM</text:p>
          </table:table-cell>
          <table:table-cell office:value-type="string" table:style-name="ce13">
            <text:p>21/03/2019</text:p>
          </table:table-cell>
          <table:table-cell office:value-type="string" table:style-name="ce14">
            <text:p>I COTTE MONTEIRO SUPERMERCADO - ME</text:p>
          </table:table-cell>
          <table:table-cell office:value-type="string" table:style-name="ce13">
            <text:p>04.287.842/0001-27</text:p>
          </table:table-cell>
          <table:table-cell office:value-type="string" table:style-name="ce15">
            <text:p>AQUISIÇÃO EMERGENCIAL DE MATERIAIS DE COPA, CONFORME ORIENTAÇÃO DA PRRJ/COADM</text:p>
          </table:table-cell>
          <table:table-cell office:value-type="string" table:style-name="ce9">
            <text:p>R$ <text:s text:c="4"/>67,5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CARLOS JORGE NUNES PEDREIRA</text:p>
          </table:table-cell>
          <table:table-cell office:value-type="string" table:style-name="ce9">
            <text:p><text:s/>769.377.047-04</text:p>
          </table:table-cell>
          <table:table-cell office:value-type="string" table:style-name="ce9">
            <text:p>13/02/19 a 13/05/19</text:p>
          </table:table-cell>
          <table:table-cell office:value-type="string" table:style-name="ce11">
            <text:p>SIM</text:p>
          </table:table-cell>
          <table:table-cell office:value-type="string" table:style-name="ce11">
            <text:p>25/02/2019</text:p>
          </table:table-cell>
          <table:table-cell office:value-type="string" table:style-name="ce11">
            <text:p>MEDEIROS PITZER</text:p>
          </table:table-cell>
          <table:table-cell office:value-type="string" table:style-name="ce11">
            <text:p>23.592.665/0001-37</text:p>
          </table:table-cell>
          <table:table-cell office:value-type="string" table:style-name="ce18">
            <text:p>AQUISIÇÃO EMERGENCIAL DE 1 (UM) SIFÃO PARA PIA E 1(UM) REPARO DE DESCARGA, HAJA VISTA A NECESSIDADE DO SERVIÇO E INDISPONIBILIDADE NO ALMOXARIFADO.</text:p>
          </table:table-cell>
          <table:table-cell office:value-type="string" table:style-name="ce9">
            <text:p>R$ <text:s text:c="4"/>25,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0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154,53<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0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386,8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14/03/2019</text:p>
          </table:table-cell>
          <table:table-cell office:value-type="string" table:style-name="ce14">
            <text:p>LUDI DISTRIBUIDORA DE MAT DE LIMPEZA LTD</text:p>
          </table:table-cell>
          <table:table-cell office:value-type="string" table:style-name="ce13">
            <text:p>40.303.927/0001-15</text:p>
          </table:table-cell>
          <table:table-cell office:value-type="string" table:style-name="ce15">
            <text:p>COMPRA REALIZADA EM RAZÃO DA EMPRESA DE COPEIRAGEM, NÃO ESTAR CUMPRINDO COM A ENTREGA DO MATERIAL NECESSÁRIO.</text:p>
          </table:table-cell>
          <table:table-cell office:value-type="string" table:style-name="ce9">
            <text:p>R$ <text:s text:c="3"/>330,5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18/03/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COMPRA REALIZADA EM RAZÃO DA EMPRESA CONTRATADA PELA COPEIRAGEM NÃO ESTAR CUMPRINDO COM A ENTREGA DOS MATERIAIS NECESSÁRIOS .</text:p>
          </table:table-cell>
          <table:table-cell office:value-type="string" table:style-name="ce9">
            <text:p>R$ <text:s text:c="3"/>264,9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1">
            <text:p>SIM</text:p>
          </table:table-cell>
          <table:table-cell office:value-type="string" table:style-name="ce11">
            <text:p>22/02/2019</text:p>
          </table:table-cell>
          <table:table-cell office:value-type="string" table:style-name="ce11">
            <text:p>BRUNA OLIVEIRA JANUARIO COMERCIO DE ARTIGOS DE INF</text:p>
          </table:table-cell>
          <table:table-cell office:value-type="string" table:style-name="ce11">
            <text:p>21.457.829/0001-98</text:p>
          </table:table-cell>
          <table:table-cell office:value-type="string" table:style-name="ce18">
            <text:p>CARTUCHO PARA ATENDER A DIVISÃO DE ARQUITETURA E ENGENHARIA, EM RAZÃO DE NÃO POSSUIRMOS EM NOSSO ALMOXARIFADO</text:p>
          </table:table-cell>
          <table:table-cell office:value-type="string" table:style-name="ce9">
            <text:p>R$ <text:s text:c="3"/>33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2/02/2019</text:p>
          </table:table-cell>
          <table:table-cell office:value-type="string" table:style-name="ce14">
            <text:p>PONTE SUL INFORMATICA LTDA EPP</text:p>
          </table:table-cell>
          <table:table-cell office:value-type="string" table:style-name="ce13">
            <text:p>08.995.429/0001-78</text:p>
          </table:table-cell>
          <table:table-cell office:value-type="string" table:style-name="ce15">
            <text:p>CARTUCHO PARA ATENDER A DIVISÃO DE ARQUITETURA E ENGENHARIA, EM RAZÃO DE NÃO POSSUIRMOS EM NOSSO ALMOXARIFADO</text:p>
          </table:table-cell>
          <table:table-cell office:value-type="string" table:style-name="ce9">
            <text:p>R$ <text:s text:c="3"/>537,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3">
            <text:p>25/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271,32<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2/19 a 22/05/19</text:p>
          </table:table-cell>
          <table:table-cell office:value-type="string" table:style-name="ce10">
            <text:p>SIM</text:p>
          </table:table-cell>
          <table:table-cell office:value-type="string" table:style-name="ce11">
            <text:p>25/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QUISIÇÃO DE MATERIAIS DE COPEIRAGEM, EM RAZÃO DA EMPRESA CONTRATADA NÃO ESTAR CUMPRINDO COM SUAS OBRIGAÇÕES.</text:p>
          </table:table-cell>
          <table:table-cell office:value-type="string" table:style-name="ce9">
            <text:p>R$ <text:s text:c="3"/>394,68<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2/03/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0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92,4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01/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180,39<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11/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44,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11/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153,6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16/02/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64,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1">
            <text:p>27/01/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CONTRATADA PARA O SERVIÇO DE COPEIRAGEM DESTA PR-RJ NÃO ESTA CUMPRINDO COM A ENTREGA DOS MATERIAIS NECESSÁRIOS PARA ATENDER A DEMANDA DO SERVIÇO.</text:p>
          </table:table-cell>
          <table:table-cell office:value-type="string" table:style-name="ce9">
            <text:p>R$ <text:s text:c="3"/>347,2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3/01/19 a 22/04/19</text:p>
          </table:table-cell>
          <table:table-cell office:value-type="string" table:style-name="ce10">
            <text:p>SIM</text:p>
          </table:table-cell>
          <table:table-cell office:value-type="string" table:style-name="ce13">
            <text:p>27/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COMPRA EFETUADA EM RAZÃO DA EMPRESA RESPONSÁVEL PELO SERVIÇO DE COPEIRAGEM DESTA PR-RJ, NÃO ESTAR ENTREGANDO O MATERIAL CONSTANTE NO CONTRATO.</text:p>
          </table:table-cell>
          <table:table-cell office:value-type="string" table:style-name="ce9">
            <text:p>R$ <text:s text:c="3"/>211,4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DAISY DE AZEVEDO SIQUEIRA SANTOS</text:p>
          </table:table-cell>
          <table:table-cell office:value-type="string" table:style-name="ce9">
            <text:p><text:s/>890.424.257-68</text:p>
          </table:table-cell>
          <table:table-cell office:value-type="string" table:style-name="ce9">
            <text:p>27/06/19 a 24/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3">
            <text:p>01/04/2019</text:p>
          </table:table-cell>
          <table:table-cell office:value-type="string" table:style-name="ce14">
            <text:p>MUNDO SG DAS PEÇAS COMÉRICO E DISTRIBUIDORA EM GERAL</text:p>
          </table:table-cell>
          <table:table-cell office:value-type="string" table:style-name="ce13">
            <text:p>32.161.952/0001-83</text:p>
          </table:table-cell>
          <table:table-cell office:value-type="string" table:style-name="ce15">
            <text:p>COMPRA DE FILTRO REFIL PARA OS 4 PURIFICADORES DE ÁGUA DA PRM SÃO GONÇALO</text:p>
          </table:table-cell>
          <table:table-cell office:value-type="string" table:style-name="ce9">
            <text:p>R$ <text:s text:c="3"/>239,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1">
            <text:p>SIM</text:p>
          </table:table-cell>
          <table:table-cell office:value-type="string" table:style-name="ce11">
            <text:p>04/02/2019</text:p>
          </table:table-cell>
          <table:table-cell office:value-type="string" table:style-name="ce11">
            <text:p>AÇOUGUE J ROBERTO LTDA</text:p>
          </table:table-cell>
          <table:table-cell office:value-type="string" table:style-name="ce11">
            <text:p>00.124.051/0001-25</text:p>
          </table:table-cell>
          <table:table-cell office:value-type="string" table:style-name="ce18">
            <text:p>COMPRA PARA REPOSIÇÃO DE MATERIAL NÃO ENTREGUE PELA EMPRESA MORADA</text:p>
          </table:table-cell>
          <table:table-cell office:value-type="string" table:style-name="ce9">
            <text:p>R$ <text:s text:c="3"/>118,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1">
            <text:p>SIM</text:p>
          </table:table-cell>
          <table:table-cell office:value-type="string" table:style-name="ce11">
            <text:p>11/02/2019</text:p>
          </table:table-cell>
          <table:table-cell office:value-type="string" table:style-name="ce11">
            <text:p>SUPERMERCADO REAL DE ITAIPU LTDA FILIAL</text:p>
          </table:table-cell>
          <table:table-cell office:value-type="string" table:style-name="ce11">
            <text:p>97.508.915/0002-25</text:p>
          </table:table-cell>
          <table:table-cell office:value-type="string" table:style-name="ce18">
            <text:p>COMPRA DE MATERIAL DE COPEIRAGEM PARA SUPRIR A NÃO ENTREGA DOS REFERIDOS MATERIAIS PELA EMPRESA MORADA.</text:p>
          </table:table-cell>
          <table:table-cell office:value-type="string" table:style-name="ce9">
            <text:p>R$ <text:s text:c="3"/>306,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24/01/19 a 23/04/19</text:p>
          </table:table-cell>
          <table:table-cell office:value-type="string" table:style-name="ce10">
            <text:p>SIM</text:p>
          </table:table-cell>
          <table:table-cell office:value-type="string" table:style-name="ce13">
            <text:p>21/03/2019</text:p>
          </table:table-cell>
          <table:table-cell office:value-type="string" table:style-name="ce14">
            <text:p>SUPERMERCADO REAL DE ITAIPU LTDA FILIAL</text:p>
          </table:table-cell>
          <table:table-cell office:value-type="string" table:style-name="ce13">
            <text:p>97.508.915/0002-25</text:p>
          </table:table-cell>
          <table:table-cell office:value-type="string" table:style-name="ce15">
            <text:p>COMPRA DE MATERIAL DE COPEIRAGEM PARA SUPRIR A NÃO ENTREGA DOS REFERIDOS MATERIAIS PELA EMPRESA MORADA.</text:p>
          </table:table-cell>
          <table:table-cell office:value-type="string" table:style-name="ce9">
            <text:p>R$ <text:s text:c="3"/>202,7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DAYAN REYNIER DIB FERREIRA</text:p>
          </table:table-cell>
          <table:table-cell office:value-type="string" table:style-name="ce9">
            <text:p><text:s/>076.325.777-00</text:p>
          </table:table-cell>
          <table:table-cell office:value-type="string" table:style-name="ce9">
            <text:p>30/05/19 a 27/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RITA DE CASSIA AMARAL RUBIM</text:p>
          </table:table-cell>
          <table:table-cell office:value-type="string" table:style-name="ce13">
            <text:p>22.431.573/0001-02</text:p>
          </table:table-cell>
          <table:table-cell office:value-type="string" table:style-name="ce15">
            <text:p>AUSÊNCIA DE FORNECIMENTO DO MATERIAL PELA CONTRATADA DE COEPEIRAGEM</text:p>
          </table:table-cell>
          <table:table-cell office:value-type="string" table:style-name="ce9">
            <text:p>R$ <text:s text:c="3"/>343,4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1">
            <text:p>12/02/2019</text:p>
          </table:table-cell>
          <table:table-cell office:value-type="string" table:style-name="ce11">
            <text:p>SUPERPRIX LOJAS DE ALIMENTOS LTDA</text:p>
          </table:table-cell>
          <table:table-cell office:value-type="string" table:style-name="ce11">
            <text:p>02.618.563/0021-17</text:p>
          </table:table-cell>
          <table:table-cell office:value-type="string" table:style-name="ce15">
            <text:p>AUSÊNCIA DE FORNECIMENTO DE MATERIAL PELA CONTRATADA DE COPEIRAGEM.</text:p>
          </table:table-cell>
          <table:table-cell office:value-type="string" table:style-name="ce9">
            <text:p>R$ <text:s text:c="3"/>202,72<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1">
            <text:p>SIM</text:p>
          </table:table-cell>
          <table:table-cell office:value-type="string" table:style-name="ce11">
            <text:p>14/02/2019</text:p>
          </table:table-cell>
          <table:table-cell office:value-type="string" table:style-name="ce11">
            <text:p>PERFUMARIA CRISTINA LTDA.</text:p>
          </table:table-cell>
          <table:table-cell office:value-type="string" table:style-name="ce11">
            <text:p>28.519.387/0001-06</text:p>
          </table:table-cell>
          <table:table-cell office:value-type="string" table:style-name="ce18">
            <text:p>AUSÊNCIA DE FORNECIMENTO PELA CONTRATADA DE COPEIRAGEM</text:p>
          </table:table-cell>
          <table:table-cell office:value-type="string" table:style-name="ce9">
            <text:p>R$ <text:s text:c="3"/>193,5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FELIPE MOREIRA LITTIERE</text:p>
          </table:table-cell>
          <table:table-cell office:value-type="string" table:style-name="ce9">
            <text:p><text:s/>059.184.237-88</text:p>
          </table:table-cell>
          <table:table-cell office:value-type="string" table:style-name="ce9">
            <text:p>15/01/19 a 12/04/19</text:p>
          </table:table-cell>
          <table:table-cell office:value-type="string" table:style-name="ce10">
            <text:p>SIM</text:p>
          </table:table-cell>
          <table:table-cell office:value-type="string" table:style-name="ce13">
            <text:p>25/01/2019</text:p>
          </table:table-cell>
          <table:table-cell office:value-type="string" table:style-name="ce14">
            <text:p>RITA DE CASSIA AMARAL RUBIM</text:p>
          </table:table-cell>
          <table:table-cell office:value-type="string" table:style-name="ce13">
            <text:p>22.431.573/0001-02</text:p>
          </table:table-cell>
          <table:table-cell office:value-type="string" table:style-name="ce15">
            <text:p>AUSÊNCIA DE FORNECIMENTO PELA CONTRATADA DE COPEIRAGEM</text:p>
          </table:table-cell>
          <table:table-cell office:value-type="string" table:style-name="ce9">
            <text:p>R$ <text:s text:c="3"/>204,1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01/02/2019</text:p>
          </table:table-cell>
          <table:table-cell office:value-type="string" table:style-name="ce14">
            <text:p>DROGARIA SÃO PAULO S.A.</text:p>
          </table:table-cell>
          <table:table-cell office:value-type="string" table:style-name="ce13">
            <text:p>61.412.110/0243-30</text:p>
          </table:table-cell>
          <table:table-cell office:value-type="string" table:style-name="ce15">
            <text:p>NÃO HÁ LUVAS DE PROCEDIMENTOS NO ALMOXARIFADO QUE ATENDAM AOS TAMANHOS DAS MÃOS DOS INTEGRANTES DA EQUIPA DA SEÇÃO DE ARQUIVO GERAL</text:p>
          </table:table-cell>
          <table:table-cell office:value-type="string" table:style-name="ce9">
            <text:p>R$ <text:s text:c="4"/>36,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1/02/2019</text:p>
          </table:table-cell>
          <table:table-cell office:value-type="string" table:style-name="ce14">
            <text:p>DOCE DELICIA DA CARIOCA COM. DE BISCOITOS EIRELI</text:p>
          </table:table-cell>
          <table:table-cell office:value-type="string" table:style-name="ce13">
            <text:p>27.072.621/0001-37</text:p>
          </table:table-cell>
          <table:table-cell office:value-type="string" table:style-name="ce15">
            <text:p>REUNIÃO DAS CHEFIAS COM O PROCURADOR-CHEFE<text:s/></text:p>
          </table:table-cell>
          <table:table-cell office:value-type="string" table:style-name="ce9">
            <text:p>R$ <text:s text:c="4"/>58,7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11/02/2019</text:p>
          </table:table-cell>
          <table:table-cell office:value-type="string" table:style-name="ce11">
            <text:p>DROGARIAS PACHECO S.A</text:p>
          </table:table-cell>
          <table:table-cell office:value-type="string" table:style-name="ce11">
            <text:p>33.438.250/0142-06</text:p>
          </table:table-cell>
          <table:table-cell office:value-type="string" table:style-name="ce15">
            <text:p>NÃO HÁ LUVAS DE PROCEDIMENTOS NO ALMOXARIFADO QUE ATENDAM AOS TAMANHOS DAS MÃOS DOS INTEGRANTES DA EQUIPE DA SEÇÃO DE ARQUIVO GERAL</text:p>
          </table:table-cell>
          <table:table-cell office:value-type="string" table:style-name="ce9">
            <text:p>R$ <text:s text:c="4"/>36,9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12/03/2019</text:p>
          </table:table-cell>
          <table:table-cell office:value-type="string" table:style-name="ce11">
            <text:p>CRUZADO MAQUINAS E EQUIPAMENTOS COM. LTDA - EPP</text:p>
          </table:table-cell>
          <table:table-cell office:value-type="string" table:style-name="ce11">
            <text:p>31.306.699/0001-46</text:p>
          </table:table-cell>
          <table:table-cell office:value-type="string" table:style-name="ce15">
            <text:p>A EMPRESA MORADA, RESPONSÁVEL PELO CONTRATO DE COPEIRAGEM DA PRRJ, NÃO ENTREGOU OS MATERIAIS PARA O CORRENTE MÊS (MARÇO/2019)</text:p>
          </table:table-cell>
          <table:table-cell office:value-type="string" table:style-name="ce9">
            <text:p>R$ <text:s text:c="4"/>9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15/01/2019</text:p>
          </table:table-cell>
          <table:table-cell office:value-type="string" table:style-name="ce11">
            <text:p>DAMLUC 2010 COMÉRCIO ALIMENTÍCIO LTDA</text:p>
          </table:table-cell>
          <table:table-cell office:value-type="string" table:style-name="ce11">
            <text:p>11.792.542/0001-60</text:p>
          </table:table-cell>
          <table:table-cell office:value-type="string" table:style-name="ce18">
            <text:p>A EMPRESA MORADA, RESPONSÁVEL PELO CONTRATO DE COPEIRAGEM DA PRRJ, NÃO ENTREGOU OS MATERIAIS PARA O MÊS DE JANEIRO/2019</text:p>
          </table:table-cell>
          <table:table-cell office:value-type="string" table:style-name="ce9">
            <text:p>R$ <text:s text:c="3"/>515,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16/02/2019</text:p>
          </table:table-cell>
          <table:table-cell office:value-type="string" table:style-name="ce14">
            <text:p>SENDAS DISTRIBUIDORA SA</text:p>
          </table:table-cell>
          <table:table-cell office:value-type="string" table:style-name="ce13">
            <text:p>06.057.223/0326-18</text:p>
          </table:table-cell>
          <table:table-cell office:value-type="string" table:style-name="ce15">
            <text:p>A EMPRESA MORADA, RESPONSÁVEL PELO CONTRATO DE COPEIRAGEM DA PRRJ, NÃO ENTREGOU OS MATERIAIS PARA O MÊS DE FEVEREIRO/2019</text:p>
          </table:table-cell>
          <table:table-cell office:value-type="string" table:style-name="ce9">
            <text:p>R$ <text:s text:c="3"/>166,4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1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MORADA, RESPONSÁVEL PELO CONTRATO DE COPEIRAGEM DA PRRJ, NÃO ENTREGOU OS MATERIAIS PARA O MÊS DE MARÇO/2019</text:p>
          </table:table-cell>
          <table:table-cell office:value-type="string" table:style-name="ce9">
            <text:p>R$ <text:s text:c="3"/>126,33<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18/03/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8">
            <text:p>A EMPRESA MORADA, RESPONSÁVEL PELO CONTRATO DE COPEIRAGEM DA PRRJ, NÃO ENTREGOU OS MATERIAIS PARA O MÊS DE MARÇO/2019</text:p>
          </table:table-cell>
          <table:table-cell office:value-type="string" table:style-name="ce9">
            <text:p>R$ <text:s text:c="3"/>347,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1">
            <text:p>SIM</text:p>
          </table:table-cell>
          <table:table-cell office:value-type="string" table:style-name="ce11">
            <text:p>21/01/2019</text:p>
          </table:table-cell>
          <table:table-cell office:value-type="string" table:style-name="ce11">
            <text:p>DAMLUC 2010 COMÉRCIO ALIMENTÍCIO LTDA</text:p>
          </table:table-cell>
          <table:table-cell office:value-type="string" table:style-name="ce11">
            <text:p>11.792.542/0001-60</text:p>
          </table:table-cell>
          <table:table-cell office:value-type="string" table:style-name="ce18">
            <text:p>A EMPRESA MORADA, RESPONSÁVEL PELO CONTRATO DE COPEIRAGEM DA PRRJ, NÃO ENTREGOU OS MATERIAIS PARA O MÊS DE JANEIRO/2019</text:p>
          </table:table-cell>
          <table:table-cell office:value-type="string" table:style-name="ce9">
            <text:p>R$ <text:s text:c="3"/>167,4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1">
            <text:p>21/01/2019</text:p>
          </table:table-cell>
          <table:table-cell office:value-type="string" table:style-name="ce11">
            <text:p>SENDAS DISTRIBUIDORA SA</text:p>
          </table:table-cell>
          <table:table-cell office:value-type="string" table:style-name="ce11">
            <text:p>06.057.223/0326-18</text:p>
          </table:table-cell>
          <table:table-cell office:value-type="string" table:style-name="ce15">
            <text:p>A EMPRESA MORADA, RESPONSÁVEL PELO CONTRATO DE COPEIRAGEM DA PRRJ, NÃO ENTREGOU OS MATERIAIS PARA O MÊS DE JANEIRO/2019</text:p>
          </table:table-cell>
          <table:table-cell office:value-type="string" table:style-name="ce9">
            <text:p>R$ <text:s text:c="3"/>399,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GUSTAVO FRANCA MORAIS COELHO</text:p>
          </table:table-cell>
          <table:table-cell office:value-type="string" table:style-name="ce9">
            <text:p><text:s/>058.838.947-12</text:p>
          </table:table-cell>
          <table:table-cell office:value-type="string" table:style-name="ce9">
            <text:p>15/01/19 a 12/04/19</text:p>
          </table:table-cell>
          <table:table-cell office:value-type="string" table:style-name="ce10">
            <text:p>SIM</text:p>
          </table:table-cell>
          <table:table-cell office:value-type="string" table:style-name="ce13">
            <text:p>27/02/2019</text:p>
          </table:table-cell>
          <table:table-cell office:value-type="string" table:style-name="ce14">
            <text:p>FERRAGENS PINHO LTDA</text:p>
          </table:table-cell>
          <table:table-cell office:value-type="string" table:style-name="ce13">
            <text:p>33.484.544/0001-25</text:p>
          </table:table-cell>
          <table:table-cell office:value-type="string" table:style-name="ce15">
            <text:p>A FIM DE RECUPERAR UM CARRINHO DE TRANSPORTE DE CARGA</text:p>
          </table:table-cell>
          <table:table-cell office:value-type="string" table:style-name="ce9">
            <text:p>R$ <text:s text:c="4"/>54,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03/05/2019</text:p>
          </table:table-cell>
          <table:table-cell office:value-type="string" table:style-name="ce14">
            <text:p>JOSÉ RICARDO TERRA BARBOSA</text:p>
          </table:table-cell>
          <table:table-cell office:value-type="string" table:style-name="ce13">
            <text:p>22.046.954/0001-78</text:p>
          </table:table-cell>
          <table:table-cell office:value-type="string" table:style-name="ce15">
            <text:p>REPARO DE LAVADORA DE ALTA PRESSÃO UTILIZADA NA MANUTENÇÃO DE VEÍCULOS OFICIAIS E LIMPEZA DA ÁREA EXTERNA DA PROCURADORIA.</text:p>
          </table:table-cell>
          <table:table-cell office:value-type="string" table:style-name="ce9">
            <text:p>R$ <text:s text:c="4"/>95,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07/03/2019</text:p>
          </table:table-cell>
          <table:table-cell office:value-type="string" table:style-name="ce14">
            <text:p>MARCIAL P. MANHÃES - ME</text:p>
          </table:table-cell>
          <table:table-cell office:value-type="string" table:style-name="ce13">
            <text:p>39.240.791/0001-62</text:p>
          </table:table-cell>
          <table:table-cell office:value-type="string" table:style-name="ce15">
            <text:p>EXECUÇÃO DE SERVIÇO DE TROCA DE VIDRO DE JANELA QUEBRADO DURANTE OCORRÊNCIA DE CHUVA COM VENTO FORTE OCORRIDA NO DIA 28/02/2019 NO MUNICÍPIO DE CAMPOS DOS GOYTACAZES.</text:p>
          </table:table-cell>
          <table:table-cell office:value-type="string" table:style-name="ce9">
            <text:p>R$ <text:s text:c="3"/>18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2/02/2019</text:p>
          </table:table-cell>
          <table:table-cell office:value-type="string" table:style-name="ce14">
            <text:p>H. L. EQUIPAMENTOS E PARAFUSOS LTDA EPP</text:p>
          </table:table-cell>
          <table:table-cell office:value-type="string" table:style-name="ce13">
            <text:p>10.310.327/0001-13</text:p>
          </table:table-cell>
          <table:table-cell office:value-type="string" table:style-name="ce15">
            <text:p>SUBSTITUIÇÃO DO MATERIAL DE SINALIZAÇÃO EM VIA PÚBLICA DE ÁREA DE SEGURANÇA.</text:p>
          </table:table-cell>
          <table:table-cell office:value-type="string" table:style-name="ce9">
            <text:p>R$ <text:s text:c="3"/>138,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14/02/2019</text:p>
          </table:table-cell>
          <table:table-cell office:value-type="string" table:style-name="ce14">
            <text:p>DIP HOME MATERIAIS DE CONSTRUÇÃO EIRELI - ME</text:p>
          </table:table-cell>
          <table:table-cell office:value-type="string" table:style-name="ce13">
            <text:p>26.181.525/0001-64</text:p>
          </table:table-cell>
          <table:table-cell office:value-type="string" table:style-name="ce15">
            <text:p>SUBSTITUIÇÃO DE ASSENTO DE VASO SANITÁRIO NA PROCURADORIA.</text:p>
          </table:table-cell>
          <table:table-cell office:value-type="string" table:style-name="ce9">
            <text:p>R$ <text:s text:c="4"/>37,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1">
            <text:p>14/02/2019</text:p>
          </table:table-cell>
          <table:table-cell office:value-type="string" table:style-name="ce11">
            <text:p>LEÃO DAS BATERIAS LTDA</text:p>
          </table:table-cell>
          <table:table-cell office:value-type="string" table:style-name="ce11">
            <text:p>28.876.423/0001-99</text:p>
          </table:table-cell>
          <table:table-cell office:value-type="string" table:style-name="ce15">
            <text:p>SUBSTITUIÇÃO DE BATERIA DE VEÍCULO OFICIAL.</text:p>
          </table:table-cell>
          <table:table-cell office:value-type="string" table:style-name="ce9">
            <text:p>R$ <text:s text:c="3"/>28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JERONIMO BENSI JUNIOR</text:p>
          </table:table-cell>
          <table:table-cell office:value-type="string" table:style-name="ce13">
            <text:p>26.482.969/0001-30</text:p>
          </table:table-cell>
          <table:table-cell office:value-type="string" table:style-name="ce15">
            <text:p>EXECUÇÃO DE SERVIÇO DE REVISÃO E REPARO NA INSTALAÇÃO HIDRÁULICA DO ANDAR TÉRREO DA PRM/CAMPOS.</text:p>
          </table:table-cell>
          <table:table-cell office:value-type="string" table:style-name="ce9">
            <text:p>R$ <text:s text:c="3"/>200,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5/02/19 a 03/05/19</text:p>
          </table:table-cell>
          <table:table-cell office:value-type="string" table:style-name="ce10">
            <text:p>SIM</text:p>
          </table:table-cell>
          <table:table-cell office:value-type="string" table:style-name="ce13">
            <text:p>27/02/2019</text:p>
          </table:table-cell>
          <table:table-cell office:value-type="string" table:style-name="ce14">
            <text:p>LAFONTE MATERIAIS DE CONSTRUCAO LTDA EPP</text:p>
          </table:table-cell>
          <table:table-cell office:value-type="string" table:style-name="ce13">
            <text:p>28.930.907/0001-79</text:p>
          </table:table-cell>
          <table:table-cell office:value-type="string" table:style-name="ce15">
            <text:p>AQUISIÇÃO DE MATERIAL HIDRÁULICO NECESSÁRIO PARA EXECUÇÃO DE SERVIÇO DE REVISÃO E REPARO DAS INSTALAÇÕES DO ANDAR TÉRREO DA PRM/CAMPOS.</text:p>
          </table:table-cell>
          <table:table-cell office:value-type="string" table:style-name="ce9">
            <text:p>R$ <text:s text:c="4"/>44,21<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HAROLDO DE ALMEIDA RANGEL JUNIOR</text:p>
          </table:table-cell>
          <table:table-cell office:value-type="string" table:style-name="ce9">
            <text:p><text:s/>990.741.767-04</text:p>
          </table:table-cell>
          <table:table-cell office:value-type="string" table:style-name="ce9">
            <text:p>06/05/19 a 02/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JEFFERSON DA SILVA PIRES</text:p>
          </table:table-cell>
          <table:table-cell office:value-type="string" table:style-name="ce9">
            <text:p><text:s/>021.795.877-08</text:p>
          </table:table-cell>
          <table:table-cell office:value-type="string" table:style-name="ce9">
            <text:p>11/03/19 a 07/06/19</text:p>
          </table:table-cell>
          <table:table-cell office:value-type="string" table:style-name="ce11">
            <text:p>SIM</text:p>
          </table:table-cell>
          <table:table-cell office:value-type="string" table:style-name="ce11">
            <text:p>20/03/2019</text:p>
          </table:table-cell>
          <table:table-cell office:value-type="string" table:style-name="ce11">
            <text:p>AUTO POSTO ESAL LTDA.</text:p>
          </table:table-cell>
          <table:table-cell office:value-type="string" table:style-name="ce11">
            <text:p>02.409.350/0001-31</text:p>
          </table:table-cell>
          <table:table-cell office:value-type="string" table:style-name="ce18">
            <text:p>TROCA DO ÓLEO E FILTRO DE ÓLEO DO MOTOR DO VEÍCULO OFICIAL PLACA KXJ6883.</text:p>
          </table:table-cell>
          <table:table-cell office:value-type="string" table:style-name="ce9">
            <text:p>R$ <text:s text:c="3"/>269,7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JEFFERSON DA SILVA PIRES</text:p>
          </table:table-cell>
          <table:table-cell office:value-type="string" table:style-name="ce9">
            <text:p><text:s/>021.795.877-08</text:p>
          </table:table-cell>
          <table:table-cell office:value-type="string" table:style-name="ce9">
            <text:p>11/03/19 a 07/06/19</text:p>
          </table:table-cell>
          <table:table-cell office:value-type="string" table:style-name="ce11">
            <text:p>SIM</text:p>
          </table:table-cell>
          <table:table-cell office:value-type="string" table:style-name="ce11">
            <text:p>27/03/2019</text:p>
          </table:table-cell>
          <table:table-cell office:value-type="string" table:style-name="ce11">
            <text:p>HIDRO ELÉTRICA ANGRA EIRELI - EPP</text:p>
          </table:table-cell>
          <table:table-cell office:value-type="string" table:style-name="ce11">
            <text:p>11.303.942/0001-65</text:p>
          </table:table-cell>
          <table:table-cell office:value-type="string" table:style-name="ce18">
            <text:p>MATERIAL DESTINADO AO REPARO E MANUTENÇÃO DA PARTE ELÉTRICA DA PRM ANGRA DOS REIS/RJ.</text:p>
          </table:table-cell>
          <table:table-cell office:value-type="string" table:style-name="ce9">
            <text:p>R$ <text:s text:c="3"/>210,89<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1">
            <text:p>SIM</text:p>
          </table:table-cell>
          <table:table-cell office:value-type="string" table:style-name="ce11">
            <text:p>01/02/2019</text:p>
          </table:table-cell>
          <table:table-cell office:value-type="string" table:style-name="ce11">
            <text:p>COSTAZUL ALIMENTOS EIRELI</text:p>
          </table:table-cell>
          <table:table-cell office:value-type="string" table:style-name="ce11">
            <text:p>17.493.338/0009-82</text:p>
          </table:table-cell>
          <table:table-cell office:value-type="string" table:style-name="ce18">
            <text:p>AQUISIÇÃO DE MATERIAL DE COPEIRAGEM, HAJA VISTA</text:p>
            <text:p>QUE A EMPRESA MORADA NÃO ENTREGOU O MATERIAL NEM DEU PREVISÃO PARA TAL.</text:p>
          </table:table-cell>
          <table:table-cell office:value-type="string" table:style-name="ce9">
            <text:p>R$ <text:s text:c="3"/>306,92<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1">
            <text:p>SIM</text:p>
          </table:table-cell>
          <table:table-cell office:value-type="string" table:style-name="ce11">
            <text:p>11/02/2019</text:p>
          </table:table-cell>
          <table:table-cell office:value-type="string" table:style-name="ce11">
            <text:p>A C CAMPOS SOARES VIANA - EPP</text:p>
          </table:table-cell>
          <table:table-cell office:value-type="string" table:style-name="ce11">
            <text:p>01.513.007/0001-70</text:p>
          </table:table-cell>
          <table:table-cell office:value-type="string" table:style-name="ce18">
            <text:p>AQUISIÇÃO DE MATERIAL DE COPEIRAGEM, HAJA VISTA</text:p>
            <text:p>QUE A EMPRESA MORADA NÃO ENTREGOU O MATERIAL NEM DEU PREVISÃO PARA TAL.</text:p>
          </table:table-cell>
          <table:table-cell office:value-type="string" table:style-name="ce9">
            <text:p>R$ <text:s text:c="4"/>29,65<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JEFFERSON MELLO DE CASTRO</text:p>
          </table:table-cell>
          <table:table-cell office:value-type="string" table:style-name="ce9">
            <text:p><text:s/>023.070.357-70</text:p>
          </table:table-cell>
          <table:table-cell office:value-type="string" table:style-name="ce9">
            <text:p>29/01/19 a 26/04/19</text:p>
          </table:table-cell>
          <table:table-cell office:value-type="string" table:style-name="ce10">
            <text:p>SIM</text:p>
          </table:table-cell>
          <table:table-cell office:value-type="string" table:style-name="ce13">
            <text:p>11/03/2019</text:p>
          </table:table-cell>
          <table:table-cell office:value-type="string" table:style-name="ce14">
            <text:p>COSTAZUL ALIMENTOS EIRELI</text:p>
          </table:table-cell>
          <table:table-cell office:value-type="string" table:style-name="ce13">
            <text:p>17.493.338/0009-82</text:p>
          </table:table-cell>
          <table:table-cell office:value-type="string" table:style-name="ce15">
            <text:p>AQUISIÇÃO DE MATERIAL DE COPEIRAGEM, HAJA VISTA QUE A EMPRESA MORADA NÃO ENTREGOU O MATERIAL NEM DEU PREVISÃO PARA TAL.</text:p>
          </table:table-cell>
          <table:table-cell office:value-type="string" table:style-name="ce9">
            <text:p>R$ <text:s text:c="3"/>260,68<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16/04/2019</text:p>
          </table:table-cell>
          <table:table-cell office:value-type="string" table:style-name="ce14">
            <text:p>SOFT ONLINE TINTURARIAS LTDA</text:p>
          </table:table-cell>
          <table:table-cell office:value-type="string" table:style-name="ce13">
            <text:p>15.866.707/0001-52</text:p>
          </table:table-cell>
          <table:table-cell office:value-type="string" table:style-name="ce15">
            <text:p>LAVAGEM DE TOALHAS DE MESA UTILIZADAS EM EVENTOS PELO GABINETE DO PROCURADOR-CHEFE</text:p>
          </table:table-cell>
          <table:table-cell office:value-type="string" table:style-name="ce9">
            <text:p>R$ <text:s text:c="3"/>149,01<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22/03/2019</text:p>
          </table:table-cell>
          <table:table-cell office:value-type="string" table:style-name="ce14">
            <text:p>NTM BOMBONIERE LTDA</text:p>
          </table:table-cell>
          <table:table-cell office:value-type="string" table:style-name="ce13">
            <text:p>15.444.320/0001-08</text:p>
          </table:table-cell>
          <table:table-cell office:value-type="string" table:style-name="ce15">
            <text:p>REUNIÕES GABINETE PROCURADOR-CHEFE</text:p>
          </table:table-cell>
          <table:table-cell office:value-type="string" table:style-name="ce9">
            <text:p>R$ <text:s text:c="4"/>41,2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LIDIA MARIA CORREA MACEDO</text:p>
          </table:table-cell>
          <table:table-cell office:value-type="string" table:style-name="ce9">
            <text:p><text:s/>003.348.417-12</text:p>
          </table:table-cell>
          <table:table-cell office:value-type="string" table:style-name="ce9">
            <text:p>12/03/19 a 07/06/19</text:p>
          </table:table-cell>
          <table:table-cell office:value-type="string" table:style-name="ce10">
            <text:p>SIM</text:p>
          </table:table-cell>
          <table:table-cell office:value-type="string" table:style-name="ce13">
            <text:p>29/04/2019</text:p>
          </table:table-cell>
          <table:table-cell office:value-type="string" table:style-name="ce14">
            <text:p>DOCE DELICIA DA CARIOCA COM. DE BISCOITOS EIRELI</text:p>
          </table:table-cell>
          <table:table-cell office:value-type="string" table:style-name="ce13">
            <text:p>27.072.621/0001-37</text:p>
          </table:table-cell>
          <table:table-cell office:value-type="string" table:style-name="ce15">
            <text:p>REUNIÕES GABINETE PROCURADOR-CHEFE</text:p>
          </table:table-cell>
          <table:table-cell office:value-type="string" table:style-name="ce9">
            <text:p>R$ <text:s text:c="4"/>63,8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09/05/19 a 0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DROGARIAS PACHECO S.A</text:p>
          </table:table-cell>
          <table:table-cell office:value-type="string" table:style-name="ce13">
            <text:p>33.438.250/0204-35</text:p>
          </table:table-cell>
          <table:table-cell office:value-type="string" table:style-name="ce15">
            <text:p>ITENS EM FALTA OU PRESTES A ACABAR, NECESSÁRIOS AO ATENDIMENTO MÉDICO E DE ENFERMAGEM.</text:p>
          </table:table-cell>
          <table:table-cell office:value-type="string" table:style-name="ce9">
            <text:p>R$ <text:s text:c="3"/>135,29<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MATERIAL MEDICO HOSPITALAR 7 DE SETEMBRO LIMITADA</text:p>
          </table:table-cell>
          <table:table-cell office:value-type="string" table:style-name="ce13">
            <text:p>08.997.879/0001-08</text:p>
          </table:table-cell>
          <table:table-cell office:value-type="string" table:style-name="ce15">
            <text:p>ITENS EM FALTA OU PRESTES A ACABAR, NECESSÁRIOS PARA O ATENDIMENTO MÉDICO E DE ENFERMAGEM.</text:p>
          </table:table-cell>
          <table:table-cell office:value-type="string" table:style-name="ce9">
            <text:p>R$ <text:s text:c="4"/>41,4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05/04/2019</text:p>
          </table:table-cell>
          <table:table-cell office:value-type="string" table:style-name="ce14">
            <text:p>ODONTORQUATO COM DE MATERIAIS E EQUIPAMENTOS ODONTOLÓGICOS LTDA</text:p>
          </table:table-cell>
          <table:table-cell office:value-type="string" table:style-name="ce13">
            <text:p>08.201.751/0001-88</text:p>
          </table:table-cell>
          <table:table-cell office:value-type="string" table:style-name="ce15">
            <text:p>MATERIAIS EM FALTA OU PRESTES A ACABAR NECESSÁRIOS PARA ATENDIMENTO ODONTOLÓGICO.</text:p>
          </table:table-cell>
          <table:table-cell office:value-type="string" table:style-name="ce9">
            <text:p>R$ <text:s text:c="3"/>203,6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3">
            <text:p>12/02/2019</text:p>
          </table:table-cell>
          <table:table-cell office:value-type="string" table:style-name="ce14">
            <text:p>DROGARIA GALANTI DE N. IGUAÇU LTDA</text:p>
          </table:table-cell>
          <table:table-cell office:value-type="string" table:style-name="ce13">
            <text:p>00.100.374/0021-22</text:p>
          </table:table-cell>
          <table:table-cell office:value-type="string" table:style-name="ce15">
            <text:p>ITENS SEM ESTOQUE OU PRESTES A ACABAR NECESSÁRIOS AO ATENDIMENTO MÉDICO E DE ENFERMAGEM.</text:p>
          </table:table-cell>
          <table:table-cell office:value-type="string" table:style-name="ce9">
            <text:p>R$ <text:s text:c="4"/>32,95<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1">
            <text:p>24/01/2019</text:p>
          </table:table-cell>
          <table:table-cell office:value-type="string" table:style-name="ce11">
            <text:p>ODONTORQUATO COM DE MATERIAIS E EQUIPAMENTOS ODONTOLÓGICOS LTDA</text:p>
          </table:table-cell>
          <table:table-cell office:value-type="string" table:style-name="ce11">
            <text:p>08.201.751/0001-88</text:p>
          </table:table-cell>
          <table:table-cell office:value-type="string" table:style-name="ce15">
            <text:p>ITENS SEM ESTOQUE OU PRESTES A ACABAR, NECESSÁRIOS PARA O ATENDIMENTO ODONTOLÓGICO.</text:p>
          </table:table-cell>
          <table:table-cell office:value-type="string" table:style-name="ce9">
            <text:p>R$ <text:s text:c="3"/>169,2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LIVIA NUNES RODRIGUES LEME</text:p>
          </table:table-cell>
          <table:table-cell office:value-type="string" table:style-name="ce9">
            <text:p><text:s/>091.279.167-58</text:p>
          </table:table-cell>
          <table:table-cell office:value-type="string" table:style-name="ce9">
            <text:p>15/01/19 a 12/04/19</text:p>
          </table:table-cell>
          <table:table-cell office:value-type="string" table:style-name="ce10">
            <text:p>SIM</text:p>
          </table:table-cell>
          <table:table-cell office:value-type="string" table:style-name="ce11">
            <text:p>31/01/2019</text:p>
          </table:table-cell>
          <table:table-cell office:value-type="string" table:style-name="ce11">
            <text:p>DROGARIAS PACHECO S.A</text:p>
          </table:table-cell>
          <table:table-cell office:value-type="string" table:style-name="ce11">
            <text:p>33.438.250/0204-35</text:p>
          </table:table-cell>
          <table:table-cell office:value-type="string" table:style-name="ce15">
            <text:p>ITENS SEM ESTOQUE OU PRESTES A ACABAR NECESSÁRIOS AO ATENDIMENTO MÉDICO E DE ENFERMAGEM.</text:p>
          </table:table-cell>
          <table:table-cell office:value-type="string" table:style-name="ce9">
            <text:p>R$ <text:s text:c="3"/>244,05<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MARIA DE JESUS DOS SANTOS CARVALHO</text:p>
          </table:table-cell>
          <table:table-cell office:value-type="string" table:style-name="ce9">
            <text:p><text:s/>872.163.967-15</text:p>
          </table:table-cell>
          <table:table-cell office:value-type="string" table:style-name="ce9">
            <text:p>03/04/19 a 01/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PAULO ROBERTO DA SILVA VIDAL</text:p>
          </table:table-cell>
          <table:table-cell office:value-type="string" table:style-name="ce9">
            <text:p><text:s/>032.150.187-05</text:p>
          </table:table-cell>
          <table:table-cell office:value-type="string" table:style-name="ce9">
            <text:p>25/03/19 a 21/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0/06/19 a 06/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1">
            <text:p>SIM</text:p>
          </table:table-cell>
          <table:table-cell office:value-type="string" table:style-name="ce11">
            <text:p>18/01/2019</text:p>
          </table:table-cell>
          <table:table-cell office:value-type="string" table:style-name="ce11">
            <text:p>ABRIELLA CHAVEIRO E REPRESENTAÇÕES LTDA -ME</text:p>
          </table:table-cell>
          <table:table-cell office:value-type="string" table:style-name="ce11">
            <text:p>07.294.133/0001-67</text:p>
          </table:table-cell>
          <table:table-cell office:value-type="string" table:style-name="ce18">
            <text:p>NECESSIDADE DE TROCAS DE FECHADURAS <text:s/>E CONFECÇÃO DE CHAVES PARA GABINETE DE PROCURADOR, BANHEIROS E ARMÁRIOS DA PRM ANGRA DOS REIS, VISANDO MAIOR SEGURANÇA NAS DEPENDÊNCIAS DA PRM.</text:p>
          </table:table-cell>
          <table:table-cell office:value-type="string" table:style-name="ce9">
            <text:p>R$ <text:s text:c="3"/>240,00<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3">
            <text:p>19/01/2019</text:p>
          </table:table-cell>
          <table:table-cell office:value-type="string" table:style-name="ce14">
            <text:p>ABRIELLA CHAVEIRO E REPRESENTAÇÕES LTDA -ME</text:p>
          </table:table-cell>
          <table:table-cell office:value-type="string" table:style-name="ce13">
            <text:p>07.294.133/0001-67</text:p>
          </table:table-cell>
          <table:table-cell office:value-type="string" table:style-name="ce15">
            <text:p>COMPRA DE FECHADURAS PARA GABINETE DE PROCURADOR, SALA DO SJUR E ARMÁRIO GAVETA DE SALA DO PROCURADOR, VISANDO MAIOR SEGURANÇA NAS DEPENDÊNCIAS DA PRM ANGRA DOS REIS.</text:p>
          </table:table-cell>
          <table:table-cell office:value-type="string" table:style-name="ce9">
            <text:p>R$ <text:s text:c="3"/>27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16/01/19 a 15/04/19</text:p>
          </table:table-cell>
          <table:table-cell office:value-type="string" table:style-name="ce10">
            <text:p>SIM</text:p>
          </table:table-cell>
          <table:table-cell office:value-type="string" table:style-name="ce11">
            <text:p>27/03/2019</text:p>
          </table:table-cell>
          <table:table-cell office:value-type="string" table:style-name="ce11">
            <text:p>BAIACO MATERIAIS DE CONTRUÇÃO</text:p>
          </table:table-cell>
          <table:table-cell office:value-type="string" table:style-name="ce11">
            <text:p>30.706.451/0001-00</text:p>
          </table:table-cell>
          <table:table-cell office:value-type="string" table:style-name="ce15">
            <text:p>MATERIAL PARA MANUTENÇÃO DO IMÓVEL DA PRM <text:s/>EM GERAL.</text:p>
          </table:table-cell>
          <table:table-cell office:value-type="string" table:style-name="ce9">
            <text:p>R$ <text:s text:c="3"/>196,9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1">
            <text:p>15/02/2019</text:p>
          </table:table-cell>
          <table:table-cell office:value-type="string" table:style-name="ce11">
            <text:p>ESAL EMPRESA DE SUPERMERCADOS ANGRA LTDA.</text:p>
          </table:table-cell>
          <table:table-cell office:value-type="string" table:style-name="ce11">
            <text:p>28.500.627/0003-92</text:p>
          </table:table-cell>
          <table:table-cell office:value-type="string" table:style-name="ce15">
            <text:p>COMPRA DE MATERIAL DE CONSUMO PARA O SETOR DE COPEIRAGEM DA PRM EM VIRTUDE DA EMPRESA MORADA , CONTRATADA, NÃO ESTAR FORNECENDO OS PRODUTOS CONSTANTES DO CONTRATO DE LICITAÇÃO.</text:p>
          </table:table-cell>
          <table:table-cell office:value-type="string" table:style-name="ce9">
            <text:p>R$ <text:s text:c="3"/>180,79<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26/03/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295,57<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0">
            <text:p>SIM COM RESSALVA</text:p>
          </table:table-cell>
          <table:table-cell office:value-type="string" table:style-name="ce13">
            <text:p>28/02/2019</text:p>
          </table:table-cell>
          <table:table-cell office:value-type="string" table:style-name="ce14">
            <text:p>ESAL EMPRESA DE SUPERMERCADOS ANGRA LTDA.</text:p>
          </table:table-cell>
          <table:table-cell office:value-type="string" table:style-name="ce13">
            <text:p>28.500.627/0003-92</text:p>
          </table:table-cell>
          <table:table-cell office:value-type="string" table:style-name="ce15">
            <text:p>COMPRA DE MATERIAL DE CONSUMO PARA O SETOR DE COPEIRAGEM DA PRM EM VIRTUDE DA EMPRESA MORADA , CONTRATADA, NÃO ESTAR FORNECIMENTO OS PRODUTOS CONSTANTES DO CONTRATO DE LICITAÇÃO.</text:p>
          </table:table-cell>
          <table:table-cell office:value-type="string" table:style-name="ce9">
            <text:p>R$ <text:s text:c="3"/>270,35<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PAULO ROBERTO GRIGOLON</text:p>
          </table:table-cell>
          <table:table-cell office:value-type="string" table:style-name="ce9">
            <text:p><text:s/>749.418.878-91</text:p>
          </table:table-cell>
          <table:table-cell office:value-type="string" table:style-name="ce9">
            <text:p>24/01/19 a 23/04/19</text:p>
          </table:table-cell>
          <table:table-cell office:value-type="string" table:style-name="ce11">
            <text:p>SIM COM RESSALVA</text:p>
          </table:table-cell>
          <table:table-cell office:value-type="string" table:style-name="ce11">
            <text:p>29/01/2019</text:p>
          </table:table-cell>
          <table:table-cell office:value-type="string" table:style-name="ce11">
            <text:p>ESAL EMPRESA DE SUPERMERCADOS ANGRA LTDA.</text:p>
          </table:table-cell>
          <table:table-cell office:value-type="string" table:style-name="ce11">
            <text:p>28.500.627/0003-92</text:p>
          </table:table-cell>
          <table:table-cell office:value-type="string" table:style-name="ce18">
            <text:p>COMPRA DE MATERIAL DE CONSUMO PARA O SETOR DE COPEIRAGEM DA PRM EM VIRTUDE DA EMPRESA MORADA , CONTRATADA, NÃO ESTAR FORNECIMENTO OS PRODUTOS CONSTANTES DO CONTRATO DE LICITAÇÃO.</text:p>
          </table:table-cell>
          <table:table-cell office:value-type="string" table:style-name="ce9">
            <text:p>R$ <text:s text:c="3"/>183,28<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09/05/19 a 06/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04/04/2019</text:p>
          </table:table-cell>
          <table:table-cell office:value-type="string" table:style-name="ce14">
            <text:p>DANDY SOM PEÇAS E ACESSÓRIOS LTDA ME</text:p>
          </table:table-cell>
          <table:table-cell office:value-type="string" table:style-name="ce13">
            <text:p>08.309.186/0001-77</text:p>
          </table:table-cell>
          <table:table-cell office:value-type="string" table:style-name="ce15">
            <text:p>PELICULA INSULFILME PARA O VEÍCULO DE REPRESENTAÇÃO FIAT LINEA</text:p>
          </table:table-cell>
          <table:table-cell office:value-type="string" table:style-name="ce9">
            <text:p>R$ <text:s text:c="3"/>18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08/04/2019</text:p>
          </table:table-cell>
          <table:table-cell office:value-type="string" table:style-name="ce14">
            <text:p>JOVEL MATERIAL DE CONSTRUÇÃO LTDA</text:p>
          </table:table-cell>
          <table:table-cell office:value-type="string" table:style-name="ce13">
            <text:p>28.368.751/0001-84</text:p>
          </table:table-cell>
          <table:table-cell office:value-type="string" table:style-name="ce15">
            <text:p>PINO BIPOLAR PADRÃO NOVO PARA SUBSTITUIÇÃO EM ESTABILIZADOR DO GABINETE DO PROCURADOR.</text:p>
          </table:table-cell>
          <table:table-cell office:value-type="string" table:style-name="ce9">
            <text:p>R$ <text:s text:c="5"/>6,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1">
            <text:p>10/04/2019</text:p>
          </table:table-cell>
          <table:table-cell office:value-type="string" table:style-name="ce11">
            <text:p>PAULO CELIO DA SILVA ROCHA</text:p>
          </table:table-cell>
          <table:table-cell office:value-type="string" table:style-name="ce11">
            <text:p>109.024.207-71</text:p>
          </table:table-cell>
          <table:table-cell office:value-type="string" table:style-name="ce15">
            <text:p>SERVIÇOS HIDRÁULICOS E DE MARCENARIA REALIZADOS NA SEDE DA PRM ITAPERUNA PARA O BOM FUNCIONAMENTO DA UNIDADE (LIMPEZA DE CAIXA DE GORDURA DA COZINHA E MANUTENÇÃO DE MAÇANETAS DAS PORTAS DA UNIDADE).</text:p>
          </table:table-cell>
          <table:table-cell office:value-type="string" table:style-name="ce9">
            <text:p>R$ <text:s text:c="4"/>70,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1">
            <text:p>SIM</text:p>
          </table:table-cell>
          <table:table-cell office:value-type="string" table:style-name="ce11">
            <text:p>12/03/2019</text:p>
          </table:table-cell>
          <table:table-cell office:value-type="string" table:style-name="ce11">
            <text:p>M.P.OLIVEIRA DA SILVA REFRIGERAÇÃO - ME</text:p>
          </table:table-cell>
          <table:table-cell office:value-type="string" table:style-name="ce11">
            <text:p>11.651.030/0001-84</text:p>
          </table:table-cell>
          <table:table-cell office:value-type="string" table:style-name="ce18">
            <text:p>SERVIÇO DE LIMPEZA EM AR CONDICIONADO DA ADMINISTRAÇÃO, DE FORMA EMERGENCIAL, O APARELHO C GOTEJAMENTO DE ÁGUA NA UNIDADE INTERNA, MOLHANDO APARELHOS E FIOS DA SALA. OS DUTOS DO APARELHO ENTUPIDOS</text:p>
          </table:table-cell>
          <table:table-cell office:value-type="string" table:style-name="ce9">
            <text:p>R$ <text:s text:c="3"/>25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12/04/2019</text:p>
          </table:table-cell>
          <table:table-cell office:value-type="string" table:style-name="ce14">
            <text:p>LOJA MAKS UTILIDADES</text:p>
          </table:table-cell>
          <table:table-cell office:value-type="string" table:style-name="ce13">
            <text:p>12.654.343/0001-59</text:p>
          </table:table-cell>
          <table:table-cell office:value-type="string" table:style-name="ce15">
            <text:p>AQUISIÇÃO DE SUPORTE DE TV PARA COLOCAÇÃO NA PAREDE DA SALA DE REUNIÃO DE EQUIPAMENTO DE TV<text:s/></text:p>
          </table:table-cell>
          <table:table-cell office:value-type="string" table:style-name="ce9">
            <text:p>R$ <text:s text:c="4"/>54,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1">
            <text:p>12/04/2019</text:p>
          </table:table-cell>
          <table:table-cell office:value-type="string" table:style-name="ce11">
            <text:p>NEIDE CARIMBOS COMERCIO SERVICOS EIRELI</text:p>
          </table:table-cell>
          <table:table-cell office:value-type="string" table:style-name="ce11">
            <text:p>02.519.011/0001-08</text:p>
          </table:table-cell>
          <table:table-cell office:value-type="string" table:style-name="ce15">
            <text:p>PLACA DE PVC PARA SINALIZAÇÃO DA SALA DE ATENDIMENTO AO CIDADÃO</text:p>
          </table:table-cell>
          <table:table-cell office:value-type="string" table:style-name="ce9">
            <text:p>R$ <text:s text:c="4"/>18,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1">
            <text:p>15/02/2019</text:p>
          </table:table-cell>
          <table:table-cell office:value-type="string" table:style-name="ce11">
            <text:p>R C LOPES COLOR ME - PRINT COLOR</text:p>
          </table:table-cell>
          <table:table-cell office:value-type="string" table:style-name="ce11">
            <text:p>03.688.089/0001-19</text:p>
          </table:table-cell>
          <table:table-cell office:value-type="string" table:style-name="ce15">
            <text:p>ITEM ADQUIRIDO PARA UTILIZAÇÃO EM EQUIPAMENTOS QUE NECESSITAM DE BATERIA (NO TESTADOR DE CABO DE REDE) NA PRM ITAPERUNA</text:p>
          </table:table-cell>
          <table:table-cell office:value-type="string" table:style-name="ce9">
            <text:p>R$ <text:s text:c="4"/>25,8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1">
            <text:p>20/03/2019</text:p>
          </table:table-cell>
          <table:table-cell office:value-type="string" table:style-name="ce11">
            <text:p>ITALMENARA COM. CEREAIS LTDA</text:p>
          </table:table-cell>
          <table:table-cell office:value-type="string" table:style-name="ce11">
            <text:p>68.726.017/0001-64</text:p>
          </table:table-cell>
          <table:table-cell office:value-type="string" table:style-name="ce15">
            <text:p>AQUISIÇÃO DE COPOS DESCARTAVEIS E AÇUCAR REFINADO PARA ATENDER A COPA DA PRM ITAPERUNA, DEVIDO A FALHA NO FORNECIMENTO PELA EMPRESA CONTRATADA</text:p>
          </table:table-cell>
          <table:table-cell office:value-type="string" table:style-name="ce9">
            <text:p>R$ <text:s text:c="4"/>42,17<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1">
            <text:p>27/02/2019</text:p>
          </table:table-cell>
          <table:table-cell office:value-type="string" table:style-name="ce11">
            <text:p>ELASTIC COM. E REP. DE A. DE PAPELARIA LTDA - EPP</text:p>
          </table:table-cell>
          <table:table-cell office:value-type="string" table:style-name="ce11">
            <text:p>28.749.018/0001-00</text:p>
          </table:table-cell>
          <table:table-cell office:value-type="string" table:style-name="ce15">
            <text:p>AQUISIÇÃO DE FITA DE EMPACOTAMENTO PARA UTILIZAÇÃO EM ARQUIVOS E PACOTES - MATERIAL NÃO DISPONÍVEL NA SELOG / PR/RJ</text:p>
          </table:table-cell>
          <table:table-cell office:value-type="string" table:style-name="ce9">
            <text:p>R$ <text:s text:c="4"/>38,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1">
            <text:p>28/02/2019</text:p>
          </table:table-cell>
          <table:table-cell office:value-type="string" table:style-name="ce11">
            <text:p>NELIO SCHUWARTZ DE CASTRO-ME</text:p>
          </table:table-cell>
          <table:table-cell office:value-type="string" table:style-name="ce11">
            <text:p>03.474.407/0001-49</text:p>
          </table:table-cell>
          <table:table-cell office:value-type="string" table:style-name="ce15">
            <text:p>CÓPIAS DE CHAVES DE CADEADOS DE ACESSO AO TERRAÇO DO PRÉDIO EM RAZÃO DE NECESSIDADE, UMA VEZ QUE A ADMINISTRAÇÃO LOCAL NÃO AS POSSUÍA.<text:s/></text:p>
          </table:table-cell>
          <table:table-cell office:value-type="string" table:style-name="ce9">
            <text:p>R$ <text:s text:c="4"/>10,00<text:s/></text:p>
          </table:table-cell>
          <table:table-cell table:number-columns-repeated="16373"/>
        </table:table-row>
        <table:table-row table:style-name="ro8">
          <table:table-cell office:value-type="string" table:style-name="ce7">
            <text:p>PR-RJ</text:p>
          </table:table-cell>
          <table:table-cell office:value-type="float" office:value="2019" table:style-name="ce8">
            <text:p>2019</text:p>
          </table:table-cell>
          <table:table-cell office:value-type="string" table:style-name="ce8">
            <text:p>RUBEM TOSTES PEREIRA</text:p>
          </table:table-cell>
          <table:table-cell office:value-type="string" table:style-name="ce9">
            <text:p><text:s/>903.151.897-20</text:p>
          </table:table-cell>
          <table:table-cell office:value-type="string" table:style-name="ce9">
            <text:p>22/01/19 a 19/04/19</text:p>
          </table:table-cell>
          <table:table-cell office:value-type="string" table:style-name="ce10">
            <text:p>SIM</text:p>
          </table:table-cell>
          <table:table-cell office:value-type="string" table:style-name="ce13">
            <text:p>28/02/2019</text:p>
          </table:table-cell>
          <table:table-cell office:value-type="string" table:style-name="ce14">
            <text:p>PAULO CELIO DA SILVA ROCHA</text:p>
          </table:table-cell>
          <table:table-cell office:value-type="string" table:style-name="ce13">
            <text:p>109.024.207-71</text:p>
          </table:table-cell>
          <table:table-cell office:value-type="string" table:style-name="ce15">
            <text:p>SERVIÇOS HIDRÁULICOS E DE MARCENARIA REALIZADOS NA SEDE DA PRM ITAPERUNA PARA O BOM FUNCIONAMENTO DA UNIDADE (LIMPEZA DE CAIXA DE GORDURA DA COZINHA E MANUTENÇÃO DE MAÇANETAS DAS PORTAS DA UNIDADE).</text:p>
          </table:table-cell>
          <table:table-cell office:value-type="string" table:style-name="ce9">
            <text:p>R$ <text:s text:c="4"/>7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15/03/2019</text:p>
          </table:table-cell>
          <table:table-cell office:value-type="string" table:style-name="ce14">
            <text:p>GMAP SUPERMERCADOS LTDA</text:p>
          </table:table-cell>
          <table:table-cell office:value-type="string" table:style-name="ce13">
            <text:p>05.546.194/0009-04</text:p>
          </table:table-cell>
          <table:table-cell office:value-type="string" table:style-name="ce15">
            <text:p>INSUMOS PARA A COPA NÃO FORNECIDOS PELA EMPRESA MORADA</text:p>
          </table:table-cell>
          <table:table-cell office:value-type="string" table:style-name="ce9">
            <text:p>R$ <text:s text:c="3"/>253,26<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1">
            <text:p>SIM</text:p>
          </table:table-cell>
          <table:table-cell office:value-type="string" table:style-name="ce11">
            <text:p>15/03/2019</text:p>
          </table:table-cell>
          <table:table-cell office:value-type="string" table:style-name="ce11">
            <text:p>GMAP SUPERMERCADOS LTDA</text:p>
          </table:table-cell>
          <table:table-cell office:value-type="string" table:style-name="ce11">
            <text:p>05.546.194/0009-04</text:p>
          </table:table-cell>
          <table:table-cell office:value-type="string" table:style-name="ce18">
            <text:p>MATERIAIS DA COPA NÃO FORNECIDOS PELA EMPRESA MORADA</text:p>
          </table:table-cell>
          <table:table-cell office:value-type="string" table:style-name="ce9">
            <text:p>R$ <text:s text:c="3"/>163,73<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1">
            <text:p>SIM</text:p>
          </table:table-cell>
          <table:table-cell office:value-type="string" table:style-name="ce11">
            <text:p>15/03/2019</text:p>
          </table:table-cell>
          <table:table-cell office:value-type="string" table:style-name="ce11">
            <text:p>GMAP SUPERMERCADOS LTDA</text:p>
          </table:table-cell>
          <table:table-cell office:value-type="string" table:style-name="ce11">
            <text:p>05.546.194/0009-04</text:p>
          </table:table-cell>
          <table:table-cell office:value-type="string" table:style-name="ce18">
            <text:p>MATERIAL DA COPA NÃO FORNECIDO PELA EMPRESA MORADA</text:p>
          </table:table-cell>
          <table:table-cell office:value-type="string" table:style-name="ce9">
            <text:p>R$ <text:s text:c="3"/>248,36<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2/03/19 a 07/06/19</text:p>
          </table:table-cell>
          <table:table-cell office:value-type="string" table:style-name="ce10">
            <text:p>SIM</text:p>
          </table:table-cell>
          <table:table-cell office:value-type="string" table:style-name="ce13">
            <text:p>27/03/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INSUMOS PARA A COPA DEVIDO O NÃO FORNECIMENTO PELA EMPRESA CONTRATADA.</text:p>
          </table:table-cell>
          <table:table-cell office:value-type="string" table:style-name="ce9">
            <text:p>R$ <text:s text:c="3"/>152,90<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15/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07/02/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AQUISIÇÃO DE MATERIAL NECESSÁRIO PARA COLAR PLACAS DE SINALIZAÇÃO</text:p>
          </table:table-cell>
          <table:table-cell office:value-type="string" table:style-name="ce9">
            <text:p>R$ <text:s text:c="4"/>34,8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07/02/2019</text:p>
          </table:table-cell>
          <table:table-cell office:value-type="string" table:style-name="ce11">
            <text:p>IMPRISEMPRE COMERCIO E SERVIÇOS GRÁFICOS LTDA ME</text:p>
          </table:table-cell>
          <table:table-cell office:value-type="string" table:style-name="ce11">
            <text:p>20.810.536/0001-80</text:p>
          </table:table-cell>
          <table:table-cell office:value-type="string" table:style-name="ce15">
            <text:p>SERVIÇOS GRÁFICOS ESPECÍFICOS PARA CONFECÇÃO DE PLACAS DE SINALIZAÇÃO</text:p>
          </table:table-cell>
          <table:table-cell office:value-type="string" table:style-name="ce9">
            <text:p>R$ <text:s text:c="3"/>25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11/02/2019</text:p>
          </table:table-cell>
          <table:table-cell office:value-type="string" table:style-name="ce11">
            <text:p>BAZAR PONTO CERTO DE VILAR LTDA</text:p>
          </table:table-cell>
          <table:table-cell office:value-type="string" table:style-name="ce11">
            <text:p>22.420.069/0001-07</text:p>
          </table:table-cell>
          <table:table-cell office:value-type="string" table:style-name="ce15">
            <text:p>MATERIAL NECESSÁRIO PARA INSTALAÇÃO DE NOBREAKS, TROCA DE INTERRUPTORES NOS GABINETES E BANHEIROS.</text:p>
          </table:table-cell>
          <table:table-cell office:value-type="string" table:style-name="ce9">
            <text:p>R$ <text:s text:c="3"/>252,8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1">
            <text:p>SIM</text:p>
          </table:table-cell>
          <table:table-cell office:value-type="string" table:style-name="ce11">
            <text:p>12/02/2019</text:p>
          </table:table-cell>
          <table:table-cell office:value-type="string" table:style-name="ce11">
            <text:p>BAZAR PONTO CERTO DE VILAR LTDA</text:p>
          </table:table-cell>
          <table:table-cell office:value-type="string" table:style-name="ce11">
            <text:p>22.420.069/0001-07</text:p>
          </table:table-cell>
          <table:table-cell office:value-type="string" table:style-name="ce18">
            <text:p>MATERIAL NECESSÁRIO PARA COLOCAR AS NOVAS LÂMPADAS DE LED E COLAR PLACAS DE SINALIZAÇÃO.</text:p>
          </table:table-cell>
          <table:table-cell office:value-type="string" table:style-name="ce9">
            <text:p>R$ <text:s text:c="4"/>67,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1">
            <text:p>SIM</text:p>
          </table:table-cell>
          <table:table-cell office:value-type="string" table:style-name="ce11">
            <text:p>13/02/2019</text:p>
          </table:table-cell>
          <table:table-cell office:value-type="string" table:style-name="ce11">
            <text:p>C.A. PEREIRA VIDRAÇARIA E SERRALHERIA LTDA.</text:p>
          </table:table-cell>
          <table:table-cell office:value-type="string" table:style-name="ce11">
            <text:p>07.560.911/0001-12</text:p>
          </table:table-cell>
          <table:table-cell office:value-type="string" table:style-name="ce18">
            <text:p>SERVIÇOS DE MOLDURAS DE QUADRO.</text:p>
          </table:table-cell>
          <table:table-cell office:value-type="string" table:style-name="ce9">
            <text:p>R$ <text:s text:c="3"/>292,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1">
            <text:p>SIM</text:p>
          </table:table-cell>
          <table:table-cell office:value-type="string" table:style-name="ce11">
            <text:p>13/02/2019</text:p>
          </table:table-cell>
          <table:table-cell office:value-type="string" table:style-name="ce11">
            <text:p>GIALE CHAVES LTDA</text:p>
          </table:table-cell>
          <table:table-cell office:value-type="string" table:style-name="ce11">
            <text:p>03.342.766/0001-42</text:p>
          </table:table-cell>
          <table:table-cell office:value-type="string" table:style-name="ce18">
            <text:p>SERVIÇO DE CONFECÇÃO DE CHAVES PARA O SETOR DE SEGURANÇA.</text:p>
          </table:table-cell>
          <table:table-cell office:value-type="string" table:style-name="ce9">
            <text:p>R$ <text:s text:c="4"/>48,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13/02/2019</text:p>
          </table:table-cell>
          <table:table-cell office:value-type="string" table:style-name="ce14">
            <text:p>LUZ DO SOL COMÉRCIO DE PLÁSTICOS E DESCARTÁVEIS LTDA ME.</text:p>
          </table:table-cell>
          <table:table-cell office:value-type="string" table:style-name="ce13">
            <text:p>14.152.711/0001-96</text:p>
          </table:table-cell>
          <table:table-cell office:value-type="string" table:style-name="ce15">
            <text:p>MATERIAL DE COPA NÃO FORNECIDO PELA EMPRESA MORADA.</text:p>
          </table:table-cell>
          <table:table-cell office:value-type="string" table:style-name="ce9">
            <text:p>R$ <text:s text:c="4"/>9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18/02/2019</text:p>
          </table:table-cell>
          <table:table-cell office:value-type="string" table:style-name="ce11">
            <text:p>OVERDRIVE GRÁFICA LTDA-ME</text:p>
          </table:table-cell>
          <table:table-cell office:value-type="string" table:style-name="ce11">
            <text:p>02.480.361/0001-08</text:p>
          </table:table-cell>
          <table:table-cell office:value-type="string" table:style-name="ce15">
            <text:p>SERVIÇOS DE CONFECÇÃO DE BANNERS PARA SEREM UTILIZADOS NAS AUDIÊNCIAS PÚBLICAS.</text:p>
          </table:table-cell>
          <table:table-cell office:value-type="string" table:style-name="ce9">
            <text:p>R$ <text:s text:c="3"/>385,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0/01/2019</text:p>
          </table:table-cell>
          <table:table-cell office:value-type="string" table:style-name="ce11">
            <text:p>SPRINGER CARRIER LTDA.</text:p>
          </table:table-cell>
          <table:table-cell office:value-type="string" table:style-name="ce11">
            <text:p>10.948.651/0036-91</text:p>
          </table:table-cell>
          <table:table-cell office:value-type="string" table:style-name="ce15">
            <text:p>PEÇA PARA CONSERTO DO AR CONDICIONADO DO GABINETE DO 1º OFÍCIO, RECOMENDADO PELA EQUIPE DE MANUTENÇÃO DE AR CONDICIONADO.</text:p>
          </table:table-cell>
          <table:table-cell office:value-type="string" table:style-name="ce9">
            <text:p>R$ <text:s text:c="3"/>150,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AUTO POSTO DE SERVIÇO VILAR LTDA-ME</text:p>
          </table:table-cell>
          <table:table-cell office:value-type="string" table:style-name="ce13">
            <text:p>32.305.732/0001-86</text:p>
          </table:table-cell>
          <table:table-cell office:value-type="string" table:style-name="ce15">
            <text:p>ÓLEO DIESEL PARA O GERADOR DE ENERGIA DA PRM.</text:p>
          </table:table-cell>
          <table:table-cell office:value-type="string" table:style-name="ce9">
            <text:p>R$ <text:s text:c="4"/>70,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3/01/2019</text:p>
          </table:table-cell>
          <table:table-cell office:value-type="string" table:style-name="ce14">
            <text:p>CENCOSUD BRASIL COMERCIAL LTDA.</text:p>
          </table:table-cell>
          <table:table-cell office:value-type="string" table:style-name="ce13">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10,12<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3/01/2019</text:p>
          </table:table-cell>
          <table:table-cell office:value-type="string" table:style-name="ce11">
            <text:p>CENCOSUD BRASIL COMERCIAL LTDA.</text:p>
          </table:table-cell>
          <table:table-cell office:value-type="string" table:style-name="ce11">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41,78<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3/01/2019</text:p>
          </table:table-cell>
          <table:table-cell office:value-type="string" table:style-name="ce11">
            <text:p>CENCOSUD BRASIL COMERCIAL LTDA.</text:p>
          </table:table-cell>
          <table:table-cell office:value-type="string" table:style-name="ce11">
            <text:p>39.346.861/0405-4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249,75<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3/01/2019</text:p>
          </table:table-cell>
          <table:table-cell office:value-type="string" table:style-name="ce11">
            <text:p>LUZ DO SOL COMÉRCIO DE PLÁSTICOS E DESCARTÁVEIS LTDA ME.</text:p>
          </table:table-cell>
          <table:table-cell office:value-type="string" table:style-name="ce11">
            <text:p>14.152.711/0001-96</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3"/>129,5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3/01/2019</text:p>
          </table:table-cell>
          <table:table-cell office:value-type="string" table:style-name="ce11">
            <text:p>VILAR CENTRO MAQUINAS LTDA.</text:p>
          </table:table-cell>
          <table:table-cell office:value-type="string" table:style-name="ce11">
            <text:p>02.480.369/0001-74</text:p>
          </table:table-cell>
          <table:table-cell office:value-type="string" table:style-name="ce15">
            <text:p>NECESSÁRIO PARA SUPRIR FALTA DE ENTREGA DOS INSUMOS PELA EMPRESA MORADA - PRESTADORA DE SERVIÇOS DE COPEIRAGEM.</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3">
            <text:p>24/01/2019</text:p>
          </table:table-cell>
          <table:table-cell office:value-type="string" table:style-name="ce14">
            <text:p>CASA E VÍDEO RIO DE JANEIRO S/A</text:p>
          </table:table-cell>
          <table:table-cell office:value-type="string" table:style-name="ce13">
            <text:p>11.114.284/0103-98</text:p>
          </table:table-cell>
          <table:table-cell office:value-type="string" table:style-name="ce15">
            <text:p>REPOSIÇÃO DE TELEFONES PARA OS GABINETES E CARTÓRIO</text:p>
          </table:table-cell>
          <table:table-cell office:value-type="string" table:style-name="ce9">
            <text:p>R$ <text:s text:c="3"/>219,96<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2/01/19 a 19/04/19</text:p>
          </table:table-cell>
          <table:table-cell office:value-type="string" table:style-name="ce10">
            <text:p>SIM</text:p>
          </table:table-cell>
          <table:table-cell office:value-type="string" table:style-name="ce11">
            <text:p>24/01/2019</text:p>
          </table:table-cell>
          <table:table-cell office:value-type="string" table:style-name="ce11">
            <text:p>FAVORITA DISTRIBUIDORA DE BEBIDAS LTDA-ME</text:p>
          </table:table-cell>
          <table:table-cell office:value-type="string" table:style-name="ce11">
            <text:p>20.139.243/0001-12</text:p>
          </table:table-cell>
          <table:table-cell office:value-type="string" table:style-name="ce15">
            <text:p>ÁGUA MINERAL EM GALÃO DE 20 LITROS - NÃO FOI CONCLUÍDO O TERMO DE LICITAÇÃO EM TEMPO.</text:p>
          </table:table-cell>
          <table:table-cell office:value-type="string" table:style-name="ce9">
            <text:p>R$ <text:s text:c="3"/>200,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1/04/2019</text:p>
          </table:table-cell>
          <table:table-cell office:value-type="string" table:style-name="ce14">
            <text:p>ELETRO VISÃO MATERIAL ELÉTRICO E HIDRÁULICO LTDA</text:p>
          </table:table-cell>
          <table:table-cell office:value-type="string" table:style-name="ce13">
            <text:p>36.559.458/0001-22</text:p>
          </table:table-cell>
          <table:table-cell office:value-type="string" table:style-name="ce15">
            <text:p>MATERIAL NECESSÁRIO PARA ATENDER À EQUIPE DE MANUTENÇÃO DE ELÉTRICA</text:p>
          </table:table-cell>
          <table:table-cell office:value-type="string" table:style-name="ce9">
            <text:p>R$ <text:s text:c="4"/>23,1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1">
            <text:p>SIM</text:p>
          </table:table-cell>
          <table:table-cell office:value-type="string" table:style-name="ce11">
            <text:p>01/04/2019</text:p>
          </table:table-cell>
          <table:table-cell office:value-type="string" table:style-name="ce11">
            <text:p>J.O.J PEREIRA ELETRÔNICA-ME</text:p>
          </table:table-cell>
          <table:table-cell office:value-type="string" table:style-name="ce11">
            <text:p>04.628.066/0001-81</text:p>
          </table:table-cell>
          <table:table-cell office:value-type="string" table:style-name="ce18">
            <text:p>CONSERTO DE DOIS MICRO-ONDAS RECUPERÁVEIS</text:p>
          </table:table-cell>
          <table:table-cell office:value-type="string" table:style-name="ce9">
            <text:p>R$ <text:s text:c="3"/>452,00<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03/04/2019</text:p>
          </table:table-cell>
          <table:table-cell office:value-type="string" table:style-name="ce14">
            <text:p>PARCO PAPELARIA LTDA</text:p>
          </table:table-cell>
          <table:table-cell office:value-type="string" table:style-name="ce13">
            <text:p>05.214.053/0009-86</text:p>
          </table:table-cell>
          <table:table-cell office:value-type="string" table:style-name="ce15">
            <text:p>ATENDER ÀS NECESSIDADES DE ARQUIVO DA COORDENADORIA, SUPORTE PARA BANNER DO MPF, MOUSE PAD PARA SERVIDORES.</text:p>
          </table:table-cell>
          <table:table-cell office:value-type="string" table:style-name="ce9">
            <text:p>R$ <text:s text:c="3"/>171,1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1">
            <text:p>07/03/2019</text:p>
          </table:table-cell>
          <table:table-cell office:value-type="string" table:style-name="ce11">
            <text:p>BAZAR PONTO CERTO DE VILAR LTDA</text:p>
          </table:table-cell>
          <table:table-cell office:value-type="string" table:style-name="ce11">
            <text:p>22.420.069/0001-07</text:p>
          </table:table-cell>
          <table:table-cell office:value-type="string" table:style-name="ce15">
            <text:p>NECESSÁRIO PARA REPOSIÇÃO DA LÃMPADA NO ELEVADOR DE PESSOAS</text:p>
          </table:table-cell>
          <table:table-cell office:value-type="string" table:style-name="ce9">
            <text:p>R$ <text:s text:c="5"/>7,95<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2/03/2019</text:p>
          </table:table-cell>
          <table:table-cell office:value-type="string" table:style-name="ce14">
            <text:p>S F CLARO INFORMÁTICA - ME</text:p>
          </table:table-cell>
          <table:table-cell office:value-type="string" table:style-name="ce13">
            <text:p>11.182.518/0001-00</text:p>
          </table:table-cell>
          <table:table-cell office:value-type="string" table:style-name="ce15">
            <text:p>MATERIAL NECESSÁRIO PARA O SETOR DE INFORMÁTICA</text:p>
          </table:table-cell>
          <table:table-cell office:value-type="string" table:style-name="ce9">
            <text:p>R$ <text:s text:c="4"/>82,9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3/2019</text:p>
          </table:table-cell>
          <table:table-cell office:value-type="string" table:style-name="ce14">
            <text:p>BAZAR PONTO CERTO DE VILAR LTDA</text:p>
          </table:table-cell>
          <table:table-cell office:value-type="string" table:style-name="ce13">
            <text:p>22.420.069/0001-07</text:p>
          </table:table-cell>
          <table:table-cell office:value-type="string" table:style-name="ce15">
            <text:p>PARA INSTALAR BANNER COM O LOGAN DO MPF NA PAREDE DO AUDITÓRIO</text:p>
          </table:table-cell>
          <table:table-cell office:value-type="string" table:style-name="ce9">
            <text:p>R$ <text:s text:c="4"/>13,2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13/03/2019</text:p>
          </table:table-cell>
          <table:table-cell office:value-type="string" table:style-name="ce14">
            <text:p>ELETRO VISÃO MATERIAL ELÉTRICO E HIDRÁULICO LTDA</text:p>
          </table:table-cell>
          <table:table-cell office:value-type="string" table:style-name="ce13">
            <text:p>36.559.458/0001-22</text:p>
          </table:table-cell>
          <table:table-cell office:value-type="string" table:style-name="ce15">
            <text:p>MATERIAL NECESSÁRIO PARA ATENDER À EQUIPE DE MANUTENÇÃO DE ELÉTRICA</text:p>
          </table:table-cell>
          <table:table-cell office:value-type="string" table:style-name="ce9">
            <text:p>R$ <text:s text:c="4"/>45,6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1">
            <text:p>SIM</text:p>
          </table:table-cell>
          <table:table-cell office:value-type="string" table:style-name="ce11">
            <text:p>13/05/2019</text:p>
          </table:table-cell>
          <table:table-cell office:value-type="string" table:style-name="ce11">
            <text:p>RIO VILARES AUTO PEÇAS E ACESSÓRIOS LTDA</text:p>
          </table:table-cell>
          <table:table-cell office:value-type="string" table:style-name="ce11">
            <text:p>36.516.854/0001-72</text:p>
          </table:table-cell>
          <table:table-cell office:value-type="string" table:style-name="ce18">
            <text:p>SERVIÇO DE LIMPEZA E HIGIENIZAÇÃO DAS VIATURAS OFICIAIS DA PRM-SJM</text:p>
          </table:table-cell>
          <table:table-cell office:value-type="string" table:style-name="ce9">
            <text:p>R$ <text:s text:c="3"/>335,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1">
            <text:p>SIM</text:p>
          </table:table-cell>
          <table:table-cell office:value-type="string" table:style-name="ce11">
            <text:p>15/03/2019</text:p>
          </table:table-cell>
          <table:table-cell office:value-type="string" table:style-name="ce11">
            <text:p>PARCO PAPELARIA LTDA</text:p>
          </table:table-cell>
          <table:table-cell office:value-type="string" table:style-name="ce11">
            <text:p>05.214.053/0009-86</text:p>
          </table:table-cell>
          <table:table-cell office:value-type="string" table:style-name="ce18">
            <text:p>MATERIAL PARA ATENDER ÀS NECESSIDADES DA COPA</text:p>
            <text:p/>
          </table:table-cell>
          <table:table-cell office:value-type="string" table:style-name="ce9">
            <text:p>R$ <text:s text:c="4"/>64,80<text:s/></text:p>
          </table:table-cell>
          <table:table-cell table:number-columns-repeated="16373"/>
        </table:table-row>
        <table:table-row table:style-name="ro2">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1">
            <text:p>SIM</text:p>
          </table:table-cell>
          <table:table-cell office:value-type="string" table:style-name="ce11">
            <text:p>18/03/2019</text:p>
          </table:table-cell>
          <table:table-cell office:value-type="string" table:style-name="ce11">
            <text:p>BAZAR PONTO CERTO DE VILAR LTDA</text:p>
          </table:table-cell>
          <table:table-cell office:value-type="string" table:style-name="ce11">
            <text:p>22.420.069/0001-07</text:p>
          </table:table-cell>
          <table:table-cell office:value-type="string" table:style-name="ce18">
            <text:p>ATENDER ÀS NECESSIDADES DO SETOR DE INFORMÁTICA</text:p>
          </table:table-cell>
          <table:table-cell office:value-type="string" table:style-name="ce9">
            <text:p>R$ <text:s text:c="4"/>39,0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1">
            <text:p>25/03/2019</text:p>
          </table:table-cell>
          <table:table-cell office:value-type="string" table:style-name="ce11">
            <text:p>MATERIAL ELETRICO HIDRAULICO RIOQUELUZ LTDA ME</text:p>
          </table:table-cell>
          <table:table-cell office:value-type="string" table:style-name="ce11">
            <text:p>09.166.457/0001-45</text:p>
          </table:table-cell>
          <table:table-cell office:value-type="string" table:style-name="ce15">
            <text:p>MATERIAL NECESSÁRIO PARA INSTALAÇÃO DE CONDENSADORA DE AR CONDICIONADO SPLIT.</text:p>
          </table:table-cell>
          <table:table-cell office:value-type="string" table:style-name="ce9">
            <text:p>R$ <text:s text:c="4"/>16,6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6/03/2019</text:p>
          </table:table-cell>
          <table:table-cell office:value-type="string" table:style-name="ce14">
            <text:p>NOVA PATINHA MATERIAIS DE CONTRUÇÃO</text:p>
          </table:table-cell>
          <table:table-cell office:value-type="string" table:style-name="ce13">
            <text:p>11.277.109/0001-97</text:p>
          </table:table-cell>
          <table:table-cell office:value-type="string" table:style-name="ce15">
            <text:p>MATERIAL NECESSÁRIO PARA ATENDER À EQUIPE DE MANUTENÇÃO DE ELÉTRICA.</text:p>
          </table:table-cell>
          <table:table-cell office:value-type="string" table:style-name="ce9">
            <text:p>R$ <text:s text:c="3"/>160,20<text:s/></text:p>
          </table:table-cell>
          <table:table-cell table:number-columns-repeated="16373"/>
        </table:table-row>
        <table:table-row table:style-name="ro3">
          <table:table-cell office:value-type="string" table:style-name="ce7">
            <text:p>PR-RJ</text:p>
          </table:table-cell>
          <table:table-cell office:value-type="float" office:value="2019" table:style-name="ce8">
            <text:p>2019</text:p>
          </table:table-cell>
          <table:table-cell office:value-type="string" table:style-name="ce8">
            <text:p>SANDRO FERREIRA TAVARES</text:p>
          </table:table-cell>
          <table:table-cell office:value-type="string" table:style-name="ce9">
            <text:p><text:s/>023.072.807-31</text:p>
          </table:table-cell>
          <table:table-cell office:value-type="string" table:style-name="ce9">
            <text:p>26/02/19 a 24/05/19</text:p>
          </table:table-cell>
          <table:table-cell office:value-type="string" table:style-name="ce10">
            <text:p>SIM</text:p>
          </table:table-cell>
          <table:table-cell office:value-type="string" table:style-name="ce13">
            <text:p>27/02/2019</text:p>
          </table:table-cell>
          <table:table-cell office:value-type="string" table:style-name="ce14">
            <text:p>VIP PRINT C. EQUIP. SUPR INFORM LTDA.</text:p>
          </table:table-cell>
          <table:table-cell office:value-type="string" table:style-name="ce13">
            <text:p>04.772.272/0001-60</text:p>
          </table:table-cell>
          <table:table-cell office:value-type="string" table:style-name="ce15">
            <text:p>MATERIAL NECESSÁRIO PARA INSTALAÇÃO DE EQUIPAMENTOS DE INFORMÁTICA NA PRM-SJM</text:p>
          </table:table-cell>
          <table:table-cell office:value-type="string" table:style-name="ce9">
            <text:p>R$ <text:s text:c="3"/>331,97<text:s/></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TEREZA CRISTINA DE SOUZA SOLANO</text:p>
          </table:table-cell>
          <table:table-cell office:value-type="string" table:style-name="ce9">
            <text:p><text:s/>731.368.247-68</text:p>
          </table:table-cell>
          <table:table-cell office:value-type="string" table:style-name="ce9">
            <text:p>31/05/19 a 28/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07/05/19 a 0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17/01/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AQUISIÇÃO DE MATERIAIS DE COPEIRAGEM, PARA A PRM/CAMPOS, EM VIRTUDE DE DESCUMPRIMENTO CONTRATUAL POR PARTE DE EMPRESA TERCEIRIZADA CONTRATADA.</text:p>
          </table:table-cell>
          <table:table-cell office:value-type="string" table:style-name="ce9">
            <text:p>R$ <text:s text:c="3"/>293,56<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17/01/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MATERIAL DE COPEIRAGEM, PARA ATENDER À PRM/CAMPOS, EM VIRTUDE DE DESCUMPRIMENTO CONTRATUAL POR PARTE DA EMPRESA TERCEIRIZADA CONTRATADA.</text:p>
          </table:table-cell>
          <table:table-cell office:value-type="string" table:style-name="ce9">
            <text:p>R$ <text:s text:c="3"/>269,56<text:s/></text:p>
          </table:table-cell>
          <table:table-cell table:number-columns-repeated="16373"/>
        </table:table-row>
        <table:table-row table:style-name="ro5">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15/01/19 a 12/04/19</text:p>
          </table:table-cell>
          <table:table-cell office:value-type="string" table:style-name="ce10">
            <text:p>SIM</text:p>
          </table:table-cell>
          <table:table-cell office:value-type="string" table:style-name="ce13">
            <text:p>26/03/2019</text:p>
          </table:table-cell>
          <table:table-cell office:value-type="string" table:style-name="ce14">
            <text:p>BARCELOS E CIA LTDA</text:p>
          </table:table-cell>
          <table:table-cell office:value-type="string" table:style-name="ce13">
            <text:p>28.598.795/0013-34</text:p>
          </table:table-cell>
          <table:table-cell office:value-type="string" table:style-name="ce15">
            <text:p>MATERIAL DE COPEIRAGEM, PARA A PRM/CAMPOS, EM VIRTUDE DO NÃO FORNECIMENTO POR PARTE DA EMPRESA TERCEIRIZADA CONTRATADA.</text:p>
          </table:table-cell>
          <table:table-cell office:value-type="string" table:style-name="ce9">
            <text:p>R$ <text:s text:c="3"/>232,88<text:s/></text:p>
          </table:table-cell>
          <table:table-cell table:number-columns-repeated="16373"/>
        </table:table-row>
        <table:table-row table:style-name="ro6">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3">
            <text:p>09/04/2019</text:p>
          </table:table-cell>
          <table:table-cell office:value-type="string" table:style-name="ce14">
            <text:p>CASA MARCONE ELETRICA HIDRAULICA LTDA</text:p>
          </table:table-cell>
          <table:table-cell office:value-type="string" table:style-name="ce13">
            <text:p>28.950.194/0001-05</text:p>
          </table:table-cell>
          <table:table-cell office:value-type="string" table:style-name="ce15">
            <text:p>MATERIAL ELÉTRICO PARA CONSERTO DO CIRCUITO ELÉTRICO DE AR CONDICIONADO DO PAVIMENTO TÉRREO DESTA PRM/CAMPOS, QUE APRESENTOU CURTO CIRCUITO NO DISJUNTOR CENTRAL.<text:s/></text:p>
          </table:table-cell>
          <table:table-cell office:value-type="string" table:style-name="ce9">
            <text:p>R$ <text:s text:c="3"/>109,23<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1">
            <text:p>26/03/2019</text:p>
          </table:table-cell>
          <table:table-cell office:value-type="string" table:style-name="ce11">
            <text:p>CHEN XIZHUANG ELETRONICA ME</text:p>
          </table:table-cell>
          <table:table-cell office:value-type="string" table:style-name="ce11">
            <text:p>10.799.908/0001-60</text:p>
          </table:table-cell>
          <table:table-cell office:value-type="string" table:style-name="ce15">
            <text:p>ADAPTADORES PARA LIGAÇÃO DE CABO DE REDE EM MONITOR, A SER UTILIZADO NO MONITORAMENTO DE IMAGENS DE CFTV POR VIGILANTE QUE ATUA NA RECEPÇÃO DA PRM/CAMPOS.</text:p>
          </table:table-cell>
          <table:table-cell office:value-type="string" table:style-name="ce9">
            <text:p>R$ <text:s text:c="4"/>22,00<text:s/></text:p>
          </table:table-cell>
          <table:table-cell table:number-columns-repeated="16373"/>
        </table:table-row>
        <table:table-row table:style-name="ro7">
          <table:table-cell office:value-type="string" table:style-name="ce7">
            <text:p>PR-RJ</text:p>
          </table:table-cell>
          <table:table-cell office:value-type="float" office:value="2019" table:style-name="ce8">
            <text:p>2019</text:p>
          </table:table-cell>
          <table:table-cell office:value-type="string" table:style-name="ce8">
            <text:p>ULISSES MANHAES DA SILVA</text:p>
          </table:table-cell>
          <table:table-cell office:value-type="string" table:style-name="ce9">
            <text:p><text:s/>072.199.917-46</text:p>
          </table:table-cell>
          <table:table-cell office:value-type="string" table:style-name="ce9">
            <text:p>21/01/19 a 19/04/19</text:p>
          </table:table-cell>
          <table:table-cell office:value-type="string" table:style-name="ce10">
            <text:p>SIM</text:p>
          </table:table-cell>
          <table:table-cell office:value-type="string" table:style-name="ce11">
            <text:p>27/02/2019</text:p>
          </table:table-cell>
          <table:table-cell office:value-type="string" table:style-name="ce11">
            <text:p>LIVRARIA E PAPELARIA LIVRO VERDE</text:p>
          </table:table-cell>
          <table:table-cell office:value-type="string" table:style-name="ce11">
            <text:p>28.930.956/0001-01</text:p>
          </table:table-cell>
          <table:table-cell office:value-type="string" table:style-name="ce15">
            <text:p>MATERIAL DE ALMOXARIFADO, PARA ATENDER À PRM/CAMPOS, VISTO QUE NÃO HAVIA DISPONIBILIDADE DOS MESMOS NA SEÇÃO DE MATERIAL DA PRRJ.</text:p>
          </table:table-cell>
          <table:table-cell office:value-type="string" table:style-name="ce9">
            <text:p>R$ <text:s text:c="3"/>136,60<text:s/></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12/03/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21/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ABIO ROBERTO DE SOUZA FREIRE</text:p>
          </table:table-cell>
          <table:table-cell office:value-type="string" table:style-name="ce9">
            <text:p><text:s/>075.732.504-10</text:p>
          </table:table-cell>
          <table:table-cell office:value-type="string" table:style-name="ce9">
            <text:p>30/01/19 a 2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RANCISCO COSME NERIS DE MELO</text:p>
          </table:table-cell>
          <table:table-cell office:value-type="string" table:style-name="ce9">
            <text:p><text:s/>155.982.844-72</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FRANCISCO COSME NERIS DE MELO</text:p>
          </table:table-cell>
          <table:table-cell office:value-type="string" table:style-name="ce9">
            <text:p><text:s/>155.982.844-72</text:p>
          </table:table-cell>
          <table:table-cell office:value-type="string" table:style-name="ce9">
            <text:p>27/02/19 a 28/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JOSE NIVALDO DA SILVA</text:p>
          </table:table-cell>
          <table:table-cell office:value-type="string" table:style-name="ce9">
            <text:p><text:s/>342.583.614-53</text:p>
          </table:table-cell>
          <table:table-cell office:value-type="string" table:style-name="ce9">
            <text:p>11/05/19 a 09/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JOSE NIVALDO DA SILVA</text:p>
          </table:table-cell>
          <table:table-cell office:value-type="string" table:style-name="ce9">
            <text:p><text:s/>342.583.614-53</text:p>
          </table:table-cell>
          <table:table-cell office:value-type="string" table:style-name="ce9">
            <text:p>22/01/19 a 1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9">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LEONARDO PAES BRAGA</text:p>
          </table:table-cell>
          <table:table-cell office:value-type="string" table:style-name="ce9">
            <text:p><text:s/>840.048.273-53</text:p>
          </table:table-cell>
          <table:table-cell office:value-type="string" table:style-name="ce9">
            <text:p>12/03/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LEONARDO PAES BRAGA</text:p>
          </table:table-cell>
          <table:table-cell office:value-type="string" table:style-name="ce9">
            <text:p><text:s/>840.048.273-53</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09/05/19 a 07/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MANOEL FERNANDO DOS SANTOS MONTEIRO</text:p>
          </table:table-cell>
          <table:table-cell office:value-type="string" table:style-name="ce9">
            <text:p><text:s/>002.803.516-07</text:p>
          </table:table-cell>
          <table:table-cell office:value-type="string" table:style-name="ce9">
            <text:p>22/01/19 a 19/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RENATO LEAL BRASILEIRO</text:p>
          </table:table-cell>
          <table:table-cell office:value-type="string" table:style-name="ce9">
            <text:p><text:s/>090.501.074-43</text:p>
          </table:table-cell>
          <table:table-cell office:value-type="string" table:style-name="ce9">
            <text:p>23/05/19 a 21/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N</text:p>
          </table:table-cell>
          <table:table-cell office:value-type="float" office:value="2019" table:style-name="ce8">
            <text:p>2019</text:p>
          </table:table-cell>
          <table:table-cell office:value-type="string" table:style-name="ce8">
            <text:p>WALDEBERGSON LOPES OLIVEIRA</text:p>
          </table:table-cell>
          <table:table-cell office:value-type="string" table:style-name="ce9">
            <text:p><text:s/>841.512.003-63</text:p>
          </table:table-cell>
          <table:table-cell office:value-type="string" table:style-name="ce9">
            <text:p>14/05/19 a 12/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LEX GONDIM DA MOTTA</text:p>
          </table:table-cell>
          <table:table-cell office:value-type="string" table:style-name="ce9">
            <text:p><text:s/>658.457.652-34</text:p>
          </table:table-cell>
          <table:table-cell office:value-type="string" table:style-name="ce9">
            <text:p>01/07/19 a 29/09/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LEX GONDIM DA MOTTA</text:p>
          </table:table-cell>
          <table:table-cell office:value-type="string" table:style-name="ce9">
            <text:p><text:s/>658.457.652-34</text:p>
          </table:table-cell>
          <table:table-cell office:value-type="string" table:style-name="ce9">
            <text:p>23/01/19 a 23/04/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ANDERSON VITOR LARA DE ASSIS</text:p>
          </table:table-cell>
          <table:table-cell office:value-type="string" table:style-name="ce9">
            <text:p><text:s/>007.677.082-61</text:p>
          </table:table-cell>
          <table:table-cell office:value-type="string" table:style-name="ce9">
            <text:p>16/05/19 a 14/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CLEOMAR LUIZ SAUSEN</text:p>
          </table:table-cell>
          <table:table-cell office:value-type="string" table:style-name="ce9">
            <text:p><text:s/>981.023.709-04</text:p>
          </table:table-cell>
          <table:table-cell office:value-type="string" table:style-name="ce9">
            <text:p>18/06/19 a 1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DANIEL ARAGAO DA SILVA</text:p>
          </table:table-cell>
          <table:table-cell office:value-type="string" table:style-name="ce9">
            <text:p><text:s/>673.875.602-00</text:p>
          </table:table-cell>
          <table:table-cell office:value-type="string" table:style-name="ce9">
            <text:p>13/06/19 a 1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18/06/19 a 1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21/02/19 a 21/05/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JOSIAS DA SILVA PEREIRA</text:p>
          </table:table-cell>
          <table:table-cell office:value-type="string" table:style-name="ce9">
            <text:p><text:s/>727.509.952-72</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3/01/19 a 23/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25/04/19 a 23/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NILVAN DE OLIVEIRA ALVES</text:p>
          </table:table-cell>
          <table:table-cell office:value-type="string" table:style-name="ce9">
            <text:p><text:s/>592.069.852-72</text:p>
          </table:table-cell>
          <table:table-cell office:value-type="string" table:style-name="ce9">
            <text:p>30/05/19 a 10/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O</text:p>
          </table:table-cell>
          <table:table-cell office:value-type="float" office:value="2019" table:style-name="ce8">
            <text:p>2019</text:p>
          </table:table-cell>
          <table:table-cell office:value-type="string" table:style-name="ce8">
            <text:p>SEBASTIAO CARVALHO DE SOUZA NETO</text:p>
          </table:table-cell>
          <table:table-cell office:value-type="string" table:style-name="ce9">
            <text:p><text:s/>142.780.302-15</text:p>
          </table:table-cell>
          <table:table-cell office:value-type="string" table:style-name="ce9">
            <text:p>15/03/19 a 13/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5/02/19 a 01/03/19</text:p>
          </table:table-cell>
          <table:table-cell office:value-type="string" table:style-name="ce10">
            <text:p>SIM</text:p>
          </table:table-cell>
          <table:table-cell office:value-type="string" table:style-name="ce13">
            <text:p>25/02/2019</text:p>
          </table:table-cell>
          <table:table-cell office:value-type="string" table:style-name="ce14">
            <text:p>BW ELÉTRICA COMERCIAL LTDA</text:p>
          </table:table-cell>
          <table:table-cell office:value-type="string" table:style-name="ce13">
            <text:p>29.815.600/0001-90</text:p>
          </table:table-cell>
          <table:table-cell office:value-type="string" table:style-name="ce15">
            <text:p>SOLICITAÇÃO DA ADMINISTRAÇÃO</text:p>
          </table:table-cell>
          <table:table-cell office:value-type="string" table:style-name="ce9">
            <text:p>R$ <text:s text:c="4"/>66,00<text:s/></text:p>
          </table:table-cell>
          <table:table-cell table:number-columns-repeated="16373"/>
        </table:table-row>
        <table:table-row table:style-name="ro3">
          <table:table-cell office:value-type="string" table:style-name="ce7">
            <text:p>PR-RR</text:p>
          </table:table-cell>
          <table:table-cell office:value-type="float" office:value="2019" table:style-name="ce8">
            <text:p>2019</text:p>
          </table:table-cell>
          <table:table-cell office:value-type="string" table:style-name="ce8">
            <text:p>FRANCISCO AURISBERTO ALVES TEIXEIRA</text:p>
          </table:table-cell>
          <table:table-cell office:value-type="string" table:style-name="ce9">
            <text:p><text:s/>644.368.532-68</text:p>
          </table:table-cell>
          <table:table-cell office:value-type="string" table:style-name="ce9">
            <text:p>25/02/19 a 01/03/19</text:p>
          </table:table-cell>
          <table:table-cell office:value-type="string" table:style-name="ce10">
            <text:p>SIM</text:p>
          </table:table-cell>
          <table:table-cell office:value-type="string" table:style-name="ce13">
            <text:p>25/02/2019</text:p>
          </table:table-cell>
          <table:table-cell office:value-type="string" table:style-name="ce14">
            <text:p>CASA DO ELETRICISTA COMÉRCIO E CONSTRUÇÃO LTDA</text:p>
          </table:table-cell>
          <table:table-cell office:value-type="string" table:style-name="ce13">
            <text:p>84.012.418/0001-09</text:p>
          </table:table-cell>
          <table:table-cell office:value-type="string" table:style-name="ce15">
            <text:p>SOLICITAÇÃO DA ADMINISTRAÇÃO</text:p>
          </table:table-cell>
          <table:table-cell office:value-type="string" table:style-name="ce9">
            <text:p>R$ <text:s text:c="3"/>480,00<text:s/></text:p>
          </table:table-cell>
          <table:table-cell table:number-columns-repeated="16373"/>
        </table:table-row>
        <table:table-row table:style-name="ro4">
          <table:table-cell office:value-type="string" table:style-name="ce7">
            <text:p>PR-RR</text:p>
          </table:table-cell>
          <table:table-cell office:value-type="float" office:value="2019" table:style-name="ce8">
            <text:p>2019</text:p>
          </table:table-cell>
          <table:table-cell office:value-type="string" table:style-name="ce8">
            <text:p>FRANCISCO DAS CHAGAS ALVES</text:p>
          </table:table-cell>
          <table:table-cell office:value-type="string" table:style-name="ce9">
            <text:p><text:s/>829.607.203-34</text:p>
          </table:table-cell>
          <table:table-cell office:value-type="string" table:style-name="ce9">
            <text:p>06/05/19 a 07/06/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ADRIANA MELO LANGON</text:p>
          </table:table-cell>
          <table:table-cell office:value-type="string" table:style-name="ce9">
            <text:p><text:s/>688.388.320-72</text:p>
          </table:table-cell>
          <table:table-cell office:value-type="string" table:style-name="ce9">
            <text:p>29/03/19 a 11/06/19</text:p>
          </table:table-cell>
          <table:table-cell office:value-type="string" table:style-name="ce10">
            <text:p>SIM</text:p>
          </table:table-cell>
          <table:table-cell office:value-type="string" table:style-name="ce11">
            <text:p>09/04/2019</text:p>
          </table:table-cell>
          <table:table-cell office:value-type="string" table:style-name="ce11">
            <text:p>FARACO COMERCIO E SERVIÇOS LTDA - ME</text:p>
          </table:table-cell>
          <table:table-cell office:value-type="string" table:style-name="ce11">
            <text:p>13.697.472/0001-97</text:p>
          </table:table-cell>
          <table:table-cell office:value-type="string" table:style-name="ce15">
            <text:p>SOLICITAÇÃO DA SECRETARIA ESTADUAL</text:p>
          </table:table-cell>
          <table:table-cell office:value-type="string" table:style-name="ce9">
            <text:p>R$ <text:s text:c="3"/>63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ARLOS ROBERTO SOUZA SOARES</text:p>
          </table:table-cell>
          <table:table-cell office:value-type="string" table:style-name="ce9">
            <text:p><text:s/>442.856.550-04</text:p>
          </table:table-cell>
          <table:table-cell office:value-type="string" table:style-name="ce9">
            <text:p>02/05/19 a 15/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HARLES DA SILVA WALMRATH</text:p>
          </table:table-cell>
          <table:table-cell office:value-type="string" table:style-name="ce9">
            <text:p><text:s/>780.082.470-53</text:p>
          </table:table-cell>
          <table:table-cell office:value-type="string" table:style-name="ce9">
            <text:p>10/06/19 a 23/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11/01/19 a 26/03/19</text:p>
          </table:table-cell>
          <table:table-cell office:value-type="string" table:style-name="ce11">
            <text:p>SIM</text:p>
          </table:table-cell>
          <table:table-cell office:value-type="string" table:style-name="ce11">
            <text:p>22/02/2019</text:p>
          </table:table-cell>
          <table:table-cell office:value-type="string" table:style-name="ce11">
            <text:p>MB3 - MERCADO ELETRÔNICO LTDA</text:p>
          </table:table-cell>
          <table:table-cell office:value-type="string" table:style-name="ce11">
            <text:p>04.168.721/0001-66</text:p>
          </table:table-cell>
          <table:table-cell office:value-type="string" table:style-name="ce18">
            <text:p>COMPRA SE REFERE À INSTALAÇÃO DE CABOS/PONTOS DE REDE PARA ATIVAÇÃO DE</text:p>
            <text:p>COMPUTADORES DE MONITORAMENTO DO CIRCUITO DE CFTV DA SEDE DA PRM.</text:p>
          </table:table-cell>
          <table:table-cell office:value-type="string" table:style-name="ce9">
            <text:p>R$ <text:s text:c="4"/>49,45<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A FERNANDA MANFRON MORO</text:p>
          </table:table-cell>
          <table:table-cell office:value-type="string" table:style-name="ce9">
            <text:p><text:s/>816.956.400-04</text:p>
          </table:table-cell>
          <table:table-cell office:value-type="string" table:style-name="ce9">
            <text:p>22/04/19 a 05/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CLAUDIO CESCONETO</text:p>
          </table:table-cell>
          <table:table-cell office:value-type="string" table:style-name="ce9">
            <text:p><text:s/>542.169.749-53</text:p>
          </table:table-cell>
          <table:table-cell office:value-type="string" table:style-name="ce9">
            <text:p>26/03/19 a 08/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DIOGENES CARVALHO DE OLIVEIRA</text:p>
          </table:table-cell>
          <table:table-cell office:value-type="string" table:style-name="ce9">
            <text:p><text:s/>010.316.584-32</text:p>
          </table:table-cell>
          <table:table-cell office:value-type="string" table:style-name="ce9">
            <text:p>02/05/19 a 15/07/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KNORST</text:p>
          </table:table-cell>
          <table:table-cell office:value-type="string" table:style-name="ce9">
            <text:p><text:s/>969.684.940-00</text:p>
          </table:table-cell>
          <table:table-cell office:value-type="string" table:style-name="ce9">
            <text:p>14/01/19 a 29/03/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16/05/19 a 29/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BORRACHAS FARRAPOS LTDA</text:p>
          </table:table-cell>
          <table:table-cell office:value-type="string" table:style-name="ce13">
            <text:p>90.761.248/0001-68</text:p>
          </table:table-cell>
          <table:table-cell office:value-type="string" table:style-name="ce15">
            <text:p>REPARO EM FANCOIL</text:p>
          </table:table-cell>
          <table:table-cell office:value-type="string" table:style-name="ce9">
            <text:p>R$ <text:s text:c="3"/>113,4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MATERIAL PARA INSTALAÇÃO DE MÁQUINA PARA O RESTAURANTE.</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1/04/2019</text:p>
          </table:table-cell>
          <table:table-cell office:value-type="string" table:style-name="ce14">
            <text:p>UTILITIES FERRAGEM E BAZAR LTDA</text:p>
          </table:table-cell>
          <table:table-cell office:value-type="string" table:style-name="ce13">
            <text:p>01.872.857/0001-64</text:p>
          </table:table-cell>
          <table:table-cell office:value-type="string" table:style-name="ce15">
            <text:p>MATERIAL PARA INSTALAÇÃO DO RESTAURANTE.</text:p>
          </table:table-cell>
          <table:table-cell office:value-type="string" table:style-name="ce9">
            <text:p>R$ <text:s text:c="4"/>9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2/04/2019</text:p>
          </table:table-cell>
          <table:table-cell office:value-type="string" table:style-name="ce14">
            <text:p>COMERCIAL TV TUBOLÂNDIA LTDA.</text:p>
          </table:table-cell>
          <table:table-cell office:value-type="string" table:style-name="ce13">
            <text:p>87.104.030/0001-26</text:p>
          </table:table-cell>
          <table:table-cell office:value-type="string" table:style-name="ce15">
            <text:p>INSTALAÇÕES DE AÚDIO NO AUDITÓRIO.</text:p>
          </table:table-cell>
          <table:table-cell office:value-type="string" table:style-name="ce9">
            <text:p>R$ <text:s text:c="3"/>499,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ELAIZE SILVA PEZZI E CIA LTDA</text:p>
          </table:table-cell>
          <table:table-cell office:value-type="string" table:style-name="ce13">
            <text:p>02.945.891/0001-84</text:p>
          </table:table-cell>
          <table:table-cell office:value-type="string" table:style-name="ce15">
            <text:p>ELIMINAÇÃO DE ARANHAS</text:p>
          </table:table-cell>
          <table:table-cell office:value-type="string" table:style-name="ce9">
            <text:p>R$ <text:s text:c="4"/>38,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PRODUTOS PARA O RESTAURANTE</text:p>
          </table:table-cell>
          <table:table-cell office:value-type="string" table:style-name="ce9">
            <text:p>R$ <text:s text:c="4"/>89,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3/04/2019</text:p>
          </table:table-cell>
          <table:table-cell office:value-type="string" table:style-name="ce14">
            <text:p>SUPERMERCADO LACADOR</text:p>
          </table:table-cell>
          <table:table-cell office:value-type="string" table:style-name="ce13">
            <text:p>05.070.641/0001-36</text:p>
          </table:table-cell>
          <table:table-cell office:value-type="string" table:style-name="ce15">
            <text:p>ELIMINAÇÃO DE ARANHAS</text:p>
          </table:table-cell>
          <table:table-cell office:value-type="string" table:style-name="ce9">
            <text:p>R$ <text:s text:c="4"/>62,25<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04/04/2019</text:p>
          </table:table-cell>
          <table:table-cell office:value-type="string" table:style-name="ce14">
            <text:p>FRG FILMS PELICULAS DE CONTROLE SOLAR</text:p>
          </table:table-cell>
          <table:table-cell office:value-type="string" table:style-name="ce13">
            <text:p>18.150.506/0001-42</text:p>
          </table:table-cell>
          <table:table-cell office:value-type="string" table:style-name="ce15">
            <text:p>INSTALAÇÃO DE PELICULA NO AUDITORIO</text:p>
          </table:table-cell>
          <table:table-cell office:value-type="string" table:style-name="ce9">
            <text:p>R$ <text:s text:c="3"/>18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5/04/2019</text:p>
          </table:table-cell>
          <table:table-cell office:value-type="string" table:style-name="ce11">
            <text:p>CASA DO MAT ELETRICO LTDA</text:p>
          </table:table-cell>
          <table:table-cell office:value-type="string" table:style-name="ce11">
            <text:p>28.318.577/0001-65</text:p>
          </table:table-cell>
          <table:table-cell office:value-type="string" table:style-name="ce18">
            <text:p>MATERIAL PARA INSTALAÇÃO DO RESTAURANTE.</text:p>
          </table:table-cell>
          <table:table-cell office:value-type="string" table:style-name="ce9">
            <text:p>R$ <text:s text:c="3"/>148,71<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5/04/2019</text:p>
          </table:table-cell>
          <table:table-cell office:value-type="string" table:style-name="ce11">
            <text:p>FERRAGEM GERHARDT LTDA</text:p>
          </table:table-cell>
          <table:table-cell office:value-type="string" table:style-name="ce11">
            <text:p>92.691.641/0001-58</text:p>
          </table:table-cell>
          <table:table-cell office:value-type="string" table:style-name="ce18">
            <text:p>MATERIAIS PARA INSTALAÇÃO DO RESTAURANTE .</text:p>
          </table:table-cell>
          <table:table-cell office:value-type="string" table:style-name="ce9">
            <text:p>R$ <text:s text:c="4"/>16,23<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7/05/2019</text:p>
          </table:table-cell>
          <table:table-cell office:value-type="string" table:style-name="ce11">
            <text:p>COBASI.COM</text:p>
          </table:table-cell>
          <table:table-cell office:value-type="string" table:style-name="ce11">
            <text:p>53.153.938/0070-30</text:p>
          </table:table-cell>
          <table:table-cell office:value-type="string" table:style-name="ce18">
            <text:p>PASTILHAS DE CLORO PARA LIMPEZA DE ÁGUA.</text:p>
          </table:table-cell>
          <table:table-cell office:value-type="string" table:style-name="ce9">
            <text:p>R$ <text:s text:c="3"/>13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1">
            <text:p>SIM</text:p>
          </table:table-cell>
          <table:table-cell office:value-type="string" table:style-name="ce11">
            <text:p>08/04/2019</text:p>
          </table:table-cell>
          <table:table-cell office:value-type="string" table:style-name="ce11">
            <text:p>FERRAGEM PORTO BELO LTDA</text:p>
          </table:table-cell>
          <table:table-cell office:value-type="string" table:style-name="ce11">
            <text:p>07.358.362/0001-06</text:p>
          </table:table-cell>
          <table:table-cell office:value-type="string" table:style-name="ce18">
            <text:p>MATERIAL PARA INSTALAÇÃO DO RESTAURANTE.</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1/04/2019</text:p>
          </table:table-cell>
          <table:table-cell office:value-type="string" table:style-name="ce14">
            <text:p>SERGIO LEANDRO SOUZA DOS REIS - ME</text:p>
          </table:table-cell>
          <table:table-cell office:value-type="string" table:style-name="ce13">
            <text:p>20.610.238/0001-46</text:p>
          </table:table-cell>
          <table:table-cell office:value-type="string" table:style-name="ce15">
            <text:p>INSTALAÇÃO DE MANGUEIRA PARA BOTIJÃO DE GÁS E AJUSTE NA PRESSÃO DO SISTEMA.<text:s/></text:p>
          </table:table-cell>
          <table:table-cell office:value-type="string" table:style-name="ce9">
            <text:p>R$ <text:s text:c="3"/>204,08<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5/04/2019</text:p>
          </table:table-cell>
          <table:table-cell office:value-type="string" table:style-name="ce14">
            <text:p>LEROY MERLIN CIA BRASILEIRA DE BRICOLAGEM.</text:p>
          </table:table-cell>
          <table:table-cell office:value-type="string" table:style-name="ce13">
            <text:p>01.438.784/0014-11</text:p>
          </table:table-cell>
          <table:table-cell office:value-type="string" table:style-name="ce15">
            <text:p>COMPRA PARA INSTALAÇÃO DO RESTAURANTE</text:p>
          </table:table-cell>
          <table:table-cell office:value-type="string" table:style-name="ce9">
            <text:p>R$ <text:s text:c="3"/>150,17<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5/04/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COMPRA PARA INSTALAÇÃO NO RESTAURANTE<text:s/></text:p>
          </table:table-cell>
          <table:table-cell office:value-type="string" table:style-name="ce9">
            <text:p>R$ <text:s text:c="4"/>8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19/03/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15">
            <text:p>COMPRA DE PRODUTOS PARA O RESTAURANTE</text:p>
          </table:table-cell>
          <table:table-cell office:value-type="string" table:style-name="ce9">
            <text:p>R$ <text:s text:c="4"/>51,9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EDUARDO NEPOMUCENO DA SILVA</text:p>
          </table:table-cell>
          <table:table-cell office:value-type="string" table:style-name="ce9">
            <text:p><text:s/>451.661.880-04</text:p>
          </table:table-cell>
          <table:table-cell office:value-type="string" table:style-name="ce9">
            <text:p>25/03/19 a 07/05/19</text:p>
          </table:table-cell>
          <table:table-cell office:value-type="string" table:style-name="ce10">
            <text:p>SIM</text:p>
          </table:table-cell>
          <table:table-cell office:value-type="string" table:style-name="ce13">
            <text:p>28/03/2019</text:p>
          </table:table-cell>
          <table:table-cell office:value-type="string" table:style-name="ce14">
            <text:p>ABT COMERCIAL ELÉTRICA LTDA.</text:p>
          </table:table-cell>
          <table:table-cell office:value-type="string" table:style-name="ce13">
            <text:p>00.212.675/0001-02</text:p>
          </table:table-cell>
          <table:table-cell office:value-type="string" table:style-name="ce15">
            <text:p>MATERIAIS PARA INSTALAÇÕES NO RESTAURANTE<text:s/></text:p>
          </table:table-cell>
          <table:table-cell office:value-type="string" table:style-name="ce9">
            <text:p>R$ <text:s text:c="3"/>213,80<text:s/></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14/01/19 a 29/03/19</text:p>
          </table:table-cell>
          <table:table-cell office:value-type="string" table:style-name="ce10">
            <text:p>SIM</text:p>
          </table:table-cell>
          <table:table-cell office:value-type="string" table:style-name="ce13">
            <text:p>01/02/2019</text:p>
          </table:table-cell>
          <table:table-cell office:value-type="string" table:style-name="ce14">
            <text:p>FARITEL TELECOMUNICAÇÕES LTDA</text:p>
          </table:table-cell>
          <table:table-cell office:value-type="string" table:style-name="ce13">
            <text:p>08.606.517/0001-30</text:p>
          </table:table-cell>
          <table:table-cell office:value-type="string" table:style-name="ce15">
            <text:p>NECESSIDADE URGENTE DE CRIMPAR E CONFIGURAR OITO PONTOS NO VOICE PANEL DA NOVA CENTRAL TELEFÔNICA SIEMENS QUE FOI ENCAMINHADA PELA CTIC/PRRS EM JANEIRO DE 2019 SEM QUE O SERVIÇO ESTIVESSE EXECUTADO.<text:s/></text:p>
          </table:table-cell>
          <table:table-cell office:value-type="string" table:style-name="ce9">
            <text:p>R$ <text:s text:c="3"/>115,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FERNANDO GABANA</text:p>
          </table:table-cell>
          <table:table-cell office:value-type="string" table:style-name="ce9">
            <text:p><text:s/>656.511.890-68</text:p>
          </table:table-cell>
          <table:table-cell office:value-type="string" table:style-name="ce9">
            <text:p>22/04/19 a 05/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GILBERTO ANTONIO KLEIN</text:p>
          </table:table-cell>
          <table:table-cell office:value-type="string" table:style-name="ce9">
            <text:p><text:s/>186.718.020-00</text:p>
          </table:table-cell>
          <table:table-cell office:value-type="string" table:style-name="ce9">
            <text:p>14/01/19 a 29/03/19</text:p>
          </table:table-cell>
          <table:table-cell office:value-type="string" table:style-name="ce10">
            <text:p>SIM</text:p>
          </table:table-cell>
          <table:table-cell office:value-type="string" table:style-name="ce11">
            <text:p>27/03/2019</text:p>
          </table:table-cell>
          <table:table-cell office:value-type="string" table:style-name="ce11">
            <text:p>LAJEAR REFRIGERAÇÃO LTDA ME</text:p>
          </table:table-cell>
          <table:table-cell office:value-type="string" table:style-name="ce11">
            <text:p>93.775.682/0001-95</text:p>
          </table:table-cell>
          <table:table-cell office:value-type="string" table:style-name="ce15">
            <text:p>LIMPEZA E HIGIENIZAÇÃO EM CARÁTER EXCEPCIONAL DO SPLIT NP 29.018.013.<text:s/></text:p>
          </table:table-cell>
          <table:table-cell office:value-type="string" table:style-name="ce9">
            <text:p>R$ <text:s text:c="3"/>18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JOSE LUIS SCHUCK</text:p>
          </table:table-cell>
          <table:table-cell office:value-type="string" table:style-name="ce9">
            <text:p><text:s/>669.361.010-20</text:p>
          </table:table-cell>
          <table:table-cell office:value-type="string" table:style-name="ce9">
            <text:p>11/06/19 a 24/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JOVANE RAMBO</text:p>
          </table:table-cell>
          <table:table-cell office:value-type="string" table:style-name="ce9">
            <text:p><text:s/>796.805.269-68</text:p>
          </table:table-cell>
          <table:table-cell office:value-type="string" table:style-name="ce9">
            <text:p>25/02/19 a 11/05/19</text:p>
          </table:table-cell>
          <table:table-cell office:value-type="string" table:style-name="ce10">
            <text:p>SIM</text:p>
          </table:table-cell>
          <table:table-cell office:value-type="string" table:style-name="ce13">
            <text:p>01/03/2019</text:p>
          </table:table-cell>
          <table:table-cell office:value-type="string" table:style-name="ce14">
            <text:p>NEI MELLO DOS SANTOS E CIA LTDA</text:p>
          </table:table-cell>
          <table:table-cell office:value-type="string" table:style-name="ce13">
            <text:p>02.844.559/0001-23</text:p>
          </table:table-cell>
          <table:table-cell office:value-type="string" table:style-name="ce15">
            <text:p>O NO-BREAK REQUER O CONSERTO EM CARÁTER DE URGÊNCIA EM RAZÃO DE ALIMENTAR O CFTV E O RELÓGIO PONTO DA PRM. OUTROSSIM, A URGÊNCIA JUSTIFICA-SE A FIM DE QUE SE POSSA EVITAR DANOS DOS EQUIPAMENTOS QUE AGORA ESTÃO LIGADOS DIRETAMENTE NA REDE ELÉTRICA.</text:p>
          </table:table-cell>
          <table:table-cell office:value-type="string" table:style-name="ce9">
            <text:p>R$ <text:s text:c="3"/>760,00<text:s/></text:p>
          </table:table-cell>
          <table:table-cell table:number-columns-repeated="16373"/>
        </table:table-row>
        <table:table-row table:style-name="ro9">
          <table:table-cell office:value-type="string" table:style-name="ce7">
            <text:p>PR-RS</text:p>
          </table:table-cell>
          <table:table-cell office:value-type="float" office:value="2019" table:style-name="ce8">
            <text:p>2019</text:p>
          </table:table-cell>
          <table:table-cell office:value-type="string" table:style-name="ce8">
            <text:p>JOVANE RAMBO</text:p>
          </table:table-cell>
          <table:table-cell office:value-type="string" table:style-name="ce9">
            <text:p><text:s/>796.805.269-68</text:p>
          </table:table-cell>
          <table:table-cell office:value-type="string" table:style-name="ce9">
            <text:p>25/02/19 a 11/05/19</text:p>
          </table:table-cell>
          <table:table-cell office:value-type="string" table:style-name="ce10">
            <text:p>SIM</text:p>
          </table:table-cell>
          <table:table-cell office:value-type="string" table:style-name="ce13">
            <text:p>01/03/2019</text:p>
          </table:table-cell>
          <table:table-cell office:value-type="string" table:style-name="ce14">
            <text:p>NEI MELLO DOS SANTOS E CIA LTDA</text:p>
          </table:table-cell>
          <table:table-cell office:value-type="string" table:style-name="ce13">
            <text:p>02.844.559/0001-23</text:p>
          </table:table-cell>
          <table:table-cell office:value-type="string" table:style-name="ce15">
            <text:p>O NO-BREAK REQUER O CONSERTO EM CARÁTER DE URGÊNCIA EM RAZÃO DE ALIMENTAR O CFTV E O RELÓGIO PONTO DA PRM. OUTROSSIM, A URGÊNCIA JUSTIFICA-SE A FIM DE QUE SE POSSA EVITAR DANOS DOS EQUIPAMENTOS QUE AGORA ESTÃO LIGADOS DIRETAMENTE NA REDE ELÉTRICA.</text:p>
          </table:table-cell>
          <table:table-cell office:value-type="string" table:style-name="ce9">
            <text:p>R$ <text:s/>1.16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01/02/2019</text:p>
          </table:table-cell>
          <table:table-cell office:value-type="string" table:style-name="ce14">
            <text:p>SOM ART FRIO COMERCIO LTDA</text:p>
          </table:table-cell>
          <table:table-cell office:value-type="string" table:style-name="ce13">
            <text:p>02.596.073/0001-13</text:p>
          </table:table-cell>
          <table:table-cell office:value-type="string" table:style-name="ce15">
            <text:p>01 SERVIÇO DE REPOSIÇÃO DE GÁS E VERIFICAÇÃO / REAPERTO DA LINHA DE GÁS (GÁS R 410) SPLIT 18.000BTU/H</text:p>
          </table:table-cell>
          <table:table-cell office:value-type="string" table:style-name="ce9">
            <text:p>R$ <text:s text:c="3"/>21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14/02/2019</text:p>
          </table:table-cell>
          <table:table-cell office:value-type="string" table:style-name="ce14">
            <text:p>COMEL COM DE MAT ELETRICOS E HIDRÁULICOS LTDA</text:p>
          </table:table-cell>
          <table:table-cell office:value-type="string" table:style-name="ce13">
            <text:p>04.123.471/0001-48</text:p>
          </table:table-cell>
          <table:table-cell office:value-type="string" table:style-name="ce15">
            <text:p>INSTALAÇÃO DE CAMPAINHA SEM FIO PARA SEDE DA PRM.</text:p>
          </table:table-cell>
          <table:table-cell office:value-type="string" table:style-name="ce9">
            <text:p>R$ <text:s text:c="3"/>101,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S FELIPE BASSEDONI DE AZEVEDO</text:p>
          </table:table-cell>
          <table:table-cell office:value-type="string" table:style-name="ce9">
            <text:p><text:s/>644.670.660-04</text:p>
          </table:table-cell>
          <table:table-cell office:value-type="string" table:style-name="ce9">
            <text:p>23/01/19 a 07/04/19</text:p>
          </table:table-cell>
          <table:table-cell office:value-type="string" table:style-name="ce10">
            <text:p>SIM</text:p>
          </table:table-cell>
          <table:table-cell office:value-type="string" table:style-name="ce13">
            <text:p>14/02/2019</text:p>
          </table:table-cell>
          <table:table-cell office:value-type="string" table:style-name="ce14">
            <text:p>COMEL COM DE MAT ELETRICOS E HIDRÁULICOS LTDA</text:p>
          </table:table-cell>
          <table:table-cell office:value-type="string" table:style-name="ce13">
            <text:p>04.123.471/0001-48</text:p>
          </table:table-cell>
          <table:table-cell office:value-type="string" table:style-name="ce15">
            <text:p>INSTALAÇÃO DE TOMADA NO GABINETE DO 1º OFÍCIO.<text:s/></text:p>
          </table:table-cell>
          <table:table-cell office:value-type="string" table:style-name="ce9">
            <text:p>R$ <text:s text:c="4"/>27,32<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14/01/19 a 29/03/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LUIZ FERNANDO THOMAZ</text:p>
          </table:table-cell>
          <table:table-cell office:value-type="string" table:style-name="ce9">
            <text:p><text:s/>006.592.130-52</text:p>
          </table:table-cell>
          <table:table-cell office:value-type="string" table:style-name="ce9">
            <text:p>24/04/19 a 07/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1/04/19 a 14/06/19</text:p>
          </table:table-cell>
          <table:table-cell office:value-type="string" table:style-name="ce10">
            <text:p>SIM</text:p>
          </table:table-cell>
          <table:table-cell office:value-type="string" table:style-name="ce13">
            <text:p>08/04/2019</text:p>
          </table:table-cell>
          <table:table-cell office:value-type="string" table:style-name="ce14">
            <text:p>BRUNA DIAS SANTOS<text:s/></text:p>
          </table:table-cell>
          <table:table-cell office:value-type="string" table:style-name="ce13">
            <text:p>27.756.654/0001-04</text:p>
          </table:table-cell>
          <table:table-cell office:value-type="string" table:style-name="ce15">
            <text:p>REFERENTE A INSTALAÇÃO DE PELÍCULAS NAS GUARITAS DA VIGILÂNCIA.</text:p>
          </table:table-cell>
          <table:table-cell office:value-type="string" table:style-name="ce9">
            <text:p>R$ <text:s/>1.29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2/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SOLICITADOS 13 CÓPIAS DE CHAVES E DOIS MIOLOS DE CHAVES.</text:p>
          </table:table-cell>
          <table:table-cell office:value-type="string" table:style-name="ce9">
            <text:p>R$ <text:s text:c="3"/>112,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3/04/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FORAM REALIZADAS 04 COPIAS DE CHAVES CONFORME SOLICITADO.</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0">
            <text:p>SIM</text:p>
          </table:table-cell>
          <table:table-cell office:value-type="string" table:style-name="ce13">
            <text:p>04/04/2019</text:p>
          </table:table-cell>
          <table:table-cell office:value-type="string" table:style-name="ce14">
            <text:p>GAÚCHA COMERCIO DE FECHADURAS LTDA</text:p>
          </table:table-cell>
          <table:table-cell office:value-type="string" table:style-name="ce13">
            <text:p>10.942.681/0001-60</text:p>
          </table:table-cell>
          <table:table-cell office:value-type="string" table:style-name="ce15">
            <text:p>FOI NECESSÁRIA A COMPRA DE IDENTIFICADOR DE CHAVES.</text:p>
          </table:table-cell>
          <table:table-cell office:value-type="string" table:style-name="ce9">
            <text:p>R$ <text:s text:c="3"/>240,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04/04/2019</text:p>
          </table:table-cell>
          <table:table-cell office:value-type="string" table:style-name="ce11">
            <text:p>PRECISION SISTEMASLTDA - EPP</text:p>
          </table:table-cell>
          <table:table-cell office:value-type="string" table:style-name="ce11">
            <text:p>04.095.635/0001-70</text:p>
          </table:table-cell>
          <table:table-cell office:value-type="string" table:style-name="ce18">
            <text:p>FOI EFETUADA A COMPRA DE BUTTON PARA VIGIA /BASTÃO.</text:p>
          </table:table-cell>
          <table:table-cell office:value-type="string" table:style-name="ce9">
            <text:p>R$ <text:s text:c="3"/>240,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11/04/2019</text:p>
          </table:table-cell>
          <table:table-cell office:value-type="string" table:style-name="ce11">
            <text:p>JUAREZ JOSE PEREIRA ME - DE CHAVES</text:p>
          </table:table-cell>
          <table:table-cell office:value-type="string" table:style-name="ce11">
            <text:p>93.062.073/0001-99</text:p>
          </table:table-cell>
          <table:table-cell office:value-type="string" table:style-name="ce18">
            <text:p>FORAM SOLICITADAS 36 COPIAS PARA SERVIDORES.</text:p>
          </table:table-cell>
          <table:table-cell office:value-type="string" table:style-name="ce9">
            <text:p>R$ <text:s text:c="3"/>216,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LUIZ NEREU LEANDRO PEREIRA</text:p>
          </table:table-cell>
          <table:table-cell office:value-type="string" table:style-name="ce9">
            <text:p><text:s/>255.767.470-20</text:p>
          </table:table-cell>
          <table:table-cell office:value-type="string" table:style-name="ce9">
            <text:p>06/02/19 a 21/04/19</text:p>
          </table:table-cell>
          <table:table-cell office:value-type="string" table:style-name="ce11">
            <text:p>SIM</text:p>
          </table:table-cell>
          <table:table-cell office:value-type="string" table:style-name="ce11">
            <text:p>28/02/2019</text:p>
          </table:table-cell>
          <table:table-cell office:value-type="string" table:style-name="ce11">
            <text:p>PORTO CHAVES</text:p>
          </table:table-cell>
          <table:table-cell office:value-type="string" table:style-name="ce11">
            <text:p>27.677.126/0001-51</text:p>
          </table:table-cell>
          <table:table-cell office:value-type="string" table:style-name="ce18">
            <text:p>FOI SOLICITADO TROCA DE SEGREDO DAS FECHADURAS.</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01/03/19 a 14/05/19</text:p>
          </table:table-cell>
          <table:table-cell office:value-type="string" table:style-name="ce10">
            <text:p>SIM</text:p>
          </table:table-cell>
          <table:table-cell office:value-type="string" table:style-name="ce13">
            <text:p>13/03/2019</text:p>
          </table:table-cell>
          <table:table-cell office:value-type="string" table:style-name="ce14">
            <text:p>VIDRAÇARIA TONI GLASS LTDA</text:p>
          </table:table-cell>
          <table:table-cell office:value-type="string" table:style-name="ce13">
            <text:p>16.713.909/0001-27</text:p>
          </table:table-cell>
          <table:table-cell office:value-type="string" table:style-name="ce15">
            <text:p>AQUISIÇÃO DE UMA PORTA DE VIDRO E DOBRADIÇA PARA REPOSIÇÃO DA PORTA DE ENTRADA DO PRÉDIO, QUEBRADA DURANTE TEMPORAIS NA REGIÃO.</text:p>
          </table:table-cell>
          <table:table-cell office:value-type="string" table:style-name="ce9">
            <text:p>R$ <text:s text:c="3"/>771,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NELSON LUIZ ABREU MAGALHAES</text:p>
          </table:table-cell>
          <table:table-cell office:value-type="string" table:style-name="ce9">
            <text:p><text:s/>316.750.930-91</text:p>
          </table:table-cell>
          <table:table-cell office:value-type="string" table:style-name="ce9">
            <text:p>26/04/19 a 09/07/19</text:p>
          </table:table-cell>
          <table:table-cell office:value-type="string" table:style-name="ce11">
            <text:p>SIM</text:p>
          </table:table-cell>
          <table:table-cell office:value-type="string" table:style-name="ce11">
            <text:p>06/05/2019</text:p>
          </table:table-cell>
          <table:table-cell office:value-type="string" table:style-name="ce11">
            <text:p>VIDRAÇARIA TONI GLASS LTDA</text:p>
          </table:table-cell>
          <table:table-cell office:value-type="string" table:style-name="ce11">
            <text:p>16.713.909/0001-27</text:p>
          </table:table-cell>
          <table:table-cell office:value-type="string" table:style-name="ce18">
            <text:p>SERVIÇOS DE MANUTENÇÃO COM FORNECIMENTO DE MATERIAIS DAS PORTAS DE VIDROS DA ENTRADA PRINCIPAL DA PRM E DE ACESSO A GUARITA.<text:s/></text:p>
          </table:table-cell>
          <table:table-cell office:value-type="string" table:style-name="ce9">
            <text:p>R$ <text:s/>1.508,3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0/04/19 a 26/06/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ENATO MENNA DUARTE</text:p>
          </table:table-cell>
          <table:table-cell office:value-type="string" table:style-name="ce9">
            <text:p><text:s/>597.054.500-72</text:p>
          </table:table-cell>
          <table:table-cell office:value-type="string" table:style-name="ce9">
            <text:p>14/06/19 a 27/08/19</text:p>
          </table:table-cell>
          <table:table-cell office:value-type="string" table:style-name="ce10">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10/05/2019</text:p>
          </table:table-cell>
          <table:table-cell office:value-type="string" table:style-name="ce14">
            <text:p>GAÚCHA CLIMATIZAÇÃO E REFRIGERAÇÃO LTDA - EPP</text:p>
          </table:table-cell>
          <table:table-cell office:value-type="string" table:style-name="ce13">
            <text:p>95.195.459/0001-02</text:p>
          </table:table-cell>
          <table:table-cell office:value-type="string" table:style-name="ce15">
            <text:p>SUBSTITUIÇÃO DE 01 APARELHO DE AR CONDICIONADO E MANUTENÇÃO DE OUTRO APARELHO, IMPRESCINDÍVEL PARA EVITAR SUPERAQUECIMENTO EQUIPAMENTOS DE INFORMÁTICA NA SALA.</text:p>
          </table:table-cell>
          <table:table-cell office:value-type="string" table:style-name="ce9">
            <text:p>R$ <text:s text:c="3"/>46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2/04/2019</text:p>
          </table:table-cell>
          <table:table-cell office:value-type="string" table:style-name="ce14">
            <text:p>COMERCIAL ELÉTRICA HAMMES EIRELI</text:p>
          </table:table-cell>
          <table:table-cell office:value-type="string" table:style-name="ce13">
            <text:p>88.230.545/0001-35</text:p>
          </table:table-cell>
          <table:table-cell office:value-type="string" table:style-name="ce15">
            <text:p>AQUISIÇÃO CABO HDMI 5 METROS PARA CONEXÃO EQUIPAMENTOS VÍDEO CONFERÊNCIA, EQUIPAMENTO NÃO DISPONÍVEL NO ALMOXARIFADO E INDISPENSÁVEL PARA FUNCIONAMENTO.</text:p>
          </table:table-cell>
          <table:table-cell office:value-type="string" table:style-name="ce9">
            <text:p>R$ <text:s text:c="4"/>30,0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5/04/2019</text:p>
          </table:table-cell>
          <table:table-cell office:value-type="string" table:style-name="ce14">
            <text:p>COMPUMAX-LOPES, BASTOS &amp; CIA LTDA.</text:p>
          </table:table-cell>
          <table:table-cell office:value-type="string" table:style-name="ce13">
            <text:p>02.535.925/0001-62</text:p>
          </table:table-cell>
          <table:table-cell office:value-type="string" table:style-name="ce15">
            <text:p>AQUISIÇÃO DE LIMPA CONTATO DESTINADO À MANUTENÇÃO DE EQUIPAMENTOS, PRODUTO INDISPONÍVEL NO ALMOXARIFADO E NECESSÁRIO NA PRM.</text:p>
          </table:table-cell>
          <table:table-cell office:value-type="string" table:style-name="ce9">
            <text:p>R$ <text:s text:c="4"/>12,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5/04/2019</text:p>
          </table:table-cell>
          <table:table-cell office:value-type="string" table:style-name="ce14">
            <text:p>COMPUMAX-LOPES, BASTOS &amp; CIA LTDA.</text:p>
          </table:table-cell>
          <table:table-cell office:value-type="string" table:style-name="ce13">
            <text:p>02.535.925/0001-62</text:p>
          </table:table-cell>
          <table:table-cell office:value-type="string" table:style-name="ce15">
            <text:p>AQUISIÇÃO DE PASTA TÉRMICA INDISPENSÁVEL PARA MANUTENÇÃO DE COMPUTADORES, NÃO DISPONÍVEL NO ESTOQUE DO ALMOXARIFADO.</text:p>
          </table:table-cell>
          <table:table-cell office:value-type="string" table:style-name="ce9">
            <text:p>R$ <text:s text:c="4"/>19,50<text:s/></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5/04/2019</text:p>
          </table:table-cell>
          <table:table-cell office:value-type="string" table:style-name="ce14">
            <text:p>DERMATOLOGE FARMÁCIA LTDA</text:p>
          </table:table-cell>
          <table:table-cell office:value-type="string" table:style-name="ce13">
            <text:p>93.566.404/0002-09</text:p>
          </table:table-cell>
          <table:table-cell office:value-type="string" table:style-name="ce15">
            <text:p>AQUISIÇÃO ÁLCOOL ISOPROPÍLICO PARA LIMPEZA E MANUTENÇÃO DE COMPUTADORES, INDISPONÍVEL NO ALMOXARIFADO E NECESSÁRIO PARA EQUIPAMENTOS QUE AGUARDAM A MANUTENÇÃO.</text:p>
          </table:table-cell>
          <table:table-cell office:value-type="string" table:style-name="ce9">
            <text:p>R$ <text:s text:c="4"/>29,4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BERTO MEIRA</text:p>
          </table:table-cell>
          <table:table-cell office:value-type="string" table:style-name="ce9">
            <text:p><text:s/>143.242.610-91</text:p>
          </table:table-cell>
          <table:table-cell office:value-type="string" table:style-name="ce9">
            <text:p>11/04/19 a 24/06/19</text:p>
          </table:table-cell>
          <table:table-cell office:value-type="string" table:style-name="ce10">
            <text:p>SIM</text:p>
          </table:table-cell>
          <table:table-cell office:value-type="string" table:style-name="ce13">
            <text:p>29/04/2019</text:p>
          </table:table-cell>
          <table:table-cell office:value-type="string" table:style-name="ce14">
            <text:p>GEPEL PAPELARIA E INFORMÁTICA LTDA</text:p>
          </table:table-cell>
          <table:table-cell office:value-type="string" table:style-name="ce13">
            <text:p>11.639.729/0001-29</text:p>
          </table:table-cell>
          <table:table-cell office:value-type="string" table:style-name="ce15">
            <text:p>AQUISIÇÃO DE CAIXAS PARA ARQUIVO MORTO NÃO DISPONÍVEIS NO ALMOXARIFADO E INDISPENSÁVEL PARA ARQUIVO DE DOCUMENTOS E PROCEDIMENTOS.</text:p>
          </table:table-cell>
          <table:table-cell office:value-type="string" table:style-name="ce9">
            <text:p>R$ <text:s text:c="4"/>69,8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14/01/19 a 29/03/19</text:p>
          </table:table-cell>
          <table:table-cell office:value-type="string" table:style-name="ce10">
            <text:p>SIM</text:p>
          </table:table-cell>
          <table:table-cell office:value-type="string" table:style-name="ce11">
            <text:p>13/02/2019</text:p>
          </table:table-cell>
          <table:table-cell office:value-type="string" table:style-name="ce11">
            <text:p>VALDEMAR BECKER HAHN</text:p>
          </table:table-cell>
          <table:table-cell office:value-type="string" table:style-name="ce11">
            <text:p>88.201.173/0001-19</text:p>
          </table:table-cell>
          <table:table-cell office:value-type="string" table:style-name="ce15">
            <text:p>TROCAR PEÇA DEFEITUOSA NA CAIXA DE DESCARGA, DA SALA 604, DA PRM BAGÉ</text:p>
          </table:table-cell>
          <table:table-cell office:value-type="string" table:style-name="ce9">
            <text:p>R$ <text:s text:c="3"/>103,80<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14/02/19 a 29/04/19</text:p>
          </table:table-cell>
          <table:table-cell office:value-type="string" table:style-name="ce10">
            <text:p>SIM</text:p>
          </table:table-cell>
          <table:table-cell office:value-type="string" table:style-name="ce11">
            <text:p>22/02/2019</text:p>
          </table:table-cell>
          <table:table-cell office:value-type="string" table:style-name="ce11">
            <text:p>HERNANDES E NUNES LTDA</text:p>
          </table:table-cell>
          <table:table-cell office:value-type="string" table:style-name="ce11">
            <text:p>93.823.672/0001-88</text:p>
          </table:table-cell>
          <table:table-cell office:value-type="string" table:style-name="ce15">
            <text:p>REALIZAÇÃO DE RECARGA DE GÁS EM 06 EQUIPAMENTOS DE AR-CONDICIONADO, QUE FORAM INSTALADOS NA NOVA SEDE DA PRM-BAGÉ.</text:p>
          </table:table-cell>
          <table:table-cell office:value-type="string" table:style-name="ce9">
            <text:p>R$ <text:s/>1.35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OSANA LEAL DA COSTA</text:p>
          </table:table-cell>
          <table:table-cell office:value-type="string" table:style-name="ce9">
            <text:p><text:s/>721.111.270-00</text:p>
          </table:table-cell>
          <table:table-cell office:value-type="string" table:style-name="ce9">
            <text:p>23/04/19 a 0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ROSELI FRANCISCON VERLINDO</text:p>
          </table:table-cell>
          <table:table-cell office:value-type="string" table:style-name="ce9">
            <text:p><text:s/>588.193.040-15</text:p>
          </table:table-cell>
          <table:table-cell office:value-type="string" table:style-name="ce9">
            <text:p>23/04/19 a 0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0/03/19 a 02/06/19</text:p>
          </table:table-cell>
          <table:table-cell office:value-type="string" table:style-name="ce10">
            <text:p>SIM</text:p>
          </table:table-cell>
          <table:table-cell office:value-type="string" table:style-name="ce13">
            <text:p>12/04/2019</text:p>
          </table:table-cell>
          <table:table-cell office:value-type="string" table:style-name="ce14">
            <text:p>TECNILUZ SERVIÇOS ELÉTRICOS EIRELI</text:p>
          </table:table-cell>
          <table:table-cell office:value-type="string" table:style-name="ce13">
            <text:p>17.974.128/0001-59</text:p>
          </table:table-cell>
          <table:table-cell office:value-type="string" table:style-name="ce15">
            <text:p>MATERIAL REQUER URGÊNCIA NA AQUISIÇÃO TENDO EM VISTA TRATAR-SE DE ITENS INDISPENSÁVEIS À MANUTENÇÃO DE AMBIENTE ADEQUADO AO TRABALHO. NÃO SENDO PASSÍVEL DE PLANEJAMENTO. LÂMPADAS QUEIMADAS.</text:p>
          </table:table-cell>
          <table:table-cell office:value-type="string" table:style-name="ce9">
            <text:p>R$ <text:s text:c="3"/>494,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0/03/19 a 02/06/19</text:p>
          </table:table-cell>
          <table:table-cell office:value-type="string" table:style-name="ce10">
            <text:p>SIM</text:p>
          </table:table-cell>
          <table:table-cell office:value-type="string" table:style-name="ce13">
            <text:p>12/04/2019</text:p>
          </table:table-cell>
          <table:table-cell office:value-type="string" table:style-name="ce14">
            <text:p>TECNILUZ SERVIÇOS ELÉTRICOS EIRELI</text:p>
          </table:table-cell>
          <table:table-cell office:value-type="string" table:style-name="ce13">
            <text:p>17.974.128/0001-59</text:p>
          </table:table-cell>
          <table:table-cell office:value-type="string" table:style-name="ce15">
            <text:p>O PRESENTE SERVIÇO TEM CARÁTER DE URGÊNCIA E NÃO FOI POSSÍVEL HAVER PLANEJAMENTO POIS TRATA-SE DE LÂMPADAS QUEIMADAS</text:p>
          </table:table-cell>
          <table:table-cell office:value-type="string" table:style-name="ce9">
            <text:p>R$ <text:s text:c="3"/>379,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ANDER SOARES ZECA</text:p>
          </table:table-cell>
          <table:table-cell office:value-type="string" table:style-name="ce9">
            <text:p><text:s/>971.422.807-78</text:p>
          </table:table-cell>
          <table:table-cell office:value-type="string" table:style-name="ce9">
            <text:p>25/06/19 a 0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03/05/19 a 1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6">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13/02/2019</text:p>
          </table:table-cell>
          <table:table-cell office:value-type="string" table:style-name="ce14">
            <text:p>FERRAGEM BOZANO LTDA</text:p>
          </table:table-cell>
          <table:table-cell office:value-type="string" table:style-name="ce13">
            <text:p>01.187.755/0001-00</text:p>
          </table:table-cell>
          <table:table-cell office:value-type="string" table:style-name="ce15">
            <text:p>CONSIDERANDO A URGÊNCIA PARA RESTAURAR O FUNCIONAMENTO DO SISTEMA DE SOM DO</text:p>
            <text:p>AUDITÓRIO PARA A REALIZAÇÃO DA REUNIÃO AGENDADA PARA AMANHA, DIA 14/02/2018</text:p>
          </table:table-cell>
          <table:table-cell office:value-type="string" table:style-name="ce9">
            <text:p>R$ <text:s text:c="3"/>127,00<text:s/></text:p>
          </table:table-cell>
          <table:table-cell table:number-columns-repeated="16373"/>
        </table:table-row>
        <table:table-row table:style-name="ro8">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15/02/2019</text:p>
          </table:table-cell>
          <table:table-cell office:value-type="string" table:style-name="ce14">
            <text:p>LIA BORIN NOAL ME</text:p>
          </table:table-cell>
          <table:table-cell office:value-type="string" table:style-name="ce13">
            <text:p>17.289.516/0001-09</text:p>
          </table:table-cell>
          <table:table-cell office:value-type="string" table:style-name="ce15">
            <text:p>CONHECIMENTO DA NECESSIDADE DE AJUSTE DO PONTO DE ABASTECIMENTO DE ÁGUA A POUCOS DIAS ANTES DA DATA DA INSTALAÇÃO, QUE NÃO POSSIBILITOU A OBTENÇÃO DE ORÇAMENTOS COM DIFERENTES PRESTADORES DE SERVIÇO</text:p>
          </table:table-cell>
          <table:table-cell office:value-type="string" table:style-name="ce9">
            <text:p>R$ <text:s text:c="3"/>115,88<text:s/></text:p>
          </table:table-cell>
          <table:table-cell table:number-columns-repeated="16373"/>
        </table:table-row>
        <table:table-row table:style-name="ro7">
          <table:table-cell office:value-type="string" table:style-name="ce7">
            <text:p>PR-RS</text:p>
          </table:table-cell>
          <table:table-cell office:value-type="float" office:value="2019" table:style-name="ce8">
            <text:p>2019</text:p>
          </table:table-cell>
          <table:table-cell office:value-type="string" table:style-name="ce8">
            <text:p>VANESSA PADOIN</text:p>
          </table:table-cell>
          <table:table-cell office:value-type="string" table:style-name="ce9">
            <text:p><text:s/>024.068.860-00</text:p>
          </table:table-cell>
          <table:table-cell office:value-type="string" table:style-name="ce9">
            <text:p>16/01/19 a 01/04/19</text:p>
          </table:table-cell>
          <table:table-cell office:value-type="string" table:style-name="ce10">
            <text:p>SIM</text:p>
          </table:table-cell>
          <table:table-cell office:value-type="string" table:style-name="ce13">
            <text:p>21/02/2019</text:p>
          </table:table-cell>
          <table:table-cell office:value-type="string" table:style-name="ce14">
            <text:p>FERNANDO IZAIR NUNES RODRIGUES</text:p>
          </table:table-cell>
          <table:table-cell office:value-type="string" table:style-name="ce13">
            <text:p>20.707.629/0001-83</text:p>
          </table:table-cell>
          <table:table-cell office:value-type="string" table:style-name="ce15">
            <text:p>PROVIDÊNCIAS URGENTES PARA SOLUCIONAR</text:p>
            <text:p>FUNCIONAMENTO DO CONDICIONADOR DE AR, MODELO SPLIT, DA SALA DO CPD DA PRM</text:p>
          </table:table-cell>
          <table:table-cell office:value-type="string" table:style-name="ce9">
            <text:p>R$ <text:s text:c="3"/>180,00<text:s/></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VERNEI ESTEVO ORDAKOWSKI</text:p>
          </table:table-cell>
          <table:table-cell office:value-type="string" table:style-name="ce9">
            <text:p><text:s/>309.175.810-91</text:p>
          </table:table-cell>
          <table:table-cell office:value-type="string" table:style-name="ce9">
            <text:p>14/03/19 a 27/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S</text:p>
          </table:table-cell>
          <table:table-cell office:value-type="float" office:value="2019" table:style-name="ce8">
            <text:p>2019</text:p>
          </table:table-cell>
          <table:table-cell office:value-type="string" table:style-name="ce8">
            <text:p>WAGNER FERREIRA VALLES</text:p>
          </table:table-cell>
          <table:table-cell office:value-type="string" table:style-name="ce9">
            <text:p><text:s/>809.583.380-00</text:p>
          </table:table-cell>
          <table:table-cell office:value-type="string" table:style-name="ce9">
            <text:p>14/06/19 a 27/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1">
            <text:p>SIM COM RESSALVA</text:p>
          </table:table-cell>
          <table:table-cell office:value-type="string" table:style-name="ce11">
            <text:p>01/02/2019</text:p>
          </table:table-cell>
          <table:table-cell office:value-type="string" table:style-name="ce11">
            <text:p>MULTI FERRAGEM EIRELI</text:p>
          </table:table-cell>
          <table:table-cell office:value-type="string" table:style-name="ce11">
            <text:p>72.308.836/0001-69</text:p>
          </table:table-cell>
          <table:table-cell office:value-type="string" table:style-name="ce18">
            <text:p>CADEADO PARA FECHAMENTO DE DEPÓSITO</text:p>
          </table:table-cell>
          <table:table-cell office:value-type="string" table:style-name="ce9">
            <text:p>R$ <text:s text:c="4"/>40,9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1">
            <text:p>11/02/2019</text:p>
          </table:table-cell>
          <table:table-cell office:value-type="string" table:style-name="ce11">
            <text:p>FERRAGEM GERHARDT LTDA</text:p>
          </table:table-cell>
          <table:table-cell office:value-type="string" table:style-name="ce11">
            <text:p>92.691.641/0001-58</text:p>
          </table:table-cell>
          <table:table-cell office:value-type="string" table:style-name="ce15">
            <text:p>CADEADOS PARA FECHAR PORTAS DE RESERVATÓRIOS</text:p>
          </table:table-cell>
          <table:table-cell office:value-type="string" table:style-name="ce9">
            <text:p>R$ <text:s text:c="3"/>289,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1">
            <text:p>12/02/2019</text:p>
          </table:table-cell>
          <table:table-cell office:value-type="string" table:style-name="ce11">
            <text:p>REAL FECHADURAS LTDA</text:p>
          </table:table-cell>
          <table:table-cell office:value-type="string" table:style-name="ce11">
            <text:p>92.472.026/0001-50</text:p>
          </table:table-cell>
          <table:table-cell office:value-type="string" table:style-name="ce15">
            <text:p>FECHADURAS PARA OS BALCÕES DA RECEPÇÃO</text:p>
          </table:table-cell>
          <table:table-cell office:value-type="string" table:style-name="ce9">
            <text:p>R$ <text:s text:c="4"/>32,8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1">
            <text:p>13/02/2019</text:p>
          </table:table-cell>
          <table:table-cell office:value-type="string" table:style-name="ce11">
            <text:p>TUMELERO MATERIAIS DE CONSTRUÇÃO LTDA</text:p>
          </table:table-cell>
          <table:table-cell office:value-type="string" table:style-name="ce11">
            <text:p>10.280.765/0065-40</text:p>
          </table:table-cell>
          <table:table-cell office:value-type="string" table:style-name="ce15">
            <text:p>MATERIAIS PARA A OBRA DE INSTALAÇÃO DE EQUIPAMENTOS NO RESTAURANTE</text:p>
          </table:table-cell>
          <table:table-cell office:value-type="string" table:style-name="ce9">
            <text:p>R$ <text:s text:c="3"/>217,12<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4/02/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MATERIAIS PARA OBRA NO RESTAURANTE</text:p>
          </table:table-cell>
          <table:table-cell office:value-type="string" table:style-name="ce9">
            <text:p>R$ <text:s text:c="4"/>52,5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18/01/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MATERIAIS PARA REPAROS EM VASOS SANITÁRIOS E PINTURA, NECESSÁRIOS</text:p>
          </table:table-cell>
          <table:table-cell office:value-type="string" table:style-name="ce9">
            <text:p>R$ <text:s text:c="3"/>485,0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0/02/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15">
            <text:p>INSTRUMENTO NECESSÁRIO PARA ARRANCAR GRAMPOS DOS ARQUIVOS</text:p>
          </table:table-cell>
          <table:table-cell office:value-type="string" table:style-name="ce9">
            <text:p>R$ <text:s text:c="4"/>32,49<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1/01/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15">
            <text:p>REPARO EM CONEXÃO</text:p>
          </table:table-cell>
          <table:table-cell office:value-type="string" table:style-name="ce9">
            <text:p>R$ <text:s text:c="4"/>49,9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1/02/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15">
            <text:p>GRAMPOS PARA FIXAÇÃO DE PROCESSOS DO ARQUIVO REALIZADO PELO PROTOCOLO.</text:p>
          </table:table-cell>
          <table:table-cell office:value-type="string" table:style-name="ce9">
            <text:p>R$ <text:s text:c="4"/>59,88<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2/01/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15">
            <text:p>ALTERAÇÃO DO MIOLO DE FECHADURA DA SALA DE CONTROLE DO AUDITÓRIO, ONDE PERMANECEM ITENS DE ELEVADO VALOR</text:p>
          </table:table-cell>
          <table:table-cell office:value-type="string" table:style-name="ce9">
            <text:p>R$ <text:s text:c="4"/>34,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1">
            <text:p>24/01/2019</text:p>
          </table:table-cell>
          <table:table-cell office:value-type="string" table:style-name="ce11">
            <text:p>K&amp;D COMERCIO LTDA-ME</text:p>
          </table:table-cell>
          <table:table-cell office:value-type="string" table:style-name="ce11">
            <text:p>01.474.831/0001-68</text:p>
          </table:table-cell>
          <table:table-cell office:value-type="string" table:style-name="ce15">
            <text:p>CORDAS PARA HASTEAMENTO DAS BANDEIRAS NOS RESPECTIVOS MASTROS</text:p>
          </table:table-cell>
          <table:table-cell office:value-type="string" table:style-name="ce9">
            <text:p>R$ <text:s text:c="4"/>28,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5/01/2019</text:p>
          </table:table-cell>
          <table:table-cell office:value-type="string" table:style-name="ce14">
            <text:p>SERGIO LEANDRO SOUZA DOS REIS - ME</text:p>
          </table:table-cell>
          <table:table-cell office:value-type="string" table:style-name="ce13">
            <text:p>20.610.238/0001-46</text:p>
          </table:table-cell>
          <table:table-cell office:value-type="string" table:style-name="ce15">
            <text:p>INSTALAÇÃO DE GAS PARA REFEITORIO</text:p>
          </table:table-cell>
          <table:table-cell office:value-type="string" table:style-name="ce9">
            <text:p>R$ <text:s text:c="3"/>137,8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11/01/19 a 26/03/19</text:p>
          </table:table-cell>
          <table:table-cell office:value-type="string" table:style-name="ce10">
            <text:p>SIM COM RESSALVA</text:p>
          </table:table-cell>
          <table:table-cell office:value-type="string" table:style-name="ce13">
            <text:p>28/01/2019</text:p>
          </table:table-cell>
          <table:table-cell office:value-type="string" table:style-name="ce14">
            <text:p>MULTI FERRAGEM EIRELI</text:p>
          </table:table-cell>
          <table:table-cell office:value-type="string" table:style-name="ce13">
            <text:p>72.308.836/0001-69</text:p>
          </table:table-cell>
          <table:table-cell office:value-type="string" table:style-name="ce15">
            <text:p>RECOMPOSIÇÃO DO BALCÃO DO REFEITÓRIO, REFORMADO</text:p>
          </table:table-cell>
          <table:table-cell office:value-type="string" table:style-name="ce9">
            <text:p>R$ <text:s text:c="4"/>38,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1">
            <text:p>SIM</text:p>
          </table:table-cell>
          <table:table-cell office:value-type="string" table:style-name="ce11">
            <text:p>06/03/2019</text:p>
          </table:table-cell>
          <table:table-cell office:value-type="string" table:style-name="ce11">
            <text:p>FASTNER COMECIAL DE FERRAGENS E FERRAMENTAS EIRELI</text:p>
          </table:table-cell>
          <table:table-cell office:value-type="string" table:style-name="ce11">
            <text:p>92.690.106/0001-82</text:p>
          </table:table-cell>
          <table:table-cell office:value-type="string" table:style-name="ce18">
            <text:p>ACESSORIOS PARA FIXAÇÃO EM PAREDE DE GESSO</text:p>
          </table:table-cell>
          <table:table-cell office:value-type="string" table:style-name="ce9">
            <text:p>R$ <text:s text:c="4"/>35,70<text:s/></text:p>
          </table:table-cell>
          <table:table-cell table:number-columns-repeated="16373"/>
        </table:table-row>
        <table:table-row table:style-name="ro2">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8/03/2019</text:p>
          </table:table-cell>
          <table:table-cell office:value-type="string" table:style-name="ce14">
            <text:p>DORVO SUPORTES E ANCORAGENS EILERI</text:p>
          </table:table-cell>
          <table:table-cell office:value-type="string" table:style-name="ce13">
            <text:p>25.194.665/0001-04</text:p>
          </table:table-cell>
          <table:table-cell office:value-type="string" table:style-name="ce15">
            <text:p>SUPORTES NECESSÁRIOS PARA A BANCADA DO RESTAURANTE</text:p>
          </table:table-cell>
          <table:table-cell office:value-type="string" table:style-name="ce9">
            <text:p>R$ <text:s text:c="3"/>273,00<text:s/></text:p>
          </table:table-cell>
          <table:table-cell table:number-columns-repeated="16373"/>
        </table:table-row>
        <table:table-row table:style-name="ro5">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3">
            <text:p>08/03/2019</text:p>
          </table:table-cell>
          <table:table-cell office:value-type="string" table:style-name="ce14">
            <text:p>JR FOGOES</text:p>
          </table:table-cell>
          <table:table-cell office:value-type="string" table:style-name="ce13">
            <text:p>04.009.894/0001-31</text:p>
          </table:table-cell>
          <table:table-cell office:value-type="string" table:style-name="ce15">
            <text:p>ADAPTAÇÃO DO SISTEMA DE ALIMENTAÇÃO DE GÁS DO FOGÃO DO RESTAURANTE, INSTALAÇÃO DO FOGÃO EM SI.</text:p>
          </table:table-cell>
          <table:table-cell office:value-type="string" table:style-name="ce9">
            <text:p>R$ <text:s text:c="3"/>650,00<text:s/></text:p>
          </table:table-cell>
          <table:table-cell table:number-columns-repeated="16373"/>
        </table:table-row>
        <table:table-row table:style-name="ro3">
          <table:table-cell office:value-type="string" table:style-name="ce7">
            <text:p>PR-RS</text:p>
          </table:table-cell>
          <table:table-cell office:value-type="float" office:value="2019" table:style-name="ce8">
            <text:p>2019</text:p>
          </table:table-cell>
          <table:table-cell office:value-type="string" table:style-name="ce8">
            <text:p>WILLIAM ROBERTO GOMES SOARES</text:p>
          </table:table-cell>
          <table:table-cell office:value-type="string" table:style-name="ce9">
            <text:p><text:s/>118.974.140-72</text:p>
          </table:table-cell>
          <table:table-cell office:value-type="string" table:style-name="ce9">
            <text:p>27/02/19 a 12/05/19</text:p>
          </table:table-cell>
          <table:table-cell office:value-type="string" table:style-name="ce10">
            <text:p>SIM</text:p>
          </table:table-cell>
          <table:table-cell office:value-type="string" table:style-name="ce11">
            <text:p>15/03/2019</text:p>
          </table:table-cell>
          <table:table-cell office:value-type="string" table:style-name="ce11">
            <text:p>COFEL COMERCIAL DE FERRAGENS E LAMINADOS LTDA</text:p>
          </table:table-cell>
          <table:table-cell office:value-type="string" table:style-name="ce11">
            <text:p>92.692.102/0001-33</text:p>
          </table:table-cell>
          <table:table-cell office:value-type="string" table:style-name="ce15">
            <text:p>LAMINADOS E ACESSÓRIOS PARA FABRICAÇÃO DA BANCADA DO RESTAURANTE DA PR RS</text:p>
          </table:table-cell>
          <table:table-cell office:value-type="string" table:style-name="ce9">
            <text:p>R$ <text:s text:c="3"/>800,5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2/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1">
            <text:p>15/04/2019</text:p>
          </table:table-cell>
          <table:table-cell office:value-type="string" table:style-name="ce11">
            <text:p>ABI BELEM E CIA LTDA</text:p>
          </table:table-cell>
          <table:table-cell office:value-type="string" table:style-name="ce11">
            <text:p>82.745.886/0001-67</text:p>
          </table:table-cell>
          <table:table-cell office:value-type="string" table:style-name="ce15">
            <text:p>NECESSIDADE DE COMPRAR MAIS UM GALÃO (CASCO) PARA ÁGUA MINERAL 20 LITROS (SÓ É VENDIDO COM LÍQUIDO). COMPRA DE BICARBONATO PARA LIMPEZA DE GARRAFAS DE CAFÉ.</text:p>
          </table:table-cell>
          <table:table-cell office:value-type="string" table:style-name="ce9">
            <text:p>R$ <text:s text:c="4"/>35,29<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1">
            <text:p>SIM</text:p>
          </table:table-cell>
          <table:table-cell office:value-type="string" table:style-name="ce11">
            <text:p>15/04/2019</text:p>
          </table:table-cell>
          <table:table-cell office:value-type="string" table:style-name="ce11">
            <text:p>ELETROBOX COMERCIO DE MATERIAIS ELETRICOS LTDA</text:p>
          </table:table-cell>
          <table:table-cell office:value-type="string" table:style-name="ce11">
            <text:p>11.807.582/0001-39</text:p>
          </table:table-cell>
          <table:table-cell office:value-type="string" table:style-name="ce18">
            <text:p>NECESSIDADE DE INSTALAR BOTÃO DE PÂNICO (CAMPAINHA SEM FIO) NA SAC- SALA DE ATENDIMENTO AO CIDADÃO, CONFORME ORIENTAÇÃO DO PLANO DE SEGURANÇA ORGÂNICA.</text:p>
          </table:table-cell>
          <table:table-cell office:value-type="string" table:style-name="ce9">
            <text:p>R$ <text:s text:c="4"/>85,0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1">
            <text:p>SIM</text:p>
          </table:table-cell>
          <table:table-cell office:value-type="string" table:style-name="ce11">
            <text:p>22/04/2019</text:p>
          </table:table-cell>
          <table:table-cell office:value-type="string" table:style-name="ce11">
            <text:p>LOJAS DE DEPARTAMENTOS MILIUM LTDA</text:p>
          </table:table-cell>
          <table:table-cell office:value-type="string" table:style-name="ce11">
            <text:p>83.240.333/0019-44</text:p>
          </table:table-cell>
          <table:table-cell office:value-type="string" table:style-name="ce18">
            <text:p>CHALEIRA ELÉTRICA PARA AQUECER ÁGUA PARA CHÁ, CAFÉ (AUTORIZADA COMPRA PELA PRSC). PILHAS PARA FECHADURA BIOMÉTRICA, E LÍQUIDO PARA LIMPEZA DE MONITORES.</text:p>
          </table:table-cell>
          <table:table-cell office:value-type="string" table:style-name="ce9">
            <text:p>R$ <text:s text:c="3"/>154,7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8/01/2019</text:p>
          </table:table-cell>
          <table:table-cell office:value-type="string" table:style-name="ce14">
            <text:p>MIG ATACADO E VAREJO LTDA</text:p>
          </table:table-cell>
          <table:table-cell office:value-type="string" table:style-name="ce13">
            <text:p>85.244.168/0011-77</text:p>
          </table:table-cell>
          <table:table-cell office:value-type="string" table:style-name="ce15">
            <text:p>COMPRA DE FILTRO DE CAFÉ PARA UTILIZAÇÃO NA CAFETEIRA ELÉTRICA. NÃO HÁ DISPONIBILIDADE DO PRODUTO NA SELOG PR/SC.</text:p>
          </table:table-cell>
          <table:table-cell office:value-type="string" table:style-name="ce9">
            <text:p>R$ <text:s text:c="4"/>23,3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ADRIANA FERNANDES GOES</text:p>
          </table:table-cell>
          <table:table-cell office:value-type="string" table:style-name="ce9">
            <text:p><text:s/>563.067.251-72</text:p>
          </table:table-cell>
          <table:table-cell office:value-type="string" table:style-name="ce9">
            <text:p>23/01/19 a 22/04/19</text:p>
          </table:table-cell>
          <table:table-cell office:value-type="string" table:style-name="ce10">
            <text:p>SIM</text:p>
          </table:table-cell>
          <table:table-cell office:value-type="string" table:style-name="ce13">
            <text:p>28/02/2019</text:p>
          </table:table-cell>
          <table:table-cell office:value-type="string" table:style-name="ce14">
            <text:p>LIMA E PIAOTQUEVICZ REFRIGERACAO LTDA.</text:p>
          </table:table-cell>
          <table:table-cell office:value-type="string" table:style-name="ce13">
            <text:p>07.035.923/0001-28</text:p>
          </table:table-cell>
          <table:table-cell office:value-type="string" table:style-name="ce15">
            <text:p>COMPRA E TROCA DE MANGUEIRA DE SAÍDA DE ÁGUA PARA MÁQUINA DE LAVAR QUE ESTAVA COM VAZAMENTO.</text:p>
          </table:table-cell>
          <table:table-cell office:value-type="string" table:style-name="ce9">
            <text:p>R$ <text:s text:c="4"/>7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ANDRE AUGUSTO PEREIRA CUNHA</text:p>
          </table:table-cell>
          <table:table-cell office:value-type="string" table:style-name="ce9">
            <text:p><text:s/>768.542.561-00</text:p>
          </table:table-cell>
          <table:table-cell office:value-type="string" table:style-name="ce9">
            <text:p>30/01/19 a 29/04/19</text:p>
          </table:table-cell>
          <table:table-cell office:value-type="string" table:style-name="ce10">
            <text:p>SIM</text:p>
          </table:table-cell>
          <table:table-cell office:value-type="string" table:style-name="ce13">
            <text:p>30/01/2019</text:p>
          </table:table-cell>
          <table:table-cell office:value-type="string" table:style-name="ce14">
            <text:p>COOPER - COOP. DE PROD. ABASTECIMENTO DO VALE DO ITAJAI</text:p>
          </table:table-cell>
          <table:table-cell office:value-type="string" table:style-name="ce13">
            <text:p>82.647.165/0020-87</text:p>
          </table:table-cell>
          <table:table-cell office:value-type="string" table:style-name="ce15">
            <text:p>NECESSIDADES DA PRM - FILTRO DE CAFE E PILHA PARA CONTROLES DE AR CONDICIONADO E OUTROS</text:p>
          </table:table-cell>
          <table:table-cell office:value-type="string" table:style-name="ce9">
            <text:p>R$ <text:s text:c="3"/>114,98<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23/04/2019</text:p>
          </table:table-cell>
          <table:table-cell office:value-type="string" table:style-name="ce14">
            <text:p>SUPERMERCADO SEZINHO LTDA</text:p>
          </table:table-cell>
          <table:table-cell office:value-type="string" table:style-name="ce13">
            <text:p>01.941.216/0002-03</text:p>
          </table:table-cell>
          <table:table-cell office:value-type="string" table:style-name="ce15">
            <text:p>AQUISIÇÃO DE ÁGUA MINERAL PARA A PRM RIO DO SUL.</text:p>
          </table:table-cell>
          <table:table-cell office:value-type="string" table:style-name="ce9">
            <text:p>R$ <text:s text:c="3"/>111,86<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1">
            <text:p>SIM</text:p>
          </table:table-cell>
          <table:table-cell office:value-type="string" table:style-name="ce11">
            <text:p>25/03/2019</text:p>
          </table:table-cell>
          <table:table-cell office:value-type="string" table:style-name="ce11">
            <text:p>EDELSON ELETROPEÇAS E SERVIÇOS LTDA - ELETROLAR</text:p>
          </table:table-cell>
          <table:table-cell office:value-type="string" table:style-name="ce11">
            <text:p>85.224.186/0001-15</text:p>
          </table:table-cell>
          <table:table-cell office:value-type="string" table:style-name="ce18">
            <text:p>3 CÓPIAS DE SEGURANÇA DAS CHAVES DA COPA E GABINETE.</text:p>
          </table:table-cell>
          <table:table-cell office:value-type="string" table:style-name="ce9">
            <text:p>R$ <text:s text:c="4"/>24,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BRUNA PATRICIA DE SOUZA DA ROCHA</text:p>
          </table:table-cell>
          <table:table-cell office:value-type="string" table:style-name="ce9">
            <text:p><text:s/>067.235.749-66</text:p>
          </table:table-cell>
          <table:table-cell office:value-type="string" table:style-name="ce9">
            <text:p>24/01/19 a 23/04/19</text:p>
          </table:table-cell>
          <table:table-cell office:value-type="string" table:style-name="ce10">
            <text:p>SIM</text:p>
          </table:table-cell>
          <table:table-cell office:value-type="string" table:style-name="ce13">
            <text:p>31/01/2019</text:p>
          </table:table-cell>
          <table:table-cell office:value-type="string" table:style-name="ce14">
            <text:p>EDELSON ELETROPEÇAS E SERVIÇOS LTDA - ELETROLAR</text:p>
          </table:table-cell>
          <table:table-cell office:value-type="string" table:style-name="ce13">
            <text:p>85.224.186/0001-15</text:p>
          </table:table-cell>
          <table:table-cell office:value-type="string" table:style-name="ce15">
            <text:p>AQUISIÇÃO DE 4 CHAVES PARA A PORTA DA ASSESSORIA, VISTO QUE A REFERIDA PORTA NÃO POSSUÍA CÓPIAS RESERVAS PARA UTILIZAÇÃO EM CASO DE FALHA NA ABERTURA DA PORTA POR BIOMETRIA.</text:p>
          </table:table-cell>
          <table:table-cell office:value-type="string" table:style-name="ce9">
            <text:p>R$ <text:s text:c="4"/>32,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BARNI ACABAMENTO E MATERIAL PARA CONSTRUÇÃO</text:p>
          </table:table-cell>
          <table:table-cell office:value-type="string" table:style-name="ce13">
            <text:p>74.156.381/0001-39</text:p>
          </table:table-cell>
          <table:table-cell office:value-type="string" table:style-name="ce15">
            <text:p>AQUISIÇÃO DE AREIA PARA CAIXA DE DESMUNICIAMENTO DA PRM BLUMENAU.</text:p>
          </table:table-cell>
          <table:table-cell office:value-type="string" table:style-name="ce9">
            <text:p>R$ <text:s text:c="4"/>23,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05/02/2019</text:p>
          </table:table-cell>
          <table:table-cell office:value-type="string" table:style-name="ce14">
            <text:p>MEGA COMERCIO DE COMPONENTES ELETRONICOS LTDA</text:p>
          </table:table-cell>
          <table:table-cell office:value-type="string" table:style-name="ce13">
            <text:p>19.046.775/0001-26</text:p>
          </table:table-cell>
          <table:table-cell office:value-type="string" table:style-name="ce15">
            <text:p>CABO HDMI PARA UTILIZAÇÃO EM PROJETOR DO AUDITÓRIO DA PRM BLUMENAU.</text:p>
          </table:table-cell>
          <table:table-cell office:value-type="string" table:style-name="ce9">
            <text:p>R$ <text:s text:c="3"/>149,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13/02/2019</text:p>
          </table:table-cell>
          <table:table-cell office:value-type="string" table:style-name="ce14">
            <text:p>COOPERATIVA DE PRODUTOS ABASTECIMENTO DO VALE DO ITAJAÍ</text:p>
          </table:table-cell>
          <table:table-cell office:value-type="string" table:style-name="ce13">
            <text:p>82.647.165/0015-10</text:p>
          </table:table-cell>
          <table:table-cell office:value-type="string" table:style-name="ce15">
            <text:p>AQUISIÇÃO DE MATERIAL DE COPA.</text:p>
          </table:table-cell>
          <table:table-cell office:value-type="string" table:style-name="ce9">
            <text:p>R$ <text:s text:c="4"/>60,35<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1">
            <text:p>SIM</text:p>
          </table:table-cell>
          <table:table-cell office:value-type="string" table:style-name="ce11">
            <text:p>14/02/2019</text:p>
          </table:table-cell>
          <table:table-cell office:value-type="string" table:style-name="ce11">
            <text:p>CENTRAL DAS CHAVES LTDA ME</text:p>
          </table:table-cell>
          <table:table-cell office:value-type="string" table:style-name="ce11">
            <text:p>00.515.929/0001-53</text:p>
          </table:table-cell>
          <table:table-cell office:value-type="string" table:style-name="ce18">
            <text:p>AQUISIÇÃO DE CARIMBO.</text:p>
          </table:table-cell>
          <table:table-cell office:value-type="string" table:style-name="ce9">
            <text:p>R$ <text:s text:c="4"/>55,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2/02/2019</text:p>
          </table:table-cell>
          <table:table-cell office:value-type="string" table:style-name="ce14">
            <text:p>WE SOL MAIOR COMERCIO E MANUTENÇÃO DE SOM LTDA</text:p>
          </table:table-cell>
          <table:table-cell office:value-type="string" table:style-name="ce13">
            <text:p>05.434.887/0001-40</text:p>
          </table:table-cell>
          <table:table-cell office:value-type="string" table:style-name="ce15">
            <text:p>AQUISIÇÃO DE CABO P2 2RCA PARA AUDITÓRIO DA PRM BLUMENAU.</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1">
            <text:p>24/01/2019</text:p>
          </table:table-cell>
          <table:table-cell office:value-type="string" table:style-name="ce11">
            <text:p>LOJAS DE DEPARTAMENTOS MILIUM LTDA</text:p>
          </table:table-cell>
          <table:table-cell office:value-type="string" table:style-name="ce11">
            <text:p>83.240.333/0012-78</text:p>
          </table:table-cell>
          <table:table-cell office:value-type="string" table:style-name="ce15">
            <text:p>AQUISIÇÃO DE FITA DUPLA FACE PARA FIXAÇÃO DE PLACAS NA PRM/BLUMENAU.</text:p>
          </table:table-cell>
          <table:table-cell office:value-type="string" table:style-name="ce9">
            <text:p>R$ <text:s text:c="4"/>80,6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6/02/2019</text:p>
          </table:table-cell>
          <table:table-cell office:value-type="string" table:style-name="ce14">
            <text:p>PONTO DA PORCELANA PRESENTES EIRELE - ME</text:p>
          </table:table-cell>
          <table:table-cell office:value-type="string" table:style-name="ce13">
            <text:p>84.822.683/0003-14</text:p>
          </table:table-cell>
          <table:table-cell office:value-type="string" table:style-name="ce15">
            <text:p>AQUISIÇÃO DE LOUÇA PARA COPA.</text:p>
          </table:table-cell>
          <table:table-cell office:value-type="string" table:style-name="ce9">
            <text:p>R$ <text:s text:c="3"/>267,72<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7/02/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COPOS PARA A PRM BLUMENAU.</text:p>
          </table:table-cell>
          <table:table-cell office:value-type="string" table:style-name="ce9">
            <text:p>R$ <text:s text:c="3"/>116,7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AIRO HENKELS</text:p>
          </table:table-cell>
          <table:table-cell office:value-type="string" table:style-name="ce9">
            <text:p><text:s/>674.635.179-34</text:p>
          </table:table-cell>
          <table:table-cell office:value-type="string" table:style-name="ce9">
            <text:p>23/01/19 a 22/04/19</text:p>
          </table:table-cell>
          <table:table-cell office:value-type="string" table:style-name="ce10">
            <text:p>SIM</text:p>
          </table:table-cell>
          <table:table-cell office:value-type="string" table:style-name="ce13">
            <text:p>27/02/2019</text:p>
          </table:table-cell>
          <table:table-cell office:value-type="string" table:style-name="ce14">
            <text:p>NANO PAPELARIA EIRELI EPP</text:p>
          </table:table-cell>
          <table:table-cell office:value-type="string" table:style-name="ce13">
            <text:p>24.354.895/0001-20</text:p>
          </table:table-cell>
          <table:table-cell office:value-type="string" table:style-name="ce15">
            <text:p>AQUISIÇÃO DE PAPEL PARA IMPRESSÃO DE CONVITES.</text:p>
          </table:table-cell>
          <table:table-cell office:value-type="string" table:style-name="ce9">
            <text:p>R$ <text:s text:c="4"/>12,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01/03/2019</text:p>
          </table:table-cell>
          <table:table-cell office:value-type="string" table:style-name="ce14">
            <text:p>CASAS DA ÁGUA MATERIAIS PARA CONSTRUÇÃO LTDA - LOJA 11</text:p>
          </table:table-cell>
          <table:table-cell office:value-type="string" table:style-name="ce13">
            <text:p>13.501.187/0006-63</text:p>
          </table:table-cell>
          <table:table-cell office:value-type="string" table:style-name="ce15">
            <text:p>FIXAÇÃO DAS VISTAS DAS PORTAS DOS GABINETES. VÁRIAS SOLTAS.<text:s/></text:p>
          </table:table-cell>
          <table:table-cell office:value-type="string" table:style-name="ce9">
            <text:p>R$ <text:s text:c="4"/>13,5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01/03/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15">
            <text:p>UTILIZAÇÃO NAS FECHADURAS BIOMÉTRICAS. PILHAS ALCALINAS QUE VAZARAM CAUSARAM PREJUÍZO DE MAIS DE R$7.000. VAMOS TESTAS ESTAS RECARREGÁVEIS.</text:p>
          </table:table-cell>
          <table:table-cell office:value-type="string" table:style-name="ce9">
            <text:p>R$ <text:s text:c="4"/>36,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3/03/2019</text:p>
          </table:table-cell>
          <table:table-cell office:value-type="string" table:style-name="ce14">
            <text:p>LOJA REI DOS ACESSÓRIOS LTDA ME</text:p>
          </table:table-cell>
          <table:table-cell office:value-type="string" table:style-name="ce13">
            <text:p>18.099.485/0001-88</text:p>
          </table:table-cell>
          <table:table-cell office:value-type="string" table:style-name="ce15">
            <text:p>NÃO DISPÕE NO ALMOXARIFADO DA SELOG.</text:p>
          </table:table-cell>
          <table:table-cell office:value-type="string" table:style-name="ce9">
            <text:p>R$ <text:s text:c="5"/>8,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5/02/2019</text:p>
          </table:table-cell>
          <table:table-cell office:value-type="string" table:style-name="ce14">
            <text:p>LOJAS DE DEPARTAMENTOS MILIUM LTDA</text:p>
          </table:table-cell>
          <table:table-cell office:value-type="string" table:style-name="ce13">
            <text:p>83.240.333/0003-87</text:p>
          </table:table-cell>
          <table:table-cell office:value-type="string" table:style-name="ce15">
            <text:p>AS PILHAS PARA ABERTURA DAS FECHADURAS ELETRÔNICAS, A FITA PARA FIXAÇÃO DE PORTA-PAPEL E LUMINÁRIAS DE EMERGÊNCIA E OS RODINHOS PARA AS COPAS DOS GABINETES.</text:p>
          </table:table-cell>
          <table:table-cell office:value-type="string" table:style-name="ce9">
            <text:p>R$ <text:s text:c="4"/>48,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15/03/2019</text:p>
          </table:table-cell>
          <table:table-cell office:value-type="string" table:style-name="ce14">
            <text:p>CONTABILISTA PAPELARIA E INFORMATICA LTDA</text:p>
          </table:table-cell>
          <table:table-cell office:value-type="string" table:style-name="ce13">
            <text:p>77.765.840/0004-12</text:p>
          </table:table-cell>
          <table:table-cell office:value-type="string" table:style-name="ce15">
            <text:p>ADAPTADORES NECESSÁRIOS PARA A LIGAÇÃO DOS EQUIPAMENTOS DE INFORMÁTICA NA REDE DE ENERGIA.</text:p>
          </table:table-cell>
          <table:table-cell office:value-type="string" table:style-name="ce9">
            <text:p>R$ <text:s text:c="4"/>22,9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20/03/2019</text:p>
          </table:table-cell>
          <table:table-cell office:value-type="string" table:style-name="ce14">
            <text:p>CONTRA CHAMA COMÉRCIO DE EXTINTORES E EQUIPAMENTOS LTDA</text:p>
          </table:table-cell>
          <table:table-cell office:value-type="string" table:style-name="ce13">
            <text:p>81.031.734/0001-30</text:p>
          </table:table-cell>
          <table:table-cell office:value-type="string" table:style-name="ce15">
            <text:p>NECESSIDADE URGENTE PARA ATENDER REQUISIÇÃO DO CORPO DE BOMBEIROS DE JOINVILLE. EXTINTOR ESTAVA VENCIDO!</text:p>
          </table:table-cell>
          <table:table-cell office:value-type="string" table:style-name="ce9">
            <text:p>R$ <text:s text:c="4"/>55,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01/02/19 a 01/05/19</text:p>
          </table:table-cell>
          <table:table-cell office:value-type="string" table:style-name="ce10">
            <text:p>SIM</text:p>
          </table:table-cell>
          <table:table-cell office:value-type="string" table:style-name="ce13">
            <text:p>26/04/2019</text:p>
          </table:table-cell>
          <table:table-cell office:value-type="string" table:style-name="ce14">
            <text:p>PAULO HENRIQUE ROSA</text:p>
          </table:table-cell>
          <table:table-cell office:value-type="string" table:style-name="ce13">
            <text:p>077.662.839-99</text:p>
          </table:table-cell>
          <table:table-cell office:value-type="string" table:style-name="ce15">
            <text:p>MUDANÇA DE PROCURADOR DA REPÚBLICA, FEZ-SE NECESSÁRIO A CONFECÇÃO DE NOVAS PLACAS ADESIVADAS DE IDENTIFICAÇÃO. TRÊS PLACAS PEQUENAS E UMA PLACA GRANDE.</text:p>
          </table:table-cell>
          <table:table-cell office:value-type="string" table:style-name="ce9">
            <text:p>R$ <text:s text:c="3"/>116,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CLECIO OTAVIO KUZNIARSKI</text:p>
          </table:table-cell>
          <table:table-cell office:value-type="string" table:style-name="ce9">
            <text:p><text:s/>024.032.629-60</text:p>
          </table:table-cell>
          <table:table-cell office:value-type="string" table:style-name="ce9">
            <text:p>27/05/19 a 2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2/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MATERIAIS DE CONSUMO DIVERSOS, PARA SUPRIMENTO DA PRM BLUMENAU</text:p>
          </table:table-cell>
          <table:table-cell office:value-type="string" table:style-name="ce9">
            <text:p>R$ <text:s text:c="4"/>97,46<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3/05/2019</text:p>
          </table:table-cell>
          <table:table-cell office:value-type="string" table:style-name="ce14">
            <text:p>REFRIGERAÇÃO RECONFRIO LTDA</text:p>
          </table:table-cell>
          <table:table-cell office:value-type="string" table:style-name="ce13">
            <text:p>82.629.841/0001-27</text:p>
          </table:table-cell>
          <table:table-cell office:value-type="string" table:style-name="ce15">
            <text:p>AQUISIÇÃO DE 1 METRO DE FELTRO, PARA SUBSTITUIÇÃO FILTRO SISTEMA EXAUSTÃO PRIMEIRO ANDAR PRM BLUMENAU</text:p>
          </table:table-cell>
          <table:table-cell office:value-type="string" table:style-name="ce9">
            <text:p>R$ <text:s text:c="4"/>19,7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4/06/2019</text:p>
          </table:table-cell>
          <table:table-cell office:value-type="string" table:style-name="ce14">
            <text:p>GIASSI E CIA LTDA - LJ09</text:p>
          </table:table-cell>
          <table:table-cell office:value-type="string" table:style-name="ce13">
            <text:p>83.648.477/0018-53</text:p>
          </table:table-cell>
          <table:table-cell office:value-type="string" table:style-name="ce15">
            <text:p>AQUISIÇÃO DE 10 CAIXAS FILTRO 103, PARA COAR CAFÉ; LUPA 45MM, PARA CONFERÊNCIA PLAQUETAS PATRIMONIAIS; DUAS CARTELAS DE PILHA DURACELL, MODELO AA, PARA USO EM FECHADURAS ELETRÔNICAS</text:p>
          </table:table-cell>
          <table:table-cell office:value-type="string" table:style-name="ce9">
            <text:p>R$ <text:s text:c="3"/>133,78<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4/06/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UMA PÁ QUADRADA, MARCA TRAMONTINA, PARA USO EM JARDINAGEM PRM BLUMENAU</text:p>
          </table:table-cell>
          <table:table-cell office:value-type="string" table:style-name="ce9">
            <text:p>R$ <text:s text:c="4"/>28,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9/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 TRINCHA LATEX 2 POLEGADAS, E UMA LATA DE COLA ADESIVA CASCOLA, 400G.</text:p>
          </table:table-cell>
          <table:table-cell office:value-type="string" table:style-name="ce9">
            <text:p>R$ <text:s text:c="4"/>34,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09/04/2019</text:p>
          </table:table-cell>
          <table:table-cell office:value-type="string" table:style-name="ce14">
            <text:p>PREVENÇÃO EXTINTORES LTDA</text:p>
          </table:table-cell>
          <table:table-cell office:value-type="string" table:style-name="ce13">
            <text:p>01.104.244/0001-87</text:p>
          </table:table-cell>
          <table:table-cell office:value-type="string" table:style-name="ce15">
            <text:p>AQUISIÇÃO DE EXTINTOR PQSP ABC 2KG, CARGA</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0/04/2019</text:p>
          </table:table-cell>
          <table:table-cell office:value-type="string" table:style-name="ce14">
            <text:p>CENTRAL DAS CHAVES LTDA ME</text:p>
          </table:table-cell>
          <table:table-cell office:value-type="string" table:style-name="ce13">
            <text:p>00.515.929/0001-53</text:p>
          </table:table-cell>
          <table:table-cell office:value-type="string" table:style-name="ce15">
            <text:p>AQUISIÇÃO 1 CARIMBO ATESTO, PARA USO NA SUBCOORDENADORIA ADMINISTRATIVA DA PRM BLUMENAU.</text:p>
          </table:table-cell>
          <table:table-cell office:value-type="string" table:style-name="ce9">
            <text:p>R$ <text:s text:c="5"/>5,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10/04/2019</text:p>
          </table:table-cell>
          <table:table-cell office:value-type="string" table:style-name="ce11">
            <text:p>CENTRAL DAS CHAVES LTDA ME</text:p>
          </table:table-cell>
          <table:table-cell office:value-type="string" table:style-name="ce11">
            <text:p>00.515.929/0001-53</text:p>
          </table:table-cell>
          <table:table-cell office:value-type="string" table:style-name="ce18">
            <text:p>AQUISIÇÃO DE 1 CARIMBO DE ATESTO, PARA USO NA SUBCOORD ADMIN DA PRM BNU.<text:s text:c="2"/></text:p>
          </table:table-cell>
          <table:table-cell office:value-type="string" table:style-name="ce9">
            <text:p>R$ <text:s text:c="4"/>24,8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2/03/2019</text:p>
          </table:table-cell>
          <table:table-cell office:value-type="string" table:style-name="ce14">
            <text:p>COOPER - COOPERATIVA DE PRODUTOS DE ABASTECIMENTO DO VALE DO ITAJAÍ</text:p>
          </table:table-cell>
          <table:table-cell office:value-type="string" table:style-name="ce13">
            <text:p>82.647.165/0004-67</text:p>
          </table:table-cell>
          <table:table-cell office:value-type="string" table:style-name="ce15">
            <text:p>AQUISIÇÃO DE: DUAS BATERIAS 9V, PARA MICROFONE SEM FIO; 10 PCTS GUARDANAPO 50 UNIDADES, FOLHAS QUALIDADE SUPERIOR, PARA USO INAUGURAÇÃO SEDE NOVA; 5 LÂMPADAS LED, 6,5V</text:p>
          </table:table-cell>
          <table:table-cell office:value-type="string" table:style-name="ce9">
            <text:p>R$ <text:s text:c="3"/>155,2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2/04/2019</text:p>
          </table:table-cell>
          <table:table-cell office:value-type="string" table:style-name="ce14">
            <text:p>SERVIÇO NACIONAL DA INDUSTRIA</text:p>
          </table:table-cell>
          <table:table-cell office:value-type="string" table:style-name="ce13">
            <text:p>03.777.341/0064-40</text:p>
          </table:table-cell>
          <table:table-cell office:value-type="string" table:style-name="ce15">
            <text:p>AQUISIÇÃO DE 6 FRASCOS DE ÁLCOOL GEL PARA MÃOS, 400G, MARCA LEXUNS, PARA USO INTERNO DA PROCURADORIA DA REPÚBLICA EM BLUMENAU.</text:p>
          </table:table-cell>
          <table:table-cell office:value-type="string" table:style-name="ce9">
            <text:p>R$ <text:s text:c="4"/>65,9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3/03/2019</text:p>
          </table:table-cell>
          <table:table-cell office:value-type="string" table:style-name="ce14">
            <text:p>MUNITEL ELETRONICA LTDA</text:p>
          </table:table-cell>
          <table:table-cell office:value-type="string" table:style-name="ce13">
            <text:p>95.845.459/0001-00</text:p>
          </table:table-cell>
          <table:table-cell office:value-type="string" table:style-name="ce15">
            <text:p>AQUISIÇÃO DE PLACA FONTE CENTRAL CP112, DESTINADA À PORTA DETECTORA DE METAIS</text:p>
          </table:table-cell>
          <table:table-cell office:value-type="string" table:style-name="ce9">
            <text:p>R$ <text:s text:c="3"/>180,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5/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2 GARFOS SOBREMESA, 6 COLHERES SOBREMESA, 1 JARRA ÁGUA E 1 FORMA FAZER BOLO</text:p>
          </table:table-cell>
          <table:table-cell office:value-type="string" table:style-name="ce9">
            <text:p>R$ <text:s text:c="3"/>132,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19/03/2019</text:p>
          </table:table-cell>
          <table:table-cell office:value-type="string" table:style-name="ce14">
            <text:p>MATELETRICA COMERCIO E REPRESENTAÇÕES LTDA</text:p>
          </table:table-cell>
          <table:table-cell office:value-type="string" table:style-name="ce13">
            <text:p>82.631.896/0001-71</text:p>
          </table:table-cell>
          <table:table-cell office:value-type="string" table:style-name="ce15">
            <text:p>AQUISIÇÃO DE 1 ALICATE DE CORTE(UNIVERSAL) E 1 CHAVE DE FENDA PARA TESTE ELETRICIDADE</text:p>
          </table:table-cell>
          <table:table-cell office:value-type="string" table:style-name="ce9">
            <text:p>R$ <text:s text:c="4"/>4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0/03/2019</text:p>
          </table:table-cell>
          <table:table-cell office:value-type="string" table:style-name="ce14">
            <text:p>MATELETRICA COMERCIO E REPRESENTAÇÕES LTDA</text:p>
          </table:table-cell>
          <table:table-cell office:value-type="string" table:style-name="ce13">
            <text:p>82.631.896/0001-71</text:p>
          </table:table-cell>
          <table:table-cell office:value-type="string" table:style-name="ce15">
            <text:p>AQUISIÇÃO DE 1 DRIVER (REATOR), 220V, 12W, PARA LÂMPADA DE LED</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1/05/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ADUBO COMPOSTO, FITA CREPE, REDUTOR PH, EMENDA PARA MANGUEIRA, ABRAÇADEIRA DE PRESSÃO, ESPÁTULA, BANDEJA PARA PINTURA, CABO DE BATERIA, CAIXA DE LUZ, PRODUTOS NECESSÁRIOS PARA REALIZAR PEQUENOS REPAROS NO ÂMBITO DA PRM BLUMENAU.OBS.: CABO DE BATERIA ATENDE SOLICITAÇÃO DO SETOR DE TRANSPORTES.</text:p>
          </table:table-cell>
          <table:table-cell office:value-type="string" table:style-name="ce9">
            <text:p>R$ <text:s text:c="3"/>104,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1/05/2019</text:p>
          </table:table-cell>
          <table:table-cell office:value-type="string" table:style-name="ce14">
            <text:p>TECNOLIXAS COMÉRCIO DE FERRAGENS LTDA</text:p>
          </table:table-cell>
          <table:table-cell office:value-type="string" table:style-name="ce13">
            <text:p>05.630.614/0001-70</text:p>
          </table:table-cell>
          <table:table-cell office:value-type="string" table:style-name="ce15">
            <text:p>AQUISIÇÃO DE 1 PAR DE SUPORTE PRATELEIRA BRANCO, PARAFUSOS E BUCHAS, PARA INSTALAÇÃO DE FRALDÁRIO NA PRM BLUMENAU.</text:p>
          </table:table-cell>
          <table:table-cell office:value-type="string" table:style-name="ce9">
            <text:p>R$ <text:s text:c="4"/>69,03<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2/04/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 LATA DE TINTA, 1KG, BRANCO FOSCO, MARCA SHERWIN WILLIANS, PARA PEQUENOS REPAROS</text:p>
          </table:table-cell>
          <table:table-cell office:value-type="string" table:style-name="ce9">
            <text:p>R$ <text:s text:c="4"/>27,88<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24/05/2019</text:p>
          </table:table-cell>
          <table:table-cell office:value-type="string" table:style-name="ce14">
            <text:p>BARNI ACABAMENTO E MATERIAL PARA CONSTRUÇÃO</text:p>
          </table:table-cell>
          <table:table-cell office:value-type="string" table:style-name="ce13">
            <text:p>74.156.381/0001-39</text:p>
          </table:table-cell>
          <table:table-cell office:value-type="string" table:style-name="ce15">
            <text:p>AQUISIÇÃO DE DUAS MÃOS FRANCESAS, BUCHAS 8 E PARAFUSOS</text:p>
          </table:table-cell>
          <table:table-cell office:value-type="string" table:style-name="ce9">
            <text:p>R$ <text:s text:c="4"/>27,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24/05/2019</text:p>
          </table:table-cell>
          <table:table-cell office:value-type="string" table:style-name="ce11">
            <text:p>BLUGAS ELETRO TECNICA LTDA</text:p>
          </table:table-cell>
          <table:table-cell office:value-type="string" table:style-name="ce11">
            <text:p>78.824.646/0001-80</text:p>
          </table:table-cell>
          <table:table-cell office:value-type="string" table:style-name="ce18">
            <text:p>AQUISIÇÃO DE DUAS PLACAS MICA, PARA FORNO MICRO-ONDAS.</text:p>
          </table:table-cell>
          <table:table-cell office:value-type="string" table:style-name="ce9">
            <text:p>R$ <text:s text:c="4"/>18,50<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26/03/2019</text:p>
          </table:table-cell>
          <table:table-cell office:value-type="string" table:style-name="ce11">
            <text:p>ELÉTRICA ZATA LTDA</text:p>
          </table:table-cell>
          <table:table-cell office:value-type="string" table:style-name="ce11">
            <text:p>80.963.598/0001-53</text:p>
          </table:table-cell>
          <table:table-cell office:value-type="string" table:style-name="ce18">
            <text:p>AQUISIÇÃO: 1 CHAVE DE FENDA; 1 CHAVE ESTRELA (PHILIPS); CONDULETE E TAMPA, SUBSTITUIÇÃO PEÇA AVARIADA NA GARAGEM; 4 LÂMPADAS DE LED, MODELO BULBO, MARCA PHILIPS, UTILIZADA NAS GARAGENS (RESERVA)</text:p>
          </table:table-cell>
          <table:table-cell office:value-type="string" table:style-name="ce9">
            <text:p>R$ <text:s text:c="3"/>121,6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26/03/2019</text:p>
          </table:table-cell>
          <table:table-cell office:value-type="string" table:style-name="ce11">
            <text:p>GIASSI E CIA LTDA - LJ09</text:p>
          </table:table-cell>
          <table:table-cell office:value-type="string" table:style-name="ce11">
            <text:p>83.648.477/0018-53</text:p>
          </table:table-cell>
          <table:table-cell office:value-type="string" table:style-name="ce18">
            <text:p>AQUISIÇÃO DE 10 CAIXAS COADOR PAPEL MELITTA, 103, CX COM 30 UNIDADES; 1 CARTELA PILHAS DURACELL, MODELO AA.</text:p>
          </table:table-cell>
          <table:table-cell office:value-type="string" table:style-name="ce9">
            <text:p>R$ <text:s text:c="4"/>70,7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1">
            <text:p>SIM</text:p>
          </table:table-cell>
          <table:table-cell office:value-type="string" table:style-name="ce11">
            <text:p>26/03/2019</text:p>
          </table:table-cell>
          <table:table-cell office:value-type="string" table:style-name="ce11">
            <text:p>LOJAS DE DEPARTAMENTOS MILIUM LTDA</text:p>
          </table:table-cell>
          <table:table-cell office:value-type="string" table:style-name="ce11">
            <text:p>83.240.333/0017-82</text:p>
          </table:table-cell>
          <table:table-cell office:value-type="string" table:style-name="ce18">
            <text:p>AQUISIÇÃO DE DOIS TUBOS PASTA FORMICIDA</text:p>
          </table:table-cell>
          <table:table-cell office:value-type="string" table:style-name="ce9">
            <text:p>R$ <text:s text:c="4"/>23,8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08/03/19 a 05/06/19</text:p>
          </table:table-cell>
          <table:table-cell office:value-type="string" table:style-name="ce10">
            <text:p>SIM</text:p>
          </table:table-cell>
          <table:table-cell office:value-type="string" table:style-name="ce13">
            <text:p>30/05/2019</text:p>
          </table:table-cell>
          <table:table-cell office:value-type="string" table:style-name="ce14">
            <text:p>LOJAS DE DEPARTAMENTOS MILIUM LTDA</text:p>
          </table:table-cell>
          <table:table-cell office:value-type="string" table:style-name="ce13">
            <text:p>83.240.333/0017-82</text:p>
          </table:table-cell>
          <table:table-cell office:value-type="string" table:style-name="ce15">
            <text:p>AQUISIÇÃO DE 1 PISTOLA APLICADORA DE SILICONE, COM BICO, MARCA POWNER, E 1 LATA DE 400G DE COLA ADESIVA, PARA FIXAÇÃO DE PISOS TÁTEIS SOLTOS</text:p>
          </table:table-cell>
          <table:table-cell office:value-type="string" table:style-name="ce9">
            <text:p>R$ <text:s text:c="4"/>58,8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DARIO CAMARGO DE FRANCA</text:p>
          </table:table-cell>
          <table:table-cell office:value-type="string" table:style-name="ce9">
            <text:p><text:s/>662.758.909-59</text:p>
          </table:table-cell>
          <table:table-cell office:value-type="string" table:style-name="ce9">
            <text:p>17/06/19 a 13/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1/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15">
            <text:p>ITENS DE INFORMÁTICA NECESSÁRIOS PARA O DESENVOLVIMENTO DE TRABALHO DE ROTINA DA PRM.</text:p>
          </table:table-cell>
          <table:table-cell office:value-type="string" table:style-name="ce9">
            <text:p>R$ <text:s text:c="4"/>73,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2/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15">
            <text:p>COMPRA DE PILHAS PARA AS PORTAS BIOMÉTRICAS DA PRM E DE LÂMPADA DE EMERGÊNCIA PARA SUBSTITUIR LÂMPADA COM DEFEITO</text:p>
          </table:table-cell>
          <table:table-cell office:value-type="string" table:style-name="ce9">
            <text:p>R$ <text:s text:c="4"/>34,4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ELENA MULLER</text:p>
          </table:table-cell>
          <table:table-cell office:value-type="string" table:style-name="ce9">
            <text:p><text:s/>496.757.880-20</text:p>
          </table:table-cell>
          <table:table-cell office:value-type="string" table:style-name="ce9">
            <text:p>30/01/19 a 29/04/19</text:p>
          </table:table-cell>
          <table:table-cell office:value-type="string" table:style-name="ce10">
            <text:p>SIM</text:p>
          </table:table-cell>
          <table:table-cell office:value-type="string" table:style-name="ce13">
            <text:p>28/02/2019</text:p>
          </table:table-cell>
          <table:table-cell office:value-type="string" table:style-name="ce14">
            <text:p>FAZOLO COMPONENTES ELETRONICOS LTDA</text:p>
          </table:table-cell>
          <table:table-cell office:value-type="string" table:style-name="ce13">
            <text:p>79.822.110/0001-99</text:p>
          </table:table-cell>
          <table:table-cell office:value-type="string" table:style-name="ce15">
            <text:p>FONTE CHAVEADA PARA UTILIZAR NOS EQUIPAMENTOS DE INFORMÁTICA DA PRM CHAPECÓ</text:p>
          </table:table-cell>
          <table:table-cell office:value-type="string" table:style-name="ce9">
            <text:p>R$ <text:s text:c="4"/>59,8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05/06/19 a 02/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10/04/2019</text:p>
          </table:table-cell>
          <table:table-cell office:value-type="string" table:style-name="ce14">
            <text:p>REFRIGERAÇÃO SEBBEN LTDA</text:p>
          </table:table-cell>
          <table:table-cell office:value-type="string" table:style-name="ce13">
            <text:p>75.545.186/0001-63</text:p>
          </table:table-cell>
          <table:table-cell office:value-type="string" table:style-name="ce15">
            <text:p>NECESSIDADE DE CONSERTO DO ÚNICO BEBEDOURO INSTALADO NO MEZANINO DA PRM, QUE APRESENTAVA VAZAMENTO.<text:s/></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0/03/2019</text:p>
          </table:table-cell>
          <table:table-cell office:value-type="string" table:style-name="ce14">
            <text:p>GERBRAN COMÉRCIO E REPRESENTAÇÕES LTDA</text:p>
          </table:table-cell>
          <table:table-cell office:value-type="string" table:style-name="ce13">
            <text:p>01.201.421/0001-43</text:p>
          </table:table-cell>
          <table:table-cell office:value-type="string" table:style-name="ce15">
            <text:p>AQUISIÇÃO DE FITA ISOLANTE E EXTENSÃO DE CINCO METRO PARA USO NO CPD.<text:s/></text:p>
          </table:table-cell>
          <table:table-cell office:value-type="string" table:style-name="ce9">
            <text:p>R$ <text:s text:c="4"/>32,47<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2/03/2019</text:p>
          </table:table-cell>
          <table:table-cell office:value-type="string" table:style-name="ce14">
            <text:p>ELETRONICA FREITAS LTDA - EPP</text:p>
          </table:table-cell>
          <table:table-cell office:value-type="string" table:style-name="ce13">
            <text:p>01.614.382/0001-06</text:p>
          </table:table-cell>
          <table:table-cell office:value-type="string" table:style-name="ce15">
            <text:p>ADQUIRIDO A PEDIDO DO TI ADERLEI, EM VISITA TÉCNICA À PRM-SMO QUE NÃO POSSUI TÉCNICO EM INFORMÁTICA, PARA USO NO SENSOR DE TEMPERATURA NO CPD</text:p>
          </table:table-cell>
          <table:table-cell office:value-type="string" table:style-name="ce9">
            <text:p>R$ <text:s text:c="4"/>24,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ELISANE INES WAILAND</text:p>
          </table:table-cell>
          <table:table-cell office:value-type="string" table:style-name="ce9">
            <text:p><text:s/>767.722.689-20</text:p>
          </table:table-cell>
          <table:table-cell office:value-type="string" table:style-name="ce9">
            <text:p>28/02/19 a 24/05/19</text:p>
          </table:table-cell>
          <table:table-cell office:value-type="string" table:style-name="ce10">
            <text:p>SIM</text:p>
          </table:table-cell>
          <table:table-cell office:value-type="string" table:style-name="ce13">
            <text:p>25/03/2019</text:p>
          </table:table-cell>
          <table:table-cell office:value-type="string" table:style-name="ce14">
            <text:p>COOPERATIVA AGROINDUSTRIAL ALFA</text:p>
          </table:table-cell>
          <table:table-cell office:value-type="string" table:style-name="ce13">
            <text:p>83.305.235/0083-65</text:p>
          </table:table-cell>
          <table:table-cell office:value-type="string" table:style-name="ce15">
            <text:p>NECESSIDADE DE TROCA DE LAMPADAS NA PRM E PILHAS AA PARA USO DIVERSO, ESPECIALMENTE PARA USO NO DISPLAY DO COFRE.<text:s/></text:p>
          </table:table-cell>
          <table:table-cell office:value-type="string" table:style-name="ce9">
            <text:p>R$ <text:s text:c="4"/>49,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05/02/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ACIONAMENTO DA DESCARGA DO BANHEIRO ACESSÍVEL DO ALMOXARIFADO DANIFICADO.</text:p>
          </table:table-cell>
          <table:table-cell office:value-type="string" table:style-name="ce9">
            <text:p>R$ <text:s text:c="4"/>39,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08/02/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SOLICITAÇÃO DO ALMOXARIFADO DA PRSC.</text:p>
          </table:table-cell>
          <table:table-cell office:value-type="string" table:style-name="ce9">
            <text:p>R$ <text:s text:c="5"/>6,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7/01/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15">
            <text:p>AVARIA NO DISJUNTOR DO SISTEMA DE AR CONDICIONADO DO TÉRREO T3.<text:s/></text:p>
          </table:table-cell>
          <table:table-cell office:value-type="string" table:style-name="ce9">
            <text:p>R$ <text:s text:c="4"/>54,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17/01/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NECESSIDADE DE PILHAS PARA CONTROLE REMOTO DE AR CONDICIONADO.</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1">
            <text:p>SIM</text:p>
          </table:table-cell>
          <table:table-cell office:value-type="string" table:style-name="ce11">
            <text:p>19/02/2019</text:p>
          </table:table-cell>
          <table:table-cell office:value-type="string" table:style-name="ce11">
            <text:p>HIDROELETRIC COM DE FERRAGENS LTDA - ME</text:p>
          </table:table-cell>
          <table:table-cell office:value-type="string" table:style-name="ce11">
            <text:p>09.058.997/0001-05</text:p>
          </table:table-cell>
          <table:table-cell office:value-type="string" table:style-name="ce18">
            <text:p>VEDAÇÃO DO FORRO DA CPD.</text:p>
          </table:table-cell>
          <table:table-cell office:value-type="string" table:style-name="ce9">
            <text:p>R$ <text:s text:c="4"/>22,75<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0/03/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15">
            <text:p>PROBLEMAS NO SISTEMA DE AR CONDICIONADO.</text:p>
          </table:table-cell>
          <table:table-cell office:value-type="string" table:style-name="ce9">
            <text:p>R$ <text:s text:c="4"/>60,5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3/01/2019</text:p>
          </table:table-cell>
          <table:table-cell office:value-type="string" table:style-name="ce14">
            <text:p>ANGELONI E CIA LTDA.</text:p>
          </table:table-cell>
          <table:table-cell office:value-type="string" table:style-name="ce13">
            <text:p>83.646.984/0018-58</text:p>
          </table:table-cell>
          <table:table-cell office:value-type="string" table:style-name="ce15">
            <text:p>DESENTUPIR TANQUE DOS TERCEIRIZADOS.</text:p>
          </table:table-cell>
          <table:table-cell office:value-type="string" table:style-name="ce9">
            <text:p>R$ <text:s text:c="4"/>20,99<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3/01/2019</text:p>
          </table:table-cell>
          <table:table-cell office:value-type="string" table:style-name="ce14">
            <text:p>HOSPITAL DO FOGAO CONSERTOS E COMERCIO DE PECAS LTDA.</text:p>
          </table:table-cell>
          <table:table-cell office:value-type="string" table:style-name="ce13">
            <text:p>82.704.925/0001-88</text:p>
          </table:table-cell>
          <table:table-cell office:value-type="string" table:style-name="ce15">
            <text:p>SUBSTITUIÇÃO DO COADOR DA CAFETEIRA.</text:p>
          </table:table-cell>
          <table:table-cell office:value-type="string" table:style-name="ce9">
            <text:p>R$ <text:s text:c="4"/>2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17/01/19 a 15/04/19</text:p>
          </table:table-cell>
          <table:table-cell office:value-type="string" table:style-name="ce10">
            <text:p>SIM</text:p>
          </table:table-cell>
          <table:table-cell office:value-type="string" table:style-name="ce13">
            <text:p>27/03/2019</text:p>
          </table:table-cell>
          <table:table-cell office:value-type="string" table:style-name="ce14">
            <text:p>HIDROELETRIC COM DE FERRAGENS LTDA - ME</text:p>
          </table:table-cell>
          <table:table-cell office:value-type="string" table:style-name="ce13">
            <text:p>09.058.997/0001-05</text:p>
          </table:table-cell>
          <table:table-cell office:value-type="string" table:style-name="ce15">
            <text:p>PILHA PARA CONTROLE REMOTO DE AR CONDICIONADO.</text:p>
          </table:table-cell>
          <table:table-cell office:value-type="string" table:style-name="ce9">
            <text:p>R$ <text:s text:c="4"/>12,26<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HELINTON LUIS COSTA</text:p>
          </table:table-cell>
          <table:table-cell office:value-type="string" table:style-name="ce9">
            <text:p><text:s/>421.519.029-00</text:p>
          </table:table-cell>
          <table:table-cell office:value-type="string" table:style-name="ce9">
            <text:p>22/03/19 a 18/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IGOR ALVES DOS SANTOS</text:p>
          </table:table-cell>
          <table:table-cell office:value-type="string" table:style-name="ce9">
            <text:p><text:s/>220.781.438-63</text:p>
          </table:table-cell>
          <table:table-cell office:value-type="string" table:style-name="ce9">
            <text:p>15/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03/05/2019</text:p>
          </table:table-cell>
          <table:table-cell office:value-type="string" table:style-name="ce14">
            <text:p>LOJAS QUERO-QUERO S/A - 0048</text:p>
          </table:table-cell>
          <table:table-cell office:value-type="string" table:style-name="ce13">
            <text:p>96.418.264/0054-40</text:p>
          </table:table-cell>
          <table:table-cell office:value-type="string" table:style-name="ce15">
            <text:p>COMPRA DE PEQUENO VALOR PARA NECESSIDADES URGENTES</text:p>
          </table:table-cell>
          <table:table-cell office:value-type="string" table:style-name="ce9">
            <text:p>R$ <text:s text:c="5"/>2,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03/05/2019</text:p>
          </table:table-cell>
          <table:table-cell office:value-type="string" table:style-name="ce14">
            <text:p>PEGEPEL IMPRESSÕES LTDA - ME</text:p>
          </table:table-cell>
          <table:table-cell office:value-type="string" table:style-name="ce13">
            <text:p>85.349.678/0001-37</text:p>
          </table:table-cell>
          <table:table-cell office:value-type="string" table:style-name="ce15">
            <text:p>COMPRA DE PEQUENO VALOR PARA PRM CHAPECÓ</text:p>
          </table:table-cell>
          <table:table-cell office:value-type="string" table:style-name="ce9">
            <text:p>R$ <text:s text:c="4"/>25,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20/03/2019</text:p>
          </table:table-cell>
          <table:table-cell office:value-type="string" table:style-name="ce14">
            <text:p>LOJAS QUERO-QUERO S/A - 0048</text:p>
          </table:table-cell>
          <table:table-cell office:value-type="string" table:style-name="ce13">
            <text:p>96.418.264/0054-40</text:p>
          </table:table-cell>
          <table:table-cell office:value-type="string" table:style-name="ce15">
            <text:p>PARAFUSO DO VASO SANITÁRIO DO GABINETE DO DR. CARLOS HUMBERTO PROLA JUNIOR QUEBROU. NECESSITANDO A SUA SUBSTITUIÇÃO</text:p>
          </table:table-cell>
          <table:table-cell office:value-type="string" table:style-name="ce9">
            <text:p>R$ <text:s text:c="5"/>8,49<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13/02/19 a 13/05/19</text:p>
          </table:table-cell>
          <table:table-cell office:value-type="string" table:style-name="ce10">
            <text:p>SIM</text:p>
          </table:table-cell>
          <table:table-cell office:value-type="string" table:style-name="ce13">
            <text:p>29/03/2019</text:p>
          </table:table-cell>
          <table:table-cell office:value-type="string" table:style-name="ce14">
            <text:p>COMERCIAL CELEIRO LTDA</text:p>
          </table:table-cell>
          <table:table-cell office:value-type="string" table:style-name="ce13">
            <text:p>83.314.757/0006-91</text:p>
          </table:table-cell>
          <table:table-cell office:value-type="string" table:style-name="ce15">
            <text:p>COMPRA DE ITEM DE PEQUENO VALOR PARA USO DA PRM CHAPECÓ</text:p>
          </table:table-cell>
          <table:table-cell office:value-type="string" table:style-name="ce9">
            <text:p>R$ <text:s text:c="4"/>15,16<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IVAM SHIGUEYUKI SUZUKI</text:p>
          </table:table-cell>
          <table:table-cell office:value-type="string" table:style-name="ce9">
            <text:p><text:s/>313.011.708-36</text:p>
          </table:table-cell>
          <table:table-cell office:value-type="string" table:style-name="ce9">
            <text:p>22/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03/05/19 a 31/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0/04/2019</text:p>
          </table:table-cell>
          <table:table-cell office:value-type="string" table:style-name="ce14">
            <text:p>TOP NACIONAIS E IMPORTADOS LTDA</text:p>
          </table:table-cell>
          <table:table-cell office:value-type="string" table:style-name="ce13">
            <text:p>78.607.082/0001-24</text:p>
          </table:table-cell>
          <table:table-cell office:value-type="string" table:style-name="ce15">
            <text:p>UTENSÍLIOS DE PEQUENO VALOR PARA COPA, GUARDA-CHUVA E JOGO DE CHAVES PARA INFORMÁTICA, TODOS OS ITENS NÃO MANTIDOS EM ESTOQUE NA SELOG/PRSC</text:p>
          </table:table-cell>
          <table:table-cell office:value-type="string" table:style-name="ce9">
            <text:p>R$ <text:s text:c="3"/>123,4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2/04/2019</text:p>
          </table:table-cell>
          <table:table-cell office:value-type="string" table:style-name="ce14">
            <text:p>LOJAS DE DEPARTAMENTOS MILIUM LTDA</text:p>
          </table:table-cell>
          <table:table-cell office:value-type="string" table:style-name="ce13">
            <text:p>83.240.333/0058-50</text:p>
          </table:table-cell>
          <table:table-cell office:value-type="string" table:style-name="ce15">
            <text:p>MATERIAIS PARA FIXAÇÃO DE OBJETOS EM PAREDE DE GESSO ACARTONADO, NÃO MANTIDOS EM ESTOQUE NA SELOG/PRSC.</text:p>
          </table:table-cell>
          <table:table-cell office:value-type="string" table:style-name="ce9">
            <text:p>R$ <text:s text:c="4"/>31,2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16/04/2019</text:p>
          </table:table-cell>
          <table:table-cell office:value-type="string" table:style-name="ce14">
            <text:p>PLASÉRICO - COM. DE ARTIGOS PLÁSTICOS LTDA</text:p>
          </table:table-cell>
          <table:table-cell office:value-type="string" table:style-name="ce13">
            <text:p>75.301.119/0001-01</text:p>
          </table:table-cell>
          <table:table-cell office:value-type="string" table:style-name="ce15">
            <text:p>PLÁSTICO TRANSPARENTE PARA SER UTILIZADO COMO TOALHA DE MESA DA COPA.</text:p>
          </table:table-cell>
          <table:table-cell office:value-type="string" table:style-name="ce9">
            <text:p>R$ <text:s text:c="4"/>15,26<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2/04/2019</text:p>
          </table:table-cell>
          <table:table-cell office:value-type="string" table:style-name="ce14">
            <text:p>GIASSI &amp; CIA LTDA</text:p>
          </table:table-cell>
          <table:table-cell office:value-type="string" table:style-name="ce13">
            <text:p>83.648.477/0013-49</text:p>
          </table:table-cell>
          <table:table-cell office:value-type="string" table:style-name="ce15">
            <text:p>ITENS DE PEQUENO VALOR PARA COPA E ÁREA DE SERVIÇO, NÃO MANTIDOS EM ESTOQUE NA SELOG/PRSC.</text:p>
          </table:table-cell>
          <table:table-cell office:value-type="string" table:style-name="ce9">
            <text:p>R$ <text:s text:c="4"/>51,68<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5/03/2019</text:p>
          </table:table-cell>
          <table:table-cell office:value-type="string" table:style-name="ce14">
            <text:p>GIASSI &amp; CIA LTDA</text:p>
          </table:table-cell>
          <table:table-cell office:value-type="string" table:style-name="ce13">
            <text:p>83.648.477/0013-49</text:p>
          </table:table-cell>
          <table:table-cell office:value-type="string" table:style-name="ce15">
            <text:p>MATERIAL DE PEQUENO VALOR PARA UTILIZAÇÃO DIÁRIA NA COPA, NÃO MANTIDO EM ESTOQUE NA SELOG/PRSC.</text:p>
          </table:table-cell>
          <table:table-cell office:value-type="string" table:style-name="ce9">
            <text:p>R$ <text:s text:c="4"/>33,44<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MARCOS ANTONIO SQUIZATTO DE OLIVEIRA</text:p>
          </table:table-cell>
          <table:table-cell office:value-type="string" table:style-name="ce9">
            <text:p><text:s/>547.793.919-20</text:p>
          </table:table-cell>
          <table:table-cell office:value-type="string" table:style-name="ce9">
            <text:p>23/01/19 a 22/04/19</text:p>
          </table:table-cell>
          <table:table-cell office:value-type="string" table:style-name="ce10">
            <text:p>SIM</text:p>
          </table:table-cell>
          <table:table-cell office:value-type="string" table:style-name="ce13">
            <text:p>29/01/2019</text:p>
          </table:table-cell>
          <table:table-cell office:value-type="string" table:style-name="ce14">
            <text:p>FARMACIA EQUILIBRIUM LTDA EPP</text:p>
          </table:table-cell>
          <table:table-cell office:value-type="string" table:style-name="ce13">
            <text:p>01.977.406/0001-91</text:p>
          </table:table-cell>
          <table:table-cell office:value-type="string" table:style-name="ce15">
            <text:p>ALCOOL INDICADO ESPECIFICAMENTE PARA LIMPEZA DE EQUPIAMENTOS DE INFORMÁTICA, <text:s/>SOLICITADO PELO TÉCNICO DE INFORMÁTICA DA PRM.<text:s/></text:p>
          </table:table-cell>
          <table:table-cell office:value-type="string" table:style-name="ce9">
            <text:p>R$ <text:s text:c="4"/>13,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2/04/19 a 18/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07/02/2019</text:p>
          </table:table-cell>
          <table:table-cell office:value-type="string" table:style-name="ce14">
            <text:p>ADRIANO BORGES MEDEIROS ME</text:p>
          </table:table-cell>
          <table:table-cell office:value-type="string" table:style-name="ce13">
            <text:p>04.266.141/0002-92</text:p>
          </table:table-cell>
          <table:table-cell office:value-type="string" table:style-name="ce15">
            <text:p>AQUISIÇÃO DE 02 CÓPIAS DE CHAVES PARA ATENDER A PRM-CRICIÚMA/SC.</text:p>
          </table:table-cell>
          <table:table-cell office:value-type="string" table:style-name="ce9">
            <text:p>R$ <text:s text:c="4"/>1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13/03/2019</text:p>
          </table:table-cell>
          <table:table-cell office:value-type="string" table:style-name="ce14">
            <text:p>PREMEL MATERIAIS ELÉTRICOS LTDA</text:p>
          </table:table-cell>
          <table:table-cell office:value-type="string" table:style-name="ce13">
            <text:p>00.725.876/0007-90</text:p>
          </table:table-cell>
          <table:table-cell office:value-type="string" table:style-name="ce15">
            <text:p>AQUISIÇÃO DE LÂMPADAS PARA REPOSIÇÃO NA PRM-CRICIÚMA/SC.</text:p>
          </table:table-cell>
          <table:table-cell office:value-type="string" table:style-name="ce9">
            <text:p>R$ <text:s text:c="4"/>72,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1">
            <text:p>SIM</text:p>
          </table:table-cell>
          <table:table-cell office:value-type="string" table:style-name="ce11">
            <text:p>21/03/2019</text:p>
          </table:table-cell>
          <table:table-cell office:value-type="string" table:style-name="ce11">
            <text:p>ADRIANO BORGES MEDEIROS ME</text:p>
          </table:table-cell>
          <table:table-cell office:value-type="string" table:style-name="ce11">
            <text:p>04.266.141/0002-92</text:p>
          </table:table-cell>
          <table:table-cell office:value-type="string" table:style-name="ce18">
            <text:p>CHAVE DA PORTA DA SALA ONDE A SERVIDORA REMOVIDA IRÁ TRABALHAR.</text:p>
          </table:table-cell>
          <table:table-cell office:value-type="string" table:style-name="ce9">
            <text:p>R$ <text:s text:c="5"/>7,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1">
            <text:p>SIM</text:p>
          </table:table-cell>
          <table:table-cell office:value-type="string" table:style-name="ce11">
            <text:p>24/01/2019</text:p>
          </table:table-cell>
          <table:table-cell office:value-type="string" table:style-name="ce11">
            <text:p>LOJAS DE DEPARTAMENTOS MILIUM LTDA</text:p>
          </table:table-cell>
          <table:table-cell office:value-type="string" table:style-name="ce11">
            <text:p>83.240.333/0028-35</text:p>
          </table:table-cell>
          <table:table-cell office:value-type="string" table:style-name="ce18">
            <text:p>AQUISIÇÃO DE CAMPAINHAS E PILHAS PARA SEREM COLOCADAS NO SAC DA PRM-CRICIÚMA/SC.<text:s/></text:p>
          </table:table-cell>
          <table:table-cell office:value-type="string" table:style-name="ce9">
            <text:p>R$ <text:s text:c="4"/>90,7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1">
            <text:p>SIM</text:p>
          </table:table-cell>
          <table:table-cell office:value-type="string" table:style-name="ce11">
            <text:p>24/01/2019</text:p>
          </table:table-cell>
          <table:table-cell office:value-type="string" table:style-name="ce11">
            <text:p>S E C CENTER COMERCIO DE MATERIAIS DE CONSTRUÇÃO LTDA</text:p>
          </table:table-cell>
          <table:table-cell office:value-type="string" table:style-name="ce11">
            <text:p>85.305.837/0001-00</text:p>
          </table:table-cell>
          <table:table-cell office:value-type="string" table:style-name="ce18">
            <text:p>AQUISIÇÃO DE CADEADO PARA USO NA PRM-CRICIÚMA/SC.</text:p>
          </table:table-cell>
          <table:table-cell office:value-type="string" table:style-name="ce9">
            <text:p>R$ <text:s text:c="4"/>25,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1">
            <text:p>SIM</text:p>
          </table:table-cell>
          <table:table-cell office:value-type="string" table:style-name="ce11">
            <text:p>25/01/2019</text:p>
          </table:table-cell>
          <table:table-cell office:value-type="string" table:style-name="ce11">
            <text:p>GIASSI &amp; CIA LTDA</text:p>
          </table:table-cell>
          <table:table-cell office:value-type="string" table:style-name="ce11">
            <text:p>83.648.477/0011-87</text:p>
          </table:table-cell>
          <table:table-cell office:value-type="string" table:style-name="ce18">
            <text:p>AQUISIÇÃO COADOR DE PÓ PARA CAFÉ E PILHAS PARA USO NA PRM-CRICIÚMA/SC.</text:p>
          </table:table-cell>
          <table:table-cell office:value-type="string" table:style-name="ce9">
            <text:p>R$ <text:s text:c="4"/>54,48<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8/01/2019</text:p>
          </table:table-cell>
          <table:table-cell office:value-type="string" table:style-name="ce14">
            <text:p>LOJAS DE DEPARTAMENTOS MILIUM LTDA</text:p>
          </table:table-cell>
          <table:table-cell office:value-type="string" table:style-name="ce11">
            <text:p>83.240.333/0044-55</text:p>
          </table:table-cell>
          <table:table-cell office:value-type="string" table:style-name="ce15">
            <text:p>AQUISIÇÃO DE PULVERIZADOR MANUAL 2L</text:p>
          </table:table-cell>
          <table:table-cell office:value-type="string" table:style-name="ce9">
            <text:p>R$ <text:s text:c="4"/>35,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9/03/2019</text:p>
          </table:table-cell>
          <table:table-cell office:value-type="string" table:style-name="ce14">
            <text:p>ADRIANO BORGES MEDEIROS ME</text:p>
          </table:table-cell>
          <table:table-cell office:value-type="string" table:style-name="ce11">
            <text:p>04.266.141/0002-92</text:p>
          </table:table-cell>
          <table:table-cell office:value-type="string" table:style-name="ce15">
            <text:p>AQUISIÇÃO DE CÓPIA DE CHAVES PARA O QUADRO DE ENERGIA DO RELÓGIO DA CELESC.</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3/01/19 a 22/04/19</text:p>
          </table:table-cell>
          <table:table-cell office:value-type="string" table:style-name="ce10">
            <text:p>SIM</text:p>
          </table:table-cell>
          <table:table-cell office:value-type="string" table:style-name="ce13">
            <text:p>29/03/2019</text:p>
          </table:table-cell>
          <table:table-cell office:value-type="string" table:style-name="ce14">
            <text:p>GIASSI &amp; CIA LTDA</text:p>
          </table:table-cell>
          <table:table-cell office:value-type="string" table:style-name="ce11">
            <text:p>83.648.477/0011-87</text:p>
          </table:table-cell>
          <table:table-cell office:value-type="string" table:style-name="ce15">
            <text:p>AQUISIÇÃO DE FILTRO PARA CAFÉ E VASELINA LÍQUIDA PARA MANUTENÇÃO DE BENS IMÓVEIS.</text:p>
          </table:table-cell>
          <table:table-cell office:value-type="string" table:style-name="ce9">
            <text:p>R$ <text:s text:c="4"/>36,62<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MICHELINE GARCIA CAVALCANTI DE ALMEIDA</text:p>
          </table:table-cell>
          <table:table-cell office:value-type="string" table:style-name="ce9">
            <text:p><text:s/>910.205.739-53</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11/04/19 a 08/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PAULO RICARDO DA SILVEIRA BALLINHAS</text:p>
          </table:table-cell>
          <table:table-cell office:value-type="string" table:style-name="ce9">
            <text:p><text:s/>449.793.550-72</text:p>
          </table:table-cell>
          <table:table-cell office:value-type="string" table:style-name="ce9">
            <text:p>31/05/19 a 28/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16/05/19 a 1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07/05/2019</text:p>
          </table:table-cell>
          <table:table-cell office:value-type="string" table:style-name="ce14">
            <text:p>SILVIO JOSE DRIESSEN ME</text:p>
          </table:table-cell>
          <table:table-cell office:value-type="string" table:style-name="ce13">
            <text:p>05.504.677/0001-80</text:p>
          </table:table-cell>
          <table:table-cell office:value-type="string" table:style-name="ce15">
            <text:p>COMPRA DE MATERIAL PARA INSTALAÇÃO DE SISTEMA DE VIDEOMONITORAMENTO NA SALA DO AGENTE DE SEGURANÇA; CABO HDMI, FIO ELÉTRICO E COMPONENTES PARA MONTAGEM DE EXTENSÃO. ALÉM DE PILHAS PARA TROCA.</text:p>
          </table:table-cell>
          <table:table-cell office:value-type="string" table:style-name="ce9">
            <text:p>R$ <text:s text:c="3"/>315,3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19/03/2019</text:p>
          </table:table-cell>
          <table:table-cell office:value-type="string" table:style-name="ce14">
            <text:p>EVALDO MARTIN SCHULZE &amp; CIA LTDA</text:p>
          </table:table-cell>
          <table:table-cell office:value-type="string" table:style-name="ce13">
            <text:p>73.425.373/0001-88</text:p>
          </table:table-cell>
          <table:table-cell office:value-type="string" table:style-name="ce15">
            <text:p>COMPRA DE ADESIVO PARA IDENTIFICAÇÃO DA PORTA PRINCIPAL DA PRM</text:p>
          </table:table-cell>
          <table:table-cell office:value-type="string" table:style-name="ce9">
            <text:p>R$ <text:s text:c="4"/>60,00<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1/02/2019</text:p>
          </table:table-cell>
          <table:table-cell office:value-type="string" table:style-name="ce14">
            <text:p>ADELVO BASQUERA E CIA LTDA EPP</text:p>
          </table:table-cell>
          <table:table-cell office:value-type="string" table:style-name="ce13">
            <text:p>76.554.179/0001-90</text:p>
          </table:table-cell>
          <table:table-cell office:value-type="string" table:style-name="ce15">
            <text:p>PLACAS DE SINALIZAÇÃO, DO TIPO FOTO LUMINESCENTES, EM FUNÇÃO DE ADEQUAÇÃO DA SEDE ÀS EXIGÊNCIAS DE SEG. APONTADAS PELOS BOMBEIROS, QUANDO EM VISITA À UNIDADE.PLACAS DE INDICAÇÃO DE SAÍDA E DE FLUXO.</text:p>
          </table:table-cell>
          <table:table-cell office:value-type="string" table:style-name="ce9">
            <text:p>R$ <text:s text:c="3"/>198,00<text:s/></text:p>
          </table:table-cell>
          <table:table-cell table:number-columns-repeated="16373"/>
        </table:table-row>
        <table:table-row table:style-name="ro6">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1/02/2019</text:p>
          </table:table-cell>
          <table:table-cell office:value-type="string" table:style-name="ce14">
            <text:p>SELEME MATERIAIS DE CONSTRUÇÃO LTDA</text:p>
          </table:table-cell>
          <table:table-cell office:value-type="string" table:style-name="ce13">
            <text:p>83.083.584/0001-33</text:p>
          </table:table-cell>
          <table:table-cell office:value-type="string" table:style-name="ce15">
            <text:p>COMPRA DE DUAS LUMINÁRIAS DE EMERGÊNCIA EM FUNÇÃO DE QUEIMA DE DUAS JÁ EXISTENTES NA SEDE; COMPRA DE UM SIFÃO PARA PIA DO BANHEIRO DE PCD, EM FUNÇÃO DE DESGASTE E INUTILIZAÇÃO DO ATUAL.</text:p>
          </table:table-cell>
          <table:table-cell office:value-type="string" table:style-name="ce9">
            <text:p>R$ <text:s text:c="4"/>77,79<text:s/></text:p>
          </table:table-cell>
          <table:table-cell table:number-columns-repeated="16373"/>
        </table:table-row>
        <table:table-row table:style-name="ro8">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0">
            <text:p>SIM</text:p>
          </table:table-cell>
          <table:table-cell office:value-type="string" table:style-name="ce13">
            <text:p>22/02/2019</text:p>
          </table:table-cell>
          <table:table-cell office:value-type="string" table:style-name="ce14">
            <text:p>ADELVO BASQUERA E CIA LTDA EPP</text:p>
          </table:table-cell>
          <table:table-cell office:value-type="string" table:style-name="ce13">
            <text:p>76.554.179/0001-90</text:p>
          </table:table-cell>
          <table:table-cell office:value-type="string" table:style-name="ce15">
            <text:p>PLACAS DE SINALIZAÇÃO, DO TIPO FOTO LUMINESCENTES, EM FUNÇÃO DE ADEQUAÇÃO DA SEDE ÀS EXIGÊNCIAS DE SEG. APONTADAS PELOS BOMBEIROS, QUANDO EM VISITA À UNIDADE.PLACAS DE INDICAÇÃO DE SAÍDA E DE FLUXO.</text:p>
          </table:table-cell>
          <table:table-cell office:value-type="string" table:style-name="ce9">
            <text:p>R$ <text:s text:c="4"/>66,0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RICARDO JOSE FEITEN</text:p>
          </table:table-cell>
          <table:table-cell office:value-type="string" table:style-name="ce9">
            <text:p><text:s/>072.849.049-84</text:p>
          </table:table-cell>
          <table:table-cell office:value-type="string" table:style-name="ce9">
            <text:p>21/02/19 a 17/05/19</text:p>
          </table:table-cell>
          <table:table-cell office:value-type="string" table:style-name="ce11">
            <text:p>SIM</text:p>
          </table:table-cell>
          <table:table-cell office:value-type="string" table:style-name="ce11">
            <text:p>22/02/2019</text:p>
          </table:table-cell>
          <table:table-cell office:value-type="string" table:style-name="ce11">
            <text:p>UNIDAS COMERCIO DE MATERIAIS DE CONSTRUÇÃO LTDA</text:p>
          </table:table-cell>
          <table:table-cell office:value-type="string" table:style-name="ce11">
            <text:p>83.055.020/0001-97</text:p>
          </table:table-cell>
          <table:table-cell office:value-type="string" table:style-name="ce18">
            <text:p>COMPRA DE FITA DUPLA FACE PARA FIXAÇÃO DE PLACAS DE SINALIZAÇÃO E PARA OUTROS CONSERTOS E USOS NECESSÁRIOS</text:p>
          </table:table-cell>
          <table:table-cell office:value-type="string" table:style-name="ce9">
            <text:p>R$ <text:s text:c="4"/>15,95<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3/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FORNECER ÁGUA POTÁVEL.</text:p>
          </table:table-cell>
          <table:table-cell office:value-type="string" table:style-name="ce9">
            <text:p>R$ <text:s text:c="4"/>42,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3/2019</text:p>
          </table:table-cell>
          <table:table-cell office:value-type="string" table:style-name="ce14">
            <text:p>LOJAS TAMAYO LTDA</text:p>
          </table:table-cell>
          <table:table-cell office:value-type="string" table:style-name="ce13">
            <text:p>76.842.285/0001-70</text:p>
          </table:table-cell>
          <table:table-cell office:value-type="string" table:style-name="ce15">
            <text:p>MANUTENÇÃO DE ITENS DE INFORMÁTICA.</text:p>
          </table:table-cell>
          <table:table-cell office:value-type="string" table:style-name="ce9">
            <text:p>R$ <text:s text:c="4"/>27,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1/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A COMPRA <text:s/>TEVE COMO FINALIDADE O ABASTECIMENTO DE ÁGUA MINERAL.</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9/04/2019</text:p>
          </table:table-cell>
          <table:table-cell office:value-type="string" table:style-name="ce14">
            <text:p>LOJAS DE DEPARTAMENTOS MILIUM LTDA</text:p>
          </table:table-cell>
          <table:table-cell office:value-type="string" table:style-name="ce13">
            <text:p>83.240.333/0022-40</text:p>
          </table:table-cell>
          <table:table-cell office:value-type="string" table:style-name="ce15">
            <text:p>A COMPRA FOI REALIZADA PARA ATENDER AS REUNIÕES REALIZADAS NESTA PROCURADORIA.</text:p>
          </table:table-cell>
          <table:table-cell office:value-type="string" table:style-name="ce9">
            <text:p>R$ <text:s text:c="4"/>17,5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09/04/2019</text:p>
          </table:table-cell>
          <table:table-cell office:value-type="string" table:style-name="ce14">
            <text:p>MÁRCIA HIRT<text:s/></text:p>
          </table:table-cell>
          <table:table-cell office:value-type="string" table:style-name="ce13">
            <text:p>16.938.168/0001-82</text:p>
          </table:table-cell>
          <table:table-cell office:value-type="string" table:style-name="ce15">
            <text:p/>
          </table:table-cell>
          <table:table-cell office:value-type="string" table:style-name="ce9">
            <text:p>R$ <text:s text:c="3"/>10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5/03/2019</text:p>
          </table:table-cell>
          <table:table-cell office:value-type="string" table:style-name="ce14">
            <text:p>LOOK MUSIC IMPORTAÇÃO E COMÉRCIO LTDA - EPP</text:p>
          </table:table-cell>
          <table:table-cell office:value-type="string" table:style-name="ce13">
            <text:p>85.227.551/0001-45</text:p>
          </table:table-cell>
          <table:table-cell office:value-type="string" table:style-name="ce15">
            <text:p>CABO BRIXTON PARA SER USADO NA SALA DE OITIVA.</text:p>
          </table:table-cell>
          <table:table-cell office:value-type="string" table:style-name="ce9">
            <text:p>R$ <text:s text:c="4"/>33,3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COMPRA FOI REALIZADA PARA O ABASTECIMENTO DE ÁGUA DA PROCURADORIA.</text:p>
          </table:table-cell>
          <table:table-cell office:value-type="string" table:style-name="ce9">
            <text:p>R$ <text:s text:c="4"/>40,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8/03/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HOUVE A NECESSIDADE DE COMPRAR ÁGUA MINERAL PARA ABASTECER O TERCEIRO ANDAR , O G1 E O TÉRREO.</text:p>
          </table:table-cell>
          <table:table-cell office:value-type="string" table:style-name="ce9">
            <text:p>R$ <text:s text:c="4"/>6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19/02/2019</text:p>
          </table:table-cell>
          <table:table-cell office:value-type="string" table:style-name="ce14">
            <text:p>CLAUDIA DIVINADE CARVALHO DOS SANTOS ME</text:p>
          </table:table-cell>
          <table:table-cell office:value-type="string" table:style-name="ce13">
            <text:p>06.195.779/0001-24</text:p>
          </table:table-cell>
          <table:table-cell office:value-type="string" table:style-name="ce15">
            <text:p>MANUTENÇÃO DE MATERIAL ELETRÔNICO</text:p>
          </table:table-cell>
          <table:table-cell office:value-type="string" table:style-name="ce9">
            <text:p>R$ <text:s text:c="5"/>9,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3/04/2019</text:p>
          </table:table-cell>
          <table:table-cell office:value-type="string" table:style-name="ce14">
            <text:p>BISTEK SUPERMECADOS LTDA<text:s/></text:p>
          </table:table-cell>
          <table:table-cell office:value-type="string" table:style-name="ce13">
            <text:p>83.261.420/0018-05</text:p>
          </table:table-cell>
          <table:table-cell office:value-type="string" table:style-name="ce15">
            <text:p>TRATA-SE DE COMPRA REALIZADA PARA ABASTECER ITENS DE COPA<text:s/></text:p>
          </table:table-cell>
          <table:table-cell office:value-type="string" table:style-name="ce9">
            <text:p>R$ <text:s text:c="4"/>22,02<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5/04/2019</text:p>
          </table:table-cell>
          <table:table-cell office:value-type="string" table:style-name="ce14">
            <text:p>AGROPECUARIA LIRA<text:s/></text:p>
          </table:table-cell>
          <table:table-cell office:value-type="string" table:style-name="ce13">
            <text:p>83.395.665/0001-79</text:p>
          </table:table-cell>
          <table:table-cell office:value-type="string" table:style-name="ce15">
            <text:p>PARA A DEDETIZAÇÃO DE FORMIGAS</text:p>
          </table:table-cell>
          <table:table-cell office:value-type="string" table:style-name="ce9">
            <text:p>R$ <text:s text:c="4"/>20,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07/02/19 a 07/05/19</text:p>
          </table:table-cell>
          <table:table-cell office:value-type="string" table:style-name="ce10">
            <text:p>SIM</text:p>
          </table:table-cell>
          <table:table-cell office:value-type="string" table:style-name="ce13">
            <text:p>26/04/2019</text:p>
          </table:table-cell>
          <table:table-cell office:value-type="string" table:style-name="ce14">
            <text:p>IMPERADOR GÁS E ÁGUA<text:s/></text:p>
          </table:table-cell>
          <table:table-cell office:value-type="string" table:style-name="ce13">
            <text:p>12.162.741/0001-58</text:p>
          </table:table-cell>
          <table:table-cell office:value-type="string" table:style-name="ce15">
            <text:p>ABASTECIMENTO DE ÁGUA MINERAL<text:s/></text:p>
          </table:table-cell>
          <table:table-cell office:value-type="string" table:style-name="ce9">
            <text:p>R$ <text:s text:c="4"/>40,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THIAGO SABARA VIEIRA DE GOES</text:p>
          </table:table-cell>
          <table:table-cell office:value-type="string" table:style-name="ce9">
            <text:p><text:s/>039.981.964-98</text:p>
          </table:table-cell>
          <table:table-cell office:value-type="string" table:style-name="ce9">
            <text:p>23/04/19 a 19/07/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05/06/19 a 02/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11/04/19 a 08/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1">
            <text:p>SIM</text:p>
          </table:table-cell>
          <table:table-cell office:value-type="string" table:style-name="ce11">
            <text:p>03/04/2019</text:p>
          </table:table-cell>
          <table:table-cell office:value-type="string" table:style-name="ce11">
            <text:p>COMERCIAL STECANELA DE MAT ELETRICOS LTDA</text:p>
          </table:table-cell>
          <table:table-cell office:value-type="string" table:style-name="ce11">
            <text:p>95.767.943/0002-31</text:p>
          </table:table-cell>
          <table:table-cell office:value-type="string" table:style-name="ce18">
            <text:p>P/ SUBSTITUIÇÃO DE LÂMPADA QUEIMADA NA PR/SC.</text:p>
          </table:table-cell>
          <table:table-cell office:value-type="string" table:style-name="ce9">
            <text:p>R$ <text:s text:c="4"/>29,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FERRAMENTAL FERRAGENS E FERRAMENTAS LTDA.</text:p>
          </table:table-cell>
          <table:table-cell office:value-type="string" table:style-name="ce13">
            <text:p>83.603.738/0001-70</text:p>
          </table:table-cell>
          <table:table-cell office:value-type="string" table:style-name="ce15">
            <text:p>P/ MANUTENÇÃO EM CADEIRA E PORTA DA PR/SC.</text:p>
          </table:table-cell>
          <table:table-cell office:value-type="string" table:style-name="ce9">
            <text:p>R$ <text:s text:c="4"/>64,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MURILO CESAR CORDEIRO EPP</text:p>
          </table:table-cell>
          <table:table-cell office:value-type="string" table:style-name="ce13">
            <text:p>02.169.441/0001-47</text:p>
          </table:table-cell>
          <table:table-cell office:value-type="string" table:style-name="ce15">
            <text:p>P/ MANUTENÇÃO EM MICTÓRIO DA PR/SC</text:p>
          </table:table-cell>
          <table:table-cell office:value-type="string" table:style-name="ce9">
            <text:p>R$ <text:s text:c="3"/>12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3/04/2019</text:p>
          </table:table-cell>
          <table:table-cell office:value-type="string" table:style-name="ce14">
            <text:p>SUPERMATEC MATERIALDE CONSTRUÇÃO LTDA.</text:p>
          </table:table-cell>
          <table:table-cell office:value-type="string" table:style-name="ce13">
            <text:p>02.948.927/0002-64</text:p>
          </table:table-cell>
          <table:table-cell office:value-type="string" table:style-name="ce15">
            <text:p>P/ MANUTENÇÃO DE VASO SANITÁRIO NA PR/SC</text:p>
          </table:table-cell>
          <table:table-cell office:value-type="string" table:style-name="ce9">
            <text:p>R$ <text:s text:c="4"/>56,9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3JP COMÉRCIO DE AR CONDICIONADO LTDA - ME</text:p>
          </table:table-cell>
          <table:table-cell office:value-type="string" table:style-name="ce13">
            <text:p>16.694.072/0001-16</text:p>
          </table:table-cell>
          <table:table-cell office:value-type="string" table:style-name="ce15">
            <text:p>P/ MANUTENÇÃO EM BEBEDOUROS DA PR/SC.</text:p>
          </table:table-cell>
          <table:table-cell office:value-type="string" table:style-name="ce9">
            <text:p>R$ <text:s text:c="3"/>334,61<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COMERCIAL VITORIA DE ARMARINHOS LTDA.</text:p>
          </table:table-cell>
          <table:table-cell office:value-type="string" table:style-name="ce13">
            <text:p>83.471.292/0001-78</text:p>
          </table:table-cell>
          <table:table-cell office:value-type="string" table:style-name="ce15">
            <text:p>P/ REPOSIÇÃO DE PILHAS EM APARELHOS DA PR/SC.</text:p>
          </table:table-cell>
          <table:table-cell office:value-type="string" table:style-name="ce9">
            <text:p>R$ <text:s text:c="5"/>8,40<text:s/></text:p>
          </table:table-cell>
          <table:table-cell table:number-columns-repeated="16373"/>
        </table:table-row>
        <table:table-row table:style-name="ro5">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06/03/2019</text:p>
          </table:table-cell>
          <table:table-cell office:value-type="string" table:style-name="ce14">
            <text:p>GOEDERT IMPORTS LTDA</text:p>
          </table:table-cell>
          <table:table-cell office:value-type="string" table:style-name="ce13">
            <text:p>15.033.454/0001-36</text:p>
          </table:table-cell>
          <table:table-cell office:value-type="string" table:style-name="ce15">
            <text:p>P/ REALIZAÇÃO DE REPARO EM DISPENSERS DE SABONETE E P/ FIXAÇÃO DE CABOS EM CALHAS DE FIAÇÃO, AMBOS NA SEDE DA PR/SC.</text:p>
          </table:table-cell>
          <table:table-cell office:value-type="string" table:style-name="ce9">
            <text:p>R$ <text:s text:c="4"/>65,65<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1/03/2019</text:p>
          </table:table-cell>
          <table:table-cell office:value-type="string" table:style-name="ce14">
            <text:p>VIDRACARIA COLOMBO LTDA - ME</text:p>
          </table:table-cell>
          <table:table-cell office:value-type="string" table:style-name="ce13">
            <text:p>01.551.980/0001-83</text:p>
          </table:table-cell>
          <table:table-cell office:value-type="string" table:style-name="ce15">
            <text:p>P/ ADEQUAÇÃO DA GALERIA DE VISITAS DE PROCURADORES GERAIS DA REPÚBLICA</text:p>
          </table:table-cell>
          <table:table-cell office:value-type="string" table:style-name="ce9">
            <text:p>R$ <text:s text:c="3"/>142,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2/03/2019</text:p>
          </table:table-cell>
          <table:table-cell office:value-type="string" table:style-name="ce14">
            <text:p>TINTAS ROCHA LTDA</text:p>
          </table:table-cell>
          <table:table-cell office:value-type="string" table:style-name="ce13">
            <text:p>02.340.825/0003-42</text:p>
          </table:table-cell>
          <table:table-cell office:value-type="string" table:style-name="ce15">
            <text:p>P/ REALIZAÇÃO DE REPARO EM PAREDE DE GABINETE DA PR/SC.</text:p>
          </table:table-cell>
          <table:table-cell office:value-type="string" table:style-name="ce9">
            <text:p>R$ <text:s text:c="4"/>23,6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3/03/2019</text:p>
          </table:table-cell>
          <table:table-cell office:value-type="string" table:style-name="ce14">
            <text:p>STANDARD AUDIOVISUAIS LTDA</text:p>
          </table:table-cell>
          <table:table-cell office:value-type="string" table:style-name="ce13">
            <text:p>00.127.072/0001-02</text:p>
          </table:table-cell>
          <table:table-cell office:value-type="string" table:style-name="ce15">
            <text:p>P/ CONSERTO DO PROJETOR INSTALADO NO AUDITÓRIO DA PR/SC.</text:p>
          </table:table-cell>
          <table:table-cell office:value-type="string" table:style-name="ce9">
            <text:p>R$ <text:s text:c="3"/>180,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4/03/2019</text:p>
          </table:table-cell>
          <table:table-cell office:value-type="string" table:style-name="ce14">
            <text:p>CASA DO CANO LTDA.</text:p>
          </table:table-cell>
          <table:table-cell office:value-type="string" table:style-name="ce13">
            <text:p>75.893.826/0001-26</text:p>
          </table:table-cell>
          <table:table-cell office:value-type="string" table:style-name="ce15">
            <text:p>P/ CONSERTO DE PAREDE DE GABINETE DA PR/SC.</text:p>
          </table:table-cell>
          <table:table-cell office:value-type="string" table:style-name="ce9">
            <text:p>R$ <text:s text:c="3"/>138,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4/03/2019</text:p>
          </table:table-cell>
          <table:table-cell office:value-type="string" table:style-name="ce14">
            <text:p>TINTAS ROCHA LTDA</text:p>
          </table:table-cell>
          <table:table-cell office:value-type="string" table:style-name="ce13">
            <text:p>02.340.825/0009-38</text:p>
          </table:table-cell>
          <table:table-cell office:value-type="string" table:style-name="ce15">
            <text:p>P/ CONSERTO DE PAREDE DE GABINETE DA PR/SC.</text:p>
          </table:table-cell>
          <table:table-cell office:value-type="string" table:style-name="ce9">
            <text:p>R$ <text:s text:c="4"/>23,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5/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P/ CONSERTO DE PAREDE EM GABINETE DA PR/SC.</text:p>
          </table:table-cell>
          <table:table-cell office:value-type="string" table:style-name="ce9">
            <text:p>R$ <text:s text:c="4"/>38,0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6/04/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P/ REALIZAÇÃO DE MANUTENÇÕES NA PR/SC.</text:p>
          </table:table-cell>
          <table:table-cell office:value-type="string" table:style-name="ce9">
            <text:p>R$ <text:s text:c="4"/>24,6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18/03/2019</text:p>
          </table:table-cell>
          <table:table-cell office:value-type="string" table:style-name="ce14">
            <text:p>TINTAS ROCHA LTDA</text:p>
          </table:table-cell>
          <table:table-cell office:value-type="string" table:style-name="ce13">
            <text:p>02.340.825/0003-42</text:p>
          </table:table-cell>
          <table:table-cell office:value-type="string" table:style-name="ce15">
            <text:p>P/ CONSERTO DE PAREDE DE GABINETE DA PR/SC.</text:p>
          </table:table-cell>
          <table:table-cell office:value-type="string" table:style-name="ce9">
            <text:p>R$ <text:s text:c="3"/>161,9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0/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P/ CONSERTO DE PAREDE EM GABINETE DA PR/SC E P/ REALIZAÇÃO DE MANUTENÇÕES DIVERSAS NA PR/SC</text:p>
          </table:table-cell>
          <table:table-cell office:value-type="string" table:style-name="ce9">
            <text:p>R$ <text:s text:c="4"/>88,2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2/03/2019</text:p>
          </table:table-cell>
          <table:table-cell office:value-type="string" table:style-name="ce14">
            <text:p>TINTAS ROCHA LTDA</text:p>
          </table:table-cell>
          <table:table-cell office:value-type="string" table:style-name="ce13">
            <text:p>02.340.825/0003-42</text:p>
          </table:table-cell>
          <table:table-cell office:value-type="string" table:style-name="ce15">
            <text:p>P/ REALIZAÇÃO DE PINTURA DE PAREDE DE GABINETE DA PR/SC.</text:p>
          </table:table-cell>
          <table:table-cell office:value-type="string" table:style-name="ce9">
            <text:p>R$ <text:s text:c="4"/>18,8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6/04/2019</text:p>
          </table:table-cell>
          <table:table-cell office:value-type="string" table:style-name="ce14">
            <text:p>CASA DOS PUXADORES, ACESS. E DECOR LTDA EPP</text:p>
          </table:table-cell>
          <table:table-cell office:value-type="string" table:style-name="ce13">
            <text:p>01.759.066/0001-22</text:p>
          </table:table-cell>
          <table:table-cell office:value-type="string" table:style-name="ce15">
            <text:p>P/ REFORMA DE MÓVEL DA PR/SC</text:p>
          </table:table-cell>
          <table:table-cell office:value-type="string" table:style-name="ce9">
            <text:p>R$ <text:s text:c="5"/>6,16<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6/04/2019</text:p>
          </table:table-cell>
          <table:table-cell office:value-type="string" table:style-name="ce14">
            <text:p>TINTAS ROCHA LTDA</text:p>
          </table:table-cell>
          <table:table-cell office:value-type="string" table:style-name="ce13">
            <text:p>02.340.825/0003-42</text:p>
          </table:table-cell>
          <table:table-cell office:value-type="string" table:style-name="ce15">
            <text:p>P/ REALIZAÇÃO DE MANUTENÇÃO NO ÁTICO DA TORRE 1 DA PR/SC</text:p>
          </table:table-cell>
          <table:table-cell office:value-type="string" table:style-name="ce9">
            <text:p>R$ <text:s text:c="4"/>30,50<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CASAS DA ÁGUA MATERIAIS PARA CONSTRUCAO LTDA - LOJA 09</text:p>
          </table:table-cell>
          <table:table-cell office:value-type="string" table:style-name="ce13">
            <text:p>13.501.187/0012-01</text:p>
          </table:table-cell>
          <table:table-cell office:value-type="string" table:style-name="ce15">
            <text:p>P/ REALIZAÇÃO DE MANUTENÇÕES ELÉTRICAS NA PR/SC.</text:p>
          </table:table-cell>
          <table:table-cell office:value-type="string" table:style-name="ce9">
            <text:p>R$ <text:s text:c="3"/>495,2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COMERCIAL STECANELA DE MAT ELETRICOS LTDA</text:p>
          </table:table-cell>
          <table:table-cell office:value-type="string" table:style-name="ce13">
            <text:p>95.767.943/0002-31</text:p>
          </table:table-cell>
          <table:table-cell office:value-type="string" table:style-name="ce15">
            <text:p>P/ REALIZAÇÃO DE MANUTENÇÕES ELÉTRICAS NA PR/SC.</text:p>
          </table:table-cell>
          <table:table-cell office:value-type="string" table:style-name="ce9">
            <text:p>R$ <text:s text:c="3"/>398,16<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2/2019</text:p>
          </table:table-cell>
          <table:table-cell office:value-type="string" table:style-name="ce14">
            <text:p>TINTAS ROCHA LTDA</text:p>
          </table:table-cell>
          <table:table-cell office:value-type="string" table:style-name="ce13">
            <text:p>02.340.825/0003-42</text:p>
          </table:table-cell>
          <table:table-cell office:value-type="string" table:style-name="ce15">
            <text:p>P/ PINTURA DE SALA NA PR/SC.</text:p>
          </table:table-cell>
          <table:table-cell office:value-type="string" table:style-name="ce9">
            <text:p>R$ <text:s text:c="3"/>405,44<text:s/></text:p>
          </table:table-cell>
          <table:table-cell table:number-columns-repeated="16373"/>
        </table:table-row>
        <table:table-row table:style-name="ro3">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7/03/2019</text:p>
          </table:table-cell>
          <table:table-cell office:value-type="string" table:style-name="ce14">
            <text:p>TRÊS A COMÉRCIO DE MATERIAIS DE CONSTRUÇÃO LTDA.</text:p>
          </table:table-cell>
          <table:table-cell office:value-type="string" table:style-name="ce13">
            <text:p>80.710.866/0001-25</text:p>
          </table:table-cell>
          <table:table-cell office:value-type="string" table:style-name="ce15">
            <text:p>P/ COLOCAÇÃO DE QUADROS NA SETRAN/PR/SC E PARA REALIZAÇÃO DE MANUTENÇÕES DIVERSAS NA PR/SC.</text:p>
          </table:table-cell>
          <table:table-cell office:value-type="string" table:style-name="ce9">
            <text:p>R$ <text:s text:c="4"/>68,70<text:s/></text:p>
          </table:table-cell>
          <table:table-cell table:number-columns-repeated="16373"/>
        </table:table-row>
        <table:table-row table:style-name="ro7">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28/03/2019</text:p>
          </table:table-cell>
          <table:table-cell office:value-type="string" table:style-name="ce14">
            <text:p>24 HORAS CHAVES DA ILHA LTDA - ME</text:p>
          </table:table-cell>
          <table:table-cell office:value-type="string" table:style-name="ce13">
            <text:p>06.097.343/0001-00</text:p>
          </table:table-cell>
          <table:table-cell office:value-type="string" table:style-name="ce15">
            <text:p>P/ CONSERTO DE PORTA NA CTIC PR/SC E P/ FACILITAR IDENTIFICAÇÃO DO CHEFE DO NMSG/PR/SC COMO RESPONSÁVEL PELA ASSINATURA EM DOCUMENTOS FÍSICOS.</text:p>
          </table:table-cell>
          <table:table-cell office:value-type="string" table:style-name="ce9">
            <text:p>R$ <text:s text:c="4"/>64,00<text:s/></text:p>
          </table:table-cell>
          <table:table-cell table:number-columns-repeated="16373"/>
        </table:table-row>
        <table:table-row table:style-name="ro2">
          <table:table-cell office:value-type="string" table:style-name="ce7">
            <text:p>PR-SC</text:p>
          </table:table-cell>
          <table:table-cell office:value-type="float" office:value="2019" table:style-name="ce8">
            <text:p>2019</text:p>
          </table:table-cell>
          <table:table-cell office:value-type="string" table:style-name="ce8">
            <text:p>VINICIUS DIAS DOS SANTOS DA SILVA</text:p>
          </table:table-cell>
          <table:table-cell office:value-type="string" table:style-name="ce9">
            <text:p><text:s/>011.321.780-37</text:p>
          </table:table-cell>
          <table:table-cell office:value-type="string" table:style-name="ce9">
            <text:p>20/02/19 a 15/05/19</text:p>
          </table:table-cell>
          <table:table-cell office:value-type="string" table:style-name="ce10">
            <text:p>SIM</text:p>
          </table:table-cell>
          <table:table-cell office:value-type="string" table:style-name="ce13">
            <text:p>30/04/2019</text:p>
          </table:table-cell>
          <table:table-cell office:value-type="string" table:style-name="ce14">
            <text:p>TINTAS ROCHA LTDA</text:p>
          </table:table-cell>
          <table:table-cell office:value-type="string" table:style-name="ce13">
            <text:p>02.340.825/0003-42</text:p>
          </table:table-cell>
          <table:table-cell office:value-type="string" table:style-name="ce15">
            <text:p>P/ USO EM REFORMA DE MÓVEL DA PR/SC</text:p>
          </table:table-cell>
          <table:table-cell office:value-type="string" table:style-name="ce9">
            <text:p>R$ <text:s text:c="4"/>11,00<text:s/></text:p>
          </table:table-cell>
          <table:table-cell table:number-columns-repeated="16373"/>
        </table:table-row>
        <table:table-row table:style-name="ro4">
          <table:table-cell office:value-type="string" table:style-name="ce7">
            <text:p>PR-SC</text:p>
          </table:table-cell>
          <table:table-cell office:value-type="float" office:value="2019" table:style-name="ce8">
            <text:p>2019</text:p>
          </table:table-cell>
          <table:table-cell office:value-type="string" table:style-name="ce8">
            <text:p>WILLIAN SAVI</text:p>
          </table:table-cell>
          <table:table-cell office:value-type="string" table:style-name="ce9">
            <text:p><text:s/>822.058.099-20</text:p>
          </table:table-cell>
          <table:table-cell office:value-type="string" table:style-name="ce9">
            <text:p>06/05/19 a 02/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E</text:p>
          </table:table-cell>
          <table:table-cell office:value-type="float" office:value="2019" table:style-name="ce8">
            <text:p>2019</text:p>
          </table:table-cell>
          <table:table-cell office:value-type="string" table:style-name="ce8">
            <text:p>FRANCISCO DAS CHAGAS FORTES</text:p>
          </table:table-cell>
          <table:table-cell office:value-type="string" table:style-name="ce9">
            <text:p><text:s/>476.423.785-72</text:p>
          </table:table-cell>
          <table:table-cell office:value-type="string" table:style-name="ce9">
            <text:p>16/01/19 a 15/04/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E</text:p>
          </table:table-cell>
          <table:table-cell office:value-type="float" office:value="2019" table:style-name="ce8">
            <text:p>2019</text:p>
          </table:table-cell>
          <table:table-cell office:value-type="string" table:style-name="ce8">
            <text:p>MATEUS CONCEICAO DOS SANTOS</text:p>
          </table:table-cell>
          <table:table-cell office:value-type="string" table:style-name="ce9">
            <text:p><text:s/>020.477.585-05</text:p>
          </table:table-cell>
          <table:table-cell office:value-type="string" table:style-name="ce9">
            <text:p>08/04/19 a 0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E</text:p>
          </table:table-cell>
          <table:table-cell office:value-type="float" office:value="2019" table:style-name="ce8">
            <text:p>2019</text:p>
          </table:table-cell>
          <table:table-cell office:value-type="string" table:style-name="ce8">
            <text:p>VANJA MARIA DIAS OLIVEIRA ALMEIDA</text:p>
          </table:table-cell>
          <table:table-cell office:value-type="string" table:style-name="ce9">
            <text:p><text:s/>171.317.075-20</text:p>
          </table:table-cell>
          <table:table-cell office:value-type="string" table:style-name="ce9">
            <text:p>26/04/19 a 24/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07/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 COM PAGAMENTO DE PEDÁGIO</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07/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 PARA PAGAMENTO DE PEDÁ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15">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15">
            <text:p>despesa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15">
            <text:p>despesa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1">
            <text:p>SIM</text:p>
          </table:table-cell>
          <table:table-cell office:value-type="string" table:style-name="ce11">
            <text:p>13/03/2019</text:p>
          </table:table-cell>
          <table:table-cell office:value-type="string" table:style-name="ce11">
            <text:p>CONCESSIONARIA AUTO RAPOSO TAVARES S/A</text:p>
          </table:table-cell>
          <table:table-cell office:value-type="string" table:style-name="ce11">
            <text:p>10.531.501/0009-05</text:p>
          </table:table-cell>
          <table:table-cell office:value-type="string" table:style-name="ce18">
            <text:p>despesa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1">
            <text:p>SIM</text:p>
          </table:table-cell>
          <table:table-cell office:value-type="string" table:style-name="ce11">
            <text:p>13/03/2019</text:p>
          </table:table-cell>
          <table:table-cell office:value-type="string" table:style-name="ce11">
            <text:p>CONCESSIONARIA AUTO RAPOSO TAVARES S/A</text:p>
          </table:table-cell>
          <table:table-cell office:value-type="string" table:style-name="ce11">
            <text:p>10.531.501/0010-49</text:p>
          </table:table-cell>
          <table:table-cell office:value-type="string" table:style-name="ce18">
            <text:p>despesa para pagamento de pedágio</text:p>
          </table:table-cell>
          <table:table-cell office:value-type="string" table:style-name="ce9">
            <text:p>R$ <text:s text:c="5"/>5,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15">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3/03/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15">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ária do RodoAnel Oeste de SP S/A</text:p>
          </table:table-cell>
          <table:table-cell office:value-type="string" table:style-name="ce13">
            <text:p>09.387.725/0001-59</text:p>
          </table:table-cell>
          <table:table-cell office:value-type="string" table:style-name="ce15">
            <text:p>DESPESAS COM PAGAMENTO DE PEDÁGIO<text:s/></text:p>
          </table:table-cell>
          <table:table-cell office:value-type="string" table:style-name="ce9">
            <text:p>R$ <text:s text:c="5"/>2,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DESPESA COM PAGAMENTO DE PEDÁGIO</text:p>
          </table:table-cell>
          <table:table-cell office:value-type="string" table:style-name="ce9">
            <text:p>R$ <text:s text:c="5"/>3,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2/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DESPESA DE PAGAMENTO DE PEDÁGIO</text:p>
          </table:table-cell>
          <table:table-cell office:value-type="string" table:style-name="ce9">
            <text:p>R$ <text:s text:c="5"/>7,5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1">
            <text:p>SIM</text:p>
          </table:table-cell>
          <table:table-cell office:value-type="string" table:style-name="ce11">
            <text:p>14/03/2019</text:p>
          </table:table-cell>
          <table:table-cell office:value-type="string" table:style-name="ce11">
            <text:p>CONCESSIONARIA AUTO RAPOSO TAVARES S/A</text:p>
          </table:table-cell>
          <table:table-cell office:value-type="string" table:style-name="ce11">
            <text:p>10.531.501/0004-09</text:p>
          </table:table-cell>
          <table:table-cell office:value-type="string" table:style-name="ce18">
            <text:p>despesa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1">
            <text:p>SIM</text:p>
          </table:table-cell>
          <table:table-cell office:value-type="string" table:style-name="ce11">
            <text:p>14/03/2019</text:p>
          </table:table-cell>
          <table:table-cell office:value-type="string" table:style-name="ce11">
            <text:p>CONCESSIONARIA AUTO RAPOSO TAVARES S/A</text:p>
          </table:table-cell>
          <table:table-cell office:value-type="string" table:style-name="ce11">
            <text:p>10.531.501/0006-62</text:p>
          </table:table-cell>
          <table:table-cell office:value-type="string" table:style-name="ce18">
            <text:p>despesa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15">
            <text:p>despesa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15">
            <text:p>despesa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10/01/19 a 20/03/19</text:p>
          </table:table-cell>
          <table:table-cell office:value-type="string" table:style-name="ce10">
            <text:p>SIM</text:p>
          </table:table-cell>
          <table:table-cell office:value-type="string" table:style-name="ce13">
            <text:p>14/03/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15">
            <text:p>despesa para pagamento de pedágio</text:p>
          </table:table-cell>
          <table:table-cell office:value-type="string" table:style-name="ce9">
            <text:p>R$ <text:s text:c="5"/>5,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AGOSTINHO PINTO DOS SANTOS</text:p>
          </table:table-cell>
          <table:table-cell office:value-type="string" table:style-name="ce9">
            <text:p><text:s/>646.784.238-34</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ALZEMIR CEZAR DA SILVA</text:p>
          </table:table-cell>
          <table:table-cell office:value-type="string" table:style-name="ce9">
            <text:p><text:s/>092.134.248-92</text:p>
          </table:table-cell>
          <table:table-cell office:value-type="string" table:style-name="ce9">
            <text:p>10/01/19 a 20/03/19</text:p>
          </table:table-cell>
          <table:table-cell office:value-type="string" table:style-name="ce10">
            <text:p>SIM</text:p>
          </table:table-cell>
          <table:table-cell office:value-type="string" table:style-name="ce13">
            <text:p>21/01/2019</text:p>
          </table:table-cell>
          <table:table-cell office:value-type="string" table:style-name="ce14">
            <text:p>GPV - HIDRAULICA, ELETRICA E IRRIGACAO LTDA - ME</text:p>
          </table:table-cell>
          <table:table-cell office:value-type="string" table:style-name="ce13">
            <text:p>15.323.567/0001-76</text:p>
          </table:table-cell>
          <table:table-cell office:value-type="string" table:style-name="ce15">
            <text:p>MATERIAL PARA INSTALAÇÃO DE BEBEDOUROS RECEBIDOS PELO PLANO DE METAS.</text:p>
          </table:table-cell>
          <table:table-cell office:value-type="string" table:style-name="ce9">
            <text:p>R$ <text:s text:c="4"/>40,0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4/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CATIA ELIANA DE OLIVEIRA SERAFIM</text:p>
          </table:table-cell>
          <table:table-cell office:value-type="string" table:style-name="ce9">
            <text:p><text:s/>062.047.788-11</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1">
            <text:p>SIM</text:p>
          </table:table-cell>
          <table:table-cell office:value-type="string" table:style-name="ce11">
            <text:p>01/02/2019</text:p>
          </table:table-cell>
          <table:table-cell office:value-type="string" table:style-name="ce11">
            <text:p>ENTREVIAS CONCESSIONÁRIA DE RODOVIAS S.A.</text:p>
          </table:table-cell>
          <table:table-cell office:value-type="string" table:style-name="ce11">
            <text:p>26.664.057/0001-89</text:p>
          </table:table-cell>
          <table:table-cell office:value-type="string" table:style-name="ce18">
            <text:p>PAGAMENTO DE PEDÁGIO VISANDO REALIZAR CARGA PROCESSUAL NA JUSTIÇA FEDERAL DE LINS/SP.</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5/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NECESSÁRIO PARA ENTREGA DE AUTOS JUDICIAIS COM PRAZO.</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5/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NECESSÁRIO PARA PROTOCOLO DE AUTOS JUDICIAIS COM PRAZO.</text:p>
          </table:table-cell>
          <table:table-cell office:value-type="string" table:style-name="ce9">
            <text:p>R$ <text:s text:c="5"/>7,30<text:s/></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7/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NECESSÁRIO PARA CONDUZIR PROCURADOR EM AUDIÊNCIA NA JUSTIÇA FEDERAL EM LINS/SP.</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08/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4/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VISANDO CONDUZIR PROCURADOR ATÉ À JUSTIÇA FEDERAL EM LINS/SP, PARA PARTICIPAÇÃO EM AUDIÊNCIA.</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5/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VISANDO REALIZAR CARGA PROCESSUAL EM LINS/SP.</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18/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CARGA PROCESSUAL NA JUSTIÇA FEDERAL EM LINS/SP.</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4/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NECESSÁRIO À CONDUÇÃO DO DR. MANOEL À JF/LINS PARA PARTICIPAR DE AUDIÊNCIA.</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4/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O PEDÁGIO NECESSÁRIO A CONDUÇÃO DO DR. MANOEL À JF/LINS PARA PARTICIPAÇÃO EM AUDIÊNCIA.</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7/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VISANDO CONDUZIR PROCURADOR, DR. DIEGO, PARA ITINERÂNCIA EM ASSIS/SP.</text:p>
          </table:table-cell>
          <table:table-cell office:value-type="string" table:style-name="ce9">
            <text:p>R$ <text:s text:c="5"/>5,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9/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NECESSÁRIO PARA DEVOLVER AUTOS JUDICIAIS COM PRAZO NA JF/LINS.</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1/01/19 a 20/03/19</text:p>
          </table:table-cell>
          <table:table-cell office:value-type="string" table:style-name="ce10">
            <text:p>SIM</text:p>
          </table:table-cell>
          <table:table-cell office:value-type="string" table:style-name="ce13">
            <text:p>29/01/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NECESSÁRIO PARA ENTREGAR AUTOS COM PRAZO NA JF/LINS.</text:p>
          </table:table-cell>
          <table:table-cell office:value-type="string" table:style-name="ce9">
            <text:p>R$ <text:s text:c="5"/>7,3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3/03/19 a 12/06/19</text:p>
          </table:table-cell>
          <table:table-cell office:value-type="string" table:style-name="ce11">
            <text:p>SIM</text:p>
          </table:table-cell>
          <table:table-cell office:value-type="string" table:style-name="ce11">
            <text:p>04/05/2019</text:p>
          </table:table-cell>
          <table:table-cell office:value-type="string" table:style-name="ce11">
            <text:p>SILVIO ALVES DA COSTA FILHO</text:p>
          </table:table-cell>
          <table:table-cell office:value-type="string" table:style-name="ce11">
            <text:p>31.097.695/0001-03</text:p>
          </table:table-cell>
          <table:table-cell office:value-type="string" table:style-name="ce18">
            <text:p>DESPESAS COM MANUTENÇÃO PREDIAL (VAZAMENTO NAS PIAS E FIXAÇÃO DE PISO TÁTIL QUE SE DESCOLARAM).</text:p>
          </table:table-cell>
          <table:table-cell office:value-type="string" table:style-name="ce9">
            <text:p>R$ <text:s text:c="4"/>80,00<text:s/></text:p>
          </table:table-cell>
          <table:table-cell table:number-columns-repeated="16373"/>
        </table:table-row>
        <table:table-row table:style-name="ro7">
          <table:table-cell office:value-type="string" table:style-name="ce7">
            <text:p>PR-SP</text:p>
          </table:table-cell>
          <table:table-cell office:value-type="float" office:value="2019" table:style-name="ce8">
            <text:p>2019</text:p>
          </table:table-cell>
          <table:table-cell office:value-type="string" table:style-name="ce8">
            <text:p>CRISTIANE ALVES DE OLIVEIRA</text:p>
          </table:table-cell>
          <table:table-cell office:value-type="string" table:style-name="ce9">
            <text:p><text:s/>218.274.928-48</text:p>
          </table:table-cell>
          <table:table-cell office:value-type="string" table:style-name="ce9">
            <text:p>13/03/19 a 12/06/19</text:p>
          </table:table-cell>
          <table:table-cell office:value-type="string" table:style-name="ce11">
            <text:p>SIM</text:p>
          </table:table-cell>
          <table:table-cell office:value-type="string" table:style-name="ce11">
            <text:p>15/03/2019</text:p>
          </table:table-cell>
          <table:table-cell office:value-type="string" table:style-name="ce11">
            <text:p>TOP CLIMA SERVIÇOS &amp; TECNOLOGIA LTDA</text:p>
          </table:table-cell>
          <table:table-cell office:value-type="string" table:style-name="ce11">
            <text:p>18.529.245/0001-76</text:p>
          </table:table-cell>
          <table:table-cell office:value-type="string" table:style-name="ce18">
            <text:p>MANUTENÇÃO CORRETIVA EM EQUIPAMENTO DE AR-CONDICIONADO. ESTA PRM NÃO POSSUI CONTRATO DE MANUTENÇÃO E O EQUIPAMENTO NÃO POSSUÍA GARANTIA.</text:p>
          </table:table-cell>
          <table:table-cell office:value-type="string" table:style-name="ce9">
            <text:p>R$ <text:s text:c="3"/>500,0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LDO CORDELIER DOS SANTOS</text:p>
          </table:table-cell>
          <table:table-cell office:value-type="string" table:style-name="ce9">
            <text:p><text:s/>012.417.117-63</text:p>
          </table:table-cell>
          <table:table-cell office:value-type="string" table:style-name="ce9">
            <text:p>01/07/19 a 20/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08/05/19 a 19/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2/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 EM VIAGEM PARA BOTUCATU E BAURU NOS DIAS 02 E 03/04/2019, CONFORME ASV 289987.</text:p>
          </table:table-cell>
          <table:table-cell office:value-type="string" table:style-name="ce9">
            <text:p>R$ <text:s text:c="4"/>22,0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2/04/2019</text:p>
          </table:table-cell>
          <table:table-cell office:value-type="string" table:style-name="ce14">
            <text:p>VIA PAULISTA S/A</text:p>
          </table:table-cell>
          <table:table-cell office:value-type="string" table:style-name="ce13">
            <text:p>28.019.100/0001-89</text:p>
          </table:table-cell>
          <table:table-cell office:value-type="string" table:style-name="ce15">
            <text:p>PAGAMENTO DE PEDÁGIO EM VIAGEM PARA BOTUCATU E BAURU NOS DIAS 02 E 03/04/2019, CONFORME ASV 289987.</text:p>
          </table:table-cell>
          <table:table-cell office:value-type="string" table:style-name="ce9">
            <text:p>R$ <text:s text:c="4"/>18,8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6/03/2019</text:p>
          </table:table-cell>
          <table:table-cell office:value-type="string" table:style-name="ce14">
            <text:p>KALUNGA COM. E IND. GRÁFICA LTDA</text:p>
          </table:table-cell>
          <table:table-cell office:value-type="string" table:style-name="ce13">
            <text:p>43.283.811/0021-01</text:p>
          </table:table-cell>
          <table:table-cell office:value-type="string" table:style-name="ce15">
            <text:p>AQUISIÇÃO DE UMA FITA ADESIVA DUPLA FACE FIXA FORTE EXTREMA PARA COLAR PLACAS DE SINALIZAÇÃO DE GABINETES E TOALETES QUE CAÍRAM, ALÉM DOS SENSORES DE LÂMPADAS QUE TAMBÉM CAÍRAM.<text:s/></text:p>
          </table:table-cell>
          <table:table-cell office:value-type="string" table:style-name="ce9">
            <text:p>R$ <text:s text:c="4"/>27,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0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PARA VIAGEM A BARRETOS NO DIA 07/03/2019, CONFORME ASV 281598/2019.</text:p>
          </table:table-cell>
          <table:table-cell office:value-type="string" table:style-name="ce9">
            <text:p>R$ <text:s text:c="4"/>20,9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5/02/2019</text:p>
          </table:table-cell>
          <table:table-cell office:value-type="string" table:style-name="ce14">
            <text:p>A F MIRANDA COMERCIO E SERVICO DE LIMPEZA ME</text:p>
          </table:table-cell>
          <table:table-cell office:value-type="string" table:style-name="ce13">
            <text:p>22.159.264/0001-25</text:p>
          </table:table-cell>
          <table:table-cell office:value-type="string" table:style-name="ce15">
            <text:p>SERVIÇO DE TROCA DE CAPACITOR DE APARELHO DE AR CONDICIONADO 36.000 BTUS DA ASSESSORIA DO GABINETE DO DR.ANDRÉ LUIZ MORAIS DE MENEZES, TENDO EM VISTA QUE O APARELHO PAROU DE FUNCIONAR.<text:s/></text:p>
          </table:table-cell>
          <table:table-cell office:value-type="string" table:style-name="ce9">
            <text:p>R$ <text:s text:c="3"/>150,00<text:s/></text:p>
          </table:table-cell>
          <table:table-cell table:number-columns-repeated="16373"/>
        </table:table-row>
        <table:table-row table:style-name="ro7">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6/04/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15">
            <text:p>SERVIÇO DE REFIXAÇÃO DO MOTOR DO PORTÃO DA GARAGEM DA PRM, TENDO EM VISTA QUE O MOTOR ESTAVA COM A FIXAÇÃO FROUXA, CORRENDO O RISCO DE CAIR.</text:p>
          </table:table-cell>
          <table:table-cell office:value-type="string" table:style-name="ce9">
            <text:p>R$ <text:s text:c="3"/>150,00<text:s/></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16/04/2019</text:p>
          </table:table-cell>
          <table:table-cell office:value-type="string" table:style-name="ce14">
            <text:p>ZILDACY DA SILVA DAMACENO BEBEDOUROS</text:p>
          </table:table-cell>
          <table:table-cell office:value-type="string" table:style-name="ce13">
            <text:p>07.547.286/0001-79</text:p>
          </table:table-cell>
          <table:table-cell office:value-type="string" table:style-name="ce15">
            <text:p>SERVIÇO DE TROCA DA BASE (PÉ) DE BEBEDOURO DE COLUNA PARA GALÃO DE ÁGUA DE 20LITROS DA PRM RIBEIRÃO PRETO.</text:p>
          </table:table-cell>
          <table:table-cell office:value-type="string" table:style-name="ce9">
            <text:p>R$ <text:s text:c="4"/>58,0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1">
            <text:p>SIM</text:p>
          </table:table-cell>
          <table:table-cell office:value-type="string" table:style-name="ce11">
            <text:p>19/03/2019</text:p>
          </table:table-cell>
          <table:table-cell office:value-type="string" table:style-name="ce11">
            <text:p>ENTREVIAS CONCESSIONÁRIA DE RODOVIAS S.A.</text:p>
          </table:table-cell>
          <table:table-cell office:value-type="string" table:style-name="ce11">
            <text:p>26.664.057/0001-89</text:p>
          </table:table-cell>
          <table:table-cell office:value-type="string" table:style-name="ce18">
            <text:p>PAGAMENTO DE PEDÁGIO PARA VIAGEM A BEBEDOURO NO DIA 19/03/2019, CONFORME ASV 285400/2019</text:p>
          </table:table-cell>
          <table:table-cell office:value-type="string" table:style-name="ce9">
            <text:p>R$ <text:s text:c="4"/>26,80<text:s/></text:p>
          </table:table-cell>
          <table:table-cell table:number-columns-repeated="16373"/>
        </table:table-row>
        <table:table-row table:style-name="ro8">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26/02/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15">
            <text:p>AQUISIÇÃO DE NOVA PLACA DO MOTOR DO PORTÃO DA GARAGEM (PLACA EM CURTO) POIS NÃO ESTAVA FUNCIONANDO; E AQUISIÇÃO DE UM CONTROLE REMOTO PARA O PORTÃO POIS O ATUAL ESTAVA APRESENTANDO FALHAS.</text:p>
          </table:table-cell>
          <table:table-cell office:value-type="string" table:style-name="ce9">
            <text:p>R$ <text:s text:c="3"/>230,00<text:s/></text:p>
          </table:table-cell>
          <table:table-cell table:number-columns-repeated="16373"/>
        </table:table-row>
        <table:table-row table:style-name="ro7">
          <table:table-cell office:value-type="string" table:style-name="ce7">
            <text:p>PR-SP</text:p>
          </table:table-cell>
          <table:table-cell office:value-type="float" office:value="2019" table:style-name="ce8">
            <text:p>2019</text:p>
          </table:table-cell>
          <table:table-cell office:value-type="string" table:style-name="ce8">
            <text:p>ELIANE KAZUE YASUDA</text:p>
          </table:table-cell>
          <table:table-cell office:value-type="string" table:style-name="ce9">
            <text:p><text:s/>025.975.419-67</text:p>
          </table:table-cell>
          <table:table-cell office:value-type="string" table:style-name="ce9">
            <text:p>24/01/19 a 19/04/19</text:p>
          </table:table-cell>
          <table:table-cell office:value-type="string" table:style-name="ce10">
            <text:p>SIM</text:p>
          </table:table-cell>
          <table:table-cell office:value-type="string" table:style-name="ce13">
            <text:p>26/02/2019</text:p>
          </table:table-cell>
          <table:table-cell office:value-type="string" table:style-name="ce14">
            <text:p>DIONÍSIO DO NASCIMENTO BONASSOLI <text:s/>26980534882</text:p>
          </table:table-cell>
          <table:table-cell office:value-type="string" table:style-name="ce13">
            <text:p>21.168.849/0001-49</text:p>
          </table:table-cell>
          <table:table-cell office:value-type="string" table:style-name="ce15">
            <text:p>SERVIÇO DE TROCA DA PLACA CENTRAL DE COMANDO DO MOTOR PPA DO PORTÃO DA</text:p>
            <text:p>GARAGEM DA PRM E RECONFIGURAÇÃO DO CONTROLE REMOTO.</text:p>
          </table:table-cell>
          <table:table-cell office:value-type="string" table:style-name="ce9">
            <text:p>R$ <text:s text:c="4"/>60,0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0/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3/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AGIO REF. CARGA LINS E TUPÃ (SV Nº 4912/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5/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ÁGIO VIAGEM JF LINS (SV Nº 3653/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AGIO IDA PERICIA LINS (SV Nº 5096/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06/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AGIO VOLTA PERICIA LINS (SV Nº 5096/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10/05/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AGIO REF. CARGA LINS E TUPÃ (SV Nº 5236/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1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AGIO CARGA LINS E TUPA (SV Nº 4273/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REF. IDA VIAGEM SV Nº 3149/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1/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 REF. VOLTA VIAGEM SV Nº 3149/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5/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AGIO IDA JF LINS (SV Nº 3792/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ÁGIO IDA MARINGÁ/PR (SV Nº 3213/2019).</text:p>
          </table:table-cell>
          <table:table-cell office:value-type="string" table:style-name="ce9">
            <text:p>R$ <text:s text:c="5"/>5,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ÁGIO IDA MARINGÁ/PR (SV Nº 3213/2019).</text:p>
          </table:table-cell>
          <table:table-cell office:value-type="string" table:style-name="ce9">
            <text:p>R$ <text:s text:c="5"/>7,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6/04/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AGIO CARGA LINS E TUPÃ (SV Nº 4541/2019)</text:p>
          </table:table-cell>
          <table:table-cell office:value-type="string" table:style-name="ce9">
            <text:p>R$ <text:s text:c="5"/>7,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7/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ÁGIO VOLTA MARINGÁ/PR (SV Nº 3213/2019).</text:p>
          </table:table-cell>
          <table:table-cell office:value-type="string" table:style-name="ce9">
            <text:p>R$ <text:s text:c="5"/>5,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1">
            <text:p>SIM</text:p>
          </table:table-cell>
          <table:table-cell office:value-type="string" table:style-name="ce11">
            <text:p>27/03/2019</text:p>
          </table:table-cell>
          <table:table-cell office:value-type="string" table:style-name="ce11">
            <text:p>ENTREVIAS CONCESSIONÁRIA DE RODOVIAS S.A.</text:p>
          </table:table-cell>
          <table:table-cell office:value-type="string" table:style-name="ce11">
            <text:p>26.664.057/0001-89</text:p>
          </table:table-cell>
          <table:table-cell office:value-type="string" table:style-name="ce18">
            <text:p>PEDÁGIO VOLTA MARINGÁ/PR (SV Nº 3213/2019).</text:p>
          </table:table-cell>
          <table:table-cell office:value-type="string" table:style-name="ce9">
            <text:p>R$ <text:s text:c="5"/>7,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13/03/19 a 12/06/19</text:p>
          </table:table-cell>
          <table:table-cell office:value-type="string" table:style-name="ce10">
            <text:p>SIM</text:p>
          </table:table-cell>
          <table:table-cell office:value-type="string" table:style-name="ce13">
            <text:p>29/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EDÁGIO IDA LINS (SV Nº 3323/2019).</text:p>
          </table:table-cell>
          <table:table-cell office:value-type="string" table:style-name="ce9">
            <text:p>R$ <text:s text:c="5"/>7,3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RIC TAKATA SOGAWA</text:p>
          </table:table-cell>
          <table:table-cell office:value-type="string" table:style-name="ce9">
            <text:p><text:s/>324.471.768-30</text:p>
          </table:table-cell>
          <table:table-cell office:value-type="string" table:style-name="ce9">
            <text:p>23/05/19 a 2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ERICA AKEMI TANAKA PICCHI</text:p>
          </table:table-cell>
          <table:table-cell office:value-type="string" table:style-name="ce9">
            <text:p><text:s/>368.938.268-85</text:p>
          </table:table-cell>
          <table:table-cell office:value-type="string" table:style-name="ce9">
            <text:p>04/04/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FELIPE VIEIRA BUSTAMANTE</text:p>
          </table:table-cell>
          <table:table-cell office:value-type="string" table:style-name="ce9">
            <text:p><text:s/>273.205.798-39</text:p>
          </table:table-cell>
          <table:table-cell office:value-type="string" table:style-name="ce9">
            <text:p>09/04/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HELCIO LUIZ FUZIY</text:p>
          </table:table-cell>
          <table:table-cell office:value-type="string" table:style-name="ce9">
            <text:p><text:s/>064.212.528-77</text:p>
          </table:table-cell>
          <table:table-cell office:value-type="string" table:style-name="ce9">
            <text:p>16/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0/01/19 a 20/03/19</text:p>
          </table:table-cell>
          <table:table-cell office:value-type="string" table:style-name="ce10">
            <text:p>SIM</text:p>
          </table:table-cell>
          <table:table-cell office:value-type="string" table:style-name="ce13">
            <text:p>22/02/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15">
            <text:p>PAGAMENTO DE PEDÁGIOS EM RODOVIA NÃO CONVENIADA</text:p>
          </table:table-cell>
          <table:table-cell office:value-type="string" table:style-name="ce9">
            <text:p>R$ <text:s text:c="4"/>14,0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05/02/2019</text:p>
          </table:table-cell>
          <table:table-cell office:value-type="string" table:style-name="ce14">
            <text:p>B. P. DE ANDRADE E CIA LTDA - ME</text:p>
          </table:table-cell>
          <table:table-cell office:value-type="string" table:style-name="ce13">
            <text:p>69.297.679/0002-00</text:p>
          </table:table-cell>
          <table:table-cell office:value-type="string" table:style-name="ce15">
            <text:p>AQUISIÇÃO DE MATERIAL NECESSÁRIO PARA LUBRIFICAÇÃO DOS PORTÕES DA GARAGEM</text:p>
          </table:table-cell>
          <table:table-cell office:value-type="string" table:style-name="ce9">
            <text:p>R$ <text:s text:c="4"/>30,0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1">
            <text:p>SIM</text:p>
          </table:table-cell>
          <table:table-cell office:value-type="string" table:style-name="ce11">
            <text:p>13/02/2019</text:p>
          </table:table-cell>
          <table:table-cell office:value-type="string" table:style-name="ce11">
            <text:p>DATAPRESS DE OURINHOS LTDA - ME</text:p>
          </table:table-cell>
          <table:table-cell office:value-type="string" table:style-name="ce11">
            <text:p>07.417.162/0001-79</text:p>
          </table:table-cell>
          <table:table-cell office:value-type="string" table:style-name="ce18">
            <text:p>DIGITALIZAÇÃO DE MAPA PARA PROTOCOLO EM PROCEDIMENTO EXTRAJUDICIAL</text:p>
          </table:table-cell>
          <table:table-cell office:value-type="string" table:style-name="ce9">
            <text:p>R$ <text:s text:c="5"/>7,49<text:s/></text:p>
          </table:table-cell>
          <table:table-cell table:number-columns-repeated="16373"/>
        </table:table-row>
        <table:table-row table:style-name="ro8">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1">
            <text:p>SIM</text:p>
          </table:table-cell>
          <table:table-cell office:value-type="string" table:style-name="ce11">
            <text:p>18/02/2019</text:p>
          </table:table-cell>
          <table:table-cell office:value-type="string" table:style-name="ce11">
            <text:p>JCB COMERCIO DE GAS E ACESSÓRIOS LTDA</text:p>
          </table:table-cell>
          <table:table-cell office:value-type="string" table:style-name="ce11">
            <text:p>19.360.165/0001-00</text:p>
          </table:table-cell>
          <table:table-cell office:value-type="string" table:style-name="ce18">
            <text:p>DEVIDO A NÃO EXISTÊNCIA DE GÁS ENCANADO OU DE CONTRATO PARA FORNECIMENTO DE GÁS GLP PARA ESTA UNIDADE, JUNTO A COPA DESTA UNIDADE, PARA USUFRUTO PELOS SERVIDORES, MEMBRO, ESTAGIÁRIOS E TERCEIRIZADOS.</text:p>
          </table:table-cell>
          <table:table-cell office:value-type="string" table:style-name="ce9">
            <text:p>R$ <text:s text:c="4"/>7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1">
            <text:p>SIM</text:p>
          </table:table-cell>
          <table:table-cell office:value-type="string" table:style-name="ce11">
            <text:p>23/01/2019</text:p>
          </table:table-cell>
          <table:table-cell office:value-type="string" table:style-name="ce11">
            <text:p>HIDRAULICA SAO MIGUEL DE OURINHOS LTDA</text:p>
          </table:table-cell>
          <table:table-cell office:value-type="string" table:style-name="ce11">
            <text:p>01.164.437/0001-23</text:p>
          </table:table-cell>
          <table:table-cell office:value-type="string" table:style-name="ce18">
            <text:p>CONSERTO DE VÁLVULA HYDRA COM VAZAMENTO</text:p>
          </table:table-cell>
          <table:table-cell office:value-type="string" table:style-name="ce9">
            <text:p>R$ <text:s text:c="4"/>55,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HENRIQUE CESAR MARINHO DE SOUZA</text:p>
          </table:table-cell>
          <table:table-cell office:value-type="string" table:style-name="ce9">
            <text:p><text:s/>295.621.528-04</text:p>
          </table:table-cell>
          <table:table-cell office:value-type="string" table:style-name="ce9">
            <text:p>16/01/19 a 20/03/19</text:p>
          </table:table-cell>
          <table:table-cell office:value-type="string" table:style-name="ce10">
            <text:p>SIM</text:p>
          </table:table-cell>
          <table:table-cell office:value-type="string" table:style-name="ce13">
            <text:p>23/01/2019</text:p>
          </table:table-cell>
          <table:table-cell office:value-type="string" table:style-name="ce14">
            <text:p>HIDRAULICA SAO MIGUEL DE OURINHOS LTDA</text:p>
          </table:table-cell>
          <table:table-cell office:value-type="string" table:style-name="ce13">
            <text:p>01.164.437/0001-23</text:p>
          </table:table-cell>
          <table:table-cell office:value-type="string" table:style-name="ce15">
            <text:p>CONSERTO DE VÁLVULA HYDRA COM VAZAMENTO</text:p>
          </table:table-cell>
          <table:table-cell office:value-type="string" table:style-name="ce9">
            <text:p>R$ <text:s text:c="4"/>80,0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HERLEM RODRIGUES THIES PAULINI</text:p>
          </table:table-cell>
          <table:table-cell office:value-type="string" table:style-name="ce9">
            <text:p><text:s/>299.394.798-24</text:p>
          </table:table-cell>
          <table:table-cell office:value-type="string" table:style-name="ce9">
            <text:p>03/04/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15/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30/01/19 a 20/04/19</text:p>
          </table:table-cell>
          <table:table-cell office:value-type="string" table:style-name="ce10">
            <text:p>SIM</text:p>
          </table:table-cell>
          <table:table-cell office:value-type="string" table:style-name="ce13">
            <text:p>22/03/2019</text:p>
          </table:table-cell>
          <table:table-cell office:value-type="string" table:style-name="ce14">
            <text:p>DENTAL RICARDO TANAKA LTDA</text:p>
          </table:table-cell>
          <table:table-cell office:value-type="string" table:style-name="ce13">
            <text:p>52.083.326/0013-67</text:p>
          </table:table-cell>
          <table:table-cell office:value-type="string" table:style-name="ce15">
            <text:p>SOLICITAÇÃO EM CARÁTER EMERGENCIAL PELO SETOR MÉDICO E AUTORIZADA <text:s/>PELA SECRETARIA ESTADUAL.</text:p>
          </table:table-cell>
          <table:table-cell office:value-type="string" table:style-name="ce9">
            <text:p>R$ <text:s text:c="4"/>26,00<text:s/></text:p>
          </table:table-cell>
          <table:table-cell table:number-columns-repeated="16373"/>
        </table:table-row>
        <table:table-row table:style-name="ro7">
          <table:table-cell office:value-type="string" table:style-name="ce7">
            <text:p>PR-SP</text:p>
          </table:table-cell>
          <table:table-cell office:value-type="float" office:value="2019" table:style-name="ce8">
            <text:p>2019</text:p>
          </table:table-cell>
          <table:table-cell office:value-type="string" table:style-name="ce8">
            <text:p>HERMEBERT HERMES SIQUEIRA DE SOUZA</text:p>
          </table:table-cell>
          <table:table-cell office:value-type="string" table:style-name="ce9">
            <text:p><text:s/>091.370.638-80</text:p>
          </table:table-cell>
          <table:table-cell office:value-type="string" table:style-name="ce9">
            <text:p>30/01/19 a 20/04/19</text:p>
          </table:table-cell>
          <table:table-cell office:value-type="string" table:style-name="ce10">
            <text:p>SIM</text:p>
          </table:table-cell>
          <table:table-cell office:value-type="string" table:style-name="ce13">
            <text:p>28/03/2019</text:p>
          </table:table-cell>
          <table:table-cell office:value-type="string" table:style-name="ce14">
            <text:p>KALUNGA COMÉRCIO E IND. GRÁFICA LTDA</text:p>
          </table:table-cell>
          <table:table-cell office:value-type="string" table:style-name="ce13">
            <text:p>43.283.811/0031-75</text:p>
          </table:table-cell>
          <table:table-cell office:value-type="string" table:style-name="ce15">
            <text:p><text:s/>EM CARÁTER EMERGENCIAL. COMPRA DE PILHAS PARA O COFRE DA PROCURADORIA, TENDO EM VISTA A SEGURANÇA DE DOCUMENTOS SIGILOSOS</text:p>
          </table:table-cell>
          <table:table-cell office:value-type="string" table:style-name="ce9">
            <text:p>R$ <text:s text:c="4"/>47,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1/04/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14/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S.</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14/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S DAS VIATURAS</text:p>
          </table:table-cell>
          <table:table-cell office:value-type="string" table:style-name="ce9">
            <text:p>R$ <text:s text:c="4"/>26,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0/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S NO DESLOCAMENTO DE VIATURA PARA CONDUÇÃO DO SR.PROCURADOR.</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1/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S</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2/02/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EDÁGIOS.</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LEONARDO TOMAZ DE SOUZA NETO</text:p>
          </table:table-cell>
          <table:table-cell office:value-type="string" table:style-name="ce9">
            <text:p><text:s/>717.135.902-63</text:p>
          </table:table-cell>
          <table:table-cell office:value-type="string" table:style-name="ce9">
            <text:p>09/01/19 a 20/03/19</text:p>
          </table:table-cell>
          <table:table-cell office:value-type="string" table:style-name="ce10">
            <text:p>SIM</text:p>
          </table:table-cell>
          <table:table-cell office:value-type="string" table:style-name="ce13">
            <text:p>25/03/2019</text:p>
          </table:table-cell>
          <table:table-cell office:value-type="string" table:style-name="ce14">
            <text:p>ENTREVIAS CONCESSIONÁRIA DE RODOVIAS S.A.</text:p>
          </table:table-cell>
          <table:table-cell office:value-type="string" table:style-name="ce13">
            <text:p>26.664.057/0001-89</text:p>
          </table:table-cell>
          <table:table-cell office:value-type="string" table:style-name="ce15">
            <text:p>PAGAMENTO DE PASSAGENS DE PEDÁGIO</text:p>
          </table:table-cell>
          <table:table-cell office:value-type="string" table:style-name="ce9">
            <text:p>R$ <text:s text:c="4"/>2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RCO ANTONIO GOMES DE ALMEIDA</text:p>
          </table:table-cell>
          <table:table-cell office:value-type="string" table:style-name="ce9">
            <text:p><text:s/>060.878.468-08</text:p>
          </table:table-cell>
          <table:table-cell office:value-type="string" table:style-name="ce9">
            <text:p>31/01/19 a 19/04/19</text:p>
          </table:table-cell>
          <table:table-cell office:value-type="string" table:style-name="ce10">
            <text:p>SIM</text:p>
          </table:table-cell>
          <table:table-cell office:value-type="string" table:style-name="ce13">
            <text:p>11/02/2019</text:p>
          </table:table-cell>
          <table:table-cell office:value-type="string" table:style-name="ce14">
            <text:p>CONCESSIONARIA SPMAR RODOANEL SUL E LESTE</text:p>
          </table:table-cell>
          <table:table-cell office:value-type="string" table:style-name="ce13">
            <text:p>09.191.336/0001-53</text:p>
          </table:table-cell>
          <table:table-cell office:value-type="string" table:style-name="ce15">
            <text:p>PEDÁGIOS EM RODOVIA NÃO COBERTA PELA ISENÇÃO ARTESP (SPMAR)</text:p>
          </table:table-cell>
          <table:table-cell office:value-type="string" table:style-name="ce9">
            <text:p>R$ <text:s text:c="4"/>54,4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MARIA LUIZA VOLKMER MEDEIROS SANTANA</text:p>
          </table:table-cell>
          <table:table-cell office:value-type="string" table:style-name="ce9">
            <text:p><text:s/>673.255.484-00</text:p>
          </table:table-cell>
          <table:table-cell office:value-type="string" table:style-name="ce9">
            <text:p>22/03/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text:p>
          </table:table-cell>
          <table:table-cell office:value-type="string" table:style-name="ce9">
            <text:p>R$ <text:s text:c="5"/>5,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1">
            <text:p>SIM</text:p>
          </table:table-cell>
          <table:table-cell office:value-type="string" table:style-name="ce11">
            <text:p>15/04/2019</text:p>
          </table:table-cell>
          <table:table-cell office:value-type="string" table:style-name="ce11">
            <text:p>VIARONDON CONCESSIONARIADE RODOVIA S/A</text:p>
          </table:table-cell>
          <table:table-cell office:value-type="string" table:style-name="ce11">
            <text:p>10.635.691/0001-53</text:p>
          </table:table-cell>
          <table:table-cell office:value-type="string" table:style-name="ce18">
            <text:p>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5/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PAGAMENTO DE PEDÁGIO</text:p>
          </table:table-cell>
          <table:table-cell office:value-type="string" table:style-name="ce9">
            <text:p>R$ <text:s text:c="5"/>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text:p>
          </table:table-cell>
          <table:table-cell office:value-type="string" table:style-name="ce9">
            <text:p>R$ <text:s text:c="5"/>5,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1">
            <text:p>SIM</text:p>
          </table:table-cell>
          <table:table-cell office:value-type="string" table:style-name="ce11">
            <text:p>16/04/2019</text:p>
          </table:table-cell>
          <table:table-cell office:value-type="string" table:style-name="ce11">
            <text:p>VIARONDON CONCESSIONARIADE RODOVIA S/A</text:p>
          </table:table-cell>
          <table:table-cell office:value-type="string" table:style-name="ce11">
            <text:p>10.635.691/0001-53</text:p>
          </table:table-cell>
          <table:table-cell office:value-type="string" table:style-name="ce18">
            <text:p>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PAGAMENTO DE PEDÁGIO</text:p>
          </table:table-cell>
          <table:table-cell office:value-type="string" table:style-name="ce9">
            <text:p>R$ <text:s text:c="5"/>6,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16/04/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
          </table:table-cell>
          <table:table-cell office:value-type="string" table:style-name="ce9">
            <text:p>R$ <text:s text:c="5"/>6,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1">
            <text:p>SIM</text:p>
          </table:table-cell>
          <table:table-cell office:value-type="string" table:style-name="ce11">
            <text:p>21/03/2019</text:p>
          </table:table-cell>
          <table:table-cell office:value-type="string" table:style-name="ce11">
            <text:p>ENTREVIAS CONCESSIONÁRIA DE RODOVIAS S.A.</text:p>
          </table:table-cell>
          <table:table-cell office:value-type="string" table:style-name="ce11">
            <text:p>26.664.057/0001-89</text:p>
          </table:table-cell>
          <table:table-cell office:value-type="string" table:style-name="ce18">
            <text:p>PAGAMENTO DE PEDÁGIO</text:p>
          </table:table-cell>
          <table:table-cell office:value-type="string" table:style-name="ce9">
            <text:p>R$ <text:s text:c="5"/>5,9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1">
            <text:p>SIM</text:p>
          </table:table-cell>
          <table:table-cell office:value-type="string" table:style-name="ce11">
            <text:p>21/03/2019</text:p>
          </table:table-cell>
          <table:table-cell office:value-type="string" table:style-name="ce11">
            <text:p>ENTREVIAS CONCESSIONÁRIA DE RODOVIAS S.A.</text:p>
          </table:table-cell>
          <table:table-cell office:value-type="string" table:style-name="ce11">
            <text:p>26.664.057/0001-89</text:p>
          </table:table-cell>
          <table:table-cell office:value-type="string" table:style-name="ce18">
            <text:p>PAGAMENTO DE PEDÁGIO</text:p>
          </table:table-cell>
          <table:table-cell office:value-type="string" table:style-name="ce9">
            <text:p>R$ <text:s text:c="5"/>7,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PAGAMENTO DE PEDÁGIO</text:p>
          </table:table-cell>
          <table:table-cell office:value-type="string" table:style-name="ce9">
            <text:p>R$ <text:s text:c="5"/>6,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04/02/19 a 19/04/19</text:p>
          </table:table-cell>
          <table:table-cell office:value-type="string" table:style-name="ce10">
            <text:p>SIM</text:p>
          </table:table-cell>
          <table:table-cell office:value-type="string" table:style-name="ce13">
            <text:p>21/03/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PAGAMENTO DE PEDÁGIO</text:p>
          </table:table-cell>
          <table:table-cell office:value-type="string" table:style-name="ce9">
            <text:p>R$ <text:s text:c="5"/>6,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MAURICIO KIYOSHI NAKA</text:p>
          </table:table-cell>
          <table:table-cell office:value-type="string" table:style-name="ce9">
            <text:p><text:s/>165.504.818-05</text:p>
          </table:table-cell>
          <table:table-cell office:value-type="string" table:style-name="ce9">
            <text:p>19/06/19 a 16/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15">
            <text:p>GASTOS COM PEDÁGIO NO TRAJETO DE IDA E VOLTA A ASSIS PARA ITINERÂNCIA NA PROCURADORIA DA REPÚBLICA NO MUNICÍPIO DE ASSIS.<text:s/></text:p>
          </table:table-cell>
          <table:table-cell office:value-type="string" table:style-name="ce9">
            <text:p>R$ <text:s text:c="4"/>14,20<text:s/></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0">
            <text:p>SIM</text:p>
          </table:table-cell>
          <table:table-cell office:value-type="string" table:style-name="ce13">
            <text:p>19/02/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15">
            <text:p>GASTOS COM PEDÁGIO NO TRAJETO DE IDA E VOLTA A ASSIS PARA ITINERÂNCIA NA PROCURADORIA DA REPÚBLICA NO MUNICÍPIO DE ASSIS.<text:s/></text:p>
          </table:table-cell>
          <table:table-cell office:value-type="string" table:style-name="ce9">
            <text:p>R$ <text:s text:c="4"/>17,40<text:s/></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17/01/19 a 20/03/19</text:p>
          </table:table-cell>
          <table:table-cell office:value-type="string" table:style-name="ce11">
            <text:p>SIM</text:p>
          </table:table-cell>
          <table:table-cell office:value-type="string" table:style-name="ce11">
            <text:p>19/02/2019</text:p>
          </table:table-cell>
          <table:table-cell office:value-type="string" table:style-name="ce11">
            <text:p>CONCESSIONÁRIA AUTO RAPOSO TAVARES S/A<text:s/></text:p>
          </table:table-cell>
          <table:table-cell office:value-type="string" table:style-name="ce11">
            <text:p>10.531.501/0003-10</text:p>
          </table:table-cell>
          <table:table-cell office:value-type="string" table:style-name="ce18">
            <text:p>GASTOS COM PEDÁGIO NOS TRAJETOS DE IDA E VOLTA A ASSIS PARA ITINERÂNCIA NA PROCURADORIA DA REPÚBLICA NO MUNICÍPIO DE ASSIS.<text:s/></text:p>
          </table:table-cell>
          <table:table-cell office:value-type="string" table:style-name="ce9">
            <text:p>R$ <text:s text:c="4"/>14,20<text:s/></text:p>
          </table:table-cell>
          <table:table-cell table:number-columns-repeated="16373"/>
        </table:table-row>
        <table:table-row table:style-name="ro8">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4/01/19 a 19/04/19</text:p>
          </table:table-cell>
          <table:table-cell office:value-type="string" table:style-name="ce10">
            <text:p>SIM</text:p>
          </table:table-cell>
          <table:table-cell office:value-type="string" table:style-name="ce13">
            <text:p>01/02/2019</text:p>
          </table:table-cell>
          <table:table-cell office:value-type="string" table:style-name="ce14">
            <text:p>THIAGO HENRIQUE VITAL DA CRUZ</text:p>
          </table:table-cell>
          <table:table-cell office:value-type="string" table:style-name="ce13">
            <text:p>21.270.951/0001-50</text:p>
          </table:table-cell>
          <table:table-cell office:value-type="string" table:style-name="ce15">
            <text:p>REPARO DE PEQUENO VULTO DE APARELHO DE AR CONDICIONADO LOCALIZADO NA RECEPÇÃO DA UNIDADE, CONSISTENTE NO CONSERTO DAS FLANGES E REPOSIÇÃO DE GÁS, NÃO SENDO POSSÍVEL O SEU PLANEJAMENTO.</text:p>
          </table:table-cell>
          <table:table-cell office:value-type="string" table:style-name="ce9">
            <text:p>R$ <text:s text:c="3"/>300,0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PAULO ADILSON DA SILVA</text:p>
          </table:table-cell>
          <table:table-cell office:value-type="string" table:style-name="ce9">
            <text:p><text:s/>353.073.198-60</text:p>
          </table:table-cell>
          <table:table-cell office:value-type="string" table:style-name="ce9">
            <text:p>24/01/19 a 19/04/19</text:p>
          </table:table-cell>
          <table:table-cell office:value-type="string" table:style-name="ce10">
            <text:p>SIM</text:p>
          </table:table-cell>
          <table:table-cell office:value-type="string" table:style-name="ce13">
            <text:p>21/03/2019</text:p>
          </table:table-cell>
          <table:table-cell office:value-type="string" table:style-name="ce14">
            <text:p>FREITAS TELECOM LTDA ME</text:p>
          </table:table-cell>
          <table:table-cell office:value-type="string" table:style-name="ce13">
            <text:p>13.416.550/0001-38</text:p>
          </table:table-cell>
          <table:table-cell office:value-type="string" table:style-name="ce15">
            <text:p>REPARO DO RAMAL TELEFÔNICO 3515, DO PROTOCOLO JURÍDICO DA UNIDADE, LOCALIZADO <text:s/>JUNTO <text:s/>À SUBJUR, QUE PAROU DE <text:s/>FUNCIONAR, DEIXANDO O APARELHO TELEFÔNICO A ELE CONECTADO COMPLETAMENTE MUDO.</text:p>
          </table:table-cell>
          <table:table-cell office:value-type="string" table:style-name="ce9">
            <text:p>R$ <text:s text:c="3"/>120,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7/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PAGAMENTO DE DESPESA COM PEDÁGIO</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7/06/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PAGAMENTO DE DESPESA COM PEDÁ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8/05/2019</text:p>
          </table:table-cell>
          <table:table-cell office:value-type="string" table:style-name="ce14">
            <text:p>CONCESSIONARIA AUTO RAPOSO TAVARES S/A</text:p>
          </table:table-cell>
          <table:table-cell office:value-type="string" table:style-name="ce13">
            <text:p>10.531.501/0009-05</text:p>
          </table:table-cell>
          <table:table-cell office:value-type="string" table:style-name="ce15">
            <text:p>DESPESA ¿PARA PAGAMENTO DE PEDA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8/05/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15">
            <text:p>DESPESA PARA PAGAMENTO DE PEDAGIO</text:p>
          </table:table-cell>
          <table:table-cell office:value-type="string" table:style-name="ce9">
            <text:p>R$ <text:s text:c="5"/>5,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15">
            <text:p>DESPESA PARA PAGAMENTO DE PEDA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4-09</text:p>
          </table:table-cell>
          <table:table-cell office:value-type="string" table:style-name="ce15">
            <text:p>DESPESAS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6-62</text:p>
          </table:table-cell>
          <table:table-cell office:value-type="string" table:style-name="ce15">
            <text:p>DESPESA PARA PAGAMENTO DE PEDA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09/05/2019</text:p>
          </table:table-cell>
          <table:table-cell office:value-type="string" table:style-name="ce11">
            <text:p>CONCESSIONARIA AUTO RAPOSO TAVARES S/A</text:p>
          </table:table-cell>
          <table:table-cell office:value-type="string" table:style-name="ce11">
            <text:p>10.531.501/0006-62</text:p>
          </table:table-cell>
          <table:table-cell office:value-type="string" table:style-name="ce18">
            <text:p>DESPESAS PARA PAGAMENTO DE PEDÁGIO</text:p>
          </table:table-cell>
          <table:table-cell office:value-type="string" table:style-name="ce9">
            <text:p>R$ <text:s text:c="5"/>8,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09/05/2019</text:p>
          </table:table-cell>
          <table:table-cell office:value-type="string" table:style-name="ce11">
            <text:p>CONCESSIONARIA AUTO RAPOSO TAVARES S/A</text:p>
          </table:table-cell>
          <table:table-cell office:value-type="string" table:style-name="ce11">
            <text:p>10.531.501/0008-24</text:p>
          </table:table-cell>
          <table:table-cell office:value-type="string" table:style-name="ce18">
            <text:p>DESPESA PARA PAGAMENTO DE PEDA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08-24</text:p>
          </table:table-cell>
          <table:table-cell office:value-type="string" table:style-name="ce15">
            <text:p>DESPESAS PARA PAGAMENTO DE PEDÁGIO</text:p>
          </table:table-cell>
          <table:table-cell office:value-type="string" table:style-name="ce9">
            <text:p>R$ <text:s text:c="5"/>8,3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ARIA AUTO RAPOSO TAVARES S/A</text:p>
          </table:table-cell>
          <table:table-cell office:value-type="string" table:style-name="ce13">
            <text:p>10.531.501/0010-49</text:p>
          </table:table-cell>
          <table:table-cell office:value-type="string" table:style-name="ce15">
            <text:p>DESPESAS PARA PAGAMENTO DE PEDÁGIO</text:p>
          </table:table-cell>
          <table:table-cell office:value-type="string" table:style-name="ce9">
            <text:p>R$ <text:s text:c="5"/>5,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15">
            <text:p>DESPESA PARA PAGAMENTO DE PEDA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CONCESSIONÁRIA AUTO RAPOSO TAVARES S/A<text:s/></text:p>
          </table:table-cell>
          <table:table-cell office:value-type="string" table:style-name="ce13">
            <text:p>10.531.501/0003-10</text:p>
          </table:table-cell>
          <table:table-cell office:value-type="string" table:style-name="ce15">
            <text:p>DESPESAS PARA PAGAMENTO DE PEDÁGIO</text:p>
          </table:table-cell>
          <table:table-cell office:value-type="string" table:style-name="ce9">
            <text:p>R$ <text:s text:c="5"/>7,1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09/05/2019</text:p>
          </table:table-cell>
          <table:table-cell office:value-type="string" table:style-name="ce14">
            <text:p>PAULO CELIO DA SILVA ROCHA</text:p>
          </table:table-cell>
          <table:table-cell office:value-type="string" table:style-name="ce13">
            <text:p>109.024.207-71</text:p>
          </table:table-cell>
          <table:table-cell office:value-type="string" table:style-name="ce15">
            <text:p>DESPESAS PARA PAGAMENTO DE PEDÁGIO</text:p>
          </table:table-cell>
          <table:table-cell office:value-type="string" table:style-name="ce9">
            <text:p>R$ <text:s text:c="5"/>7,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DESPESAS PARA PAGAMENTO DE PEDÁGIO</text:p>
          </table:table-cell>
          <table:table-cell office:value-type="string" table:style-name="ce9">
            <text:p>R$ <text:s text:c="5"/>5,2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CONCESSIONARIA RODOVIAS DO TIETE</text:p>
          </table:table-cell>
          <table:table-cell office:value-type="string" table:style-name="ce13">
            <text:p>10.678.505/0001-63</text:p>
          </table:table-cell>
          <table:table-cell office:value-type="string" table:style-name="ce15">
            <text:p>DESPESAS PARA PAGAMENTO DE PEDÁGIO</text:p>
          </table:table-cell>
          <table:table-cell office:value-type="string" table:style-name="ce9">
            <text:p>R$ <text:s text:c="5"/>5,7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16/05/2019</text:p>
          </table:table-cell>
          <table:table-cell office:value-type="string" table:style-name="ce11">
            <text:p>CONCESSIONARIA RODOVIAS DO TIETE</text:p>
          </table:table-cell>
          <table:table-cell office:value-type="string" table:style-name="ce11">
            <text:p>10.678.505/0001-63</text:p>
          </table:table-cell>
          <table:table-cell office:value-type="string" table:style-name="ce18">
            <text:p>DESPESAS PARA PAGAMENTO DE PEDÁGIO</text:p>
          </table:table-cell>
          <table:table-cell office:value-type="string" table:style-name="ce9">
            <text:p>R$ <text:s text:c="5"/>5,9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DESPESAS PARA PAGAMENTO DE PEDÁGIO</text:p>
          </table:table-cell>
          <table:table-cell office:value-type="string" table:style-name="ce9">
            <text:p>R$ <text:s text:c="5"/>4,5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DESPESAS PARA PAGAMENTO DE PEDÁGIO</text:p>
          </table:table-cell>
          <table:table-cell office:value-type="string" table:style-name="ce9">
            <text:p>R$ <text:s text:c="5"/>4,6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DESPESAS PARA PAGAMENTO DE PEDÁGIO</text:p>
          </table:table-cell>
          <table:table-cell office:value-type="string" table:style-name="ce9">
            <text:p>R$ <text:s text:c="5"/>5,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DESPESAS PARA PAGAMENTO DE PEDÁGIO</text:p>
          </table:table-cell>
          <table:table-cell office:value-type="string" table:style-name="ce9">
            <text:p>R$ <text:s text:c="5"/>5,4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DESPESAS PARA PAGAMENTO DE PEDÁGIO</text:p>
          </table:table-cell>
          <table:table-cell office:value-type="string" table:style-name="ce9">
            <text:p>R$ <text:s text:c="5"/>5,8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16/05/2019</text:p>
          </table:table-cell>
          <table:table-cell office:value-type="string" table:style-name="ce14">
            <text:p>VIARONDON CONCESSIONARIADE RODOVIA S/A</text:p>
          </table:table-cell>
          <table:table-cell office:value-type="string" table:style-name="ce13">
            <text:p>10.635.691/0001-53</text:p>
          </table:table-cell>
          <table:table-cell office:value-type="string" table:style-name="ce15">
            <text:p>DESPESAS PARA PAGAMENTO DE PEDÁGIO</text:p>
          </table:table-cell>
          <table:table-cell office:value-type="string" table:style-name="ce9">
            <text:p>R$ <text:s text:c="5"/>6,10<text:s/></text:p>
          </table:table-cell>
          <table:table-cell table:number-columns-repeated="16373"/>
        </table:table-row>
        <table:table-row table:style-name="ro3">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16/05/2019</text:p>
          </table:table-cell>
          <table:table-cell office:value-type="string" table:style-name="ce11">
            <text:p>VIARONDON CONCESSIONARIADE RODOVIA S/A</text:p>
          </table:table-cell>
          <table:table-cell office:value-type="string" table:style-name="ce11">
            <text:p>10.635.691/0001-53</text:p>
          </table:table-cell>
          <table:table-cell office:value-type="string" table:style-name="ce18">
            <text:p>DESPESAS PARA PAGAMENTO DE PEDÁGIO</text:p>
          </table:table-cell>
          <table:table-cell office:value-type="string" table:style-name="ce9">
            <text:p>R$ <text:s text:c="5"/>6,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23/04/2019</text:p>
          </table:table-cell>
          <table:table-cell office:value-type="string" table:style-name="ce11">
            <text:p>CONCESSIONÁRIA RODOVIA DOS TAMOIOS</text:p>
          </table:table-cell>
          <table:table-cell office:value-type="string" table:style-name="ce11">
            <text:p>21.581.284/0003-99</text:p>
          </table:table-cell>
          <table:table-cell office:value-type="string" table:style-name="ce18">
            <text:p>DESPESA PARA PAGAMENTO DE PEDA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23/04/2019</text:p>
          </table:table-cell>
          <table:table-cell office:value-type="string" table:style-name="ce11">
            <text:p>CONCESSIONÁRIA RODOVIA DOS TAMOIOS</text:p>
          </table:table-cell>
          <table:table-cell office:value-type="string" table:style-name="ce11">
            <text:p>21.581.284/0003-99</text:p>
          </table:table-cell>
          <table:table-cell office:value-type="string" table:style-name="ce18">
            <text:p>DESPESAS PARA PAGAMENTO DE PEDÁGIO</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24/04/2019</text:p>
          </table:table-cell>
          <table:table-cell office:value-type="string" table:style-name="ce11">
            <text:p>CONCESSIONÁRIA RODOVIA DOS TAMOIOS</text:p>
          </table:table-cell>
          <table:table-cell office:value-type="string" table:style-name="ce11">
            <text:p>21.581.284/0003-99</text:p>
          </table:table-cell>
          <table:table-cell office:value-type="string" table:style-name="ce18">
            <text:p>DESPESA PARA PAGAMENTO DE PEDA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1">
            <text:p>SIM</text:p>
          </table:table-cell>
          <table:table-cell office:value-type="string" table:style-name="ce11">
            <text:p>24/04/2019</text:p>
          </table:table-cell>
          <table:table-cell office:value-type="string" table:style-name="ce11">
            <text:p>CONCESSIONÁRIA RODOVIA DOS TAMOIOS</text:p>
          </table:table-cell>
          <table:table-cell office:value-type="string" table:style-name="ce11">
            <text:p>21.581.284/0003-99</text:p>
          </table:table-cell>
          <table:table-cell office:value-type="string" table:style-name="ce18">
            <text:p>DESPESA PARA PAGAMENTO DE PEDAGIO</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DESENVOLVIMENTO RODOVIÁRIO SA</text:p>
          </table:table-cell>
          <table:table-cell office:value-type="string" table:style-name="ce13">
            <text:p>62.464.904/0001-25</text:p>
          </table:table-cell>
          <table:table-cell office:value-type="string" table:style-name="ce15">
            <text:p>DESPESA PARA PAGAMENTO DE PEDAGIO</text:p>
          </table:table-cell>
          <table:table-cell office:value-type="string" table:style-name="ce9">
            <text:p>R$ <text:s text:c="4"/>19,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4/04/2019</text:p>
          </table:table-cell>
          <table:table-cell office:value-type="string" table:style-name="ce14">
            <text:p>PREFEITURA DE ILHA BELA <text:s/>(BALSA)</text:p>
          </table:table-cell>
          <table:table-cell office:value-type="string" table:style-name="ce13">
            <text:p>46.482.865/0001-32</text:p>
          </table:table-cell>
          <table:table-cell office:value-type="string" table:style-name="ce15">
            <text:p>DESPESA PARA PAGAMENTO DE PEDAGIO</text:p>
          </table:table-cell>
          <table:table-cell office:value-type="string" table:style-name="ce9">
            <text:p>R$ <text:s text:c="4"/>12,0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7/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 PARA PAGAMENTO DE PEDAGIO</text:p>
          </table:table-cell>
          <table:table-cell office:value-type="string" table:style-name="ce9">
            <text:p>R$ <text:s text:c="5"/>3,8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7/04/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 PARA PAGAMENTO DE PEDAGIO</text:p>
          </table:table-cell>
          <table:table-cell office:value-type="string" table:style-name="ce9">
            <text:p>R$ <text:s text:c="5"/>7,40<text:s/></text:p>
          </table:table-cell>
          <table:table-cell table:number-columns-repeated="16373"/>
        </table:table-row>
        <table:table-row table:style-name="ro2">
          <table:table-cell office:value-type="string" table:style-name="ce7">
            <text:p>PR-SP</text:p>
          </table:table-cell>
          <table:table-cell office:value-type="float" office:value="2019" table:style-name="ce8">
            <text:p>2019</text:p>
          </table:table-cell>
          <table:table-cell office:value-type="string" table:style-name="ce8">
            <text:p>PAULO ROGERIO BARROS DE CAMPOS</text:p>
          </table:table-cell>
          <table:table-cell office:value-type="string" table:style-name="ce9">
            <text:p><text:s/>791.491.388-04</text:p>
          </table:table-cell>
          <table:table-cell office:value-type="string" table:style-name="ce9">
            <text:p>16/04/19 a 15/07/19</text:p>
          </table:table-cell>
          <table:table-cell office:value-type="string" table:style-name="ce10">
            <text:p>SIM</text:p>
          </table:table-cell>
          <table:table-cell office:value-type="string" table:style-name="ce13">
            <text:p>28/05/2019</text:p>
          </table:table-cell>
          <table:table-cell office:value-type="string" table:style-name="ce14">
            <text:p>CONCESSIONÁRIA ROTA DAS BANDEIRAS</text:p>
          </table:table-cell>
          <table:table-cell office:value-type="string" table:style-name="ce13">
            <text:p>10.647.979/0001-48</text:p>
          </table:table-cell>
          <table:table-cell office:value-type="string" table:style-name="ce15">
            <text:p>DESPESAS PARA PAGAMENTO DE PEDAGIO</text:p>
          </table:table-cell>
          <table:table-cell office:value-type="string" table:style-name="ce9">
            <text:p>R$ <text:s text:c="5"/>9,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PEDRO REVELINO DE OLIVEIRA</text:p>
          </table:table-cell>
          <table:table-cell office:value-type="string" table:style-name="ce9">
            <text:p><text:s/>149.591.928-52</text:p>
          </table:table-cell>
          <table:table-cell office:value-type="string" table:style-name="ce9">
            <text:p>13/05/19 a 09/08/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S COM PEDÁGIO EM RODOVIA NÃO ISENTA PARA ATENDIMENTO DE DEMANDA DE GABINETE: DEVOLUÇÃO DE AUTOS DE CUMULAÇÃO APÓS PROVIDÊNCIAS PELO AGENTE CICERO MARTINS CAMARA.</text:p>
          </table:table-cell>
          <table:table-cell office:value-type="string" table:style-name="ce9">
            <text:p>R$ <text:s text:c="5"/>3,8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08/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S COM PEDÁGIO EM RODOVIA NÃO ISENTA PARA ATENDIMENTO DE DEMANDA DE GABINETE: DEVOLUÇÃO DE AUTOS DE CUMULAÇÃO APÓS PROVIDÊNCIAS PELO AGENTE CICERO MARTINS CAMARA.</text:p>
          </table:table-cell>
          <table:table-cell office:value-type="string" table:style-name="ce9">
            <text:p>R$ <text:s text:c="5"/>7,4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1">
            <text:p>SIM</text:p>
          </table:table-cell>
          <table:table-cell office:value-type="string" table:style-name="ce11">
            <text:p>08/03/2019</text:p>
          </table:table-cell>
          <table:table-cell office:value-type="string" table:style-name="ce11">
            <text:p>CONCESSIONÁRIA RODOVIA DOS TAMOIOS</text:p>
          </table:table-cell>
          <table:table-cell office:value-type="string" table:style-name="ce11">
            <text:p>21.581.284/0003-99</text:p>
          </table:table-cell>
          <table:table-cell office:value-type="string" table:style-name="ce18">
            <text:p>DESPESAS COM PEDÁGIO EM RODOVIA NÃO ISENTA PARA ATENDIMENTO DE DEMANDA DE GABINETE: DEVOLUÇÃO DE AUTOS DE CUMULAÇÃO APÓS PROVIDÊNCIAS PELO AGENTE CICERO MARTINS CÂMARA.</text:p>
          </table:table-cell>
          <table:table-cell office:value-type="string" table:style-name="ce9">
            <text:p>R$ <text:s text:c="5"/>3,8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S COM PEDÁGIO EM RODOVIA NÃO ISENTA PARA ATENDIMENTO DE DEMANDA DE GABINETE: RETIRADA DE AUTOS DE CUMULAÇÃO PARA PROVIDÊNCIAS PELO AGENTE MARCOS ROBERTO FERREIRA.</text:p>
          </table:table-cell>
          <table:table-cell office:value-type="string" table:style-name="ce9">
            <text:p>R$ <text:s text:c="5"/>7,4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2/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S COM PEDÁGIO EM RODOVIA NÃO ISENTA PARA ATENDIMENTO DE DEMANDA DE GABINETE: RETIRADA DE AUTOS DE CUMULAÇÃO PARA PROVIDÊNCIAS PELO AGENTE MARCOS ROBERTO FERREIRA.</text:p>
          </table:table-cell>
          <table:table-cell office:value-type="string" table:style-name="ce9">
            <text:p>R$ <text:s text:c="5"/>3,8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0">
            <text:p>SIM</text:p>
          </table:table-cell>
          <table:table-cell office:value-type="string" table:style-name="ce13">
            <text:p>15/03/2019</text:p>
          </table:table-cell>
          <table:table-cell office:value-type="string" table:style-name="ce14">
            <text:p>CONCESSIONÁRIA RODOVIA DOS TAMOIOS</text:p>
          </table:table-cell>
          <table:table-cell office:value-type="string" table:style-name="ce13">
            <text:p>21.581.284/0003-99</text:p>
          </table:table-cell>
          <table:table-cell office:value-type="string" table:style-name="ce15">
            <text:p>DESPESAS COM PEDÁGIO EM RODOVIA NÃO ISENTA PARA ATENDIMENTO DE DEMANDA DE GABINETE: RETIRADA DE AUTOS DE CUMULAÇÃO PARA PROVIDÊNCIAS PELO AGENTE MARCOS ROBERTO FERREIRA.</text:p>
          </table:table-cell>
          <table:table-cell office:value-type="string" table:style-name="ce9">
            <text:p>R$ <text:s text:c="5"/>7,40<text:s/></text:p>
          </table:table-cell>
          <table:table-cell table:number-columns-repeated="16373"/>
        </table:table-row>
        <table:table-row table:style-name="ro6">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3/01/19 a 20/03/19</text:p>
          </table:table-cell>
          <table:table-cell office:value-type="string" table:style-name="ce11">
            <text:p>SIM</text:p>
          </table:table-cell>
          <table:table-cell office:value-type="string" table:style-name="ce11">
            <text:p>15/03/2019</text:p>
          </table:table-cell>
          <table:table-cell office:value-type="string" table:style-name="ce11">
            <text:p>CONCESSIONÁRIA RODOVIA DOS TAMOIOS</text:p>
          </table:table-cell>
          <table:table-cell office:value-type="string" table:style-name="ce11">
            <text:p>21.581.284/0003-99</text:p>
          </table:table-cell>
          <table:table-cell office:value-type="string" table:style-name="ce18">
            <text:p>DESPESAS COM PEDÁGIO EM RODOVIA NÃO ISENTA PARA ATENDIMENTO DE DEMANDA DE GABINETE: RETIRADA DE AUTOS DE CUMULAÇÃO PARA PROVIDÊNCIAS PELO AGENTE MARCOS ROBERTO FERREIRA.</text:p>
          </table:table-cell>
          <table:table-cell office:value-type="string" table:style-name="ce9">
            <text:p>R$ <text:s text:c="5"/>3,8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ROGERIO FRANCISCO BORGES PEREIRA FARIA</text:p>
          </table:table-cell>
          <table:table-cell office:value-type="string" table:style-name="ce9">
            <text:p><text:s/>291.971.598-40</text:p>
          </table:table-cell>
          <table:table-cell office:value-type="string" table:style-name="ce9">
            <text:p>25/06/19 a 20/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SANDOR VIEIRA DAS NEVES</text:p>
          </table:table-cell>
          <table:table-cell office:value-type="string" table:style-name="ce9">
            <text:p><text:s/>192.147.808-03</text:p>
          </table:table-cell>
          <table:table-cell office:value-type="string" table:style-name="ce9">
            <text:p>29/05/19 a 1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SANDRA HELENA BARBOSA DE ANDRADE LACUNA</text:p>
          </table:table-cell>
          <table:table-cell office:value-type="string" table:style-name="ce9">
            <text:p><text:s/>125.824.588-48</text:p>
          </table:table-cell>
          <table:table-cell office:value-type="string" table:style-name="ce9">
            <text:p>14/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SILVIO TEODORO DE OLIVEIRA NETO</text:p>
          </table:table-cell>
          <table:table-cell office:value-type="string" table:style-name="ce9">
            <text:p><text:s/>223.835.038-19</text:p>
          </table:table-cell>
          <table:table-cell office:value-type="string" table:style-name="ce9">
            <text:p>20/03/19 a 14/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29/03/19 a 19/06/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5">
          <table:table-cell office:value-type="string" table:style-name="ce7">
            <text:p>PR-SP</text:p>
          </table:table-cell>
          <table:table-cell office:value-type="float" office:value="2019" table:style-name="ce8">
            <text:p>2019</text:p>
          </table:table-cell>
          <table:table-cell office:value-type="string" table:style-name="ce8">
            <text:p>SIMONE VICENTE DE OLIVEIRA FERNANDES</text:p>
          </table:table-cell>
          <table:table-cell office:value-type="string" table:style-name="ce9">
            <text:p><text:s/>287.618.018-95</text:p>
          </table:table-cell>
          <table:table-cell office:value-type="string" table:style-name="ce9">
            <text:p>29/03/19 a 19/06/19</text:p>
          </table:table-cell>
          <table:table-cell office:value-type="string" table:style-name="ce10">
            <text:p>SIM</text:p>
          </table:table-cell>
          <table:table-cell office:value-type="string" table:style-name="ce13">
            <text:p>10/04/2019</text:p>
          </table:table-cell>
          <table:table-cell office:value-type="string" table:style-name="ce14">
            <text:p>EMERSON ALVES BRAGANÇA PAULISTA-ME</text:p>
          </table:table-cell>
          <table:table-cell office:value-type="string" table:style-name="ce13">
            <text:p>02.958.592/0001-84</text:p>
          </table:table-cell>
          <table:table-cell office:value-type="string" table:style-name="ce15">
            <text:p>SUPRIMENTO DE FUNDOS - MATERIAL DE CONSUMO (NECESSIDADE DE SUPRIR DEMANDA NO SETOR DA BIBLIOTECA).</text:p>
          </table:table-cell>
          <table:table-cell office:value-type="string" table:style-name="ce9">
            <text:p>R$ <text:s text:c="3"/>198,00<text:s/></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THIAGO LUIZ RODRIGUES LEITE</text:p>
          </table:table-cell>
          <table:table-cell office:value-type="string" table:style-name="ce9">
            <text:p><text:s/>215.347.078-16</text:p>
          </table:table-cell>
          <table:table-cell office:value-type="string" table:style-name="ce9">
            <text:p>13/05/19 a 09/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SP</text:p>
          </table:table-cell>
          <table:table-cell office:value-type="float" office:value="2019" table:style-name="ce8">
            <text:p>2019</text:p>
          </table:table-cell>
          <table:table-cell office:value-type="string" table:style-name="ce8">
            <text:p>VICENTE CELESTINO FERNANDES</text:p>
          </table:table-cell>
          <table:table-cell office:value-type="string" table:style-name="ce9">
            <text:p><text:s/>145.760.338-16</text:p>
          </table:table-cell>
          <table:table-cell office:value-type="string" table:style-name="ce9">
            <text:p>15/04/19 a 15/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7">
          <table:table-cell office:value-type="string" table:style-name="ce7">
            <text:p>PR-SP</text:p>
          </table:table-cell>
          <table:table-cell office:value-type="float" office:value="2019" table:style-name="ce8">
            <text:p>2019</text:p>
          </table:table-cell>
          <table:table-cell office:value-type="string" table:style-name="ce8">
            <text:p>WILSON KOJI URASHITA</text:p>
          </table:table-cell>
          <table:table-cell office:value-type="string" table:style-name="ce9">
            <text:p><text:s/>059.527.958-97</text:p>
          </table:table-cell>
          <table:table-cell office:value-type="string" table:style-name="ce9">
            <text:p>18/01/19 a 20/03/19</text:p>
          </table:table-cell>
          <table:table-cell office:value-type="string" table:style-name="ce10">
            <text:p>SIM</text:p>
          </table:table-cell>
          <table:table-cell office:value-type="string" table:style-name="ce13">
            <text:p>21/02/2019</text:p>
          </table:table-cell>
          <table:table-cell office:value-type="string" table:style-name="ce14">
            <text:p>JABU ENGENHARIA ELETRICA LTDA.</text:p>
          </table:table-cell>
          <table:table-cell office:value-type="string" table:style-name="ce13">
            <text:p>56.045.677/0004-43</text:p>
          </table:table-cell>
          <table:table-cell office:value-type="string" table:style-name="ce15">
            <text:p>EXTENSÃO ELETRICA NECESSARIA PARA LIGAR OS COMPUTADORES DA PRM, CONSIDERANDO A NOVA CONFIGURAÇÃO DE LAY-OUT DE MESAS EM VIRTUDE DA REFORMA.</text:p>
          </table:table-cell>
          <table:table-cell office:value-type="string" table:style-name="ce9">
            <text:p>R$ <text:s text:c="4"/>34,72<text:s/></text:p>
          </table:table-cell>
          <table:table-cell table:number-columns-repeated="16373"/>
        </table:table-row>
        <table:table-row table:style-name="ro4">
          <table:table-cell office:value-type="string" table:style-name="ce7">
            <text:p>PRR1ª REGIÃO</text:p>
          </table:table-cell>
          <table:table-cell office:value-type="float" office:value="2019" table:style-name="ce8">
            <text:p>2019</text:p>
          </table:table-cell>
          <table:table-cell office:value-type="string" table:style-name="ce8">
            <text:p>EDNALDO TERTO DOS SANTOS</text:p>
          </table:table-cell>
          <table:table-cell office:value-type="string" table:style-name="ce9">
            <text:p><text:s/>386.823.624-49</text:p>
          </table:table-cell>
          <table:table-cell office:value-type="string" table:style-name="ce9">
            <text:p>04/06/19 a 3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4">
          <table:table-cell office:value-type="string" table:style-name="ce7">
            <text:p>PRR1ª REGIÃO</text:p>
          </table:table-cell>
          <table:table-cell office:value-type="float" office:value="2019" table:style-name="ce8">
            <text:p>2019</text:p>
          </table:table-cell>
          <table:table-cell office:value-type="string" table:style-name="ce8">
            <text:p>LUCIANA RODRIGUES FERNANDES</text:p>
          </table:table-cell>
          <table:table-cell office:value-type="string" table:style-name="ce9">
            <text:p><text:s/>002.091.871-23</text:p>
          </table:table-cell>
          <table:table-cell office:value-type="string" table:style-name="ce9">
            <text:p>04/07/19 a 27/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8">
          <table:table-cell office:value-type="string" table:style-name="ce7">
            <text:p>PRR1ª REGIÃO</text:p>
          </table:table-cell>
          <table:table-cell office:value-type="float" office:value="2019" table:style-name="ce8">
            <text:p>2019</text:p>
          </table:table-cell>
          <table:table-cell office:value-type="string" table:style-name="ce8">
            <text:p>LUCIANA RODRIGUES FERNANDES</text:p>
          </table:table-cell>
          <table:table-cell office:value-type="string" table:style-name="ce9">
            <text:p><text:s/>002.091.871-23</text:p>
          </table:table-cell>
          <table:table-cell office:value-type="string" table:style-name="ce9">
            <text:p>14/03/19 a 27/05/19</text:p>
          </table:table-cell>
          <table:table-cell office:value-type="string" table:style-name="ce10">
            <text:p>SIM</text:p>
          </table:table-cell>
          <table:table-cell office:value-type="string" table:style-name="ce13">
            <text:p>10/05/2019</text:p>
          </table:table-cell>
          <table:table-cell office:value-type="string" table:style-name="ce14">
            <text:p>J.C.M. NITEROI REFRIGERAÇAO LTDA</text:p>
          </table:table-cell>
          <table:table-cell office:value-type="string" table:style-name="ce13">
            <text:p>08.824.171/0020-00</text:p>
          </table:table-cell>
          <table:table-cell office:value-type="string" table:style-name="ce15">
            <text:p>NECESSIDADE IMEDIATA DE PRODUTO DE LIMPEZA DE AR CONDICIONADOS PARA MANUTENÇÃO DE ROTINA, VISTO QUE A COMPRA DO PRODUTO FOI FRACASSADA NA COMPRA POR REGISTRO DE PREÇO DO FINAL DO ANO DE 2018.</text:p>
          </table:table-cell>
          <table:table-cell office:value-type="string" table:style-name="ce9">
            <text:p>R$ <text:s text:c="4"/>78,00<text:s/></text:p>
          </table:table-cell>
          <table:table-cell table:number-columns-repeated="16373"/>
        </table:table-row>
        <table:table-row table:style-name="ro4">
          <table:table-cell office:value-type="string" table:style-name="ce7">
            <text:p>PRR3ª REGIÃO</text:p>
          </table:table-cell>
          <table:table-cell office:value-type="float" office:value="2019" table:style-name="ce8">
            <text:p>2019</text:p>
          </table:table-cell>
          <table:table-cell office:value-type="string" table:style-name="ce8">
            <text:p>BETTY LEVIN LEOPOLD</text:p>
          </table:table-cell>
          <table:table-cell office:value-type="string" table:style-name="ce9">
            <text:p><text:s/>034.037.118-89</text:p>
          </table:table-cell>
          <table:table-cell office:value-type="string" table:style-name="ce9">
            <text:p>03/07/19 a 30/09/19</text:p>
          </table:table-cell>
          <table:table-cell office:value-type="string" table:style-name="ce11">
            <text:p>EM UTILIZAÇÃO</text:p>
          </table:table-cell>
          <table:table-cell office:value-type="string" table:style-name="ce11">
            <text:p>N/A</text:p>
          </table:table-cell>
          <table:table-cell office:value-type="string" table:style-name="ce11">
            <text:p>N/A</text:p>
          </table:table-cell>
          <table:table-cell office:value-type="string" table:style-name="ce11">
            <text:p>N/A</text:p>
          </table:table-cell>
          <table:table-cell office:value-type="string" table:style-name="ce18">
            <text:p>N/A</text:p>
          </table:table-cell>
          <table:table-cell office:value-type="string" table:style-name="ce9">
            <text:p>N/A</text:p>
          </table:table-cell>
          <table:table-cell table:number-columns-repeated="16373"/>
        </table:table-row>
        <table:table-row table:style-name="ro4">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06/05/19 a 0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01/04/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15">
            <text:p>PARA PAGAMENTO DE PEDÁGIOS.</text:p>
          </table:table-cell>
          <table:table-cell office:value-type="string" table:style-name="ce9">
            <text:p>R$ <text:s text:c="4"/>36,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03/04/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15">
            <text:p>PAGAMENTO DE PEDÁGIO.</text:p>
          </table:table-cell>
          <table:table-cell office:value-type="string" table:style-name="ce9">
            <text:p>R$ <text:s text:c="4"/>36,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18/01/19 a 17/04/19</text:p>
          </table:table-cell>
          <table:table-cell office:value-type="string" table:style-name="ce10">
            <text:p>SIM</text:p>
          </table:table-cell>
          <table:table-cell office:value-type="string" table:style-name="ce13">
            <text:p>27/03/2019</text:p>
          </table:table-cell>
          <table:table-cell office:value-type="string" table:style-name="ce14">
            <text:p>AUTOBAN - ANHANGUERA BANDEIRANTES</text:p>
          </table:table-cell>
          <table:table-cell office:value-type="string" table:style-name="ce13">
            <text:p>02.451.848/0001-62</text:p>
          </table:table-cell>
          <table:table-cell office:value-type="string" table:style-name="ce15">
            <text:p>PAGAMENTO DE PEDÁGIOS.</text:p>
          </table:table-cell>
          <table:table-cell office:value-type="string" table:style-name="ce9">
            <text:p>R$ <text:s text:c="4"/>36,60<text:s/></text:p>
          </table:table-cell>
          <table:table-cell table:number-columns-repeated="16373"/>
        </table:table-row>
        <table:table-row table:style-name="ro4">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4/06/19 a 21/09/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15">
            <text:p>N/A</text:p>
          </table:table-cell>
          <table:table-cell office:value-type="string" table:style-name="ce9">
            <text:p>N/A</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05/04/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15">
            <text:p>CARIMBO DATADOR.</text:p>
          </table:table-cell>
          <table:table-cell office:value-type="string" table:style-name="ce9">
            <text:p>R$ <text:s text:c="4"/>40,0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07/05/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15">
            <text:p>SOLICITAÇÃO SECRETÁRIO REGIONAL</text:p>
          </table:table-cell>
          <table:table-cell office:value-type="string" table:style-name="ce9">
            <text:p>R$ <text:s text:c="4"/>40,00<text:s/></text:p>
          </table:table-cell>
          <table:table-cell table:number-columns-repeated="16373"/>
        </table:table-row>
        <table:table-row table:style-name="ro4">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10/04/2019</text:p>
          </table:table-cell>
          <table:table-cell office:value-type="string" table:style-name="ce14">
            <text:p>ATERA INFORMÁTICA LTDA</text:p>
          </table:table-cell>
          <table:table-cell office:value-type="string" table:style-name="ce13">
            <text:p>39.040.597/0001-33</text:p>
          </table:table-cell>
          <table:table-cell office:value-type="string" table:style-name="ce15">
            <text:p>PEÇAS PARA USO DA INFORMÁTICA.</text:p>
          </table:table-cell>
          <table:table-cell office:value-type="string" table:style-name="ce9">
            <text:p>R$ <text:s text:c="3"/>205,26<text:s/></text:p>
          </table:table-cell>
          <table:table-cell table:number-columns-repeated="16373"/>
        </table:table-row>
        <table:table-row table:style-name="ro4">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10/04/2019</text:p>
          </table:table-cell>
          <table:table-cell office:value-type="string" table:style-name="ce14">
            <text:p>SODIMAC DICICO</text:p>
          </table:table-cell>
          <table:table-cell office:value-type="string" table:style-name="ce13">
            <text:p>03.439.316/0012-25</text:p>
          </table:table-cell>
          <table:table-cell office:value-type="string" table:style-name="ce15">
            <text:p>ARGAMASSA PARA USO NA PRR3.</text:p>
          </table:table-cell>
          <table:table-cell office:value-type="string" table:style-name="ce9">
            <text:p>R$ <text:s text:c="5"/>8,90<text:s/></text:p>
          </table:table-cell>
          <table:table-cell table:number-columns-repeated="16373"/>
        </table:table-row>
        <table:table-row table:style-name="ro4">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1">
            <text:p>SIM</text:p>
          </table:table-cell>
          <table:table-cell office:value-type="string" table:style-name="ce11">
            <text:p>26/02/2019</text:p>
          </table:table-cell>
          <table:table-cell office:value-type="string" table:style-name="ce11">
            <text:p>FERRAGENS CAMPEÃO LUIZ</text:p>
          </table:table-cell>
          <table:table-cell office:value-type="string" table:style-name="ce11">
            <text:p>61.751.855/0001-49</text:p>
          </table:table-cell>
          <table:table-cell office:value-type="string" table:style-name="ce18">
            <text:p>COMPRA DE CADEADO PRA PRR3.</text:p>
          </table:table-cell>
          <table:table-cell office:value-type="string" table:style-name="ce9">
            <text:p>R$ <text:s text:c="4"/>16,7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1">
            <text:p>SIM</text:p>
          </table:table-cell>
          <table:table-cell office:value-type="string" table:style-name="ce11">
            <text:p>27/02/2019</text:p>
          </table:table-cell>
          <table:table-cell office:value-type="string" table:style-name="ce11">
            <text:p>KALUNGA COM E IND GRÁFICA LTDA</text:p>
          </table:table-cell>
          <table:table-cell office:value-type="string" table:style-name="ce11">
            <text:p>43.283.811/0105-46</text:p>
          </table:table-cell>
          <table:table-cell office:value-type="string" table:style-name="ce18">
            <text:p>AQUISIÇÃO DE APAGADOR PARA GABINETE.</text:p>
          </table:table-cell>
          <table:table-cell office:value-type="string" table:style-name="ce9">
            <text:p>R$ <text:s text:c="5"/>8,90<text:s/></text:p>
          </table:table-cell>
          <table:table-cell table:number-columns-repeated="16373"/>
        </table:table-row>
        <table:table-row table:style-name="ro3">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PROELIS PRODUTOS ELÉTRICOS E ISOLANTES LTDA</text:p>
          </table:table-cell>
          <table:table-cell office:value-type="string" table:style-name="ce13">
            <text:p>60.232.162/0001-87</text:p>
          </table:table-cell>
          <table:table-cell office:value-type="string" table:style-name="ce27">
            <text:p>ROLAMENTO N.S.K</text:p>
          </table:table-cell>
          <table:table-cell office:value-type="string" table:style-name="ce9">
            <text:p>R$ <text:s text:c="4"/>43,6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7/02/2019</text:p>
          </table:table-cell>
          <table:table-cell office:value-type="string" table:style-name="ce14">
            <text:p>R MARC COMÉRCIO DE PAPÉIS LTDA - ME</text:p>
          </table:table-cell>
          <table:table-cell office:value-type="string" table:style-name="ce13">
            <text:p>96.581.731/0001-47</text:p>
          </table:table-cell>
          <table:table-cell office:value-type="string" table:style-name="ce27">
            <text:p>COMPRA DE CARIMBO</text:p>
          </table:table-cell>
          <table:table-cell office:value-type="string" table:style-name="ce9">
            <text:p>R$ <text:s text:c="4"/>25,00<text:s/></text:p>
          </table:table-cell>
          <table:table-cell table:number-columns-repeated="16373"/>
        </table:table-row>
        <table:table-row table:style-name="ro2">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9/03/2019</text:p>
          </table:table-cell>
          <table:table-cell office:value-type="string" table:style-name="ce14">
            <text:p>ELETROPORTSEG COM. E DISTRIBUIDORA LTDA</text:p>
          </table:table-cell>
          <table:table-cell office:value-type="string" table:style-name="ce13">
            <text:p>01.737.645/0001-74</text:p>
          </table:table-cell>
          <table:table-cell office:value-type="string" table:style-name="ce27">
            <text:p>FECHADURA C-90 DUPLA</text:p>
          </table:table-cell>
          <table:table-cell office:value-type="string" table:style-name="ce9">
            <text:p>R$ <text:s text:c="3"/>236,00<text:s/></text:p>
          </table:table-cell>
          <table:table-cell table:number-columns-repeated="16373"/>
        </table:table-row>
        <table:table-row table:style-name="ro10">
          <table:table-cell office:value-type="string" table:style-name="ce7">
            <text:p>PRR3ª REGIÃO</text:p>
          </table:table-cell>
          <table:table-cell office:value-type="float" office:value="2019" table:style-name="ce8">
            <text:p>2019</text:p>
          </table:table-cell>
          <table:table-cell office:value-type="string" table:style-name="ce8">
            <text:p>CESAR DO NASCIMENTO</text:p>
          </table:table-cell>
          <table:table-cell office:value-type="string" table:style-name="ce9">
            <text:p><text:s/>023.263.127-16</text:p>
          </table:table-cell>
          <table:table-cell office:value-type="string" table:style-name="ce9">
            <text:p>26/02/19 a 26/05/19</text:p>
          </table:table-cell>
          <table:table-cell office:value-type="string" table:style-name="ce10">
            <text:p>SIM</text:p>
          </table:table-cell>
          <table:table-cell office:value-type="string" table:style-name="ce13">
            <text:p>29/05/2019</text:p>
          </table:table-cell>
          <table:table-cell office:value-type="string" table:style-name="ce14">
            <text:p>FERRAGENS CAMPEÃO LUIZ</text:p>
          </table:table-cell>
          <table:table-cell office:value-type="string" table:style-name="ce13">
            <text:p>61.751.855/0001-49</text:p>
          </table:table-cell>
          <table:table-cell office:value-type="string" table:style-name="ce27">
            <text:p>ARAME PARA USO DA PRR3.</text:p>
          </table:table-cell>
          <table:table-cell office:value-type="string" table:style-name="ce9">
            <text:p>R$ <text:s text:c="4"/>72,00<text:s/></text:p>
          </table:table-cell>
          <table:table-cell table:number-columns-repeated="16373"/>
        </table:table-row>
        <table:table-row table:style-name="ro11">
          <table:table-cell office:value-type="string" table:style-name="ce7">
            <text:p>PRR3ª REGIÃO</text:p>
          </table:table-cell>
          <table:table-cell office:value-type="float" office:value="2019" table:style-name="ce8">
            <text:p>2019</text:p>
          </table:table-cell>
          <table:table-cell office:value-type="string" table:style-name="ce8">
            <text:p>ROGERIO JOSE NOGUEIRA JUNIOR</text:p>
          </table:table-cell>
          <table:table-cell office:value-type="string" table:style-name="ce9">
            <text:p><text:s/>118.622.778-85</text:p>
          </table:table-cell>
          <table:table-cell office:value-type="string" table:style-name="ce9">
            <text:p>24/01/19 a 23/04/19</text:p>
          </table:table-cell>
          <table:table-cell office:value-type="string" table:style-name="ce10">
            <text:p>SIM</text:p>
          </table:table-cell>
          <table:table-cell office:value-type="string" table:style-name="ce13">
            <text:p>11/02/2019</text:p>
          </table:table-cell>
          <table:table-cell office:value-type="string" table:style-name="ce14">
            <text:p>CLARO &amp; PAJAKI CHAVEIROS LTDA-ME</text:p>
          </table:table-cell>
          <table:table-cell office:value-type="string" table:style-name="ce13">
            <text:p>01.610.333/0001-03</text:p>
          </table:table-cell>
          <table:table-cell office:value-type="string" table:style-name="ce27">
            <text:p>NECESSIDADE DE CARIMBO NO GABINETE</text:p>
          </table:table-cell>
          <table:table-cell office:value-type="string" table:style-name="ce9">
            <text:p>R$ <text:s text:c="4"/>32,0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ALEX DA CONCEICAO JUVENAL</text:p>
          </table:table-cell>
          <table:table-cell office:value-type="string" table:style-name="ce9">
            <text:p><text:s/>033.194.147-39</text:p>
          </table:table-cell>
          <table:table-cell office:value-type="string" table:style-name="ce9">
            <text:p>13/05/19 a 1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3/04/2019</text:p>
          </table:table-cell>
          <table:table-cell office:value-type="string" table:style-name="ce14">
            <text:p>FUSOFER COMERCIO E REPRESENTAÇÕES LTDA</text:p>
          </table:table-cell>
          <table:table-cell office:value-type="string" table:style-name="ce13">
            <text:p>91.218.974/0001-00</text:p>
          </table:table-cell>
          <table:table-cell office:value-type="string" table:style-name="ce27">
            <text:p>PARA A FIXAÇÃO DAS PLACAS DOS EX PROCURADORES-CHEFES NO PAINEL INSTALADO SOB A CLARABÓIA DO HALL DO AUDITÓRIO</text:p>
          </table:table-cell>
          <table:table-cell office:value-type="string" table:style-name="ce9">
            <text:p>R$ <text:s text:c="4"/>47,69<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5/02/2019</text:p>
          </table:table-cell>
          <table:table-cell office:value-type="string" table:style-name="ce14">
            <text:p>RENATO DA SILVA 49960130010</text:p>
          </table:table-cell>
          <table:table-cell office:value-type="string" table:style-name="ce13">
            <text:p>13.852.766/0001-46</text:p>
          </table:table-cell>
          <table:table-cell office:value-type="string" table:style-name="ce27">
            <text:p>EXECUÇÃO DE 8 FUROS NOS TAMPOS DE GRANITOS DOS BANHIEROS DO TÉRREO E SEGUNDO ANDAR PARA COLOCAÇÃO DE SABONETEIRAS</text:p>
          </table:table-cell>
          <table:table-cell office:value-type="string" table:style-name="ce9">
            <text:p>R$ <text:s text:c="3"/>500,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07/03/2019</text:p>
          </table:table-cell>
          <table:table-cell office:value-type="string" table:style-name="ce14">
            <text:p>COPY MUNDI LTDA</text:p>
          </table:table-cell>
          <table:table-cell office:value-type="string" table:style-name="ce13">
            <text:p>08.608.434/0001-80</text:p>
          </table:table-cell>
          <table:table-cell office:value-type="string" table:style-name="ce27">
            <text:p>SUBSTITUIÇÃO DO LETREIRO DE UMA DE 01 PLACA PARA "SALA DE APOIO À AMAMENTAÇÃO"</text:p>
          </table:table-cell>
          <table:table-cell office:value-type="string" table:style-name="ce9">
            <text:p>R$ <text:s text:c="4"/>15,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1/03/2019</text:p>
          </table:table-cell>
          <table:table-cell office:value-type="string" table:style-name="ce14">
            <text:p>COPY MUNDI LTDA</text:p>
          </table:table-cell>
          <table:table-cell office:value-type="string" table:style-name="ce13">
            <text:p>08.608.434/0001-80</text:p>
          </table:table-cell>
          <table:table-cell office:value-type="string" table:style-name="ce27">
            <text:p>PLOTAGEM DE PLANTAS COM PAGINAÇÃO DO PISO TÁTIL, PARA FISCALIZAÇÃO DO SERVIÇO</text:p>
          </table:table-cell>
          <table:table-cell office:value-type="string" table:style-name="ce9">
            <text:p>R$ <text:s text:c="4"/>30,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1/04/2019</text:p>
          </table:table-cell>
          <table:table-cell office:value-type="string" table:style-name="ce14">
            <text:p>SERRALHERIA TECNOFER LTDA.</text:p>
          </table:table-cell>
          <table:table-cell office:value-type="string" table:style-name="ce13">
            <text:p>17.929.701/0001-02</text:p>
          </table:table-cell>
          <table:table-cell office:value-type="string" table:style-name="ce27">
            <text:p>AQUISIÇÃO DE 2 (DOIS) BRAÇOS PARA LUMINÁRIA EXTERNA, CONFORME DETALHAMENTO ENVIADO A SERRALHERIAS, PARA ILUMINAÇÃO DO PASSEIO FRONTAL DO PRÉDIO</text:p>
          </table:table-cell>
          <table:table-cell office:value-type="string" table:style-name="ce9">
            <text:p>R$ <text:s text:c="3"/>480,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2/03/2019</text:p>
          </table:table-cell>
          <table:table-cell office:value-type="string" table:style-name="ce14">
            <text:p>FUSOFER COMERCIO E REPRESENTAÇÕES LTDA</text:p>
          </table:table-cell>
          <table:table-cell office:value-type="string" table:style-name="ce13">
            <text:p>91.218.974/0001-00</text:p>
          </table:table-cell>
          <table:table-cell office:value-type="string" table:style-name="ce27">
            <text:p>300 PARAFUSOS 4,2X50MM PARA MADEIRA EM AÇO INOX PARA A CONFECÇÃO DE BANCOS PARA O TERRAÇO DO 3º ANDAR</text:p>
          </table:table-cell>
          <table:table-cell office:value-type="string" table:style-name="ce9">
            <text:p>R$ <text:s text:c="3"/>108,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19/03/2019</text:p>
          </table:table-cell>
          <table:table-cell office:value-type="string" table:style-name="ce14">
            <text:p>FERRAGEM PONTO SUL LTDA</text:p>
          </table:table-cell>
          <table:table-cell office:value-type="string" table:style-name="ce13">
            <text:p>91.730.218/0001-57</text:p>
          </table:table-cell>
          <table:table-cell office:value-type="string" table:style-name="ce27">
            <text:p>4 BISNAGAS DE 400G DE SELANTE ACRÍLICO PARA RATAMENTO DAS TRINCAS NA SALA DE TREINAMENTO, NO 2º ANDAR, E NA PAREDE QUE DIVIDE OS SANITÁRIOS DA CGP, NO 4º ANDAR</text:p>
          </table:table-cell>
          <table:table-cell office:value-type="string" table:style-name="ce9">
            <text:p>R$ <text:s text:c="4"/>90,8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23/01/2019</text:p>
          </table:table-cell>
          <table:table-cell office:value-type="string" table:style-name="ce14">
            <text:p>CEMEAR DISTRIBUIDORA</text:p>
          </table:table-cell>
          <table:table-cell office:value-type="string" table:style-name="ce13">
            <text:p>00.531.083/0001-45</text:p>
          </table:table-cell>
          <table:table-cell office:value-type="string" table:style-name="ce27">
            <text:p>AQUISIÇÃO DE 11 (ONZE) UNIDADES DE REQUADRO PARA ALÇAPÃO 400MM</text:p>
          </table:table-cell>
          <table:table-cell office:value-type="string" table:style-name="ce9">
            <text:p>R$ <text:s text:c="3"/>650,1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1/19 a 17/04/19</text:p>
          </table:table-cell>
          <table:table-cell office:value-type="string" table:style-name="ce10">
            <text:p>SIM</text:p>
          </table:table-cell>
          <table:table-cell office:value-type="string" table:style-name="ce13">
            <text:p>29/03/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FITA DE SINALIZAÇÃO PARA BLOQUEIO DA PASSAGEM EM DIVERSOS LOCAIS DA SEDE DA PRR4, EM VIRTUDE DA INSTALAÇÃO DO PISO TÁTIL.</text:p>
          </table:table-cell>
          <table:table-cell office:value-type="string" table:style-name="ce9">
            <text:p>R$ <text:s text:c="4"/>20,0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IDALECIO MARTINS MORAES</text:p>
          </table:table-cell>
          <table:table-cell office:value-type="string" table:style-name="ce9">
            <text:p><text:s/>600.114.910-00</text:p>
          </table:table-cell>
          <table:table-cell office:value-type="string" table:style-name="ce9">
            <text:p>18/04/19 a 1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08/05/2019</text:p>
          </table:table-cell>
          <table:table-cell office:value-type="string" table:style-name="ce14">
            <text:p>ABT COMERCIAL ELÉTRICA LTDA.</text:p>
          </table:table-cell>
          <table:table-cell office:value-type="string" table:style-name="ce13">
            <text:p>00.212.675/0003-66</text:p>
          </table:table-cell>
          <table:table-cell office:value-type="string" table:style-name="ce27">
            <text:p>PARA SUBSTITUIÇÃO EMERGENCIAL.</text:p>
          </table:table-cell>
          <table:table-cell office:value-type="string" table:style-name="ce9">
            <text:p>R$ <text:s text:c="4"/>82,84<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09/04/0019</text:p>
          </table:table-cell>
          <table:table-cell office:value-type="string" table:style-name="ce14">
            <text:p>FERRAGEM THONY LTDA</text:p>
          </table:table-cell>
          <table:table-cell office:value-type="string" table:style-name="ce13">
            <text:p>87.093.290/0001-43</text:p>
          </table:table-cell>
          <table:table-cell office:value-type="string" table:style-name="ce27">
            <text:p>PARA TROCA URGENTE.</text:p>
          </table:table-cell>
          <table:table-cell office:value-type="string" table:style-name="ce9">
            <text:p>R$ <text:s text:c="4"/>72,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0/04/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INSTALAÇÃO DE SMART TV NO GAB 803 E RESERVA.</text:p>
          </table:table-cell>
          <table:table-cell office:value-type="string" table:style-name="ce9">
            <text:p>R$ <text:s text:c="4"/>14,0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4/05/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LIMPEZA URGENTE.</text:p>
          </table:table-cell>
          <table:table-cell office:value-type="string" table:style-name="ce9">
            <text:p>R$ <text:s text:c="4"/>24,5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14/05/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SUBSTITUIÇÃO.</text:p>
          </table:table-cell>
          <table:table-cell office:value-type="string" table:style-name="ce9">
            <text:p>R$ <text:s text:c="4"/>10,00<text:s/></text:p>
          </table:table-cell>
          <table:table-cell table:number-columns-repeated="16373"/>
        </table:table-row>
        <table:table-row table:style-name="ro3">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0/03/2019</text:p>
          </table:table-cell>
          <table:table-cell office:value-type="string" table:style-name="ce14">
            <text:p>JPRE IMP. E COM. DE EQUIPAMENTOS DE INFORMÁTICA<text:s/></text:p>
          </table:table-cell>
          <table:table-cell office:value-type="string" table:style-name="ce13">
            <text:p>12.614.437/0001-02</text:p>
          </table:table-cell>
          <table:table-cell office:value-type="string" table:style-name="ce27">
            <text:p>INSTALAÇÃO DE EQUIPAMENTOS NO GABINETE DO DR. MARCELO.</text:p>
          </table:table-cell>
          <table:table-cell office:value-type="string" table:style-name="ce9">
            <text:p>R$ <text:s text:c="4"/>25,8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0/03/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27">
            <text:p>PARA INSTALAÇÃO DE SMART TVS NOS GABINETES.</text:p>
          </table:table-cell>
          <table:table-cell office:value-type="string" table:style-name="ce9">
            <text:p>R$ <text:s text:c="3"/>293,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4/04/2019</text:p>
          </table:table-cell>
          <table:table-cell office:value-type="string" table:style-name="ce14">
            <text:p>ZIMMER ZOO PRODUTOS E ANIMAIS LTDA</text:p>
          </table:table-cell>
          <table:table-cell office:value-type="string" table:style-name="ce13">
            <text:p>30.583.014/0001-46</text:p>
          </table:table-cell>
          <table:table-cell office:value-type="string" table:style-name="ce27">
            <text:p>VENENO PARA COMBATER UMA INFESTAÇÃO DE MARIMBONDOS.</text:p>
          </table:table-cell>
          <table:table-cell office:value-type="string" table:style-name="ce9">
            <text:p>R$ <text:s text:c="4"/>49,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3/2019</text:p>
          </table:table-cell>
          <table:table-cell office:value-type="string" table:style-name="ce14">
            <text:p>ELETRÔNICA ARNALDO LTDA ME</text:p>
          </table:table-cell>
          <table:table-cell office:value-type="string" table:style-name="ce13">
            <text:p>92.117.688/0001-02</text:p>
          </table:table-cell>
          <table:table-cell office:value-type="string" table:style-name="ce27">
            <text:p>TELEVISORES ESTAVAM QUEIMADOS. TROCA DE PLACA.</text:p>
          </table:table-cell>
          <table:table-cell office:value-type="string" table:style-name="ce9">
            <text:p>R$ <text:s text:c="3"/>560,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4/2019</text:p>
          </table:table-cell>
          <table:table-cell office:value-type="string" table:style-name="ce14">
            <text:p>BAZAR E FERRAGEM MGD LTDA</text:p>
          </table:table-cell>
          <table:table-cell office:value-type="string" table:style-name="ce13">
            <text:p>93.285.054/0001-21</text:p>
          </table:table-cell>
          <table:table-cell office:value-type="string" table:style-name="ce27">
            <text:p>PARA INSTALAÇÃO NO TÚNEL DA ESCADA E ACABAMENTO DE OBRA.</text:p>
          </table:table-cell>
          <table:table-cell office:value-type="string" table:style-name="ce9">
            <text:p>R$ <text:s text:c="4"/>71,5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5/04/2019</text:p>
          </table:table-cell>
          <table:table-cell office:value-type="string" table:style-name="ce14">
            <text:p>MULTI FERRAGEM EIRELI</text:p>
          </table:table-cell>
          <table:table-cell office:value-type="string" table:style-name="ce13">
            <text:p>72.308.836/0001-69</text:p>
          </table:table-cell>
          <table:table-cell office:value-type="string" table:style-name="ce27">
            <text:p>PARA INSTALAÇÃO DE FRIGOBAR.</text:p>
          </table:table-cell>
          <table:table-cell office:value-type="string" table:style-name="ce9">
            <text:p>R$ <text:s text:c="4"/>23,6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2/2019</text:p>
          </table:table-cell>
          <table:table-cell office:value-type="string" table:style-name="ce14">
            <text:p>CASA CROVATO</text:p>
          </table:table-cell>
          <table:table-cell office:value-type="string" table:style-name="ce13">
            <text:p>17.160.894/0001-80</text:p>
          </table:table-cell>
          <table:table-cell office:value-type="string" table:style-name="ce27">
            <text:p>ESPELHOS DO BANHEIRO ACESSÍVEL DO 3º ANDAR E <text:s/>DO GABINETE 604 QUEBRARAM.</text:p>
          </table:table-cell>
          <table:table-cell office:value-type="string" table:style-name="ce9">
            <text:p>R$ <text:s text:c="3"/>410,0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2/2019</text:p>
          </table:table-cell>
          <table:table-cell office:value-type="string" table:style-name="ce14">
            <text:p>CASA CROVATO</text:p>
          </table:table-cell>
          <table:table-cell office:value-type="string" table:style-name="ce13">
            <text:p>17.160.894/0001-80</text:p>
          </table:table-cell>
          <table:table-cell office:value-type="string" table:style-name="ce27">
            <text:p>PRATELEIRA QUEBROU.</text:p>
          </table:table-cell>
          <table:table-cell office:value-type="string" table:style-name="ce9">
            <text:p>R$ <text:s text:c="4"/>45,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01/03/19 a 28/05/19</text:p>
          </table:table-cell>
          <table:table-cell office:value-type="string" table:style-name="ce10">
            <text:p>SIM</text:p>
          </table:table-cell>
          <table:table-cell office:value-type="string" table:style-name="ce13">
            <text:p>28/03/2019</text:p>
          </table:table-cell>
          <table:table-cell office:value-type="string" table:style-name="ce14">
            <text:p>ZAMPIERON E DALACORTE LTDA</text:p>
          </table:table-cell>
          <table:table-cell office:value-type="string" table:style-name="ce13">
            <text:p>92.783.927/0001-63</text:p>
          </table:table-cell>
          <table:table-cell office:value-type="string" table:style-name="ce27">
            <text:p>PARA INSTALAÇÃO DE EQUIPAMENTOS NA ASSPA.</text:p>
          </table:table-cell>
          <table:table-cell office:value-type="string" table:style-name="ce9">
            <text:p>R$ <text:s text:c="4"/>79,94<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17/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08/02/2019</text:p>
          </table:table-cell>
          <table:table-cell office:value-type="string" table:style-name="ce14">
            <text:p>MULTI FERRAGEM EIRELI</text:p>
          </table:table-cell>
          <table:table-cell office:value-type="string" table:style-name="ce13">
            <text:p>72.308.836/0001-69</text:p>
          </table:table-cell>
          <table:table-cell office:value-type="string" table:style-name="ce27">
            <text:p>PARA INSTALAÇÃO NO VESTIÁRIO MASCULINO DO SEGUNDO ANDAR.</text:p>
          </table:table-cell>
          <table:table-cell office:value-type="string" table:style-name="ce9">
            <text:p>R$ <text:s text:c="4"/>54,9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3/02/2019</text:p>
          </table:table-cell>
          <table:table-cell office:value-type="string" table:style-name="ce14">
            <text:p>IVO PENZ ARTIGOS HIDRÁULICOS</text:p>
          </table:table-cell>
          <table:table-cell office:value-type="string" table:style-name="ce13">
            <text:p>92.780.808/0001-57</text:p>
          </table:table-cell>
          <table:table-cell office:value-type="string" table:style-name="ce27">
            <text:p>PARA CONSERTO URGENTE DE VAZAMENTO NO BANHEIRO FEMININO DO TÉRREO.</text:p>
          </table:table-cell>
          <table:table-cell office:value-type="string" table:style-name="ce9">
            <text:p>R$ <text:s text:c="3"/>185,4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INSTALAÇÃO DE UM CHUVEIRO NO VESTIÁRIO MASCULINO DO SEGUNDO ANDAR.</text:p>
          </table:table-cell>
          <table:table-cell office:value-type="string" table:style-name="ce9">
            <text:p>R$ <text:s text:c="4"/>12,5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FERRAGEM PORTO BELO LTDA</text:p>
          </table:table-cell>
          <table:table-cell office:value-type="string" table:style-name="ce13">
            <text:p>07.358.362/0001-06</text:p>
          </table:table-cell>
          <table:table-cell office:value-type="string" table:style-name="ce27">
            <text:p>PARA SUBSTITUIÇÃO.</text:p>
          </table:table-cell>
          <table:table-cell office:value-type="string" table:style-name="ce9">
            <text:p>R$ <text:s text:c="4"/>38,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5/02/2019</text:p>
          </table:table-cell>
          <table:table-cell office:value-type="string" table:style-name="ce14">
            <text:p>MULTI FERRAGEM EIRELI</text:p>
          </table:table-cell>
          <table:table-cell office:value-type="string" table:style-name="ce13">
            <text:p>72.308.836/0001-69</text:p>
          </table:table-cell>
          <table:table-cell office:value-type="string" table:style-name="ce27">
            <text:p>PARA SUBSTITUIR PEÇA ESTRAGADA.</text:p>
          </table:table-cell>
          <table:table-cell office:value-type="string" table:style-name="ce9">
            <text:p>R$ <text:s text:c="4"/>16,90<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19/02/2019</text:p>
          </table:table-cell>
          <table:table-cell office:value-type="string" table:style-name="ce14">
            <text:p>TUMELERO MATERIAIS DE CONSTRUÇÃO LTDA</text:p>
          </table:table-cell>
          <table:table-cell office:value-type="string" table:style-name="ce13">
            <text:p>10.280.765/0009-33</text:p>
          </table:table-cell>
          <table:table-cell office:value-type="string" table:style-name="ce27">
            <text:p>PARA MANUTENÇÃO DE URGÊNCIA.</text:p>
          </table:table-cell>
          <table:table-cell office:value-type="string" table:style-name="ce9">
            <text:p>R$ <text:s text:c="4"/>62,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ABT COMERCIAL ELÉTRICA LTDA.</text:p>
          </table:table-cell>
          <table:table-cell office:value-type="string" table:style-name="ce13">
            <text:p>00.212.675/0003-66</text:p>
          </table:table-cell>
          <table:table-cell office:value-type="string" table:style-name="ce27">
            <text:p>PARA SUBSTITUIÇÃO DE LÂMPADA QUEIMADA.</text:p>
          </table:table-cell>
          <table:table-cell office:value-type="string" table:style-name="ce9">
            <text:p>R$ <text:s text:c="4"/>68,25<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NA PIA DA SALA DE AMAMENTAÇÃO.</text:p>
          </table:table-cell>
          <table:table-cell office:value-type="string" table:style-name="ce9">
            <text:p>R$ <text:s text:c="3"/>148,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NA SALA DE AMAMENTAÇÃO.</text:p>
          </table:table-cell>
          <table:table-cell office:value-type="string" table:style-name="ce9">
            <text:p>R$ <text:s text:c="3"/>295,8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PINTURA DA SALA DE AMAMENTAÇÃO.</text:p>
          </table:table-cell>
          <table:table-cell office:value-type="string" table:style-name="ce9">
            <text:p>R$ <text:s text:c="3"/>159,9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3/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DE UMA PIA NA SALA DE AMAMENTAÇÃO.</text:p>
          </table:table-cell>
          <table:table-cell office:value-type="string" table:style-name="ce9">
            <text:p>R$ <text:s text:c="4"/>75,46<text:s/></text:p>
          </table:table-cell>
          <table:table-cell table:number-columns-repeated="16373"/>
        </table:table-row>
        <table:table-row table:style-name="ro2">
          <table:table-cell office:value-type="string" table:style-name="ce7">
            <text:p>PRR4ª REGIÃO</text:p>
          </table:table-cell>
          <table:table-cell office:value-type="float" office:value="2019" table:style-name="ce8">
            <text:p>2019</text:p>
          </table:table-cell>
          <table:table-cell office:value-type="string" table:style-name="ce8">
            <text:p>JETER GONCALVES DUARTE</text:p>
          </table:table-cell>
          <table:table-cell office:value-type="string" table:style-name="ce9">
            <text:p><text:s/>423.493.380-53</text:p>
          </table:table-cell>
          <table:table-cell office:value-type="string" table:style-name="ce9">
            <text:p>28/01/19 a 26/04/19</text:p>
          </table:table-cell>
          <table:table-cell office:value-type="string" table:style-name="ce10">
            <text:p>SIM</text:p>
          </table:table-cell>
          <table:table-cell office:value-type="string" table:style-name="ce13">
            <text:p>22/03/2019</text:p>
          </table:table-cell>
          <table:table-cell office:value-type="string" table:style-name="ce14">
            <text:p>LEROY MERLIN COMPANHIA BRASILEIRA DE BRICOLAGEM</text:p>
          </table:table-cell>
          <table:table-cell office:value-type="string" table:style-name="ce13">
            <text:p>01.438.784/0020-60</text:p>
          </table:table-cell>
          <table:table-cell office:value-type="string" table:style-name="ce27">
            <text:p>PARA INSTALAÇÃO NO JARDIM.</text:p>
          </table:table-cell>
          <table:table-cell office:value-type="string" table:style-name="ce9">
            <text:p>R$ <text:s text:c="4"/>39,38<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07/02/2019</text:p>
          </table:table-cell>
          <table:table-cell office:value-type="string" table:style-name="ce14">
            <text:p>COMERCIAL DE COMBUSTIVEIS RAMIRO LTDA</text:p>
          </table:table-cell>
          <table:table-cell office:value-type="string" table:style-name="ce13">
            <text:p>10.520.277/0001-07</text:p>
          </table:table-cell>
          <table:table-cell office:value-type="string" table:style-name="ce27">
            <text:p>COMPRA DE 100 LITROS DE ÓLEO DIESEL PARA O MOTOR DO GERADOR DE ENERGIA .</text:p>
          </table:table-cell>
          <table:table-cell office:value-type="string" table:style-name="ce9">
            <text:p>R$ <text:s text:c="3"/>329,9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7">
            <text:p>01 CÓPIA DA CHAVE DA SALA DA ASSPAD PARA NOVA CHEFE DO SETOR, PATRÍCIA COELHO PY .</text:p>
          </table:table-cell>
          <table:table-cell office:value-type="string" table:style-name="ce9">
            <text:p>R$ <text:s text:c="5"/>7,00<text:s/></text:p>
          </table:table-cell>
          <table:table-cell table:number-columns-repeated="16373"/>
        </table:table-row>
        <table:table-row table:style-name="ro15">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7">
            <text:p>CONFECÇÃO DE 02 CÓPIAS DE CHAVES DAS PORTAS DO CORREDOR E INTERNA DO GABINETE DO PROCURADOR DRº JOÃO CARLOS DE CARVALHO ROCHA .</text:p>
          </table:table-cell>
          <table:table-cell office:value-type="string" table:style-name="ce9">
            <text:p>R$ <text:s text:c="4"/>14,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12/02/2019</text:p>
          </table:table-cell>
          <table:table-cell office:value-type="string" table:style-name="ce14">
            <text:p>TELE-CHAVES REAL LTDA</text:p>
          </table:table-cell>
          <table:table-cell office:value-type="string" table:style-name="ce13">
            <text:p>97.030.894/0001-02</text:p>
          </table:table-cell>
          <table:table-cell office:value-type="string" table:style-name="ce27">
            <text:p>CONFECÇÃO DE 03 CÓPIAS DO CONTROLE REMOTO DO PORTÃO DA ENTRADA PRINCIPAL DA PRR4.</text:p>
          </table:table-cell>
          <table:table-cell office:value-type="string" table:style-name="ce9">
            <text:p>R$ <text:s text:c="3"/>120,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8/01/19 a 26/04/19</text:p>
          </table:table-cell>
          <table:table-cell office:value-type="string" table:style-name="ce10">
            <text:p>SIM</text:p>
          </table:table-cell>
          <table:table-cell office:value-type="string" table:style-name="ce13">
            <text:p>22/02/2019</text:p>
          </table:table-cell>
          <table:table-cell office:value-type="string" table:style-name="ce14">
            <text:p>BLZ LOG<text:s/></text:p>
          </table:table-cell>
          <table:table-cell office:value-type="string" table:style-name="ce13">
            <text:p>94.638.582/0005-03</text:p>
          </table:table-cell>
          <table:table-cell office:value-type="string" table:style-name="ce27">
            <text:p>SERVIÇO DE TRANSPORTE DE BENS MÓVEIS ( POLTRONAS )</text:p>
          </table:table-cell>
          <table:table-cell office:value-type="string" table:style-name="ce9">
            <text:p>R$ <text:s text:c="4"/>93,69<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JOSE PAULO MELLO DA SILVA</text:p>
          </table:table-cell>
          <table:table-cell office:value-type="string" table:style-name="ce9">
            <text:p><text:s/>477.142.200-15</text:p>
          </table:table-cell>
          <table:table-cell office:value-type="string" table:style-name="ce9">
            <text:p>29/04/19 a 26/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3/04/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AQUISIÇÃO DE 4KG CAFÉ GRÃOS PROCURADORIA REGIONAL ELEITORAL 4ª REGIÃO</text:p>
          </table:table-cell>
          <table:table-cell office:value-type="string" table:style-name="ce9">
            <text:p>R$ <text:s text:c="3"/>192,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3/06/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AQUISIÇÃO DE 4KG CAFÉ GABINETE PROCURADOR ELEITORAL 4ª REGIÃO</text:p>
          </table:table-cell>
          <table:table-cell office:value-type="string" table:style-name="ce9">
            <text:p>R$ <text:s text:c="3"/>192,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6/05/2019</text:p>
          </table:table-cell>
          <table:table-cell office:value-type="string" table:style-name="ce14">
            <text:p>MIRTES TEREZINHA SOTO RIVA</text:p>
          </table:table-cell>
          <table:table-cell office:value-type="string" table:style-name="ce13">
            <text:p>28.542.237/0001-13</text:p>
          </table:table-cell>
          <table:table-cell office:value-type="string" table:style-name="ce27">
            <text:p>SERVIÇO DE COSTURA EM PANO PARA GALERIA DE FOTOS</text:p>
          </table:table-cell>
          <table:table-cell office:value-type="string" table:style-name="ce9">
            <text:p>R$ <text:s text:c="4"/>85,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7/05/2019</text:p>
          </table:table-cell>
          <table:table-cell office:value-type="string" table:style-name="ce14">
            <text:p>FF COMÉRCIO IMPORTAÇÃO E EXPORTAÇÃO DE ACRÍLIOS LTDA.</text:p>
          </table:table-cell>
          <table:table-cell office:value-type="string" table:style-name="ce13">
            <text:p>00.299.697/0001-43</text:p>
          </table:table-cell>
          <table:table-cell office:value-type="string" table:style-name="ce27">
            <text:p>AQUISIÇÃO DE 10 UN PRISMA ACRÍLICO TAMANHO 5CM X 7CM PARA USO EM EVENTOS NESTA PRR4.</text:p>
          </table:table-cell>
          <table:table-cell office:value-type="string" table:style-name="ce9">
            <text:p>R$ <text:s text:c="4"/>38,00<text:s/></text:p>
          </table:table-cell>
          <table:table-cell table:number-columns-repeated="16373"/>
        </table:table-row>
        <table:table-row table:style-name="ro13">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09/04/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27">
            <text:p>AQUISIÇÃO DE 2 CX DE LÁPIS DE COR</text:p>
            <text:p>EVENTO: CURSO LÍDER COACH PARA MEMBROS DA PRR4 E PRRS</text:p>
            <text:p>DIAS: 10.04.2019 E 11.04.2019</text:p>
          </table:table-cell>
          <table:table-cell office:value-type="string" table:style-name="ce9">
            <text:p>R$ <text:s text:c="4"/>25,96<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10/04/2019</text:p>
          </table:table-cell>
          <table:table-cell office:value-type="string" table:style-name="ce14">
            <text:p>FF COMÉRCIO IMPORTAÇÃO E EXPORTAÇÃO DE ACRÍLIOS LTDA.</text:p>
          </table:table-cell>
          <table:table-cell office:value-type="string" table:style-name="ce13">
            <text:p>00.299.697/0001-43</text:p>
          </table:table-cell>
          <table:table-cell office:value-type="string" table:style-name="ce27">
            <text:p>AQUISIÇÃO DE 5 UN PRISMA DE MESA ACRÍLICO INCOLOR DE USO EM EVENTOS NESTA PROCURADORIA.</text:p>
          </table:table-cell>
          <table:table-cell office:value-type="string" table:style-name="ce9">
            <text:p>R$ <text:s text:c="3"/>165,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16/05/2019</text:p>
          </table:table-cell>
          <table:table-cell office:value-type="string" table:style-name="ce14">
            <text:p>KALUNGA COM E IND G RÁFICA LTDA</text:p>
          </table:table-cell>
          <table:table-cell office:value-type="string" table:style-name="ce13">
            <text:p>43.283.811/0082-15</text:p>
          </table:table-cell>
          <table:table-cell office:value-type="string" table:style-name="ce27">
            <text:p>AQUISIÇÃO DE 2 PC ETIQUETAS PARA ASCOM PRR4</text:p>
          </table:table-cell>
          <table:table-cell office:value-type="string" table:style-name="ce9">
            <text:p>R$ <text:s text:c="4"/>27,4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1/03/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AQUISIÇÃO DE CAFÉ GRÃOS PARA USO GABINETE PROCURADOR CHEFE DA PRR4</text:p>
          </table:table-cell>
          <table:table-cell office:value-type="string" table:style-name="ce9">
            <text:p>R$ <text:s text:c="3"/>164,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1/05/2019</text:p>
          </table:table-cell>
          <table:table-cell office:value-type="string" table:style-name="ce14">
            <text:p>LUCIANA KLOSS</text:p>
          </table:table-cell>
          <table:table-cell office:value-type="string" table:style-name="ce13">
            <text:p>10.208.926/0001-20</text:p>
          </table:table-cell>
          <table:table-cell office:value-type="string" table:style-name="ce27">
            <text:p>AQUISIÇÃO DE MEDICAMENTOS PARA ÁREA MÉDICA DA PRR4 EM SERVIÇO DE PRONTO ATENDIMENTO</text:p>
          </table:table-cell>
          <table:table-cell office:value-type="string" table:style-name="ce9">
            <text:p>R$ <text:s text:c="3"/>450,2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3/04/2019</text:p>
          </table:table-cell>
          <table:table-cell office:value-type="string" table:style-name="ce14">
            <text:p>CAREL COMERCIAL ALIMENTÍCIA RECORD LTDA</text:p>
          </table:table-cell>
          <table:table-cell office:value-type="string" table:style-name="ce13">
            <text:p>92.916.840/0001-17</text:p>
          </table:table-cell>
          <table:table-cell office:value-type="string" table:style-name="ce27">
            <text:p>AQUISIÇÃO DE 12 UN DE COADORES DE PANO PARA MÁQUINA DE CAFÉ INDUSTRIAL DA PRR4</text:p>
          </table:table-cell>
          <table:table-cell office:value-type="string" table:style-name="ce9">
            <text:p>R$ <text:s text:c="3"/>150,0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4/04/2019</text:p>
          </table:table-cell>
          <table:table-cell office:value-type="string" table:style-name="ce14">
            <text:p>KALUNGA COM E IND G RÁFICA LTDA</text:p>
          </table:table-cell>
          <table:table-cell office:value-type="string" table:style-name="ce13">
            <text:p>43.283.811/0082-15</text:p>
          </table:table-cell>
          <table:table-cell office:value-type="string" table:style-name="ce27">
            <text:p>AQUISIÇÃO DE 2 UN GANCHOS PARA USO CA COORADM E SECREG DA PRR4</text:p>
          </table:table-cell>
          <table:table-cell office:value-type="string" table:style-name="ce9">
            <text:p>R$ <text:s text:c="4"/>30,20<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06/03/19 a 03/06/19</text:p>
          </table:table-cell>
          <table:table-cell office:value-type="string" table:style-name="ce10">
            <text:p>SIM</text:p>
          </table:table-cell>
          <table:table-cell office:value-type="string" table:style-name="ce13">
            <text:p>27/06/2019</text:p>
          </table:table-cell>
          <table:table-cell office:value-type="string" table:style-name="ce14">
            <text:p>COPY MUNDI LTDA</text:p>
          </table:table-cell>
          <table:table-cell office:value-type="string" table:style-name="ce13">
            <text:p>08.608.434/0001-80</text:p>
          </table:table-cell>
          <table:table-cell office:value-type="string" table:style-name="ce27">
            <text:p>SERVIÇO DE PLASTIFICAÇÃO EM AVISOS UTILIZADOS EM EVENTOS NESTA PROCURADORIA.</text:p>
          </table:table-cell>
          <table:table-cell office:value-type="string" table:style-name="ce9">
            <text:p>R$ <text:s text:c="4"/>15,00<text:s/></text:p>
          </table:table-cell>
          <table:table-cell table:number-columns-repeated="16373"/>
        </table:table-row>
        <table:table-row table:style-name="ro10">
          <table:table-cell office:value-type="string" table:style-name="ce7">
            <text:p>PRR4ª REGIÃO</text:p>
          </table:table-cell>
          <table:table-cell office:value-type="float" office:value="2019" table:style-name="ce8">
            <text:p>2019</text:p>
          </table:table-cell>
          <table:table-cell office:value-type="string" table:style-name="ce8">
            <text:p>REJANE TEREZINHA FORMIGHIERI</text:p>
          </table:table-cell>
          <table:table-cell office:value-type="string" table:style-name="ce9">
            <text:p><text:s/>213.131.990-87</text:p>
          </table:table-cell>
          <table:table-cell office:value-type="string" table:style-name="ce9">
            <text:p>17/05/19 a 13/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07/03/2019</text:p>
          </table:table-cell>
          <table:table-cell office:value-type="string" table:style-name="ce14">
            <text:p>SMITH INDUSTRIA DE PRODUTOS MEDICOS EIRELLI</text:p>
          </table:table-cell>
          <table:table-cell office:value-type="string" table:style-name="ce13">
            <text:p>31.206.155/0001-02</text:p>
          </table:table-cell>
          <table:table-cell office:value-type="string" table:style-name="ce27">
            <text:p>POSSIBILITAR A PLENA UTILIZAÇÃO DA SALA DE APOIO FAMILIAR PELAS MÃES LACTANTES.</text:p>
          </table:table-cell>
          <table:table-cell office:value-type="string" table:style-name="ce9">
            <text:p>R$ <text:s text:c="3"/>217,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18/03/2019</text:p>
          </table:table-cell>
          <table:table-cell office:value-type="string" table:style-name="ce14">
            <text:p>BELLER COMÉRCIO DE PAPEIS LTDA</text:p>
          </table:table-cell>
          <table:table-cell office:value-type="string" table:style-name="ce13">
            <text:p>05.563.868/0013-57</text:p>
          </table:table-cell>
          <table:table-cell office:value-type="string" table:style-name="ce27">
            <text:p>PROTEGER CARTAZ DESTINADO A ORIENTAÇÃO DAS NUTRIZES USUÁRIAS DA SALA DE APOIO A AMAMENTAÇÃO DA PRR4.</text:p>
          </table:table-cell>
          <table:table-cell office:value-type="string" table:style-name="ce9">
            <text:p>R$ <text:s text:c="4"/>55,75<text:s/></text:p>
          </table:table-cell>
          <table:table-cell table:number-columns-repeated="16373"/>
        </table:table-row>
        <table:table-row table:style-name="ro14">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5/03/2019</text:p>
          </table:table-cell>
          <table:table-cell office:value-type="string" table:style-name="ce14">
            <text:p>BANCA - ALUSCO COM ALIM<text:s/></text:p>
          </table:table-cell>
          <table:table-cell office:value-type="string" table:style-name="ce13">
            <text:p>01.801.974/0001-37</text:p>
          </table:table-cell>
          <table:table-cell office:value-type="string" table:style-name="ce27">
            <text:p>PARA UTILIZAÇÃO EM MAQUINA DE CAFÉ QUE FUNCIONA SOMENTE COM GRÃOS PARA MOER NA HORA.</text:p>
          </table:table-cell>
          <table:table-cell office:value-type="string" table:style-name="ce9">
            <text:p>R$ <text:s text:c="3"/>164,00<text:s/></text:p>
          </table:table-cell>
          <table:table-cell table:number-columns-repeated="16373"/>
        </table:table-row>
        <table:table-row table:style-name="ro11">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6/02/2019</text:p>
          </table:table-cell>
          <table:table-cell office:value-type="string" table:style-name="ce14">
            <text:p>COPY MUNDI LTDA</text:p>
          </table:table-cell>
          <table:table-cell office:value-type="string" table:style-name="ce13">
            <text:p>08.608.434/0001-80</text:p>
          </table:table-cell>
          <table:table-cell office:value-type="string" table:style-name="ce27">
            <text:p>NECESSIDADE DE NOVO CARIMBO, POIS O ANTIGO NÃO FUNCIONA MAIS.</text:p>
          </table:table-cell>
          <table:table-cell office:value-type="string" table:style-name="ce9">
            <text:p>R$ <text:s text:c="4"/>38,00<text:s/></text:p>
          </table:table-cell>
          <table:table-cell table:number-columns-repeated="16373"/>
        </table:table-row>
        <table:table-row table:style-name="ro12">
          <table:table-cell office:value-type="string" table:style-name="ce7">
            <text:p>PRR4ª REGIÃO</text:p>
          </table:table-cell>
          <table:table-cell office:value-type="float" office:value="2019" table:style-name="ce8">
            <text:p>2019</text:p>
          </table:table-cell>
          <table:table-cell office:value-type="string" table:style-name="ce8">
            <text:p>SONIA SALVATO DUARTE</text:p>
          </table:table-cell>
          <table:table-cell office:value-type="string" table:style-name="ce9">
            <text:p><text:s/>439.813.300-30</text:p>
          </table:table-cell>
          <table:table-cell office:value-type="string" table:style-name="ce9">
            <text:p>18/01/19 a 17/04/19</text:p>
          </table:table-cell>
          <table:table-cell office:value-type="string" table:style-name="ce10">
            <text:p>SIM</text:p>
          </table:table-cell>
          <table:table-cell office:value-type="string" table:style-name="ce13">
            <text:p>28/02/2019</text:p>
          </table:table-cell>
          <table:table-cell office:value-type="string" table:style-name="ce14">
            <text:p>JUAREZ JOSE PEREIRA ME - DE CHAVES</text:p>
          </table:table-cell>
          <table:table-cell office:value-type="string" table:style-name="ce13">
            <text:p>93.062.073/0001-99</text:p>
          </table:table-cell>
          <table:table-cell office:value-type="string" table:style-name="ce27">
            <text:p>LIVRO DE ASSUNTO MUITO RELEVANTE E DE GRANDE CONSULTA ESTAVA COM A CAPA EM CONDIÇÕES PRECÁRIAS.</text:p>
          </table:table-cell>
          <table:table-cell office:value-type="string" table:style-name="ce9">
            <text:p>R$ <text:s text:c="4"/>28,00<text:s/></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02/05/19 a 30/07/19</text:p>
          </table:table-cell>
          <table:table-cell office:value-type="string" table:style-name="ce10">
            <text:p>SIM</text:p>
          </table:table-cell>
          <table:table-cell office:value-type="string" table:style-name="ce13">
            <text:p>02/05/2019</text:p>
          </table:table-cell>
          <table:table-cell office:value-type="string" table:style-name="ce14">
            <text:p>RECICABOS COMERCIAL LTDA-PE</text:p>
          </table:table-cell>
          <table:table-cell office:value-type="string" table:style-name="ce13">
            <text:p>24.454.886/0001-01</text:p>
          </table:table-cell>
          <table:table-cell office:value-type="string" table:style-name="ce27">
            <text:p>AUTORIZAÇÃO COORDENADOR DE ADMINISTRAÇÃO PARA AQUISIÇÃO DE RÉGUAS DE TOMADA PARA LIGAÇÃO DE NOBREAK ONLINE PARA ESTABILIZAR SERVIDORES DE REDE NA PRR5.</text:p>
          </table:table-cell>
          <table:table-cell office:value-type="string" table:style-name="ce9">
            <text:p>R$ <text:s text:c="3"/>291,44<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02/05/19 a 30/07/19</text:p>
          </table:table-cell>
          <table:table-cell office:value-type="string" table:style-name="ce10">
            <text:p>SIM</text:p>
          </table:table-cell>
          <table:table-cell office:value-type="string" table:style-name="ce13">
            <text:p>03/05/2019</text:p>
          </table:table-cell>
          <table:table-cell office:value-type="string" table:style-name="ce14">
            <text:p>RECICABOS COMERCIAL LTDA-PE</text:p>
          </table:table-cell>
          <table:table-cell office:value-type="string" table:style-name="ce13">
            <text:p>24.454.886/0001-01</text:p>
          </table:table-cell>
          <table:table-cell office:value-type="string" table:style-name="ce27">
            <text:p>AUTORIZADO PELO COORDENADOR DE ADMINISTRAÇÃO PARA AQUISIÇÃO DE RÉGUAS DE TOMADA PARA LIGAÇÃO DE UM NOBREAK ONLINE PARA ESTABILIZAR SERVIDORES DE REDE NA PRR5.</text:p>
          </table:table-cell>
          <table:table-cell office:value-type="string" table:style-name="ce9">
            <text:p>R$ <text:s text:c="3"/>291,44<text:s/></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2/04/19 a 10/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5">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01/02/2019</text:p>
          </table:table-cell>
          <table:table-cell office:value-type="string" table:style-name="ce14">
            <text:p>DROGARIA QUATRO CANTOS LTDA.</text:p>
          </table:table-cell>
          <table:table-cell office:value-type="string" table:style-name="ce13">
            <text:p>11.012.952/0001-41</text:p>
          </table:table-cell>
          <table:table-cell office:value-type="string" table:style-name="ce27">
            <text:p>SOLICITAÇÃO DO SERVIÇO MÉDICO DA PRR5, VIA E-MAIL, PARA AQUISIÇÃO DE CAIXAS DE BAND-AID/CURATIVOS E AMPOLAS DE ADREN(EPINEFRINA) TENDO EM VISTA ESTOQUE EM BAIXA.</text:p>
          </table:table-cell>
          <table:table-cell office:value-type="string" table:style-name="ce9">
            <text:p>R$ <text:s text:c="4"/>23,02<text:s/></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01/02/2019</text:p>
          </table:table-cell>
          <table:table-cell office:value-type="string" table:style-name="ce14">
            <text:p>SAUDENTAL - ODONTOSHOP COMERCIO LTDA</text:p>
          </table:table-cell>
          <table:table-cell office:value-type="string" table:style-name="ce13">
            <text:p>06.301.041/0001-02</text:p>
          </table:table-cell>
          <table:table-cell office:value-type="string" table:style-name="ce27">
            <text:p>SOLICITAÇÃO SETOR ODONTOLÓGICO. ITEM FINALIZANDO NO ESTOQUE.</text:p>
          </table:table-cell>
          <table:table-cell office:value-type="string" table:style-name="ce9">
            <text:p>R$ <text:s text:c="3"/>136,54<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13/02/2019</text:p>
          </table:table-cell>
          <table:table-cell office:value-type="string" table:style-name="ce14">
            <text:p>DENTAL SORRISO LTDA</text:p>
          </table:table-cell>
          <table:table-cell office:value-type="string" table:style-name="ce13">
            <text:p>06.313.389/0001-01</text:p>
          </table:table-cell>
          <table:table-cell office:value-type="string" table:style-name="ce27">
            <text:p>SETOR ODONTOLÓGICO NECESSITA URGENTE DOS ITENS,TENDO EM VISTA O PEDIDO SEMESTRAL ESTAR EM ANDAMENTO VIA DICONG, E O ESTOQUE EM BAIXA PREJUDICARÁ OS ATENDIMENTOS DIÁRIOS.</text:p>
          </table:table-cell>
          <table:table-cell office:value-type="string" table:style-name="ce9">
            <text:p>R$ <text:s text:c="4"/>78,80<text:s/></text:p>
          </table:table-cell>
          <table:table-cell table:number-columns-repeated="16373"/>
        </table:table-row>
        <table:table-row table:style-name="ro13">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2/01/2019</text:p>
          </table:table-cell>
          <table:table-cell office:value-type="string" table:style-name="ce14">
            <text:p>VENEZA MATERIAL DE CONSTRUÇÃO LTDA</text:p>
          </table:table-cell>
          <table:table-cell office:value-type="string" table:style-name="ce13">
            <text:p>69.896.090/0015-42</text:p>
          </table:table-cell>
          <table:table-cell office:value-type="string" table:style-name="ce27">
            <text:p>DSLG SOLICITA AO COORDAM, AQUISIÇÃO DE MATERIAL PARA ASSENTAMENTO DE CERÂMICA UTILIZANDO O SUPRIMENTO DE FUNDOS DO NUASBE. AUTORIZADO.</text:p>
          </table:table-cell>
          <table:table-cell office:value-type="string" table:style-name="ce9">
            <text:p>R$ <text:s text:c="3"/>149,70<text:s/></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1/2019</text:p>
          </table:table-cell>
          <table:table-cell office:value-type="string" table:style-name="ce14">
            <text:p>RENATA CRISTINA MARTINS PICCHETO EPP</text:p>
          </table:table-cell>
          <table:table-cell office:value-type="string" table:style-name="ce13">
            <text:p>23.778.278/0001-90</text:p>
          </table:table-cell>
          <table:table-cell office:value-type="string" table:style-name="ce27">
            <text:p>SOLICITAÇÃO SETOR ODONTOLÓGICO,ITEM FINALIZANDO NO ESTOQUE,E COM PRAZO DE VALIDADE DE 4 MESES.</text:p>
          </table:table-cell>
          <table:table-cell office:value-type="string" table:style-name="ce9">
            <text:p>R$ <text:s text:c="4"/>33,25<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3/2019</text:p>
          </table:table-cell>
          <table:table-cell office:value-type="string" table:style-name="ce14">
            <text:p>PADRAO DISTRIBUIDORA PRODUTOS E EQUIPAMENTOS HOSPITALARES PE CALLOU</text:p>
          </table:table-cell>
          <table:table-cell office:value-type="string" table:style-name="ce13">
            <text:p>09.441.460/0001-20</text:p>
          </table:table-cell>
          <table:table-cell office:value-type="string" table:style-name="ce27">
            <text:p>AQUISIÇÃO SOLICITADA PELO SETOR ODONTOLÓGICO TENDO EM VISTA INICIO DO PREGAO PARA COMPRA DOS ITENS DO SEMESTRE ESTAR EM FASE DE PREPARAÇÃO PELA DICONG, PREVISÃO INICIO ABRIL/2019.</text:p>
          </table:table-cell>
          <table:table-cell office:value-type="string" table:style-name="ce9">
            <text:p>R$ <text:s text:c="4"/>24,75<text:s/></text:p>
          </table:table-cell>
          <table:table-cell table:number-columns-repeated="16373"/>
        </table:table-row>
        <table:table-row table:style-name="ro16">
          <table:table-cell office:value-type="string" table:style-name="ce7">
            <text:p>PRR5ª REGIÃO</text:p>
          </table:table-cell>
          <table:table-cell office:value-type="float" office:value="2019" table:style-name="ce8">
            <text:p>2019</text:p>
          </table:table-cell>
          <table:table-cell office:value-type="string" table:style-name="ce8">
            <text:p>AUREA FREIRE AMORIM MUNIZ</text:p>
          </table:table-cell>
          <table:table-cell office:value-type="string" table:style-name="ce9">
            <text:p><text:s/>179.121.994-20</text:p>
          </table:table-cell>
          <table:table-cell office:value-type="string" table:style-name="ce9">
            <text:p>15/01/19 a 14/04/19</text:p>
          </table:table-cell>
          <table:table-cell office:value-type="string" table:style-name="ce10">
            <text:p>SIM</text:p>
          </table:table-cell>
          <table:table-cell office:value-type="string" table:style-name="ce13">
            <text:p>25/03/2019</text:p>
          </table:table-cell>
          <table:table-cell office:value-type="string" table:style-name="ce14">
            <text:p>SAUDENTAL - ODONTOSHOP COMERCIO LTDA</text:p>
          </table:table-cell>
          <table:table-cell office:value-type="string" table:style-name="ce13">
            <text:p>06.301.041/0001-02</text:p>
          </table:table-cell>
          <table:table-cell office:value-type="string" table:style-name="ce27">
            <text:p>NECESSIDADE IMEDIATA SETOR ODONTOLÓGICO NOS ATENDIMENTOS DIÁRIOS.<text:s/></text:p>
            <text:p>PREGÃO COMPRA ITENS DO SETOR EM FASE DE PREPARAÇÃO, PREVISÃO ACONTECER EM ABRIL/2019.</text:p>
          </table:table-cell>
          <table:table-cell office:value-type="string" table:style-name="ce9">
            <text:p>R$ <text:s text:c="4"/>47,00<text:s/></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JOSE JODEILSON GOMES DE ANDRADE</text:p>
          </table:table-cell>
          <table:table-cell office:value-type="string" table:style-name="ce9">
            <text:p><text:s/>428.111.714-87</text:p>
          </table:table-cell>
          <table:table-cell office:value-type="string" table:style-name="ce9">
            <text:p>13/05/19 a 10/08/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03/05/19 a 31/07/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style-name="ro12">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01/02/2019</text:p>
          </table:table-cell>
          <table:table-cell office:value-type="string" table:style-name="ce14">
            <text:p>ANDRE A DOS SANTOS CHAVES E IMPRESSOS ME</text:p>
          </table:table-cell>
          <table:table-cell office:value-type="string" table:style-name="ce13">
            <text:p>10.541.677/0001-90</text:p>
          </table:table-cell>
          <table:table-cell office:value-type="string" table:style-name="ce27">
            <text:p>TROCA DE FECHADURA DA GUARITA (QUEBROU A CHAVE) E CONFECÇÃO DE CARIMBO DO PROCURADOR JOSÉ CARDOSO.</text:p>
          </table:table-cell>
          <table:table-cell office:value-type="string" table:style-name="ce9">
            <text:p>R$ <text:s text:c="4"/>43,0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FERREIRA COSTA E CIA LTDA.</text:p>
          </table:table-cell>
          <table:table-cell office:value-type="string" table:style-name="ce13">
            <text:p>10.230.480/0019-60</text:p>
          </table:table-cell>
          <table:table-cell office:value-type="string" table:style-name="ce27">
            <text:p>MATERIAL PARA INSTALAR A CUBA DA COPA DA COBERTURA.</text:p>
          </table:table-cell>
          <table:table-cell office:value-type="string" table:style-name="ce9">
            <text:p>R$ <text:s text:c="4"/>45,00<text:s/></text:p>
          </table:table-cell>
          <table:table-cell table:number-columns-repeated="16373"/>
        </table:table-row>
        <table:table-row table:style-name="ro14">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PINTO BARBOSA COM MAD LTDA</text:p>
          </table:table-cell>
          <table:table-cell office:value-type="string" table:style-name="ce13">
            <text:p>17.740.350/0004-30</text:p>
          </table:table-cell>
          <table:table-cell office:value-type="string" table:style-name="ce27">
            <text:p>MATERIAL PARA CONSERTO DE PAREDE DO CONSULTÓRIO ODONTOLÓGICO.</text:p>
          </table:table-cell>
          <table:table-cell office:value-type="string" table:style-name="ce9">
            <text:p>R$ <text:s text:c="4"/>32,00<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12/02/2019</text:p>
          </table:table-cell>
          <table:table-cell office:value-type="string" table:style-name="ce14">
            <text:p>PINTO BARBOSA COM MAD LTDA</text:p>
          </table:table-cell>
          <table:table-cell office:value-type="string" table:style-name="ce13">
            <text:p>17.740.350/0004-30</text:p>
          </table:table-cell>
          <table:table-cell office:value-type="string" table:style-name="ce27">
            <text:p>MATERIAL PARA FIXAÇÃO DE QUADROS.</text:p>
          </table:table-cell>
          <table:table-cell office:value-type="string" table:style-name="ce9">
            <text:p>R$ <text:s text:c="4"/>89,35<text:s/></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DM PHOTO EIRELE - ME</text:p>
          </table:table-cell>
          <table:table-cell office:value-type="string" table:style-name="ce13">
            <text:p>26.142.097/0001-60</text:p>
          </table:table-cell>
          <table:table-cell office:value-type="string" table:style-name="ce27">
            <text:p>LENTE PARA ASCOM</text:p>
          </table:table-cell>
          <table:table-cell office:value-type="string" table:style-name="ce9">
            <text:p>R$ <text:s text:c="3"/>149,00<text:s/></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7">
            <text:p>MATERIAL PARA PINTURA<text:s/></text:p>
          </table:table-cell>
          <table:table-cell office:value-type="string" table:style-name="ce9">
            <text:p>R$ <text:s text:c="4"/>38,89<text:s/></text:p>
          </table:table-cell>
          <table:table-cell table:number-columns-repeated="16373"/>
        </table:table-row>
        <table:table-row table:style-name="ro11">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2/01/19 a 21/04/19</text:p>
          </table:table-cell>
          <table:table-cell office:value-type="string" table:style-name="ce10">
            <text:p>SIM</text:p>
          </table:table-cell>
          <table:table-cell office:value-type="string" table:style-name="ce13">
            <text:p>28/01/2019</text:p>
          </table:table-cell>
          <table:table-cell office:value-type="string" table:style-name="ce14">
            <text:p>TUPAN CONSTRUÇÕES LTDA</text:p>
          </table:table-cell>
          <table:table-cell office:value-type="string" table:style-name="ce13">
            <text:p>00.279.531/0005-99</text:p>
          </table:table-cell>
          <table:table-cell office:value-type="string" table:style-name="ce27">
            <text:p>MATERIAL PARA REFORMA DO TÉRREO</text:p>
          </table:table-cell>
          <table:table-cell office:value-type="string" table:style-name="ce9">
            <text:p>R$ <text:s text:c="3"/>163,60<text:s/></text:p>
          </table:table-cell>
          <table:table-cell table:number-columns-repeated="16373"/>
        </table:table-row>
        <table:table-row table:style-name="ro10">
          <table:table-cell office:value-type="string" table:style-name="ce7">
            <text:p>PRR5ª REGIÃO</text:p>
          </table:table-cell>
          <table:table-cell office:value-type="float" office:value="2019" table:style-name="ce8">
            <text:p>2019</text:p>
          </table:table-cell>
          <table:table-cell office:value-type="string" table:style-name="ce8">
            <text:p>TELMA SANTOS DA PAZ</text:p>
          </table:table-cell>
          <table:table-cell office:value-type="string" table:style-name="ce9">
            <text:p><text:s/>912.904.223-20</text:p>
          </table:table-cell>
          <table:table-cell office:value-type="string" table:style-name="ce9">
            <text:p>25/02/19 a 25/05/19</text:p>
          </table:table-cell>
          <table:table-cell office:value-type="string" table:style-name="ce10">
            <text:p>EM UTILIZAÇÃO</text:p>
          </table:table-cell>
          <table:table-cell office:value-type="string" table:style-name="ce13">
            <text:p>N/A</text:p>
          </table:table-cell>
          <table:table-cell office:value-type="string" table:style-name="ce14">
            <text:p>N/A</text:p>
          </table:table-cell>
          <table:table-cell office:value-type="string" table:style-name="ce13">
            <text:p>N/A</text:p>
          </table:table-cell>
          <table:table-cell office:value-type="string" table:style-name="ce27">
            <text:p>N/A</text:p>
          </table:table-cell>
          <table:table-cell office:value-type="string" table:style-name="ce9">
            <text:p>N/A</text:p>
          </table:table-cell>
          <table:table-cell table:number-columns-repeated="16373"/>
        </table:table-row>
        <table:table-row table:number-rows-repeated="2" table:style-name="ro10">
          <table:table-cell table:style-name="ce7"/>
          <table:table-cell table:number-columns-repeated="2" table:style-name="ce8"/>
          <table:table-cell table:number-columns-repeated="2" table:style-name="ce9"/>
          <table:table-cell table:style-name="ce10"/>
          <table:table-cell table:style-name="ce13"/>
          <table:table-cell table:style-name="ce14"/>
          <table:table-cell table:style-name="ce13"/>
          <table:table-cell table:style-name="ce20"/>
          <table:table-cell table:style-name="ce9"/>
          <table:table-cell table:number-columns-repeated="16373"/>
        </table:table-row>
        <table:table-row table:number-rows-repeated="1322" table:style-name="ro10">
          <table:table-cell table:style-name="ce7"/>
          <table:table-cell table:number-columns-repeated="2" table:style-name="ce8"/>
          <table:table-cell table:number-columns-repeated="2" table:style-name="ce9"/>
          <table:table-cell table:style-name="ce10"/>
          <table:table-cell table:style-name="ce13"/>
          <table:table-cell table:style-name="ce14"/>
          <table:table-cell table:style-name="ce13"/>
          <table:table-cell table:style-name="ce20"/>
          <table:table-cell table:number-columns-repeated="16374"/>
        </table:table-row>
        <table:table-row table:number-rows-repeated="1046086" table:style-name="ro10">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currency-style style:name="N12P0">
      <number:currency-symbol>R$</number:currency-symbol>
      <number:text> </number:text>
      <number:number number:decimal-places="2" number:min-integer-digits="1" number:grouping="true"/>
    </number:currency-style>
    <number:currency-style style:name="N12">
      <style:text-properties fo:color="#FF0000"/>
      <number:text>-</number:text>
      <number:currency-symbol>R$</number:currency-symbol>
      <number:text> </number:text>
      <number:number number:decimal-places="2" number:min-integer-digits="1" number:grouping="true"/>
      <style:map style:condition="value()&gt;=0" style:apply-style-name="N12P0"/>
    </number:currency-style>
    <number:date-style style:name="N19">
      <number:day number:style="long"/>
      <number:text>/</number:text>
      <number:month number:style="long"/>
      <number:text>/</number:text>
      <number:year number:style="long"/>
    </number:date-style>
    <number:currency-style style:name="N34P0">
      <number:text> </number:text>
      <number:currency-symbol>R$</number:currency-symbol>
      <number:text> </number:text>
      <number:number number:decimal-places="2" number:min-integer-digits="1" number:grouping="true"/>
      <number:text> </number:text>
    </number:currency-style>
    <number:currency-style style:name="N34P1">
      <number:text>-</number:text>
      <number:currency-symbol>R$</number:currency-symbol>
      <number:text> </number:text>
      <number:number number:decimal-places="2" number:min-integer-digits="1" number:grouping="true"/>
      <number:text> </number:text>
    </number:currency-style>
    <number:currency-style style:name="N34P2">
      <number:text> </number:text>
      <number:currency-symbol>R$</number:currency-symbol>
      <number:text> -</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language="pt" number:country="BR">
      <number:text> </number:text>
      <number:currency-symbol number:language="pt" number:country="BR">R$</number:currency-symbol>
      <number:text> </number:text>
      <number:number number:decimal-places="2" number:min-integer-digits="1" number:grouping="true"/>
      <number:text> </number:text>
    </number:currency-style>
    <number:currency-style style:name="N36P1" number:language="pt" number:country="BR">
      <number:text>-</number:text>
      <number:currency-symbol number:language="pt" number:country="BR">R$</number:currency-symbol>
      <number:text> </number:text>
      <number:number number:decimal-places="2" number:min-integer-digits="1" number:grouping="true"/>
      <number:text> </number:text>
    </number:currency-style>
    <number:currency-style style:name="N36P2" number:language="pt" number:country="BR">
      <number:text> </number:text>
      <number:currency-symbol number:language="pt" number:country="BR">R$</number:currency-symbol>
      <number:text> -</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Moeda" style:family="table-cell" style:data-style-name="N34"/>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4%"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5/07/2019</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ellington Caje Lopes</meta:initial-creator>
    <dc:creator>WellingtonLopes</dc:creator>
    <meta:creation-date>2019-07-05T22:36:12Z</meta:creation-date>
    <dc:date>2019-07-05T22:40:02Z</dc:date>
    <meta:print-date>2019-07-05T22:38:59Z</meta:print-date>
  </office:meta>
</office:document-meta>
</file>